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3" manifest:full-path="Object 26/"/>
  <manifest:file-entry manifest:media-type="" manifest:full-path="Object 93/Configurations2/accelerator/current.xml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3" manifest:full-path="Object 27/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application/vnd.sun.xml.ui.configuration" manifest:full-path="Object 128/Configurations2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text/xml" manifest:full-path="styles.xml"/>
  <manifest:file-entry manifest:media-type="application/vnd.sun.xml.ui.configuration" manifest:full-path="Object 140/Configurations2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text/xml" manifest:full-path="content.xml"/>
  <manifest:file-entry manifest:media-type="application/vnd.sun.xml.ui.configuration" manifest:full-path="Object 144/Configurations2/"/>
  <manifest:file-entry manifest:media-type="text/xml" manifest:full-path="Object 144/content.xml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application/binary" manifest:full-path="layout-cache"/>
  <manifest:file-entry manifest:media-type="application/vnd.sun.xml.ui.configuration" manifest:full-path="Object 146/Configurations2/"/>
  <manifest:file-entry manifest:media-type="text/xml" manifest:full-path="Object 146/content.xml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text/xml" manifest:full-path="meta.xml"/>
  <manifest:file-entry manifest:media-type="" manifest:full-path="Object 163/Configurations2/accelerator/current.xml"/>
  <manifest:file-entry manifest:media-type="application/vnd.sun.xml.ui.configuration" manifest:full-path="Object 163/Configurations2/"/>
  <manifest:file-entry manifest:media-type="text/xml" manifest:full-path="Object 163/content.xml"/>
  <manifest:file-entry manifest:media-type="text/xml" manifest:full-path="Object 163/settings.xml"/>
  <manifest:file-entry manifest:media-type="application/vnd.oasis.opendocument.formula" manifest:version="1.2" manifest:full-path="Object 163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3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vnd.sun.xml.ui.configuration" manifest:full-path="Object 116/Configurations2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27"/>
  <manifest:file-entry manifest:media-type="" manifest:full-path="ObjectReplacements/Object 96"/>
  <manifest:file-entry manifest:media-type="" manifest:full-path="ObjectReplacements/Object 128"/>
  <manifest:file-entry manifest:media-type="" manifest:full-path="ObjectReplacements/Object 140"/>
  <manifest:file-entry manifest:media-type="" manifest:full-path="ObjectReplacements/Object 144"/>
  <manifest:file-entry manifest:media-type="" manifest:full-path="ObjectReplacements/Object 146"/>
  <manifest:file-entry manifest:media-type="application/x-openoffice-gdimetafile;windows_formatname=&quot;GDIMetaFile&quot;" manifest:full-path="ObjectReplacements/Object 163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" manifest:full-path="ObjectReplacements/Object 116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52"/>
  <manifest:file-entry manifest:media-type="application/x-openoffice-gdimetafile;windows_formatname=&quot;GDIMetaFile&quot;" manifest:full-path="ObjectReplacements/Object 157"/>
  <manifest:file-entry manifest:media-type="" manifest:full-path="ObjectReplacements/Object 102"/>
  <manifest:file-entry manifest:media-type="application/x-openoffice-gdimetafile;windows_formatname=&quot;GDIMetaFile&quot;" manifest:full-path="ObjectReplacements/Object 170"/>
  <manifest:file-entry manifest:media-type="" manifest:full-path="ObjectReplacements/Object 108"/>
  <manifest:file-entry manifest:media-type="" manifest:full-path="ObjectReplacements/Object 17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" manifest:full-path="ObjectReplacements/Object 23"/>
  <manifest:file-entry manifest:media-type="" manifest:full-path="ObjectReplacements/Object 122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25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" manifest:full-path="Object 152/Configurations2/accelerator/current.xml"/>
  <manifest:file-entry manifest:media-type="application/vnd.sun.xml.ui.configuration" manifest:full-path="Object 152/Configurations2/"/>
  <manifest:file-entry manifest:media-type="text/xml" manifest:full-path="Object 152/content.xml"/>
  <manifest:file-entry manifest:media-type="text/xml" manifest:full-path="Object 152/settings.xml"/>
  <manifest:file-entry manifest:media-type="application/vnd.oasis.opendocument.formula" manifest:version="1.2" manifest:full-path="Object 152/"/>
  <manifest:file-entry manifest:media-type="image/png" manifest:full-path="Thumbnails/thumbnail.png"/>
  <manifest:file-entry manifest:media-type="application/vnd.sun.xml.ui.configuration" manifest:full-path="Object 157/Configurations2/"/>
  <manifest:file-entry manifest:media-type="text/xml" manifest:full-path="Object 157/content.xml"/>
  <manifest:file-entry manifest:media-type="text/xml" manifest:full-path="Object 157/settings.xml"/>
  <manifest:file-entry manifest:media-type="application/vnd.oasis.opendocument.formula" manifest:version="1.2" manifest:full-path="Object 157/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" manifest:full-path="Object 170/Configurations2/accelerator/current.xml"/>
  <manifest:file-entry manifest:media-type="application/vnd.sun.xml.ui.configuration" manifest:full-path="Object 170/Configurations2/"/>
  <manifest:file-entry manifest:media-type="text/xml" manifest:full-path="Object 170/content.xml"/>
  <manifest:file-entry manifest:media-type="text/xml" manifest:full-path="Object 170/settings.xml"/>
  <manifest:file-entry manifest:media-type="application/vnd.oasis.opendocument.formula" manifest:version="1.2" manifest:full-path="Object 170/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application/vnd.sun.xml.ui.configuration" manifest:full-path="Object 175/Configurations2/"/>
  <manifest:file-entry manifest:media-type="text/xml" manifest:full-path="Object 175/content.xml"/>
  <manifest:file-entry manifest:media-type="text/xml" manifest:full-path="Object 175/settings.xml"/>
  <manifest:file-entry manifest:media-type="application/vnd.oasis.opendocument.formula" manifest:version="1.2" manifest:full-path="Object 175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application/vnd.sun.xml.ui.configuration" manifest:full-path="Object 122/Configurations2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3" manifest:full-path="Object 24/"/>
  <manifest:file-entry manifest:media-type="" manifest:full-path="Object 92/Configurations2/accelerator/current.xml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1" svg:font-family="Arial" style:font-family-generic="swiss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7.0729in" table:align="margins"/>
    </style:style>
    <style:style style:name="tf0.A" style:family="table-column">
      <style:table-column-properties style:column-width="7.0729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7.0729in" table:align="margins"/>
    </style:style>
    <style:style style:name="tf1.A" style:family="table-column">
      <style:table-column-properties style:column-width="7.0729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7.0729in" table:align="margins"/>
    </style:style>
    <style:style style:name="tf2.A" style:family="table-column">
      <style:table-column-properties style:column-width="7.0729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7.0729in" table:align="margins"/>
    </style:style>
    <style:style style:name="tf3.A" style:family="table-column">
      <style:table-column-properties style:column-width="7.0729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7.0729in" table:align="margins"/>
    </style:style>
    <style:style style:name="tf4.A" style:family="table-column">
      <style:table-column-properties style:column-width="7.0729in" style:rel-column-width="65535*"/>
    </style:style>
    <style:style style:name="tf4.A1" style:family="table-cell">
      <style:table-cell-properties fo:padding="0.0201in" fo:border="none"/>
    </style:style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28" style:family="table">
      <style:table-properties style:width="6.2993in" table:align="left" style:may-break-between-rows="false" style:writing-mode="lr-tb"/>
    </style:style>
    <style:style style:name="tlim28.A" style:family="table-column">
      <style:table-column-properties style:column-width="6.2993in"/>
    </style:style>
    <style:style style:name="tlim28.A1" style:family="table-cell">
      <style:table-cell-properties fo:padding="0in" fo:border="none"/>
    </style:style>
    <style:style style:name="tlim0" style:family="table">
      <style:table-properties style:width="6.2924in" fo:margin-left="0.0069in" fo:margin-right="0.7736in" table:align="margins" style:may-break-between-rows="false" style:writing-mode="lr-tb"/>
    </style:style>
    <style:style style:name="tlim0.A" style:family="table-column">
      <style:table-column-properties style:column-width="6.2924in" style:rel-column-width="65535*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1021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24" style:family="table">
      <style:table-properties style:width="6.2993in" table:align="left" style:may-break-between-rows="false" style:writing-mode="lr-tb"/>
    </style:style>
    <style:style style:name="tlim24.A" style:family="table-column">
      <style:table-column-properties style:column-width="6.2993in"/>
    </style:style>
    <style:style style:name="tlim24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1021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5" style:family="table">
      <style:table-properties style:width="6.2993in" table:align="left" style:may-break-between-rows="false" style:writing-mode="lr-tb"/>
    </style:style>
    <style:style style:name="tlim25.A" style:family="table-column">
      <style:table-column-properties style:column-width="6.2993in"/>
    </style:style>
    <style:style style:name="tlim25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1021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lim26" style:family="table">
      <style:table-properties style:width="6.2993in" table:align="left" style:may-break-between-rows="false" style:writing-mode="lr-tb"/>
    </style:style>
    <style:style style:name="tlim26.A" style:family="table-column">
      <style:table-column-properties style:column-width="6.2993in"/>
    </style:style>
    <style:style style:name="tlim26.A1" style:family="table-cell">
      <style:table-cell-properties fo:padding="0in" fo:border="none"/>
    </style:style>
    <style:style style:name="tml4" style:family="table">
      <style:table-properties style:width="6.3in" fo:margin-top="0.1021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lim27" style:family="table">
      <style:table-properties style:width="6.2993in" table:align="left" style:may-break-between-rows="false" style:writing-mode="lr-tb"/>
    </style:style>
    <style:style style:name="tlim27.A" style:family="table-column">
      <style:table-column-properties style:column-width="6.2993in"/>
    </style:style>
    <style:style style:name="tlim27.A1" style:family="table-cell">
      <style:table-cell-properties fo:padding="0in" fo:border="none"/>
    </style:style>
    <style:style style:name="tml5" style:family="table">
      <style:table-properties style:width="6.3in" fo:margin-top="0.1021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16" style:family="table">
      <style:table-properties style:width="7.0833in" table:align="margins" style:may-break-between-rows="false"/>
    </style:style>
    <style:style style:name="t16.A" style:family="table-column">
      <style:table-column-properties style:column-width="1.134in" style:rel-column-width="10490*"/>
    </style:style>
    <style:style style:name="t16.B" style:family="table-column">
      <style:table-column-properties style:column-width="0.6611in" style:rel-column-width="6116*"/>
    </style:style>
    <style:style style:name="t16.J" style:family="table-column">
      <style:table-column-properties style:column-width="0.6611in" style:rel-column-width="6117*"/>
    </style:style>
    <style:style style:name="t16.A1" style:family="table-cell">
      <style:table-cell-properties style:vertical-align="middle" fo:padding="0.0201in" fo:border-left="none" fo:border-right="none" fo:border-top="none" fo:border-bottom="0.0139in solid #000000"/>
    </style:style>
    <style:style style:name="t16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6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6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6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16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16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6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7" style:family="table">
      <style:table-properties style:width="7.0833in" table:align="margins" style:may-break-between-rows="false"/>
    </style:style>
    <style:style style:name="t17.A" style:family="table-column">
      <style:table-column-properties style:column-width="1.134in" style:rel-column-width="10490*"/>
    </style:style>
    <style:style style:name="t17.B" style:family="table-column">
      <style:table-column-properties style:column-width="0.6611in" style:rel-column-width="6116*"/>
    </style:style>
    <style:style style:name="t17.J" style:family="table-column">
      <style:table-column-properties style:column-width="0.6611in" style:rel-column-width="6117*"/>
    </style:style>
    <style:style style:name="t17.A1" style:family="table-cell">
      <style:table-cell-properties style:vertical-align="middle" fo:padding="0.0201in" fo:border-left="none" fo:border-right="none" fo:border-top="none" fo:border-bottom="0.0139in solid #000000"/>
    </style:style>
    <style:style style:name="t17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7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7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7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17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17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7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23" style:family="table">
      <style:table-properties style:width="7.0833in" table:align="margins" style:may-break-between-rows="false"/>
    </style:style>
    <style:style style:name="t23.A" style:family="table-column">
      <style:table-column-properties style:column-width="1.134in" style:rel-column-width="10490*"/>
    </style:style>
    <style:style style:name="t23.B" style:family="table-column">
      <style:table-column-properties style:column-width="0.6611in" style:rel-column-width="6116*"/>
    </style:style>
    <style:style style:name="t23.J" style:family="table-column">
      <style:table-column-properties style:column-width="0.6611in" style:rel-column-width="6117*"/>
    </style:style>
    <style:style style:name="t23.A1" style:family="table-cell">
      <style:table-cell-properties style:vertical-align="middle" fo:padding="0.0201in" fo:border-left="none" fo:border-right="none" fo:border-top="none" fo:border-bottom="0.0139in solid #000000"/>
    </style:style>
    <style:style style:name="t23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3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3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3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23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23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3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24" style:family="table">
      <style:table-properties style:width="7.0833in" table:align="margins" style:may-break-between-rows="false"/>
    </style:style>
    <style:style style:name="t24.A" style:family="table-column">
      <style:table-column-properties style:column-width="1.134in" style:rel-column-width="10490*"/>
    </style:style>
    <style:style style:name="t24.B" style:family="table-column">
      <style:table-column-properties style:column-width="0.6611in" style:rel-column-width="6116*"/>
    </style:style>
    <style:style style:name="t24.J" style:family="table-column">
      <style:table-column-properties style:column-width="0.6611in" style:rel-column-width="6117*"/>
    </style:style>
    <style:style style:name="t24.A1" style:family="table-cell">
      <style:table-cell-properties style:vertical-align="middle" fo:padding="0.0201in" fo:border-left="none" fo:border-right="none" fo:border-top="none" fo:border-bottom="0.0139in solid #000000"/>
    </style:style>
    <style:style style:name="t24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4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4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4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24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24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4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8" style:family="table">
      <style:table-properties style:width="7.0833in" table:align="margins" style:may-break-between-rows="false"/>
    </style:style>
    <style:style style:name="t18.A" style:family="table-column">
      <style:table-column-properties style:column-width="1.134in" style:rel-column-width="10490*"/>
    </style:style>
    <style:style style:name="t18.B" style:family="table-column">
      <style:table-column-properties style:column-width="0.6611in" style:rel-column-width="6116*"/>
    </style:style>
    <style:style style:name="t18.J" style:family="table-column">
      <style:table-column-properties style:column-width="0.6611in" style:rel-column-width="6117*"/>
    </style:style>
    <style:style style:name="t18.A1" style:family="table-cell">
      <style:table-cell-properties style:vertical-align="middle" fo:padding="0.0201in" fo:border-left="none" fo:border-right="none" fo:border-top="none" fo:border-bottom="0.0139in solid #000000"/>
    </style:style>
    <style:style style:name="t18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8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8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8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18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18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8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29" style:family="table">
      <style:table-properties style:width="7.0833in" table:align="margins" style:may-break-between-rows="false"/>
    </style:style>
    <style:style style:name="t29.A" style:family="table-column">
      <style:table-column-properties style:column-width="1.134in" style:rel-column-width="10490*"/>
    </style:style>
    <style:style style:name="t29.B" style:family="table-column">
      <style:table-column-properties style:column-width="0.6611in" style:rel-column-width="6116*"/>
    </style:style>
    <style:style style:name="t29.J" style:family="table-column">
      <style:table-column-properties style:column-width="0.6611in" style:rel-column-width="6117*"/>
    </style:style>
    <style:style style:name="t29.A1" style:family="table-cell">
      <style:table-cell-properties style:vertical-align="middle" fo:padding="0.0201in" fo:border-left="none" fo:border-right="none" fo:border-top="none" fo:border-bottom="0.0139in solid #000000"/>
    </style:style>
    <style:style style:name="t29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9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9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9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9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29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29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9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" style:family="table">
      <style:table-properties style:width="7.0833in" table:align="margins" style:may-break-between-rows="false"/>
    </style:style>
    <style:style style:name="t1.A" style:family="table-column">
      <style:table-column-properties style:column-width="1.134in" style:rel-column-width="10490*"/>
    </style:style>
    <style:style style:name="t1.B" style:family="table-column">
      <style:table-column-properties style:column-width="0.6611in" style:rel-column-width="6116*"/>
    </style:style>
    <style:style style:name="t1.J" style:family="table-column">
      <style:table-column-properties style:column-width="0.6611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2" style:family="table">
      <style:table-properties style:width="7.0833in" table:align="margins" style:may-break-between-rows="false"/>
    </style:style>
    <style:style style:name="t2.A" style:family="table-column">
      <style:table-column-properties style:column-width="1.134in" style:rel-column-width="10490*"/>
    </style:style>
    <style:style style:name="t2.B" style:family="table-column">
      <style:table-column-properties style:column-width="0.6611in" style:rel-column-width="6116*"/>
    </style:style>
    <style:style style:name="t2.J" style:family="table-column">
      <style:table-column-properties style:column-width="0.6611in" style:rel-column-width="6117*"/>
    </style:style>
    <style:style style:name="t2.A1" style:family="table-cell">
      <style:table-cell-properties style:vertical-align="middle" fo:padding="0.0201in" fo:border="none"/>
    </style:style>
    <style:style style:name="t2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2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2.A9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3" style:family="table">
      <style:table-properties style:width="7.0833in" table:align="margins" style:may-break-between-rows="false"/>
    </style:style>
    <style:style style:name="t3.A" style:family="table-column">
      <style:table-column-properties style:column-width="1.134in" style:rel-column-width="10490*"/>
    </style:style>
    <style:style style:name="t3.B" style:family="table-column">
      <style:table-column-properties style:column-width="0.6611in" style:rel-column-width="6116*"/>
    </style:style>
    <style:style style:name="t3.J" style:family="table-column">
      <style:table-column-properties style:column-width="0.6611in" style:rel-column-width="6117*"/>
    </style:style>
    <style:style style:name="t3.A1" style:family="table-cell">
      <style:table-cell-properties style:vertical-align="middle" fo:padding="0.0201in" fo:border="none"/>
    </style:style>
    <style:style style:name="t3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3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3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3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3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3.A13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4" style:family="table">
      <style:table-properties style:width="7.0833in" table:align="margins" style:may-break-between-rows="false"/>
    </style:style>
    <style:style style:name="t4.A" style:family="table-column">
      <style:table-column-properties style:column-width="1.134in" style:rel-column-width="10490*"/>
    </style:style>
    <style:style style:name="t4.B" style:family="table-column">
      <style:table-column-properties style:column-width="0.6611in" style:rel-column-width="6116*"/>
    </style:style>
    <style:style style:name="t4.J" style:family="table-column">
      <style:table-column-properties style:column-width="0.6611in" style:rel-column-width="6117*"/>
    </style:style>
    <style:style style:name="t4.A1" style:family="table-cell">
      <style:table-cell-properties style:vertical-align="middle" fo:padding="0.0201in" fo:border="none"/>
    </style:style>
    <style:style style:name="t4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4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4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4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4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4.A9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5" style:family="table">
      <style:table-properties style:width="7.0833in" table:align="margins" style:may-break-between-rows="false"/>
    </style:style>
    <style:style style:name="t5.A" style:family="table-column">
      <style:table-column-properties style:column-width="1.134in" style:rel-column-width="10490*"/>
    </style:style>
    <style:style style:name="t5.B" style:family="table-column">
      <style:table-column-properties style:column-width="0.6611in" style:rel-column-width="6116*"/>
    </style:style>
    <style:style style:name="t5.J" style:family="table-column">
      <style:table-column-properties style:column-width="0.6611in" style:rel-column-width="6117*"/>
    </style:style>
    <style:style style:name="t5.A1" style:family="table-cell">
      <style:table-cell-properties style:vertical-align="middle" fo:padding="0.0201in" fo:border="none"/>
    </style:style>
    <style:style style:name="t5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5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5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5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5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5.A8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6" style:family="table">
      <style:table-properties style:width="7.0833in" table:align="margins" style:may-break-between-rows="false"/>
    </style:style>
    <style:style style:name="t6.A" style:family="table-column">
      <style:table-column-properties style:column-width="1.134in" style:rel-column-width="10490*"/>
    </style:style>
    <style:style style:name="t6.B" style:family="table-column">
      <style:table-column-properties style:column-width="0.6611in" style:rel-column-width="6116*"/>
    </style:style>
    <style:style style:name="t6.J" style:family="table-column">
      <style:table-column-properties style:column-width="0.6611in" style:rel-column-width="6117*"/>
    </style:style>
    <style:style style:name="t6.A1" style:family="table-cell">
      <style:table-cell-properties style:vertical-align="middle" fo:padding="0.0201in" fo:border-left="none" fo:border-right="none" fo:border-top="none" fo:border-bottom="0.0139in solid #000000"/>
    </style:style>
    <style:style style:name="t6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6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6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6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6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6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7" style:family="table">
      <style:table-properties style:width="7.0833in" table:align="margins" style:may-break-between-rows="false"/>
    </style:style>
    <style:style style:name="t7.A" style:family="table-column">
      <style:table-column-properties style:column-width="1.134in" style:rel-column-width="10490*"/>
    </style:style>
    <style:style style:name="t7.B" style:family="table-column">
      <style:table-column-properties style:column-width="0.6611in" style:rel-column-width="6116*"/>
    </style:style>
    <style:style style:name="t7.J" style:family="table-column">
      <style:table-column-properties style:column-width="0.6611in" style:rel-column-width="6117*"/>
    </style:style>
    <style:style style:name="t7.A1" style:family="table-cell">
      <style:table-cell-properties style:vertical-align="middle" fo:padding="0.0201in" fo:border="none"/>
    </style:style>
    <style:style style:name="t7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7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7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7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7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7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8" style:family="table">
      <style:table-properties style:width="7.0833in" table:align="margins" style:may-break-between-rows="false"/>
    </style:style>
    <style:style style:name="t8.A" style:family="table-column">
      <style:table-column-properties style:column-width="1.134in" style:rel-column-width="10490*"/>
    </style:style>
    <style:style style:name="t8.B" style:family="table-column">
      <style:table-column-properties style:column-width="0.6611in" style:rel-column-width="6116*"/>
    </style:style>
    <style:style style:name="t8.J" style:family="table-column">
      <style:table-column-properties style:column-width="0.6611in" style:rel-column-width="6117*"/>
    </style:style>
    <style:style style:name="t8.A1" style:family="table-cell">
      <style:table-cell-properties style:vertical-align="middle" fo:padding="0.0201in" fo:border="none"/>
    </style:style>
    <style:style style:name="t8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8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8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8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8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8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9" style:family="table">
      <style:table-properties style:width="7.0833in" table:align="margins" style:may-break-between-rows="false"/>
    </style:style>
    <style:style style:name="t9.A" style:family="table-column">
      <style:table-column-properties style:column-width="1.134in" style:rel-column-width="10490*"/>
    </style:style>
    <style:style style:name="t9.B" style:family="table-column">
      <style:table-column-properties style:column-width="0.6611in" style:rel-column-width="6116*"/>
    </style:style>
    <style:style style:name="t9.J" style:family="table-column">
      <style:table-column-properties style:column-width="0.6611in" style:rel-column-width="6117*"/>
    </style:style>
    <style:style style:name="t9.A1" style:family="table-cell">
      <style:table-cell-properties style:vertical-align="middle" fo:padding="0.0201in" fo:border="none"/>
    </style:style>
    <style:style style:name="t9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9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9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9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9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9.10" style:family="table-row">
      <style:table-row-properties style:min-row-height="0.1118in"/>
    </style:style>
    <style:style style:name="t9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10" style:family="table">
      <style:table-properties style:width="7.0833in" table:align="margins" style:may-break-between-rows="false"/>
    </style:style>
    <style:style style:name="t10.A" style:family="table-column">
      <style:table-column-properties style:column-width="1.3646in" style:rel-column-width="12625*"/>
    </style:style>
    <style:style style:name="t10.B" style:family="table-column">
      <style:table-column-properties style:column-width="0.6354in" style:rel-column-width="5878*"/>
    </style:style>
    <style:style style:name="t10.J" style:family="table-column">
      <style:table-column-properties style:column-width="0.6361in" style:rel-column-width="5886*"/>
    </style:style>
    <style:style style:name="t10.A1" style:family="table-cell">
      <style:table-cell-properties fo:padding="0.0201in" fo:border="none"/>
    </style:style>
    <style:style style:name="t10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10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0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0.A3" style:family="table-cell">
      <style:table-cell-properties fo:padding="0.0201in" fo:border-left="0.0139in solid #000000" fo:border-right="none" fo:border-top="none" fo:border-bottom="0.0069in solid #000000"/>
    </style:style>
    <style:style style:name="t10.B3" style:family="table-cell" style:data-style-name="N0">
      <style:table-cell-properties fo:padding="0.0201in" fo:border-left="0.0069in solid #000000" fo:border-right="none" fo:border-top="none" fo:border-bottom="0.0069in solid #000000"/>
    </style:style>
    <style:style style:name="t10.C3" style:family="table-cell">
      <style:table-cell-properties fo:padding="0.0201in" fo:border-left="0.0069in solid #000000" fo:border-right="none" fo:border-top="none" fo:border-bottom="0.0069in solid #000000"/>
    </style:style>
    <style:style style:name="t10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10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10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10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0.A7" style:family="table-cell">
      <style:table-cell-properties fo:padding="0.0201in" fo:border-left="0.0139in solid #000000" fo:border-right="none" fo:border-top="none" fo:border-bottom="0.0139in solid #000000"/>
    </style:style>
    <style:style style:name="t10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10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11" style:family="table">
      <style:table-properties style:width="7.0833in" table:align="margins" style:may-break-between-rows="false"/>
    </style:style>
    <style:style style:name="t11.A" style:family="table-column">
      <style:table-column-properties style:column-width="1.3646in" style:rel-column-width="12625*"/>
    </style:style>
    <style:style style:name="t11.B" style:family="table-column">
      <style:table-column-properties style:column-width="0.6354in" style:rel-column-width="5878*"/>
    </style:style>
    <style:style style:name="t11.J" style:family="table-column">
      <style:table-column-properties style:column-width="0.6361in" style:rel-column-width="5886*"/>
    </style:style>
    <style:style style:name="t11.A1" style:family="table-cell">
      <style:table-cell-properties fo:padding="0.0201in" fo:border="none"/>
    </style:style>
    <style:style style:name="t11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1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1.F2" style:family="table-cell">
      <style:table-cell-properties style:vertical-align="middle" fo:padding="0in" fo:border-left="0.0069in solid #000000" fo:border-right="none" fo:border-top="0.0139in solid #000000" fo:border-bottom="0.0069in solid #000000"/>
    </style:style>
    <style:style style:name="t11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1.A3" style:family="table-cell">
      <style:table-cell-properties fo:padding="0.0201in" fo:border-left="0.0139in solid #000000" fo:border-right="none" fo:border-top="none" fo:border-bottom="0.0069in solid #000000"/>
    </style:style>
    <style:style style:name="t11.B3" style:family="table-cell" style:data-style-name="N0">
      <style:table-cell-properties fo:padding="0.0201in" fo:border-left="0.0069in solid #000000" fo:border-right="none" fo:border-top="none" fo:border-bottom="0.0069in solid #000000"/>
    </style:style>
    <style:style style:name="t11.C3" style:family="table-cell">
      <style:table-cell-properties fo:padding="0.0201in" fo:border-left="0.0069in solid #000000" fo:border-right="none" fo:border-top="none" fo:border-bottom="0.0069in solid #000000"/>
    </style:style>
    <style:style style:name="t11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11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11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11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1.A7" style:family="table-cell">
      <style:table-cell-properties fo:padding="0.0201in" fo:border-left="0.0139in solid #000000" fo:border-right="none" fo:border-top="none" fo:border-bottom="0.0139in solid #000000"/>
    </style:style>
    <style:style style:name="t11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11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28" style:family="table">
      <style:table-properties style:width="7.0833in" table:align="margins" style:may-break-between-rows="false"/>
    </style:style>
    <style:style style:name="t28.A" style:family="table-column">
      <style:table-column-properties style:column-width="1.3646in" style:rel-column-width="12625*"/>
    </style:style>
    <style:style style:name="t28.B" style:family="table-column">
      <style:table-column-properties style:column-width="0.6354in" style:rel-column-width="5878*"/>
    </style:style>
    <style:style style:name="t28.J" style:family="table-column">
      <style:table-column-properties style:column-width="0.6361in" style:rel-column-width="5886*"/>
    </style:style>
    <style:style style:name="t28.A1" style:family="table-cell">
      <style:table-cell-properties fo:padding="0.0201in" fo:border="none"/>
    </style:style>
    <style:style style:name="t28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28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8.F2" style:family="table-cell">
      <style:table-cell-properties style:vertical-align="middle" fo:padding="0in" fo:border-left="0.0069in solid #000000" fo:border-right="none" fo:border-top="0.0139in solid #000000" fo:border-bottom="0.0069in solid #000000"/>
    </style:style>
    <style:style style:name="t28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8.A3" style:family="table-cell">
      <style:table-cell-properties fo:padding="0.0201in" fo:border-left="0.0139in solid #000000" fo:border-right="none" fo:border-top="none" fo:border-bottom="0.0069in solid #000000"/>
    </style:style>
    <style:style style:name="t28.B3" style:family="table-cell" style:data-style-name="N0">
      <style:table-cell-properties fo:padding="0.0201in" fo:border-left="0.0069in solid #000000" fo:border-right="none" fo:border-top="none" fo:border-bottom="0.0069in solid #000000"/>
    </style:style>
    <style:style style:name="t28.C3" style:family="table-cell">
      <style:table-cell-properties fo:padding="0.0201in" fo:border-left="0.0069in solid #000000" fo:border-right="none" fo:border-top="none" fo:border-bottom="0.0069in solid #000000"/>
    </style:style>
    <style:style style:name="t28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28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28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28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8.A7" style:family="table-cell">
      <style:table-cell-properties fo:padding="0.0201in" fo:border-left="0.0139in solid #000000" fo:border-right="none" fo:border-top="none" fo:border-bottom="0.0139in solid #000000"/>
    </style:style>
    <style:style style:name="t28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28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27" style:family="table">
      <style:table-properties style:width="7.0833in" table:align="margins" style:may-break-between-rows="false"/>
    </style:style>
    <style:style style:name="t27.A" style:family="table-column">
      <style:table-column-properties style:column-width="1.3639in" style:rel-column-width="12618*"/>
    </style:style>
    <style:style style:name="t27.B" style:family="table-column">
      <style:table-column-properties style:column-width="0.6354in" style:rel-column-width="5878*"/>
    </style:style>
    <style:style style:name="t27.I" style:family="table-column">
      <style:table-column-properties style:column-width="0.6347in" style:rel-column-width="5872*"/>
    </style:style>
    <style:style style:name="t27.J" style:family="table-column">
      <style:table-column-properties style:column-width="0.6375in" style:rel-column-width="5899*"/>
    </style:style>
    <style:style style:name="t27.A1" style:family="table-cell">
      <style:table-cell-properties fo:padding="0.0201in" fo:border="none"/>
    </style:style>
    <style:style style:name="t27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27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7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7.A3" style:family="table-cell">
      <style:table-cell-properties fo:padding="0.0201in" fo:border-left="0.0139in solid #000000" fo:border-right="none" fo:border-top="none" fo:border-bottom="0.0069in solid #000000"/>
    </style:style>
    <style:style style:name="t27.B3" style:family="table-cell" style:data-style-name="N0">
      <style:table-cell-properties fo:padding="0.0201in" fo:border-left="0.0069in solid #000000" fo:border-right="none" fo:border-top="none" fo:border-bottom="0.0069in solid #000000"/>
    </style:style>
    <style:style style:name="t27.C3" style:family="table-cell">
      <style:table-cell-properties fo:padding="0.0201in" fo:border-left="0.0069in solid #000000" fo:border-right="none" fo:border-top="none" fo:border-bottom="0.0069in solid #000000"/>
    </style:style>
    <style:style style:name="t27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27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27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27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7.A7" style:family="table-cell">
      <style:table-cell-properties fo:padding="0.0201in" fo:border-left="0.0139in solid #000000" fo:border-right="none" fo:border-top="none" fo:border-bottom="0.0139in solid #000000"/>
    </style:style>
    <style:style style:name="t27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27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12" style:family="table">
      <style:table-properties style:width="7.0833in" table:align="margins" style:may-break-between-rows="false"/>
    </style:style>
    <style:style style:name="t12.A" style:family="table-column">
      <style:table-column-properties style:column-width="1.066in" style:rel-column-width="9863*"/>
    </style:style>
    <style:style style:name="t12.B" style:family="table-column">
      <style:table-column-properties style:column-width="0.7521in" style:rel-column-width="6958*"/>
    </style:style>
    <style:style style:name="t12.I" style:family="table-column">
      <style:table-column-properties style:column-width="0.7528in" style:rel-column-width="6966*"/>
    </style:style>
    <style:style style:name="t12.A1" style:family="table-cell">
      <style:table-cell-properties style:vertical-align="middle" fo:padding="0.0201in" fo:border="none"/>
    </style:style>
    <style:style style:name="t12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2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2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2.A3" style:family="table-cell">
      <style:table-cell-properties fo:padding="0.0201in" fo:border-left="0.0139in solid #000000" fo:border-right="none" fo:border-top="none" fo:border-bottom="0.0069in solid #000000"/>
    </style:style>
    <style:style style:name="t12.B3" style:family="table-cell">
      <style:table-cell-properties fo:padding="0.0201in" fo:border-left="0.0069in solid #000000" fo:border-right="none" fo:border-top="none" fo:border-bottom="0.0069in solid #000000"/>
    </style:style>
    <style:style style:name="t12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2.A6" style:family="table-cell">
      <style:table-cell-properties fo:padding="0.0201in" fo:border-left="0.0139in solid #000000" fo:border-right="none" fo:border-top="none" fo:border-bottom="0.0139in solid #000000"/>
    </style:style>
    <style:style style:name="t12.B6" style:family="table-cell">
      <style:table-cell-properties fo:padding="0.0201in" fo:border-left="0.0069in solid #000000" fo:border-right="none" fo:border-top="none" fo:border-bottom="0.0139in solid #000000"/>
    </style:style>
    <style:style style:name="t13" style:family="table">
      <style:table-properties style:width="7.0833in" table:align="margins" style:may-break-between-rows="false"/>
    </style:style>
    <style:style style:name="t13.A" style:family="table-column">
      <style:table-column-properties style:column-width="1.066in" style:rel-column-width="9863*"/>
    </style:style>
    <style:style style:name="t13.B" style:family="table-column">
      <style:table-column-properties style:column-width="0.7521in" style:rel-column-width="6958*"/>
    </style:style>
    <style:style style:name="t13.I" style:family="table-column">
      <style:table-column-properties style:column-width="0.7528in" style:rel-column-width="6966*"/>
    </style:style>
    <style:style style:name="t13.A1" style:family="table-cell">
      <style:table-cell-properties style:vertical-align="middle" fo:padding="0.0201in" fo:border="none"/>
    </style:style>
    <style:style style:name="t13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3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3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3.A3" style:family="table-cell">
      <style:table-cell-properties fo:padding="0.0201in" fo:border-left="0.0139in solid #000000" fo:border-right="none" fo:border-top="none" fo:border-bottom="0.0069in solid #000000"/>
    </style:style>
    <style:style style:name="t13.B3" style:family="table-cell">
      <style:table-cell-properties fo:padding="0.0201in" fo:border-left="0.0069in solid #000000" fo:border-right="none" fo:border-top="none" fo:border-bottom="0.0069in solid #000000"/>
    </style:style>
    <style:style style:name="t13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3.A6" style:family="table-cell">
      <style:table-cell-properties fo:padding="0.0201in" fo:border-left="0.0139in solid #000000" fo:border-right="none" fo:border-top="none" fo:border-bottom="0.0139in solid #000000"/>
    </style:style>
    <style:style style:name="t13.B6" style:family="table-cell">
      <style:table-cell-properties fo:padding="0.0201in" fo:border-left="0.0069in solid #000000" fo:border-right="none" fo:border-top="none" fo:border-bottom="0.0139in solid #000000"/>
    </style:style>
    <style:style style:name="t25" style:family="table">
      <style:table-properties style:width="7.0833in" table:align="margins" style:may-break-between-rows="false"/>
    </style:style>
    <style:style style:name="t25.A" style:family="table-column">
      <style:table-column-properties style:column-width="1.066in" style:rel-column-width="9863*"/>
    </style:style>
    <style:style style:name="t25.B" style:family="table-column">
      <style:table-column-properties style:column-width="0.7521in" style:rel-column-width="6958*"/>
    </style:style>
    <style:style style:name="t25.I" style:family="table-column">
      <style:table-column-properties style:column-width="0.7528in" style:rel-column-width="6966*"/>
    </style:style>
    <style:style style:name="t25.A1" style:family="table-cell">
      <style:table-cell-properties style:vertical-align="middle" fo:padding="0.0201in" fo:border="none"/>
    </style:style>
    <style:style style:name="t25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5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5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5.A3" style:family="table-cell">
      <style:table-cell-properties fo:padding="0.0201in" fo:border-left="0.0139in solid #000000" fo:border-right="none" fo:border-top="none" fo:border-bottom="0.0069in solid #000000"/>
    </style:style>
    <style:style style:name="t25.B3" style:family="table-cell">
      <style:table-cell-properties fo:padding="0.0201in" fo:border-left="0.0069in solid #000000" fo:border-right="none" fo:border-top="none" fo:border-bottom="0.0069in solid #000000"/>
    </style:style>
    <style:style style:name="t25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5.A6" style:family="table-cell">
      <style:table-cell-properties fo:padding="0.0201in" fo:border-left="0.0139in solid #000000" fo:border-right="none" fo:border-top="none" fo:border-bottom="0.0139in solid #000000"/>
    </style:style>
    <style:style style:name="t25.B6" style:family="table-cell">
      <style:table-cell-properties fo:padding="0.0201in" fo:border-left="0.0069in solid #000000" fo:border-right="none" fo:border-top="none" fo:border-bottom="0.0139in solid #000000"/>
    </style:style>
    <style:style style:name="t14" style:family="table">
      <style:table-properties style:width="7.0833in" table:align="margins" style:may-break-between-rows="false"/>
    </style:style>
    <style:style style:name="t14.A" style:family="table-column">
      <style:table-column-properties style:column-width="1.066in" style:rel-column-width="9863*"/>
    </style:style>
    <style:style style:name="t14.B" style:family="table-column">
      <style:table-column-properties style:column-width="0.7521in" style:rel-column-width="6958*"/>
    </style:style>
    <style:style style:name="t14.I" style:family="table-column">
      <style:table-column-properties style:column-width="0.7528in" style:rel-column-width="6966*"/>
    </style:style>
    <style:style style:name="t14.A1" style:family="table-cell">
      <style:table-cell-properties style:vertical-align="middle" fo:padding="0.0201in" fo:border="none"/>
    </style:style>
    <style:style style:name="t14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4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4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4.A3" style:family="table-cell">
      <style:table-cell-properties fo:padding="0.0201in" fo:border-left="0.0139in solid #000000" fo:border-right="none" fo:border-top="none" fo:border-bottom="0.0069in solid #000000"/>
    </style:style>
    <style:style style:name="t14.B3" style:family="table-cell">
      <style:table-cell-properties fo:padding="0.0201in" fo:border-left="0.0069in solid #000000" fo:border-right="none" fo:border-top="none" fo:border-bottom="0.0069in solid #000000"/>
    </style:style>
    <style:style style:name="t14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4.A7" style:family="table-cell">
      <style:table-cell-properties fo:padding="0.0201in" fo:border-left="0.0139in solid #000000" fo:border-right="none" fo:border-top="none" fo:border-bottom="0.0139in solid #000000"/>
    </style:style>
    <style:style style:name="t14.B7" style:family="table-cell">
      <style:table-cell-properties fo:padding="0.0201in" fo:border-left="0.0069in solid #000000" fo:border-right="none" fo:border-top="none" fo:border-bottom="0.0139in solid #000000"/>
    </style:style>
    <style:style style:name="t15" style:family="table">
      <style:table-properties style:width="7.0833in" table:align="margins" style:may-break-between-rows="false"/>
    </style:style>
    <style:style style:name="t15.A" style:family="table-column">
      <style:table-column-properties style:column-width="1.066in" style:rel-column-width="9863*"/>
    </style:style>
    <style:style style:name="t15.B" style:family="table-column">
      <style:table-column-properties style:column-width="0.7521in" style:rel-column-width="6958*"/>
    </style:style>
    <style:style style:name="t15.I" style:family="table-column">
      <style:table-column-properties style:column-width="0.7528in" style:rel-column-width="6966*"/>
    </style:style>
    <style:style style:name="t15.A1" style:family="table-cell">
      <style:table-cell-properties style:vertical-align="middle" fo:padding="0.0201in" fo:border="none"/>
    </style:style>
    <style:style style:name="t15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5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5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5.A3" style:family="table-cell">
      <style:table-cell-properties fo:padding="0.0201in" fo:border-left="0.0139in solid #000000" fo:border-right="none" fo:border-top="none" fo:border-bottom="0.0069in solid #000000"/>
    </style:style>
    <style:style style:name="t15.B3" style:family="table-cell">
      <style:table-cell-properties fo:padding="0.0201in" fo:border-left="0.0069in solid #000000" fo:border-right="none" fo:border-top="none" fo:border-bottom="0.0069in solid #000000"/>
    </style:style>
    <style:style style:name="t15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5.A7" style:family="table-cell">
      <style:table-cell-properties fo:padding="0.0201in" fo:border-left="0.0139in solid #000000" fo:border-right="none" fo:border-top="none" fo:border-bottom="0.0139in solid #000000"/>
    </style:style>
    <style:style style:name="t15.B7" style:family="table-cell">
      <style:table-cell-properties fo:padding="0.0201in" fo:border-left="0.0069in solid #000000" fo:border-right="none" fo:border-top="none" fo:border-bottom="0.0139in solid #000000"/>
    </style:style>
    <style:style style:name="t26" style:family="table">
      <style:table-properties style:width="7.0833in" table:align="margins" style:may-break-between-rows="false"/>
    </style:style>
    <style:style style:name="t26.A" style:family="table-column">
      <style:table-column-properties style:column-width="1.066in" style:rel-column-width="9863*"/>
    </style:style>
    <style:style style:name="t26.B" style:family="table-column">
      <style:table-column-properties style:column-width="0.7521in" style:rel-column-width="6958*"/>
    </style:style>
    <style:style style:name="t26.I" style:family="table-column">
      <style:table-column-properties style:column-width="0.7528in" style:rel-column-width="6966*"/>
    </style:style>
    <style:style style:name="t26.A1" style:family="table-cell">
      <style:table-cell-properties style:vertical-align="middle" fo:padding="0.0201in" fo:border="none"/>
    </style:style>
    <style:style style:name="t26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6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6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6.A3" style:family="table-cell">
      <style:table-cell-properties fo:padding="0.0201in" fo:border-left="0.0139in solid #000000" fo:border-right="none" fo:border-top="none" fo:border-bottom="0.0069in solid #000000"/>
    </style:style>
    <style:style style:name="t26.B3" style:family="table-cell">
      <style:table-cell-properties fo:padding="0.0201in" fo:border-left="0.0069in solid #000000" fo:border-right="none" fo:border-top="none" fo:border-bottom="0.0069in solid #000000"/>
    </style:style>
    <style:style style:name="t26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6.A7" style:family="table-cell">
      <style:table-cell-properties fo:padding="0.0201in" fo:border-left="0.0139in solid #000000" fo:border-right="none" fo:border-top="none" fo:border-bottom="0.0139in solid #000000"/>
    </style:style>
    <style:style style:name="t26.B7" style:family="table-cell">
      <style:table-cell-properties fo:padding="0.0201in" fo:border-left="0.0069in solid #000000" fo:border-right="none" fo:border-top="none" fo:border-bottom="0.0139in solid #000000"/>
    </style:style>
    <style:style style:name="t19" style:family="table">
      <style:table-properties style:width="7.0833in" table:align="margins" style:may-break-between-rows="false"/>
    </style:style>
    <style:style style:name="t19.A" style:family="table-column">
      <style:table-column-properties style:column-width="1.134in" style:rel-column-width="10490*"/>
    </style:style>
    <style:style style:name="t19.B" style:family="table-column">
      <style:table-column-properties style:column-width="0.6611in" style:rel-column-width="6116*"/>
    </style:style>
    <style:style style:name="t19.J" style:family="table-column">
      <style:table-column-properties style:column-width="0.6611in" style:rel-column-width="6117*"/>
    </style:style>
    <style:style style:name="t19.A1" style:family="table-cell">
      <style:table-cell-properties style:vertical-align="middle" fo:padding="0.0201in" fo:border="none"/>
    </style:style>
    <style:style style:name="t19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9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9.G2" style:family="table-cell">
      <style:table-cell-properties style:vertical-align="middle" fo:padding="0in" fo:border-left="0.0007in solid #000000" fo:border-right="none" fo:border-top="0.0139in solid #000000" fo:border-bottom="0.0007in solid #000000"/>
    </style:style>
    <style:style style:name="t19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9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9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9.A8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20" style:family="table">
      <style:table-properties style:width="7.0833in" table:align="margins" style:may-break-between-rows="false"/>
    </style:style>
    <style:style style:name="t20.A" style:family="table-column">
      <style:table-column-properties style:column-width="1.066in" style:rel-column-width="9863*"/>
    </style:style>
    <style:style style:name="t20.B" style:family="table-column">
      <style:table-column-properties style:column-width="0.7521in" style:rel-column-width="6958*"/>
    </style:style>
    <style:style style:name="t20.I" style:family="table-column">
      <style:table-column-properties style:column-width="0.7528in" style:rel-column-width="6966*"/>
    </style:style>
    <style:style style:name="t20.A1" style:family="table-cell">
      <style:table-cell-properties style:vertical-align="middle" fo:padding="0.0201in" fo:border="none"/>
    </style:style>
    <style:style style:name="t20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0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0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0.A3" style:family="table-cell">
      <style:table-cell-properties fo:padding="0.0201in" fo:border-left="0.0139in solid #000000" fo:border-right="none" fo:border-top="none" fo:border-bottom="0.0069in solid #000000"/>
    </style:style>
    <style:style style:name="t20.B3" style:family="table-cell">
      <style:table-cell-properties fo:padding="0.0201in" fo:border-left="0.0069in solid #000000" fo:border-right="none" fo:border-top="none" fo:border-bottom="0.0069in solid #000000"/>
    </style:style>
    <style:style style:name="t20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0.A7" style:family="table-cell">
      <style:table-cell-properties fo:padding="0.0201in" fo:border-left="0.0139in solid #000000" fo:border-right="none" fo:border-top="none" fo:border-bottom="0.0139in solid #000000"/>
    </style:style>
    <style:style style:name="t20.B7" style:family="table-cell">
      <style:table-cell-properties fo:padding="0.0201in" fo:border-left="0.0069in solid #000000" fo:border-right="none" fo:border-top="none" fo:border-bottom="0.0139in solid #000000"/>
    </style:style>
    <style:style style:name="t21" style:family="table">
      <style:table-properties style:width="7.0833in" table:align="margins" style:may-break-between-rows="false"/>
    </style:style>
    <style:style style:name="t21.A" style:family="table-column">
      <style:table-column-properties style:column-width="1.066in" style:rel-column-width="9863*"/>
    </style:style>
    <style:style style:name="t21.B" style:family="table-column">
      <style:table-column-properties style:column-width="0.7521in" style:rel-column-width="6958*"/>
    </style:style>
    <style:style style:name="t21.I" style:family="table-column">
      <style:table-column-properties style:column-width="0.7528in" style:rel-column-width="6966*"/>
    </style:style>
    <style:style style:name="t21.A1" style:family="table-cell">
      <style:table-cell-properties style:vertical-align="middle" fo:padding="0.0201in" fo:border="none"/>
    </style:style>
    <style:style style:name="t2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1.A3" style:family="table-cell">
      <style:table-cell-properties fo:padding="0.0201in" fo:border-left="0.0139in solid #000000" fo:border-right="none" fo:border-top="none" fo:border-bottom="0.0069in solid #000000"/>
    </style:style>
    <style:style style:name="t21.B3" style:family="table-cell">
      <style:table-cell-properties fo:padding="0.0201in" fo:border-left="0.0069in solid #000000" fo:border-right="none" fo:border-top="none" fo:border-bottom="0.0069in solid #000000"/>
    </style:style>
    <style:style style:name="t21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1.A7" style:family="table-cell">
      <style:table-cell-properties fo:padding="0.0201in" fo:border-left="0.0139in solid #000000" fo:border-right="none" fo:border-top="none" fo:border-bottom="0.0139in solid #000000"/>
    </style:style>
    <style:style style:name="t21.B7" style:family="table-cell">
      <style:table-cell-properties fo:padding="0.0201in" fo:border-left="0.0069in solid #000000" fo:border-right="none" fo:border-top="none" fo:border-bottom="0.0139in solid #000000"/>
    </style:style>
    <style:style style:name="t22" style:family="table">
      <style:table-properties style:width="7.0833in" table:align="margins" style:may-break-between-rows="false"/>
    </style:style>
    <style:style style:name="t22.A" style:family="table-column">
      <style:table-column-properties style:column-width="1.134in" style:rel-column-width="10490*"/>
    </style:style>
    <style:style style:name="t22.B" style:family="table-column">
      <style:table-column-properties style:column-width="0.6611in" style:rel-column-width="6116*"/>
    </style:style>
    <style:style style:name="t22.J" style:family="table-column">
      <style:table-column-properties style:column-width="0.6611in" style:rel-column-width="6117*"/>
    </style:style>
    <style:style style:name="t22.A1" style:family="table-cell">
      <style:table-cell-properties style:vertical-align="middle" fo:padding="0.0201in" fo:border="none"/>
    </style:style>
    <style:style style:name="t22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2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2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2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22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22.A10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f0" style:family="table">
      <style:table-properties style:width="7.0833in" table:align="margins"/>
    </style:style>
    <style:style style:name="f0.A" style:family="table-column">
      <style:table-column-properties style:column-width="7.0833in" style:rel-column-width="65535*"/>
    </style:style>
    <style:style style:name="f0.A1" style:family="table-cell">
      <style:table-cell-properties fo:padding="0.0382in" fo:border="none"/>
    </style:style>
    <style:style style:name="f1" style:family="table">
      <style:table-properties style:width="7.0833in" table:align="margins"/>
    </style:style>
    <style:style style:name="f1.A" style:family="table-column">
      <style:table-column-properties style:column-width="7.0833in" style:rel-column-width="65535*"/>
    </style:style>
    <style:style style:name="f1.A1" style:family="table-cell">
      <style:table-cell-properties fo:padding="0.0382in" fo:border="none"/>
    </style:style>
    <style:style style:name="f3" style:family="table">
      <style:table-properties style:width="7.0833in" table:align="margins"/>
    </style:style>
    <style:style style:name="f3.A" style:family="table-column">
      <style:table-column-properties style:column-width="7.0833in" style:rel-column-width="65535*"/>
    </style:style>
    <style:style style:name="f3.A1" style:family="table-cell">
      <style:table-cell-properties fo:padding="0.0382in" fo:border="none"/>
    </style:style>
    <style:style style:name="f4" style:family="table">
      <style:table-properties style:width="7.0833in" table:align="margins"/>
    </style:style>
    <style:style style:name="f4.A" style:family="table-column">
      <style:table-column-properties style:column-width="7.0833in" style:rel-column-width="65535*"/>
    </style:style>
    <style:style style:name="f4.A1" style:family="table-cell">
      <style:table-cell-properties fo:padding="0.0382in" fo:border="none"/>
    </style:style>
    <style:style style:name="f5" style:family="table">
      <style:table-properties style:width="7.0833in" table:align="margins"/>
    </style:style>
    <style:style style:name="f5.A" style:family="table-column">
      <style:table-column-properties style:column-width="7.0833in" style:rel-column-width="65535*"/>
    </style:style>
    <style:style style:name="f5.A1" style:family="table-cell">
      <style:table-cell-properties fo:padding="0.0382in" fo:border="none"/>
    </style:style>
    <style:style style:name="f6" style:family="table">
      <style:table-properties style:width="7.0833in" table:align="margins"/>
    </style:style>
    <style:style style:name="f6.A" style:family="table-column">
      <style:table-column-properties style:column-width="7.0833in" style:rel-column-width="65535*"/>
    </style:style>
    <style:style style:name="f6.A1" style:family="table-cell">
      <style:table-cell-properties fo:padding="0.0382in" fo:border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7.0547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" style:family="paragraph" style:parent-style-name="Standard">
      <style:paragraph-properties fo:line-height="100%"/>
      <style:text-properties style:font-name="Arial" fo:font-size="10pt" fo:background-color="transparent" style:font-size-asian="10pt" style:font-name-complex="Arial" style:font-size-complex="10pt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fo:language="ru" fo:country="RU" style:font-size-asian="9pt" style:font-size-complex="9pt"/>
    </style:style>
    <style:style style:name="P9" style:family="paragraph" style:parent-style-name="Standard">
      <style:text-properties style:font-name="Arial" fo:font-size="9pt" fo:language="ru" fo:country="RU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P10" style:family="paragraph" style:parent-style-name="Standard">
      <style:text-properties style:font-name="Arial" fo:font-size="9pt" style:text-underline-style="none" fo:font-weight="normal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fo:language="en" fo:country="US" style:font-size-asian="9pt" style:font-size-complex="9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 style:snap-to-layout-grid="false"/>
    </style:style>
    <style:style style:name="P16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17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text-indent="0.3937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19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25" style:family="paragraph" style:parent-style-name="Обычный">
      <style:paragraph-properties fo:margin-left="0in" fo:margin-right="0in" fo:margin-top="0in" fo:margin-bottom="0in" fo:text-align="justify" style:justify-single-word="false" fo:text-indent="0in" style:auto-text-indent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/>
    </style:style>
    <style:style style:name="P28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 style:snap-to-layout-grid="false"/>
      <style:text-properties style:text-position="0% 100%"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 style:snap-to-layout-grid="false"/>
      <style:text-properties style:text-position="0% 100%"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9pt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style:font-size-asian="12pt" style:font-size-complex="12pt"/>
    </style:style>
    <style:style style:name="P41" style:family="paragraph" style:parent-style-name="Обычный">
      <style:paragraph-properties fo:text-align="justify" style:justify-single-word="false"/>
    </style:style>
    <style:style style:name="P42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43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44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45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P46" style:family="paragraph" style:parent-style-name="Обычный">
      <style:text-properties style:font-name="Arial" fo:font-size="10pt" style:font-size-asian="10pt" style:font-size-complex="10pt"/>
    </style:style>
    <style:style style:name="P47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48" style:family="paragraph" style:parent-style-name="Обычный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9" style:family="paragraph" style:parent-style-name="Обычный">
      <style:paragraph-properties fo:text-align="center" style:justify-single-word="false"/>
      <style:text-properties style:font-name="Arial" fo:font-size="10pt" fo:language="ru" fo:country="RU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50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51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52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53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4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  <style:text-properties fo:font-size="11pt" style:font-size-asian="11pt" style:font-size-complex="11pt"/>
    </style:style>
    <style:style style:name="P55" style:family="paragraph" style:parent-style-name="Обычный">
      <style:paragraph-properties fo:text-align="center" style:justify-single-word="false"/>
      <style:text-properties fo:font-size="11pt" style:font-size-asian="11pt" style:font-size-complex="11pt"/>
    </style:style>
    <style:style style:name="P56" style:family="paragraph" style:parent-style-name="Обычный">
      <style:paragraph-properties fo:line-height="150%" fo:text-align="center" style:justify-single-word="false"/>
      <style:text-properties fo:font-size="11pt" style:font-size-asian="11pt" style:font-size-complex="11pt"/>
    </style:style>
    <style:style style:name="P57" style:family="paragraph" style:parent-style-name="Обычный">
      <style:paragraph-properties fo:text-align="center" style:justify-single-word="false"/>
    </style:style>
    <style:style style:name="P58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59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60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0098in" style:auto-text-indent="false" style:page-number="auto"/>
      <style:text-properties style:font-name="Arial" fo:font-size="10pt" fo:font-weight="bold" style:font-size-asian="10pt" style:font-weight-asian="bold" style:font-name-complex="Arial" style:font-size-complex="10pt" style:font-weight-complex="bold" fo:hyphenate="true" fo:hyphenation-remain-char-count="2" fo:hyphenation-push-char-count="2"/>
    </style:style>
    <style:style style:name="P61" style:family="paragraph" style:parent-style-name="Text_20_body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62" style:family="paragraph" style:parent-style-name="Обычный" style:master-page-name="">
      <style:paragraph-properties fo:margin-left="0in" fo:margin-right="0.0102in" fo:line-height="100%" fo:text-align="justify" style:justify-single-word="false" fo:hyphenation-ladder-count="no-limit" fo:text-indent="0in" style:auto-text-indent="false" style:page-number="auto"/>
      <style:text-properties style:font-name="Arial" fo:font-size="10pt" fo:language="ru" fo:country="RU" style:font-size-asian="10pt" style:font-name-complex="Arial" style:font-size-complex="10pt" fo:hyphenate="true" fo:hyphenation-remain-char-count="2" fo:hyphenation-push-char-count="2"/>
    </style:style>
    <style:style style:name="P63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3992in" style:auto-text-indent="false" style:page-number="auto">
        <style:tab-stops/>
      </style:paragraph-properties>
      <style:text-properties fo:hyphenate="true" fo:hyphenation-remain-char-count="2" fo:hyphenation-push-char-count="2"/>
    </style:style>
    <style:style style:name="P64" style:family="paragraph" style:parent-style-name="Обычный" style:master-page-name="">
      <style:paragraph-properties fo:margin-left="0in" fo:margin-right="0in" fo:margin-top="0in" fo:margin-bottom="0in" fo:text-align="justify" style:justify-single-word="false" fo:hyphenation-ladder-count="no-limit" fo:text-indent="0.3992in" style:auto-text-indent="false" style:page-number="auto"/>
      <style:text-properties style:font-name="Arial" fo:font-size="10pt" style:font-size-asian="10pt" style:font-name-complex="Arial" style:font-size-complex="10pt" fo:hyphenate="true" fo:hyphenation-remain-char-count="2" fo:hyphenation-push-char-count="2"/>
    </style:style>
    <style:style style:name="P65" style:family="paragraph" style:parent-style-name="Standard">
      <style:paragraph-properties fo:margin-left="0in" fo:margin-right="0in" fo:text-indent="0.3992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6" style:family="paragraph" style:parent-style-name="Standard">
      <style:paragraph-properties fo:margin-left="0in" fo:margin-right="0in" fo:text-indent="0.3992in" style:auto-text-indent="false"/>
      <style:text-properties style:use-window-font-color="true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7" style:family="paragraph" style:parent-style-name="Standard">
      <style:paragraph-properties fo:margin-left="0in" fo:margin-right="0in" fo:text-indent="0.4008in" style:auto-text-indent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8" style:family="paragraph" style:parent-style-name="Standard">
      <style:paragraph-properties fo:margin-left="0in" fo:margin-right="0in" fo:text-indent="0.4008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9" style:family="paragraph" style:parent-style-name="Standard">
      <style:paragraph-properties fo:margin-left="0in" fo:margin-right="0in" fo:text-indent="0.3984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0" style:family="paragraph" style:parent-style-name="Standard">
      <style:paragraph-properties fo:margin-left="0in" fo:margin-right="0in" fo:text-indent="0.3972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1" style:family="paragraph" style:parent-style-name="Standard">
      <style:paragraph-properties fo:margin-left="0.0366in" fo:margin-right="0.0402in" fo:orphans="2" fo:widows="2" fo:hyphenation-ladder-count="no-limit" fo:text-indent="-0.0228in" style:auto-text-indent="false" style:writing-mode="lr-tb"/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72" style:family="paragraph" style:parent-style-name="Standard">
      <style:paragraph-properties fo:margin-left="0.0366in" fo:margin-right="0.0366in" fo:orphans="2" fo:widows="2" fo:hyphenation-ladder-count="no-limit" fo:text-indent="-0.0366in" style:auto-text-indent="false" style:writing-mode="lr-tb"/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73" style:family="paragraph" style:parent-style-name="Standard">
      <style:paragraph-properties fo:margin-left="0in" fo:margin-right="0in" fo:text-indent="0.4in" style:auto-text-indent="false"/>
      <style:text-properties style:use-window-font-color="true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4" style:family="paragraph" style:parent-style-name="Standard">
      <style:paragraph-properties fo:margin-left="0in" fo:margin-right="0in" fo:text-indent="0.4in" style:auto-text-indent="false"/>
      <style:text-properties style:use-window-font-color="true" style:text-position="0% 100%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5" style:family="paragraph" style:parent-style-name="Standard">
      <style:paragraph-properties fo:margin-left="0in" fo:margin-right="0in" fo:text-indent="0.4in" style:auto-text-indent="false"/>
      <style:text-properties fo:color="#ff420e" style:text-position="0% 100%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6" style:family="paragraph" style:parent-style-name="Standard">
      <style:paragraph-properties fo:margin-left="0in" fo:margin-right="0in" fo:text-indent="0.4in" style:auto-text-indent="false"/>
      <style:text-properties fo:color="#ff420e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7" style:family="paragraph" style:parent-style-name="Standard">
      <style:paragraph-properties fo:margin-left="0in" fo:margin-right="0in" fo:text-indent="0.4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8" style:family="paragraph" style:parent-style-name="Standard">
      <style:paragraph-properties fo:margin-left="-0.0055in" fo:margin-right="0in" fo:text-indent="0.3972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9" style:family="paragraph" style:parent-style-name="Standard" style:master-page-name="">
      <style:paragraph-properties fo:margin-left="0.022in" fo:margin-right="0.022in" fo:line-height="100%" fo:text-align="justify" style:justify-single-word="false" fo:orphans="2" fo:widows="2" fo:hyphenation-ladder-count="no-limit" fo:text-indent="0.3791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80" style:family="paragraph" style:parent-style-name="Standard" style:master-page-name="">
      <style:paragraph-properties fo:margin-left="0.0445in" fo:margin-right="0.0445in" fo:line-height="100%" fo:text-align="justify" style:justify-single-word="false" fo:orphans="2" fo:widows="2" fo:hyphenation-ladder-count="no-limit" fo:text-indent="0.3571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81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complex="Arial"/>
    </style:style>
    <style:style style:name="T3" style:family="text">
      <style:text-properties style:text-underline-style="none" fo:font-weight="normal" style:text-underline-mode="continuous" style:text-overline-mode="continuous" style:text-line-through-mode="continuous" style:font-name-asian="Symbol" style:font-weight-asian="normal" style:font-name-complex="Symbo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style:text-underline-style="none" style:font-name-complex="Arial" style:font-weight-complex="bold"/>
    </style:style>
    <style:style style:name="T7" style:family="text">
      <style:text-properties fo:language="en" fo:country="US" style:text-underline-style="solid" style:text-underline-width="auto" style:text-underline-color="font-color" style:font-name-complex="Arial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weight="normal" fo:background-color="transparent" style:font-weight-asian="normal" style:font-name-complex="Arial" style:font-weight-complex="normal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fo:background-color="transparent" style:font-name-complex="Arial"/>
    </style:style>
    <style:style style:name="T12" style:family="text">
      <style:text-properties fo:language="en" fo:country="US" style:font-name-complex="Symbol1"/>
    </style:style>
    <style:style style:name="T13" style:family="text">
      <style:text-properties fo:language="en" fo:country="US" style:font-name-complex="Symbol"/>
    </style:style>
    <style:style style:name="T14" style:family="text">
      <style:text-properties fo:language="ru" fo:country="RU"/>
    </style:style>
    <style:style style:name="T15" style:family="text">
      <style:text-properties fo:language="ru" fo:country="RU" fo:font-weight="normal" style:font-weight-asian="normal" style:font-weight-complex="normal"/>
    </style:style>
    <style:style style:name="T16" style:family="text">
      <style:text-properties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17" style:family="text">
      <style:text-properties fo:language="ru" fo:country="RU" fo:font-style="normal" style:text-underline-style="none" fo:font-weight="normal" style:font-name-asian="Symbol" style:font-style-asian="normal" style:font-weight-asian="normal" style:font-style-complex="normal" style:font-weight-complex="normal"/>
    </style:style>
    <style:style style:name="T18" style:family="text">
      <style:text-properties fo:language="ru" fo:country="RU" style:text-underline-style="none" style:font-style-complex="italic"/>
    </style:style>
    <style:style style:name="T19" style:family="text">
      <style:text-properties fo:language="ru" fo:country="RU" style:font-name-asian="Symbol"/>
    </style:style>
    <style:style style:name="T20" style:family="text">
      <style:text-properties style:text-position="super 58%"/>
    </style:style>
    <style:style style:name="T21" style:family="text">
      <style:text-properties style:text-position="super 58%" style:font-name="Arial" fo:font-size="9pt" fo:language="ru" fo:country="RU" fo:font-style="normal" style:text-underline-style="none" fo:font-weight="normal" style:font-name-asian="Symbol" style:font-size-asian="9pt" style:font-style-asian="normal" style:font-weight-asian="normal" style:font-name-complex="Symbol" style:font-size-complex="9pt" style:font-style-complex="normal" style:font-weight-complex="normal"/>
    </style:style>
    <style:style style:name="T22" style:family="text">
      <style:text-properties style:text-position="super 58%"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23" style:family="text">
      <style:text-properties style:text-position="super 58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24" style:family="text">
      <style:text-properties style:text-position="super 58%"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style:text-position="super 58%" style:font-name="Times New Roman" fo:font-size="12pt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26" style:family="text">
      <style:text-properties style:text-position="super 58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27" style:family="text">
      <style:text-properties style:text-position="super 58%" fo:font-size="12pt" fo:font-style="italic" style:font-size-asian="12pt" style:font-style-asian="italic" style:font-size-complex="12pt" style:font-style-complex="italic"/>
    </style:style>
    <style:style style:name="T28" style:family="text">
      <style:text-properties style:text-position="super 58%" fo:font-size="12pt" fo:language="en" fo:country="US" fo:font-style="italic" style:font-size-asian="12pt" style:font-style-asian="italic" style:font-size-complex="12pt" style:font-style-complex="italic"/>
    </style:style>
    <style:style style:name="T29" style:family="text">
      <style:text-properties style:text-position="super 58%" fo:font-style="italic" style:font-style-asian="italic" style:font-style-complex="italic"/>
    </style:style>
    <style:style style:name="T30" style:family="text">
      <style:text-properties style:text-position="super 58%" fo:language="en" fo:country="US" fo:font-style="italic" style:font-style-asian="italic" style:font-style-complex="italic"/>
    </style:style>
    <style:style style:name="T31" style:family="text">
      <style:text-properties style:text-position="sub 58%" fo:language="en" fo:country="US" fo:font-style="italic" style:font-style-asian="italic" style:font-style-complex="italic"/>
    </style:style>
    <style:style style:name="T32" style:family="text">
      <style:text-properties style:text-position="sub 58%" fo:font-style="normal" style:font-style-asian="normal" style:font-style-complex="normal"/>
    </style:style>
    <style:style style:name="T33" style:family="text">
      <style:text-properties style:text-position="sub 58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34" style:family="text">
      <style:text-properties style:text-position="sub 58%" style:font-name="Times New Roman" fo:font-size="11pt" fo:language="en" fo:country="US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35" style:family="text">
      <style:text-properties style:text-position="sub 58%"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36" style:family="text">
      <style:text-properties style:text-position="sub 58%" style:font-name="Times New Roman" fo:font-size="12pt" fo:language="ru" fo:country="RU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37" style:family="text">
      <style:text-properties style:text-position="sub 58%" style:font-name="Times New Roman" fo:font-size="12pt" fo:language="ru" fo:country="RU" fo:font-style="normal" style:text-underline-style="none" fo:font-weight="normal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T38" style:family="text">
      <style:text-properties style:text-position="sub 58%"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T39" style:family="text">
      <style:text-properties style:text-position="sub 58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40" style:family="text">
      <style:text-properties style:text-position="sub 58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1" style:font-size-complex="12pt" style:font-style-complex="italic" style:font-weight-complex="normal"/>
    </style:style>
    <style:style style:name="T41" style:family="text">
      <style:text-properties style:text-position="sub 58%" style:font-name="Times New Roman" fo:font-size="12pt" fo:font-style="normal" style:font-size-asian="12pt" style:font-style-asian="normal" style:font-size-complex="12pt" style:font-style-complex="normal"/>
    </style:style>
    <style:style style:name="T42" style:family="text">
      <style:text-properties style:text-position="sub 58%" style:font-name="Times New Roman" fo:font-size="12pt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43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44" style:family="text">
      <style:text-properties style:text-position="sub 58%" fo:font-size="12pt" fo:language="en" fo:country="US" fo:font-style="italic" style:font-size-asian="12pt" style:font-style-asian="italic" style:font-size-complex="12pt" style:font-style-complex="italic"/>
    </style:style>
    <style:style style:name="T45" style:family="text">
      <style:text-properties style:text-position="sub 58%" fo:language="ru" fo:country="RU" fo:font-style="normal" style:font-style-asian="normal" style:font-style-complex="normal"/>
    </style:style>
    <style:style style:name="T46" style:family="text">
      <style:text-properties style:text-position="sub 58%" fo:font-style="italic" style:font-style-asian="italic" style:font-style-complex="italic"/>
    </style:style>
    <style:style style:name="T47" style:family="text">
      <style:text-properties fo:font-style="italic" style:font-style-asian="italic" style:font-name-complex="Symbol1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0" style:family="text">
      <style:text-properties style:use-window-font-color="true"/>
    </style:style>
    <style:style style:name="T51" style:family="text">
      <style:text-properties style:use-window-font-color="true" fo:language="ru" fo:country="RU"/>
    </style:style>
    <style:style style:name="T52" style:family="text">
      <style:text-properties style:use-window-font-color="true" fo:language="ru" fo:country="RU" style:font-name-asian="Symbol"/>
    </style:style>
    <style:style style:name="T53" style:family="text">
      <style:text-properties style:use-window-font-color="true" style:text-position="0% 100%"/>
    </style:style>
    <style:style style:name="T54" style:family="text">
      <style:text-properties style:use-window-font-color="true" style:text-position="0% 100%" fo:language="en" fo:country="US" style:font-name-complex="Symbol1"/>
    </style:style>
    <style:style style:name="T55" style:family="text">
      <style:text-properties style:use-window-font-color="true" fo:language="en" fo:country="US" style:font-name-complex="Symbol1"/>
    </style:style>
    <style:style style:name="T56" style:family="text">
      <style:text-properties style:use-window-font-color="true" style:text-position="super 58%"/>
    </style:style>
    <style:style style:name="T57" style:family="text">
      <style:text-properties style:font-name-asian="Times New Roman"/>
    </style:style>
    <style:style style:name="T58" style:family="text">
      <style:text-properties style:text-position="0% 100%"/>
    </style:style>
    <style:style style:name="T59" style:family="text">
      <style:text-properties style:text-position="0% 100%" fo:language="en" fo:country="US"/>
    </style:style>
    <style:style style:name="T60" style:family="text">
      <style:text-properties style:text-position="0% 100%" fo:language="en" fo:country="US" style:text-underline-style="none" style:font-name-complex="Arial"/>
    </style:style>
    <style:style style:name="T61" style:family="text">
      <style:text-properties style:text-position="0% 100%" fo:language="en" fo:country="US" style:text-underline-style="none" fo:background-color="transparent" style:font-name-complex="Arial"/>
    </style:style>
    <style:style style:name="T62" style:family="text">
      <style:text-properties style:text-position="0% 100%" fo:language="en" fo:country="US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63" style:family="text">
      <style:text-properties style:text-position="0% 100%" fo:language="en" fo:country="US" fo:font-style="italic" style:font-style-asian="italic" style:font-style-complex="italic"/>
    </style:style>
    <style:style style:name="T64" style:family="text">
      <style:text-properties style:text-position="0% 100%" fo:language="en" fo:country="US" style:font-name-complex="Symbol1"/>
    </style:style>
    <style:style style:name="T65" style:family="text">
      <style:text-properties style:text-position="0% 100%"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66" style:family="text">
      <style:text-properties style:text-position="0% 100%" fo:language="ru" fo:country="RU" fo:font-style="italic" style:font-style-asian="italic" style:font-style-complex="italic"/>
    </style:style>
    <style:style style:name="T67" style:family="text">
      <style:text-properties style:text-position="0% 100%" style:font-name="Arial1" fo:language="en" fo:country="US" style:text-underline-style="none" fo:background-color="transparent" style:font-name-complex="Arial"/>
    </style:style>
    <style:style style:name="T68" style:family="text">
      <style:text-properties style:text-position="0% 100%" style:font-name="Arial" fo:font-size="10pt" style:font-name-asian="Symbol" style:font-size-asian="10pt" style:font-name-complex="Symbol" style:font-size-complex="10pt"/>
    </style:style>
    <style:style style:name="T69" style:family="text">
      <style:text-properties style:text-position="0% 100%" style:font-name="Arial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70" style:family="text">
      <style:text-properties style:text-position="0% 100%" style:font-name="Arial" fo:font-size="9pt" fo:language="ru" fo:country="RU" fo:font-style="normal" style:text-underline-style="none" fo:font-weight="normal" style:font-name-asian="Symbol" style:font-size-asian="9pt" style:font-style-asian="normal" style:font-weight-asian="normal" style:font-name-complex="Symbol" style:font-size-complex="9pt" style:font-style-complex="normal" style:font-weight-complex="normal"/>
    </style:style>
    <style:style style:name="T71" style:family="text">
      <style:text-properties style:text-position="0% 100%" style:font-name="Arial" fo:font-size="9pt" fo:language="ru" fo:country="RU" style:font-size-asian="9pt" style:font-size-complex="9pt"/>
    </style:style>
    <style:style style:name="T72" style:family="text">
      <style:text-properties style:text-position="0% 100%" style:font-name="Arial" fo:font-size="9pt" fo:language="en" fo:country="US" style:font-size-asian="9pt" style:font-size-complex="9pt"/>
    </style:style>
    <style:style style:name="T73" style:family="text">
      <style:text-properties style:text-position="0% 100%" style:text-underline-style="none" style:font-name-complex="Arial"/>
    </style:style>
    <style:style style:name="T74" style:family="text">
      <style:text-properties style:text-position="0% 100%" style:text-underline-style="none" fo:background-color="transparent" style:font-name-complex="Arial"/>
    </style:style>
    <style:style style:name="T75" style:family="text">
      <style:text-properties style:text-position="0% 100%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76" style:family="text">
      <style:text-properties style:text-position="0% 100%" style:font-name="Times New Roman" fo:font-size="11pt" fo:language="en" fo:country="US" fo:font-style="normal" style:text-underline-style="none" fo:font-weight="normal" style:font-name-asian="Symbol" style:font-size-asian="11pt" style:font-style-asian="normal" style:font-weight-asian="normal" style:font-name-complex="Symbol" style:font-size-complex="11pt" style:font-style-complex="normal" style:font-weight-complex="normal"/>
    </style:style>
    <style:style style:name="T77" style:family="text">
      <style:text-properties style:text-position="0% 100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78" style:family="text">
      <style:text-properties style:text-position="0% 100%"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79" style:family="text">
      <style:text-properties style:text-position="0% 100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1" style:font-size-complex="12pt" style:font-style-complex="italic" style:font-weight-complex="normal"/>
    </style:style>
    <style:style style:name="T80" style:family="text">
      <style:text-properties style:text-position="0% 100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81" style:family="text">
      <style:text-properties style:text-position="0% 100%" style:font-name="Times New Roman" fo:font-size="12pt" fo:language="en" fo:country="US" fo:font-style="normal" style:text-underline-style="none" fo:font-weight="normal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T82" style:family="text">
      <style:text-properties style:text-position="0% 100%" fo:font-size="12pt" fo:language="ru" fo:country="RU" fo:font-style="italic" style:font-size-asian="12pt" style:font-style-asian="italic" style:font-size-complex="12pt" style:font-style-complex="italic"/>
    </style:style>
    <style:style style:name="T83" style:family="text">
      <style:text-properties style:text-underline-style="solid" style:text-underline-width="auto" style:text-underline-color="font-color"/>
    </style:style>
    <style:style style:name="T84" style:family="text">
      <style:text-properties style:text-underline-style="solid" style:text-underline-width="auto" style:text-underline-color="font-color" fo:font-weight="normal" style:text-underline-mode="continuous" style:text-overline-mode="continuous" style:text-line-through-mode="continuous" style:font-weight-asian="normal" style:font-weight-complex="normal"/>
    </style:style>
    <style:style style:name="T85" style:family="text">
      <style:text-properties fo:color="#ffffff" style:text-underline-style="solid" style:text-underline-width="auto" style:text-underline-color="font-color"/>
    </style:style>
    <style:style style:name="T86" style:family="text">
      <style:text-properties fo:color="#000000" fo:language="en" fo:country="US" fo:font-weight="normal" style:font-weight-asian="normal" style:font-weight-complex="normal"/>
    </style:style>
    <style:style style:name="T87" style:family="text">
      <style:text-properties fo:color="#000000" fo:font-weight="normal" style:font-weight-asian="normal" style:font-weight-complex="normal"/>
    </style:style>
    <style:style style:name="T88" style:family="text">
      <style:text-properties fo:color="#000000" fo:language="ru" fo:country="RU" fo:font-weight="normal" style:font-weight-asian="normal" style:font-weight-complex="normal"/>
    </style:style>
    <style:style style:name="T89" style:family="text">
      <style:text-properties fo:background-color="transparent" style:font-name-complex="Arial"/>
    </style:style>
    <style:style style:name="T90" style:family="text">
      <style:text-properties fo:font-weight="normal" style:font-weight-asian="normal" style:font-weight-complex="normal"/>
    </style:style>
    <style:style style:name="T91" style:family="text">
      <style:text-properties fo:font-weight="normal" fo:background-color="transparent" style:font-weight-asian="normal" style:font-weight-complex="normal"/>
    </style:style>
    <style:style style:name="T92" style:family="text">
      <style:text-properties fo:font-size="10pt" fo:language="ru" fo:country="RU" style:font-size-asian="10pt" style:font-size-complex="10pt"/>
    </style:style>
    <style:style style:name="T93" style:family="text"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T94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95" style:family="text">
      <style:text-properties style:font-name="Arial"/>
    </style:style>
    <style:style style:name="T96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97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98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99" style:family="text">
      <style:text-properties style:font-name="Arial" fo:font-size="10pt" fo:language="ru" fo:country="RU" fo:font-weight="normal" style:font-name-asian="Symbol" style:font-size-asian="10pt" style:font-weight-asian="normal" style:font-name-complex="Arial" style:font-size-complex="10pt" style:font-weight-complex="normal"/>
    </style:style>
    <style:style style:name="T100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01" style:family="text">
      <style:text-properties style:font-name="Arial" fo:font-size="10pt" style:font-size-asian="10pt" style:font-size-complex="10pt"/>
    </style:style>
    <style:style style:name="T102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03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04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05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06" style:family="text">
      <style:text-properties style:font-name="Arial" fo:font-size="11pt" style:font-size-asian="11pt" style:font-size-complex="11pt"/>
    </style:style>
    <style:style style:name="T107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108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109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110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11" style:family="text">
      <style:text-properties style:font-name="Arial" fo:font-size="11pt" fo:font-weight="bold" style:font-size-asian="11pt" style:font-weight-asian="bold" style:font-size-complex="11pt"/>
    </style:style>
    <style:style style:name="T11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13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114" style:family="text">
      <style:text-properties style:font-name="Arial" fo:font-size="11pt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name-complex="Arial" style:font-size-complex="11pt" style:font-style-complex="normal" style:font-weight-complex="bold"/>
    </style:style>
    <style:style style:name="T115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16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117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118" style:family="text">
      <style:text-properties style:font-name="Arial" fo:font-size="11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name-complex="Arial" style:font-size-complex="11pt" style:font-style-complex="normal" style:font-weight-complex="bold"/>
    </style:style>
    <style:style style:name="T119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120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121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122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123" style:family="text">
      <style:text-properties style:font-name="Arial" fo:font-size="9pt" fo:language="en" fo:country="US" style:font-name-asian="Symbol" style:font-size-asian="9pt" style:font-name-complex="Symbol" style:font-size-complex="9pt"/>
    </style:style>
    <style:style style:name="T124" style:family="text">
      <style:text-properties style:font-name="Arial" fo:font-size="9pt" fo:language="en" fo:country="US" style:font-size-asian="9pt" style:font-size-complex="9pt"/>
    </style:style>
    <style:style style:name="T125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126" style:family="text">
      <style:text-properties style:font-name="Arial" fo:font-size="9pt" style:font-size-asian="9pt" style:font-size-complex="9pt"/>
    </style:style>
    <style:style style:name="T127" style:family="text">
      <style:text-properties fo:font-size="11pt" style:text-underline-style="none" style:font-size-asian="11pt" style:font-size-complex="11pt"/>
    </style:style>
    <style:style style:name="T128" style:family="text">
      <style:text-properties fo:font-size="11pt" style:text-underline-style="none" style:font-size-asian="11pt" style:font-size-complex="11pt" style:font-style-complex="italic"/>
    </style:style>
    <style:style style:name="T129" style:family="text">
      <style:text-properties fo:font-size="11pt" style:font-size-asian="11pt" style:font-size-complex="11pt"/>
    </style:style>
    <style:style style:name="T130" style:family="text">
      <style:text-properties fo:font-size="11pt" fo:language="en" fo:country="US" style:font-size-asian="11pt" style:font-size-complex="11pt"/>
    </style:style>
    <style:style style:name="T131" style:family="text">
      <style:text-properties fo:font-size="11pt" fo:language="ru" fo:country="RU" style:font-size-asian="11pt" style:font-size-complex="11pt"/>
    </style:style>
    <style:style style:name="T132" style:family="text">
      <style:text-properties style:text-position="super 65%" style:font-name="Arial" fo:font-size="9pt" style:font-size-asian="9pt" style:font-size-complex="9pt"/>
    </style:style>
    <style:style style:name="T133" style:family="text">
      <style:text-properties style:text-position="super 64%" style:font-name="Arial" fo:font-size="10pt" style:font-name-asian="Symbol" style:font-size-asian="10pt" style:font-name-complex="Symbol" style:font-size-complex="10pt"/>
    </style:style>
    <style:style style:name="T134" style:family="text">
      <style:text-properties style:font-name-complex="Arial"/>
    </style:style>
    <style:style style:name="T135" style:family="text">
      <style:text-properties style:text-position="-33% 80%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136" style:family="text">
      <style:text-properties style:font-name="Times New Roman" fo:font-size="11pt" fo:font-style="normal" style:text-underline-style="none" fo:font-weight="normal" style:font-name-asian="Symbol" style:font-size-asian="11pt" style:font-style-asian="normal" style:font-weight-asian="normal" style:font-name-complex="Symbol" style:font-size-complex="11pt" style:font-style-complex="normal" style:font-weight-complex="normal"/>
    </style:style>
    <style:style style:name="T137" style:family="text">
      <style:text-properties style:font-name="Times New Roman" fo:font-size="12pt" style:font-size-asian="12pt" style:font-size-complex="12pt" style:font-style-complex="italic"/>
    </style:style>
    <style:style style:name="T138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39" style:family="text">
      <style:text-properties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140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41" style:family="text">
      <style:text-properties style:font-name="Times New Roman" fo:font-size="12pt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142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43" style:family="text">
      <style:text-properties style:font-name="Times New Roman" fo:font-size="12pt" fo:font-style="normal" style:text-underline-style="none" fo:font-weight="normal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T144" style:family="text">
      <style:text-properties style:font-name="Arial1" fo:background-color="transparent" style:font-name-complex="Arial"/>
    </style:style>
    <style:style style:name="T145" style:family="text">
      <style:text-properties fo:font-size="12pt" style:font-size-asian="12pt" style:font-size-complex="12pt"/>
    </style:style>
    <style:style style:name="T146" style:family="text">
      <style:text-properties fo:font-size="12pt" fo:font-style="italic" style:font-size-asian="12pt" style:font-style-asian="italic" style:font-size-complex="12pt" style:font-style-complex="italic"/>
    </style:style>
    <style:style style:name="T147" style:family="text">
      <style:text-properties fo:font-size="12pt" fo:language="ru" fo:country="RU" style:font-size-asian="12pt" style:font-size-complex="12pt"/>
    </style:style>
    <style:style style:name="T148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149" style:family="text">
      <style:text-properties fo:font-size="9pt" fo:language="ru" fo:country="RU" style:text-underline-style="none" fo:font-weight="normal" style:font-name-asian="Symbol" style:font-size-asian="9pt" style:font-weight-asian="normal" style:font-size-complex="9pt" style:font-weight-complex="normal"/>
    </style:style>
    <style:style style:name="T150" style:family="text"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>Протокол № 48-<text:span text:style-name="T83"><text:tab/><text:tab/></text:span></text:p>
      <text:p text:style-name="P59"/>
      <text:p text:style-name="P41"><text:span text:style-name="Основной_20_шрифт_20_абзаца"><text:span text:style-name="T106">поверки<text:tab/><text:tab/><text:tab/></text:span></text:span><text:span text:style-name="Основной_20_шрифт_20_абзаца"><text:span text:style-name="T119">Д</text:span></text:span><text:span text:style-name="Основной_20_шрифт_20_абзаца"><text:span text:style-name="T114">озиметра-радиометра МКС-</text:span></text:span><text:span text:style-name="Основной_20_шрифт_20_абзаца"><text:span text:style-name="T118">АТ</text:span></text:span><text:span text:style-name="Основной_20_шрифт_20_абзаца"><text:span text:style-name="T114">1117М</text:span></text:span></text:p>
      <text:p text:style-name="P43"/>
      <text:p text:style-name="P42"><text:span text:style-name="Основной_20_шрифт_20_абзаца"><text:span text:style-name="T106">№ </text:span></text:span><text:span text:style-name="Основной_20_шрифт_20_абзаца"><text:span text:style-name="T107"><text:s/></text:span></text:span><text:span text:style-name="Основной_20_шрифт_20_абзаца"><text:span text:style-name="T96">$s</text:span></text:span><text:span text:style-name="Основной_20_шрифт_20_абзаца"><text:span text:style-name="T100">erial</text:span></text:span><text:span text:style-name="Основной_20_шрифт_20_абзаца"><text:span text:style-name="T108"><text:tab/></text:span></text:span></text:p>
      <text:p text:style-name="P42"><text:span text:style-name="Основной_20_шрифт_20_абзаца"><text:span text:style-name="T106">принадлежащего</text:span></text:span><text:span text:style-name="Основной_20_шрифт_20_абзаца"><text:span text:style-name="T108"><text:tab/></text:span></text:span></text:p>
      <text:p text:style-name="P44"/>
      <text:p text:style-name="P42"><text:span text:style-name="Основной_20_шрифт_20_абзаца"><text:span text:style-name="T112">ИЗГОТОВИТЕЛЬ</text:span></text:span><text:span text:style-name="Основной_20_шрифт_20_абзаца"><text:span text:style-name="T113"> <text:s text:c="40"/></text:span></text:span><text:span text:style-name="Основной_20_шрифт_20_абзаца"><text:span text:style-name="T109">УП «АТОМТЕХ»<text:tab/></text:span></text:span></text:p>
      <text:p text:style-name="P53"><text:tab/><text:tab/></text:p>
      <text:p text:style-name="P60"><text:span text:style-name="Основной_20_шрифт_20_абзаца"><text:span text:style-name="T90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49">Т</text:span></text:span><text:span text:style-name="Основной_20_шрифт_20_абзаца"><text:span text:style-name="T90"> =</text:span></text:span><text:span text:style-name="Основной_20_шрифт_20_абзаца"><text:span text:style-name="T84"> <text:s text:c="4"/></text:span></text:span><text:span text:style-name="Основной_20_шрифт_20_абзаца"><text:span text:style-name="T3">°</text:span></text:span><text:span text:style-name="Основной_20_шрифт_20_абзаца"><text:span text:style-name="T49">С</text:span></text:span><text:span text:style-name="Основной_20_шрифт_20_абзаца"><text:span text:style-name="T90">, атмосферном давлении </text:span></text:span><text:span text:style-name="Основной_20_шрифт_20_абзаца"><text:span text:style-name="T49">Р</text:span></text:span><text:span text:style-name="Основной_20_шрифт_20_абзаца"><text:span text:style-name="T90"> =</text:span></text:span><text:span text:style-name="Основной_20_шрифт_20_абзаца"><text:span text:style-name="T84"> <text:s text:c="4"/></text:span></text:span><text:span text:style-name="Основной_20_шрифт_20_абзаца"><text:span text:style-name="T90">кПа, относительной влажности воздуха </text:span></text:span><text:span text:style-name="Основной_20_шрифт_20_абзаца"><text:span text:style-name="T49">р</text:span></text:span><text:span text:style-name="Основной_20_шрифт_20_абзаца"><text:span text:style-name="T90"> =</text:span></text:span><text:span text:style-name="Основной_20_шрифт_20_абзаца"><text:span text:style-name="T84"> <text:s text:c="4"/></text:span></text:span><text:span text:style-name="Основной_20_шрифт_20_абзаца"><text:span text:style-name="T90"><text:s/>%, внешнем фоне γ-излучения </text:span></text:span><text:span text:style-name="Основной_20_шрифт_20_абзаца"><text:span text:style-name="T140">Ḣ</text:span></text:span><text:span text:style-name="Основной_20_шрифт_20_абзаца"><text:span text:style-name="T24">*</text:span></text:span><text:span text:style-name="Основной_20_шрифт_20_абзаца"><text:span text:style-name="T142">(10)</text:span></text:span><text:span text:style-name="Основной_20_шрифт_20_абзаца"><text:span text:style-name="T90"> </text:span></text:span><text:span text:style-name="Основной_20_шрифт_20_абзаца"><text:span text:style-name="T90">= </text:span></text:span><text:span text:style-name="Основной_20_шрифт_20_абзаца"><text:span text:style-name="T84"><text:s text:c="6"/></text:span></text:span><text:span text:style-name="Основной_20_шрифт_20_абзаца"><text:span text:style-name="T90">мкЗв/ч, согласно методике, изложенной в МРБ МП.1</text:span></text:span><text:span text:style-name="Основной_20_шрифт_20_абзаца"><text:span text:style-name="T15">3</text:span></text:span><text:span text:style-name="Основной_20_шрифт_20_абзаца"><text:span text:style-name="T90">96-201</text:span></text:span><text:span text:style-name="Основной_20_шрифт_20_абзаца"><text:span text:style-name="T15">8</text:span></text:span><text:span text:style-name="Основной_20_шрифт_20_абзаца"><text:span text:style-name="T90">:</text:span>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80">- <text:span text:style-name="T8">$facility_pp_110</text:span><text:span text:style-name="T90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80">- <text:span text:style-name="T8">$facility_pp_1</text:span><text:span text:style-name="T15">3</text:span><text:span text:style-name="T8">0</text:span><text:span text:style-name="T90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79">- <text:span text:style-name="T86">$facility_pp_1</text:span><text:span text:style-name="T88">4</text:span><text:span text:style-name="T86">0</text:span><text:span text:style-name="T87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17">- <text:span text:style-name="T8">$facility_din_alpha$</text:span><text:span text:style-name="T90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16"><text:span text:style-name="T92">- </text:span><text:span text:style-name="T94">$facility_din_beta$</text:span><text:span text:style-name="T93">;</text:span><text:span text:style-name="T85"> </text:span></text:p>
          </table:table-cell>
        </table:table-row>
      </table:table>
      <text:p text:style-name="P4"/>
      <text:p text:style-name="P62"><text:span text:style-name="T91">В состав дозиметра-радиометра МКС-АТ1117М входит: </text:span><text:span text:style-name="T4">$used_units$.</text:span></text:p>
      <text:p text:style-name="P10"/>
      <table:table table:name="tml0" table:style-name="tml0">
        <table:table-column table:style-name="tml0.A"/>
        <table:table-row>
          <table:table-cell table:style-name="tml0.A1" office:value-type="string">
            <text:p text:style-name="P71">Диапазон измерения мощности амбиентной дозы рентгеновского и γ <text:span text:style-name="T4">-</text:span> излучения(МД)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67"><text:span text:style-name="Основной_20_шрифт_20_абзаца"><text:span text:style-name="T149">- </text:span></text:span><text:span text:style-name="T150">БОИ: 1.0 мкЗв/ч – 10.0 мЗв/ч;</text:span>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68">- БОИ: 1.0 мкЗв/ч – <text:span text:style-name="T4">100.0</text:span> мЗв/ч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69">- БОИ<text:span text:style-name="T4">-2</text:span>: 1.0 мкЗв/ч – <text:span text:style-name="T4">100.0</text:span> мЗв/ч;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69">- БОИ<text:span text:style-name="T4">-2</text:span>: 1.0 мкЗв/ч – 10.0 мЗв/ч;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70">- БОИ<text:span text:style-name="T4">-4</text:span>: <text:span text:style-name="T4">0</text:span>.<text:span text:style-name="T14">1</text:span> мкЗв/ч – <text:span text:style-name="T4">1</text:span><text:span text:style-name="T14">00</text:span> <text:span text:style-name="T14">м</text:span>Зв/ч;</text:p>
          </table:table-cell>
        </table:table-row>
      </table:table>
      <table:table table:name="tlim28" table:style-name="tlim28">
        <table:table-column table:style-name="tlim28.A"/>
        <table:table-row>
          <table:table-cell table:style-name="tlim28.A1" office:value-type="string">
            <text:p text:style-name="P70">- БОИ<text:span text:style-name="T4">-5</text:span>: 1.0 мкЗв/ч – <text:span text:style-name="T4">100.0</text:span> мЗв/ч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78">- Б<text:span text:style-name="T14">ДКГ</text:span><text:span text:style-name="T4">-01</text:span>: <text:span text:style-name="T4">0</text:span>.<text:span text:style-name="T4">1</text:span> мкЗв/ч – 10.0 Зв/ч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70">- Б<text:span text:style-name="T14">ДКГ-03</text:span>: <text:span text:style-name="T4">30</text:span>.0 <text:span text:style-name="T14">н</text:span>Зв/ч – 0.3 мЗв/ч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65">- Б<text:span text:style-name="T14">ДКГ-0</text:span><text:span text:style-name="T4">4</text:span>: 50.0 нЗв/ч – 10.0 Зв/ч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65">- Б<text:span text:style-name="T14">ДКГ-0</text:span><text:span text:style-name="T4">5</text:span>: <text:span text:style-name="T4">30</text:span>.0 <text:span text:style-name="T14">н</text:span>Зв/ч – 0.3 мЗв/ч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18">- Б<text:span text:style-name="T14">ДКГ-</text:span><text:span text:style-name="T4">11</text:span>: 30 нЗв/ч – 0.1 мЗв/ч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65">- Б<text:span text:style-name="T14">ДКГ</text:span><text:span text:style-name="T4">-17</text:span>: 1.0 мЗв/ч – 100 Зв/ч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65">- Б<text:span text:style-name="T14">ДКГ-</text:span><text:span text:style-name="T4">24</text:span>: 30 нЗв/ч – 1.0 Зв/ч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65">- Б<text:span text:style-name="T14">ДКГ-</text:span><text:span text:style-name="T4">32</text:span>: 30.0 нЗв/ч – 0.5 Зв/ч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66">- Б<text:span text:style-name="T14">ДКР-01</text:span>: 0.0<text:span text:style-name="T4">5</text:span> мкЗв/ч – <text:span text:style-name="T4">100</text:span> <text:span text:style-name="T14">мкЗв</text:span><text:span text:style-name="T4">/ч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65">- БДПС-02: <text:span text:style-name="T57">γ 0</text:span>.1 мкЗв/ч – 30.0 мЗв/ч;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72">Диапазон измерения плотности потока α – частиц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73"><text:span text:style-name="Основной_20_шрифт_20_абзаца"><text:span text:style-name="T19">- </text:span></text:span>БДПА-01: <text:span text:style-name="T12">α</text:span> 0.1 – 10<text:span text:style-name="T20">5</text:span> мин<text:span text:style-name="T20">-1</text:span><text:span text:style-name="T12">⋅</text:span>см<text:span text:style-name="T20">-2</text:span><text:span text:style-name="T58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75"><text:span text:style-name="Основной_20_шрифт_20_абзаца"><text:span text:style-name="T52">- </text:span></text:span><text:span text:style-name="T50">БДПА-02: </text:span><text:span text:style-name="T55">α</text:span><text:span text:style-name="T50"> 0.05 <text:s/>– 5</text:span><text:span text:style-name="T55">⋅</text:span><text:span text:style-name="T50">10</text:span><text:span text:style-name="T56">4</text:span> <text:span text:style-name="T50">мин</text:span><text:span text:style-name="T56">-1</text:span><text:span text:style-name="T55">⋅</text:span><text:span text:style-name="T50">см</text:span><text:span text:style-name="T56">-2</text:span><text:span text:style-name="T50">;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74"><text:span text:style-name="Основной_20_шрифт_20_абзаца"><text:span text:style-name="T19">- </text:span></text:span>БДПА-0<text:span text:style-name="T4">3</text:span>: <text:span text:style-name="T12">α</text:span> 0.05 <text:s/>– <text:span text:style-name="T4">2</text:span><text:span text:style-name="T12">⋅</text:span>10<text:span text:style-name="T20">4</text:span> мин<text:span text:style-name="T20">-1</text:span><text:span text:style-name="T12">⋅</text:span>см<text:span text:style-name="T20">-2</text:span>;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77"><text:span text:style-name="Основной_20_шрифт_20_абзаца"><text:span text:style-name="T19">- </text:span></text:span>БДПС-02: <text:span text:style-name="T13">α</text:span> 30 – 10<text:span text:style-name="T20">6</text:span> мин<text:span text:style-name="T20">-1</text:span><text:span text:style-name="T13">⋅</text:span>см<text:span text:style-name="T20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72">Диапазон измерения плотности потока β – частиц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73"><text:span text:style-name="Основной_20_шрифт_20_абзаца"><text:span text:style-name="T19">- </text:span></text:span>БДПБ-01: <text:span text:style-name="T12">β</text:span> 1 –5<text:span text:style-name="T12">⋅</text:span>10<text:span text:style-name="T20">5</text:span> мин<text:span text:style-name="T20">-1</text:span><text:span text:style-name="T12">⋅</text:span>см<text:span text:style-name="T20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76"><text:span text:style-name="Основной_20_шрифт_20_абзаца"><text:span text:style-name="T52">- </text:span></text:span><text:span text:style-name="T50">БДПБ-02: </text:span><text:span text:style-name="T55">β </text:span><text:span text:style-name="T53">0.5 <text:s/>– 1.5</text:span><text:span text:style-name="T54">⋅</text:span><text:span text:style-name="T53">10</text:span><text:span text:style-name="T56">5</text:span><text:span text:style-name="T58"> </text:span><text:span text:style-name="T53">мин</text:span><text:span text:style-name="T56">-1</text:span><text:span text:style-name="T54">⋅</text:span><text:span text:style-name="T53">см</text:span><text:span text:style-name="T56">-2</text:span><text:span text:style-name="T53">;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73"><text:span text:style-name="Основной_20_шрифт_20_абзаца"><text:span text:style-name="T19">- </text:span></text:span>БДПБ-0<text:span text:style-name="T4">3</text:span>: <text:span text:style-name="T12">β </text:span><text:span text:style-name="T58">0.5 <text:s/>– </text:span><text:span text:style-name="T59">0</text:span><text:span text:style-name="T58">.5</text:span><text:span text:style-name="T64">⋅</text:span><text:span text:style-name="T58">10</text:span><text:span text:style-name="T20">5</text:span><text:span text:style-name="T58"> мин</text:span><text:span text:style-name="T20">-1</text:span><text:span text:style-name="T64">⋅</text:span><text:span text:style-name="T58">см</text:span><text:span text:style-name="T20">-2</text:span><text:span text:style-name="T58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77"><text:span text:style-name="Основной_20_шрифт_20_абзаца"><text:span text:style-name="T19">- </text:span></text:span>БДПС-02: <text:span text:style-name="T13">β</text:span> 6.0 – 10<text:span text:style-name="T20">6</text:span> мин<text:span text:style-name="T20">-1</text:span><text:span text:style-name="T13">⋅</text:span>см<text:span text:style-name="T20">-2</text:span><text:span text:style-name="T58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72">Диапазон измерения плотности потока нейтронного излучения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73"><text:span text:style-name="Основной_20_шрифт_20_абзаца"><text:span text:style-name="T19">- </text:span></text:span>Б<text:span text:style-name="T14">ДКН-01</text:span>: 0.1 – 10<text:span text:style-name="T20">4</text:span> с<text:span text:style-name="T20">-1</text:span>⋅см<text:span text:style-name="T20">-2 </text:span>;</text:p>
          </table:table-cell>
        </table:table-row>
      </table:table>
      <table:table table:name="tlim26" table:style-name="tlim26">
        <table:table-column table:style-name="tlim26.A"/>
        <table:table-row>
          <table:table-cell table:style-name="tlim26.A1" office:value-type="string">
            <text:p text:style-name="P73"><text:span text:style-name="Основной_20_шрифт_20_абзаца"><text:span text:style-name="T19">- </text:span></text:span>Б<text:span text:style-name="T14">ДКН-05</text:span>: 0.1 – 2<text:span text:style-name="T64">⋅</text:span>10<text:span text:style-name="T20">3</text:span> с<text:span text:style-name="T20">-1</text:span>⋅см<text:span text:style-name="T20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72">Диапазон измерения мощности дозы нейтронного излучения (МД)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73"><text:span text:style-name="Основной_20_шрифт_20_абзаца"><text:span text:style-name="T19">- </text:span></text:span>БДКН-03: 0.1 мкЗв/ч – 10.0 мЗв/ч;</text:p>
          </table:table-cell>
        </table:table-row>
      </table:table>
      <table:table table:name="tlim27" table:style-name="tlim27">
        <table:table-column table:style-name="tlim27.A"/>
        <table:table-row>
          <table:table-cell table:style-name="tlim27.A1" office:value-type="string">
            <text:p text:style-name="P73"><text:span text:style-name="Основной_20_шрифт_20_абзаца"><text:span text:style-name="T19">- </text:span></text:span>БДКН-0<text:span text:style-name="T4">6</text:span>: 0.1 мкЗв/ч – <text:span text:style-name="T4">3</text:span>0.0 мЗв/ч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72">Диапазон измерения мощности кермы в воздухе (МД)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73"><text:span text:style-name="Основной_20_шрифт_20_абзаца"><text:span text:style-name="T19">- </text:span></text:span>Б<text:span text:style-name="T14">ДКГ-</text:span><text:span text:style-name="T4">30</text:span>: 0.0<text:span text:style-name="T4">3</text:span> мкГр/ч – <text:span text:style-name="T4">1</text:span> Гр/ч;</text:p>
          </table:table-cell>
        </table:table-row>
      </table:table>
      <text:p text:style-name="P9"/>
      <text:p text:style-name="P41"><text:span text:style-name="T113">1. Внешний осмотр (Соответствует МП):</text:span><text:span text:style-name="T115"><text:tab/></text:span><text:span text:style-name="Основной_20_шрифт_20_абзаца"><text:span text:style-name="T111">ДА </text:span></text:span><text:span text:style-name="Основной_20_шрифт_20_абзаца"><text:span text:style-name="T120">□</text:span></text:span><text:span text:style-name="Основной_20_шрифт_20_абзаца"><text:span text:style-name="T116"><text:tab/></text:span></text:span><text:span text:style-name="Основной_20_шрифт_20_абзаца"><text:span text:style-name="T111"><text:tab/>НЕТ </text:span></text:span><text:span text:style-name="Основной_20_шрифт_20_абзаца"><text:span text:style-name="T120">□</text:span></text:span></text:p>
      <text:p text:style-name="P41"><text:span text:style-name="Основной_20_шрифт_20_абзаца"><text:span text:style-name="T121"/></text:span></text:p>
      <text:p text:style-name="P41"><text:span text:style-name="T110">2. Опробование (Соответствует МП):</text:span><text:span text:style-name="T117"><text:tab/><text:tab/></text:span><text:span text:style-name="Основной_20_шрифт_20_абзаца"><text:span text:style-name="T111">ДА </text:span></text:span><text:span text:style-name="Основной_20_шрифт_20_абзаца"><text:span text:style-name="T120">□</text:span></text:span><text:span text:style-name="Основной_20_шрифт_20_абзаца"><text:span text:style-name="T116"><text:tab/></text:span></text:span><text:span text:style-name="Основной_20_шрифт_20_абзаца"><text:span text:style-name="T111"><text:tab/>НЕТ </text:span></text:span><text:span text:style-name="Основной_20_шрифт_20_абзаца"><text:span text:style-name="T120">□</text:span></text:span></text:p>
      <text:p text:style-name="P47"/>
      <text:p text:style-name="P41"><text:span text:style-name="Основной_20_шрифт_20_абзаца"><text:span text:style-name="T97">Идентификационные данные (признаки):</text:span></text:span></text:p>
      <text:p text:style-name="P63"><text:span text:style-name="Основной_20_шрифт_20_абзаца"><text:span text:style-name="T99">- </text:span></text:span><text:span text:style-name="Основной_20_шрифт_20_абзаца"><text:span text:style-name="T98">идентификационное наименование ПО:<text:tab/><text:tab/>ATexch.exe</text:span></text:span></text:p>
      <text:p text:style-name="P64"><text:span text:style-name="Основной_20_шрифт_20_абзаца"><text:span text:style-name="T17">- </text:span></text:span><text:span text:style-name="Основной_20_шрифт_20_абзаца"><text:span text:style-name="T16">номер версии (идентификационный номер) ПО:<text:tab/>1.1.6.107; 1.6.25.104</text:span></text:span></text:p>
      <text:p text:style-name="P25"><text:span text:style-name="Основной_20_шрифт_20_абзаца"><text:span text:style-name="T16"/></text:span></text:p>
      <text:p text:style-name="P45">3. Определение метрологических характеристик:</text:p>
      <text:p text:style-name="P13"/>
      <table:table table:name="t16" table:style-name="t16">
        <table:table-column table:style-name="t16.A"/>
        <table:table-column table:style-name="t16.B" table:number-columns-repeated="8"/>
        <table:table-column table:style-name="t16.J"/>
        <text:soft-page-break/>
        <table:table-row>
          <table:table-cell table:style-name="t16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с БОИ-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6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16.B2" office:value-type="string">
            <text:p text:style-name="P50">№ ист.</text:p>
          </table:table-cell>
          <table:table-cell table:style-name="t16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16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16.B2" office:value-type="string">
            <text:p text:style-name="P39"><draw:frame draw:style-name="fr1" draw:name="Объект16" text:anchor-type="as-char" svg:y="-0.1752in" svg:width="0.2846in" style:rel-width="scale" svg:height="0.2354in" style:rel-height="scale" draw:z-index="0"><draw:object xlink:href="./Object 4" xlink:type="simple" xlink:show="embed" xlink:actuate="onLoad"/><draw:image xlink:href="./ObjectReplacements/Object 4" xlink:type="simple" xlink:show="embed" xlink:actuate="onLoad"/></draw:frame><text:span text:style-name="T14">(10)</text:span></text:p>
          </table:table-cell>
          <table:table-cell table:style-name="t16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16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16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16.A3" office:value-type="string">
            <text:p text:style-name="P30"><text:span text:style-name="T4">20</text:span> <text:span text:style-name="T14">мкЗв</text:span>/ч</text:p>
          </table:table-cell>
          <table:table-cell table:style-name="t16.B3" office:value-type="string">
            <text:p text:style-name="P31">$16-30</text:p>
          </table:table-cell>
          <table:table-cell table:style-name="t16.B3" office:value-type="string">
            <text:p text:style-name="P31">$16-40</text:p>
          </table:table-cell>
          <table:table-cell table:style-name="t16.D3" office:value-type="string">
            <text:p text:style-name="P31">$16-60</text:p>
          </table:table-cell>
          <table:table-cell table:style-name="t16.D3" office:value-type="string">
            <text:p text:style-name="P31">$16-70</text:p>
          </table:table-cell>
          <table:table-cell table:style-name="t16.D3" office:value-type="string">
            <text:p text:style-name="P31">$16-80</text:p>
          </table:table-cell>
          <table:table-cell table:style-name="t16.B3" office:value-type="string">
            <text:p text:style-name="P31">$16-00</text:p>
          </table:table-cell>
          <table:table-cell table:style-name="t16.B3" office:value-type="string">
            <text:p text:style-name="P31">$16-10</text:p>
          </table:table-cell>
          <table:table-cell table:style-name="t16.B3" office:value-type="string">
            <text:p text:style-name="P31">$16-20</text:p>
          </table:table-cell>
          <table:table-cell table:style-name="t16.J3" table:number-rows-spanned="4" office:value-type="string">
            <text:p text:style-name="P5">±<text:span text:style-name="T14">20</text:span></text:p>
          </table:table-cell>
        </table:table-row>
        <table:table-row>
          <table:table-cell table:style-name="t16.A3" office:value-type="string">
            <text:p text:style-name="P30">7<text:span text:style-name="T4">0</text:span> <text:span text:style-name="T14">мкЗв</text:span>/ч</text:p>
          </table:table-cell>
          <table:table-cell table:style-name="t16.B3" office:value-type="string">
            <text:p text:style-name="P31">$16-31</text:p>
          </table:table-cell>
          <table:table-cell table:style-name="t16.B3" office:value-type="string">
            <text:p text:style-name="P31">$16-41</text:p>
          </table:table-cell>
          <table:table-cell table:style-name="t16.B3" office:value-type="string">
            <text:p text:style-name="P31">$16-61</text:p>
          </table:table-cell>
          <table:table-cell table:style-name="t16.B3" office:value-type="string">
            <text:p text:style-name="P31">$16-71</text:p>
          </table:table-cell>
          <table:table-cell table:style-name="t16.B3" office:value-type="string">
            <text:p text:style-name="P31">$16-81</text:p>
          </table:table-cell>
          <table:table-cell table:style-name="t16.B3" office:value-type="string">
            <text:p text:style-name="P31">$16-01</text:p>
          </table:table-cell>
          <table:table-cell table:style-name="t16.B3" office:value-type="string">
            <text:p text:style-name="P31">$16-11</text:p>
          </table:table-cell>
          <table:table-cell table:style-name="t16.B3" office:value-type="string">
            <text:p text:style-name="P31">$16-21</text:p>
          </table:table-cell>
          <table:covered-table-cell/>
        </table:table-row>
        <table:table-row>
          <table:table-cell table:style-name="t16.A3" office:value-type="string">
            <text:p text:style-name="P30"><text:span text:style-name="T4">0,</text:span>7 <text:span text:style-name="T14">м</text:span>Зв/ч</text:p>
          </table:table-cell>
          <table:table-cell table:style-name="t16.B3" office:value-type="string">
            <text:p text:style-name="P31">$16-32</text:p>
          </table:table-cell>
          <table:table-cell table:style-name="t16.B3" office:value-type="string">
            <text:p text:style-name="P31">$16-42</text:p>
          </table:table-cell>
          <table:table-cell table:style-name="t16.B3" office:value-type="string">
            <text:p text:style-name="P31">$16-62</text:p>
          </table:table-cell>
          <table:table-cell table:style-name="t16.B3" office:value-type="string">
            <text:p text:style-name="P31">$16-72</text:p>
          </table:table-cell>
          <table:table-cell table:style-name="t16.B3" office:value-type="string">
            <text:p text:style-name="P31">$16-82</text:p>
          </table:table-cell>
          <table:table-cell table:style-name="t16.B3" office:value-type="string">
            <text:p text:style-name="P31">$16-02</text:p>
          </table:table-cell>
          <table:table-cell table:style-name="t16.B3" office:value-type="string">
            <text:p text:style-name="P31">$16-12</text:p>
          </table:table-cell>
          <table:table-cell table:style-name="t16.B3" office:value-type="string">
            <text:p text:style-name="P31">$16-22</text:p>
          </table:table-cell>
          <table:covered-table-cell/>
        </table:table-row>
        <table:table-row>
          <table:table-cell table:style-name="t16.A6" office:value-type="string">
            <text:p text:style-name="P30">7 <text:span text:style-name="T14">м</text:span>Зв/ч</text:p>
          </table:table-cell>
          <table:table-cell table:style-name="t16.B6" office:value-type="string">
            <text:p text:style-name="P31">$16-33</text:p>
          </table:table-cell>
          <table:table-cell table:style-name="t16.B6" office:value-type="string">
            <text:p text:style-name="P31">$16-43</text:p>
          </table:table-cell>
          <table:table-cell table:style-name="t16.B6" office:value-type="string">
            <text:p text:style-name="P31">$16-63</text:p>
          </table:table-cell>
          <table:table-cell table:style-name="t16.B6" office:value-type="string">
            <text:p text:style-name="P31">$16-73</text:p>
          </table:table-cell>
          <table:table-cell table:style-name="t16.B6" office:value-type="string">
            <text:p text:style-name="P31">$16-83</text:p>
          </table:table-cell>
          <table:table-cell table:style-name="t16.B6" office:value-type="string">
            <text:p text:style-name="P31">$16-03</text:p>
          </table:table-cell>
          <table:table-cell table:style-name="t16.B6" office:value-type="string">
            <text:p text:style-name="P31">$16-13</text:p>
          </table:table-cell>
          <table:table-cell table:style-name="t16.B6" office:value-type="string">
            <text:p text:style-name="P31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8"/>
        <table:table-column table:style-name="t17.J"/>
        <table:table-row>
          <table:table-cell table:style-name="t17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с БОИ-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7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17.B2" office:value-type="string">
            <text:p text:style-name="P50">№ ист.</text:p>
          </table:table-cell>
          <table:table-cell table:style-name="t17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17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17.B2" office:value-type="string">
            <text:p text:style-name="P39"><draw:frame draw:style-name="fr1" draw:name="Объект1" text:anchor-type="as-char" svg:y="-0.1752in" svg:width="0.2846in" style:rel-width="scale" svg:height="0.2354in" style:rel-height="scale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T14">(10)</text:span></text:p>
          </table:table-cell>
          <table:table-cell table:style-name="t17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17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17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17.A3" office:value-type="string">
            <text:p text:style-name="P30"><text:span text:style-name="T4">20</text:span> <text:span text:style-name="T14">мкЗв</text:span>/ч</text:p>
          </table:table-cell>
          <table:table-cell table:style-name="t17.B3" office:value-type="string">
            <text:p text:style-name="P31">$17-30</text:p>
          </table:table-cell>
          <table:table-cell table:style-name="t17.B3" office:value-type="string">
            <text:p text:style-name="P31">$17-40</text:p>
          </table:table-cell>
          <table:table-cell table:style-name="t17.D3" office:value-type="string">
            <text:p text:style-name="P31">$17-60</text:p>
          </table:table-cell>
          <table:table-cell table:style-name="t17.D3" office:value-type="string">
            <text:p text:style-name="P31">$17-70</text:p>
          </table:table-cell>
          <table:table-cell table:style-name="t17.D3" office:value-type="string">
            <text:p text:style-name="P31">$17-80</text:p>
          </table:table-cell>
          <table:table-cell table:style-name="t17.B3" office:value-type="string">
            <text:p text:style-name="P31">$17-00</text:p>
          </table:table-cell>
          <table:table-cell table:style-name="t17.B3" office:value-type="string">
            <text:p text:style-name="P31">$17-10</text:p>
          </table:table-cell>
          <table:table-cell table:style-name="t17.B3" office:value-type="string">
            <text:p text:style-name="P31">$17-20</text:p>
          </table:table-cell>
          <table:table-cell table:style-name="t17.J3" table:number-rows-spanned="4" office:value-type="string">
            <text:p text:style-name="P5">±<text:span text:style-name="T14">20</text:span></text:p>
          </table:table-cell>
        </table:table-row>
        <table:table-row>
          <table:table-cell table:style-name="t17.A3" office:value-type="string">
            <text:p text:style-name="P30">7<text:span text:style-name="T4">0</text:span> <text:span text:style-name="T14">мкЗв</text:span>/ч</text:p>
          </table:table-cell>
          <table:table-cell table:style-name="t17.B3" office:value-type="string">
            <text:p text:style-name="P31">$17-31</text:p>
          </table:table-cell>
          <table:table-cell table:style-name="t17.B3" office:value-type="string">
            <text:p text:style-name="P31">$17-41</text:p>
          </table:table-cell>
          <table:table-cell table:style-name="t17.B3" office:value-type="string">
            <text:p text:style-name="P31">$17-61</text:p>
          </table:table-cell>
          <table:table-cell table:style-name="t17.B3" office:value-type="string">
            <text:p text:style-name="P31">$17-71</text:p>
          </table:table-cell>
          <table:table-cell table:style-name="t17.B3" office:value-type="string">
            <text:p text:style-name="P31">$17-81</text:p>
          </table:table-cell>
          <table:table-cell table:style-name="t17.B3" office:value-type="string">
            <text:p text:style-name="P31">$17-01</text:p>
          </table:table-cell>
          <table:table-cell table:style-name="t17.B3" office:value-type="string">
            <text:p text:style-name="P31">$17-11</text:p>
          </table:table-cell>
          <table:table-cell table:style-name="t17.B3" office:value-type="string">
            <text:p text:style-name="P31">$17-21</text:p>
          </table:table-cell>
          <table:covered-table-cell/>
        </table:table-row>
        <table:table-row>
          <table:table-cell table:style-name="t17.A3" office:value-type="string">
            <text:p text:style-name="P30"><text:span text:style-name="T4">0,</text:span>7 <text:span text:style-name="T14">м</text:span>Зв/ч</text:p>
          </table:table-cell>
          <table:table-cell table:style-name="t17.B3" office:value-type="string">
            <text:p text:style-name="P31">$17-32</text:p>
          </table:table-cell>
          <table:table-cell table:style-name="t17.B3" office:value-type="string">
            <text:p text:style-name="P31">$17-42</text:p>
          </table:table-cell>
          <table:table-cell table:style-name="t17.B3" office:value-type="string">
            <text:p text:style-name="P31">$17-62</text:p>
          </table:table-cell>
          <table:table-cell table:style-name="t17.B3" office:value-type="string">
            <text:p text:style-name="P31">$17-72</text:p>
          </table:table-cell>
          <table:table-cell table:style-name="t17.B3" office:value-type="string">
            <text:p text:style-name="P31">$17-82</text:p>
          </table:table-cell>
          <table:table-cell table:style-name="t17.B3" office:value-type="string">
            <text:p text:style-name="P31">$17-02</text:p>
          </table:table-cell>
          <table:table-cell table:style-name="t17.B3" office:value-type="string">
            <text:p text:style-name="P31">$17-12</text:p>
          </table:table-cell>
          <table:table-cell table:style-name="t17.B3" office:value-type="string">
            <text:p text:style-name="P31">$17-22</text:p>
          </table:table-cell>
          <table:covered-table-cell/>
        </table:table-row>
        <table:table-row>
          <table:table-cell table:style-name="t17.A6" office:value-type="string">
            <text:p text:style-name="P30">7 <text:span text:style-name="T14">м</text:span>Зв/ч</text:p>
          </table:table-cell>
          <table:table-cell table:style-name="t17.B6" office:value-type="string">
            <text:p text:style-name="P31">$17-33</text:p>
          </table:table-cell>
          <table:table-cell table:style-name="t17.B6" office:value-type="string">
            <text:p text:style-name="P31">$17-43</text:p>
          </table:table-cell>
          <table:table-cell table:style-name="t17.B6" office:value-type="string">
            <text:p text:style-name="P31">$17-63</text:p>
          </table:table-cell>
          <table:table-cell table:style-name="t17.B6" office:value-type="string">
            <text:p text:style-name="P31">$17-73</text:p>
          </table:table-cell>
          <table:table-cell table:style-name="t17.B6" office:value-type="string">
            <text:p text:style-name="P31">$17-83</text:p>
          </table:table-cell>
          <table:table-cell table:style-name="t17.B6" office:value-type="string">
            <text:p text:style-name="P31">$17-03</text:p>
          </table:table-cell>
          <table:table-cell table:style-name="t17.B6" office:value-type="string">
            <text:p text:style-name="P31">$17-13</text:p>
          </table:table-cell>
          <table:table-cell table:style-name="t17.B6" office:value-type="string">
            <text:p text:style-name="P31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8"/>
        <table:table-column table:style-name="t23.J"/>
        <table:table-row>
          <table:table-cell table:style-name="t23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с БОИ-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3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23.B2" office:value-type="string">
            <text:p text:style-name="P50">№ ист.</text:p>
          </table:table-cell>
          <table:table-cell table:style-name="t23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23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23.B2" office:value-type="string">
            <text:p text:style-name="P39"><draw:frame draw:style-name="fr1" draw:name="Объект2" text:anchor-type="as-char" svg:y="-0.1752in" svg:width="0.2846in" style:rel-width="scale" svg:height="0.2354in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14">(10)</text:span></text:p>
          </table:table-cell>
          <table:table-cell table:style-name="t23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23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23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23.A3" office:value-type="string">
            <text:p text:style-name="P30"><text:span text:style-name="T4">7</text:span> <text:span text:style-name="T14">мкЗв</text:span>/ч</text:p>
          </table:table-cell>
          <table:table-cell table:style-name="t23.B3" office:value-type="string">
            <text:p text:style-name="P31">$23-30</text:p>
          </table:table-cell>
          <table:table-cell table:style-name="t23.B3" office:value-type="string">
            <text:p text:style-name="P31">$23-40</text:p>
          </table:table-cell>
          <table:table-cell table:style-name="t23.D3" office:value-type="string">
            <text:p text:style-name="P31">$23-60</text:p>
          </table:table-cell>
          <table:table-cell table:style-name="t23.D3" office:value-type="string">
            <text:p text:style-name="P31">$23-70</text:p>
          </table:table-cell>
          <table:table-cell table:style-name="t23.D3" office:value-type="string">
            <text:p text:style-name="P31">$23-80</text:p>
          </table:table-cell>
          <table:table-cell table:style-name="t23.B3" office:value-type="string">
            <text:p text:style-name="P31">$23-00</text:p>
          </table:table-cell>
          <table:table-cell table:style-name="t23.B3" office:value-type="string">
            <text:p text:style-name="P31">$23-10</text:p>
          </table:table-cell>
          <table:table-cell table:style-name="t23.B3" office:value-type="string">
            <text:p text:style-name="P31">$23-20</text:p>
          </table:table-cell>
          <table:table-cell table:style-name="t23.J3" table:number-rows-spanned="5" office:value-type="string">
            <text:p text:style-name="P5">±<text:span text:style-name="T14">20</text:span></text:p>
          </table:table-cell>
        </table:table-row>
        <table:table-row>
          <table:table-cell table:style-name="t23.A3" office:value-type="string">
            <text:p text:style-name="P30">7<text:span text:style-name="T4">0</text:span> <text:span text:style-name="T14">мкЗв</text:span>/ч</text:p>
          </table:table-cell>
          <table:table-cell table:style-name="t23.B3" office:value-type="string">
            <text:p text:style-name="P31">$23-31</text:p>
          </table:table-cell>
          <table:table-cell table:style-name="t23.B3" office:value-type="string">
            <text:p text:style-name="P31">$23-41</text:p>
          </table:table-cell>
          <table:table-cell table:style-name="t23.B3" office:value-type="string">
            <text:p text:style-name="P31">$23-61</text:p>
          </table:table-cell>
          <table:table-cell table:style-name="t23.B3" office:value-type="string">
            <text:p text:style-name="P31">$23-71</text:p>
          </table:table-cell>
          <table:table-cell table:style-name="t23.B3" office:value-type="string">
            <text:p text:style-name="P31">$23-81</text:p>
          </table:table-cell>
          <table:table-cell table:style-name="t23.B3" office:value-type="string">
            <text:p text:style-name="P31">$23-01</text:p>
          </table:table-cell>
          <table:table-cell table:style-name="t23.B3" office:value-type="string">
            <text:p text:style-name="P31">$23-11</text:p>
          </table:table-cell>
          <table:table-cell table:style-name="t23.B3" office:value-type="string">
            <text:p text:style-name="P31">$23-21</text:p>
          </table:table-cell>
          <table:covered-table-cell/>
        </table:table-row>
        <table:table-row>
          <table:table-cell table:style-name="t23.A3" office:value-type="string">
            <text:p text:style-name="P30"><text:span text:style-name="T4">0,</text:span>7 <text:span text:style-name="T14">м</text:span>Зв/ч</text:p>
          </table:table-cell>
          <table:table-cell table:style-name="t23.B3" office:value-type="string">
            <text:p text:style-name="P31">$23-32</text:p>
          </table:table-cell>
          <table:table-cell table:style-name="t23.B3" office:value-type="string">
            <text:p text:style-name="P31">$23-42</text:p>
          </table:table-cell>
          <table:table-cell table:style-name="t23.B3" office:value-type="string">
            <text:p text:style-name="P31">$23-62</text:p>
          </table:table-cell>
          <table:table-cell table:style-name="t23.B3" office:value-type="string">
            <text:p text:style-name="P31">$23-72</text:p>
          </table:table-cell>
          <table:table-cell table:style-name="t23.B3" office:value-type="string">
            <text:p text:style-name="P31">$23-82</text:p>
          </table:table-cell>
          <table:table-cell table:style-name="t23.B3" office:value-type="string">
            <text:p text:style-name="P31">$23-02</text:p>
          </table:table-cell>
          <table:table-cell table:style-name="t23.B3" office:value-type="string">
            <text:p text:style-name="P31">$23-12</text:p>
          </table:table-cell>
          <table:table-cell table:style-name="t23.B3" office:value-type="string">
            <text:p text:style-name="P31">$23-22</text:p>
          </table:table-cell>
          <table:covered-table-cell/>
        </table:table-row>
        <table:table-row>
          <table:table-cell table:style-name="t23.A3" office:value-type="string">
            <text:p text:style-name="P30">7 <text:span text:style-name="T14">м</text:span>Зв/ч</text:p>
          </table:table-cell>
          <table:table-cell table:style-name="t23.B3" office:value-type="string">
            <text:p text:style-name="P31">$23-33</text:p>
          </table:table-cell>
          <table:table-cell table:style-name="t23.B3" office:value-type="string">
            <text:p text:style-name="P31">$23-43</text:p>
          </table:table-cell>
          <table:table-cell table:style-name="t23.B3" office:value-type="string">
            <text:p text:style-name="P31">$23-63</text:p>
          </table:table-cell>
          <table:table-cell table:style-name="t23.B3" office:value-type="string">
            <text:p text:style-name="P31">$23-73</text:p>
          </table:table-cell>
          <table:table-cell table:style-name="t23.B3" office:value-type="string">
            <text:p text:style-name="P31">$23-83</text:p>
          </table:table-cell>
          <table:table-cell table:style-name="t23.B3" office:value-type="string">
            <text:p text:style-name="P31">$23-03</text:p>
          </table:table-cell>
          <table:table-cell table:style-name="t23.B3" office:value-type="string">
            <text:p text:style-name="P31">$23-13</text:p>
          </table:table-cell>
          <table:table-cell table:style-name="t23.B3" office:value-type="string">
            <text:p text:style-name="P31">$23-23</text:p>
          </table:table-cell>
          <table:covered-table-cell/>
        </table:table-row>
        <table:table-row>
          <table:table-cell table:style-name="t23.A7" office:value-type="string">
            <text:p text:style-name="P30"><text:span text:style-name="T4">70</text:span> <text:span text:style-name="T14">м</text:span>Зв/ч</text:p>
          </table:table-cell>
          <table:table-cell table:style-name="t23.B7" office:value-type="string">
            <text:p text:style-name="P31">$23-34</text:p>
          </table:table-cell>
          <table:table-cell table:style-name="t23.B7" office:value-type="string">
            <text:p text:style-name="P31">$23-44</text:p>
          </table:table-cell>
          <table:table-cell table:style-name="t23.B7" office:value-type="string">
            <text:p text:style-name="P31">$23-64</text:p>
          </table:table-cell>
          <table:table-cell table:style-name="t23.B7" office:value-type="string">
            <text:p text:style-name="P31">$23-74</text:p>
          </table:table-cell>
          <table:table-cell table:style-name="t23.B7" office:value-type="string">
            <text:p text:style-name="P31">$23-84</text:p>
          </table:table-cell>
          <table:table-cell table:style-name="t23.B7" office:value-type="string">
            <text:p text:style-name="P31">$23-04</text:p>
          </table:table-cell>
          <table:table-cell table:style-name="t23.B7" office:value-type="string">
            <text:p text:style-name="P31">$23-14</text:p>
          </table:table-cell>
          <table:table-cell table:style-name="t23.B7" office:value-type="string">
            <text:p text:style-name="P31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8"/>
        <table:table-column table:style-name="t24.J"/>
        <table:table-row>
          <table:table-cell table:style-name="t24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с БОИ-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4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24.B2" office:value-type="string">
            <text:p text:style-name="P50">№ ист.</text:p>
          </table:table-cell>
          <table:table-cell table:style-name="t24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24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24.B2" office:value-type="string">
            <text:p text:style-name="P39"><draw:frame draw:style-name="fr1" draw:name="Объект3" text:anchor-type="as-char" svg:y="-0.1752in" svg:width="0.2846in" style:rel-width="scale" svg:height="0.2354in" style:rel-height="scale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14">(10)</text:span></text:p>
          </table:table-cell>
          <table:table-cell table:style-name="t24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24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24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24.A3" office:value-type="string">
            <text:p text:style-name="P30"><text:span text:style-name="T4">7</text:span> <text:span text:style-name="T14">мкЗв</text:span>/ч</text:p>
          </table:table-cell>
          <table:table-cell table:style-name="t24.B3" office:value-type="string">
            <text:p text:style-name="P31">$24-30</text:p>
          </table:table-cell>
          <table:table-cell table:style-name="t24.B3" office:value-type="string">
            <text:p text:style-name="P31">$24-40</text:p>
          </table:table-cell>
          <table:table-cell table:style-name="t24.D3" office:value-type="string">
            <text:p text:style-name="P31">$24-60</text:p>
          </table:table-cell>
          <table:table-cell table:style-name="t24.D3" office:value-type="string">
            <text:p text:style-name="P31">$24-70</text:p>
          </table:table-cell>
          <table:table-cell table:style-name="t24.D3" office:value-type="string">
            <text:p text:style-name="P31">$24-80</text:p>
          </table:table-cell>
          <table:table-cell table:style-name="t24.B3" office:value-type="string">
            <text:p text:style-name="P31">$24-00</text:p>
          </table:table-cell>
          <table:table-cell table:style-name="t24.B3" office:value-type="string">
            <text:p text:style-name="P31">$24-10</text:p>
          </table:table-cell>
          <table:table-cell table:style-name="t24.B3" office:value-type="string">
            <text:p text:style-name="P31">$24-20</text:p>
          </table:table-cell>
          <table:table-cell table:style-name="t24.J3" table:number-rows-spanned="5" office:value-type="string">
            <text:p text:style-name="P5">±<text:span text:style-name="T14">20</text:span></text:p>
          </table:table-cell>
        </table:table-row>
        <table:table-row>
          <table:table-cell table:style-name="t24.A3" office:value-type="string">
            <text:p text:style-name="P30">7<text:span text:style-name="T4">0</text:span> <text:span text:style-name="T14">мкЗв</text:span>/ч</text:p>
          </table:table-cell>
          <table:table-cell table:style-name="t24.B3" office:value-type="string">
            <text:p text:style-name="P31">$24-31</text:p>
          </table:table-cell>
          <table:table-cell table:style-name="t24.B3" office:value-type="string">
            <text:p text:style-name="P31">$24-41</text:p>
          </table:table-cell>
          <table:table-cell table:style-name="t24.B3" office:value-type="string">
            <text:p text:style-name="P31">$24-61</text:p>
          </table:table-cell>
          <table:table-cell table:style-name="t24.B3" office:value-type="string">
            <text:p text:style-name="P31">$24-71</text:p>
          </table:table-cell>
          <table:table-cell table:style-name="t24.B3" office:value-type="string">
            <text:p text:style-name="P31">$24-81</text:p>
          </table:table-cell>
          <table:table-cell table:style-name="t24.B3" office:value-type="string">
            <text:p text:style-name="P31">$24-01</text:p>
          </table:table-cell>
          <table:table-cell table:style-name="t24.B3" office:value-type="string">
            <text:p text:style-name="P31">$24-11</text:p>
          </table:table-cell>
          <table:table-cell table:style-name="t24.B3" office:value-type="string">
            <text:p text:style-name="P31">$24-21</text:p>
          </table:table-cell>
          <table:covered-table-cell/>
        </table:table-row>
        <table:table-row>
          <table:table-cell table:style-name="t24.A3" office:value-type="string">
            <text:p text:style-name="P30"><text:span text:style-name="T4">0,</text:span>7 <text:span text:style-name="T14">м</text:span>Зв/ч</text:p>
          </table:table-cell>
          <table:table-cell table:style-name="t24.B3" office:value-type="string">
            <text:p text:style-name="P31">$24-32</text:p>
          </table:table-cell>
          <table:table-cell table:style-name="t24.B3" office:value-type="string">
            <text:p text:style-name="P31">$24-42</text:p>
          </table:table-cell>
          <table:table-cell table:style-name="t24.B3" office:value-type="string">
            <text:p text:style-name="P31">$24-62</text:p>
          </table:table-cell>
          <table:table-cell table:style-name="t24.B3" office:value-type="string">
            <text:p text:style-name="P31">$24-72</text:p>
          </table:table-cell>
          <table:table-cell table:style-name="t24.B3" office:value-type="string">
            <text:p text:style-name="P31">$24-82</text:p>
          </table:table-cell>
          <table:table-cell table:style-name="t24.B3" office:value-type="string">
            <text:p text:style-name="P31">$24-02</text:p>
          </table:table-cell>
          <table:table-cell table:style-name="t24.B3" office:value-type="string">
            <text:p text:style-name="P31">$24-12</text:p>
          </table:table-cell>
          <table:table-cell table:style-name="t24.B3" office:value-type="string">
            <text:p text:style-name="P31">$24-22</text:p>
          </table:table-cell>
          <table:covered-table-cell/>
        </table:table-row>
        <table:table-row>
          <table:table-cell table:style-name="t24.A3" office:value-type="string">
            <text:p text:style-name="P30">7 <text:span text:style-name="T14">м</text:span>Зв/ч</text:p>
          </table:table-cell>
          <table:table-cell table:style-name="t24.B3" office:value-type="string">
            <text:p text:style-name="P31">$24-33</text:p>
          </table:table-cell>
          <table:table-cell table:style-name="t24.B3" office:value-type="string">
            <text:p text:style-name="P31">$24-43</text:p>
          </table:table-cell>
          <table:table-cell table:style-name="t24.B3" office:value-type="string">
            <text:p text:style-name="P31">$24-63</text:p>
          </table:table-cell>
          <table:table-cell table:style-name="t24.B3" office:value-type="string">
            <text:p text:style-name="P31">$24-73</text:p>
          </table:table-cell>
          <table:table-cell table:style-name="t24.B3" office:value-type="string">
            <text:p text:style-name="P31">$24-83</text:p>
          </table:table-cell>
          <table:table-cell table:style-name="t24.B3" office:value-type="string">
            <text:p text:style-name="P31">$24-03</text:p>
          </table:table-cell>
          <table:table-cell table:style-name="t24.B3" office:value-type="string">
            <text:p text:style-name="P31">$24-13</text:p>
          </table:table-cell>
          <table:table-cell table:style-name="t24.B3" office:value-type="string">
            <text:p text:style-name="P31">$24-23</text:p>
          </table:table-cell>
          <table:covered-table-cell/>
        </table:table-row>
        <table:table-row>
          <table:table-cell table:style-name="t24.A7" office:value-type="string">
            <text:p text:style-name="P30"><text:span text:style-name="T4">70</text:span> <text:span text:style-name="T14">м</text:span>Зв/ч</text:p>
          </table:table-cell>
          <table:table-cell table:style-name="t24.B7" office:value-type="string">
            <text:p text:style-name="P31">$24-34</text:p>
          </table:table-cell>
          <table:table-cell table:style-name="t24.B7" office:value-type="string">
            <text:p text:style-name="P31">$24-44</text:p>
          </table:table-cell>
          <table:table-cell table:style-name="t24.B7" office:value-type="string">
            <text:p text:style-name="P31">$24-64</text:p>
          </table:table-cell>
          <table:table-cell table:style-name="t24.B7" office:value-type="string">
            <text:p text:style-name="P31">$24-74</text:p>
          </table:table-cell>
          <table:table-cell table:style-name="t24.B7" office:value-type="string">
            <text:p text:style-name="P31">$24-84</text:p>
          </table:table-cell>
          <table:table-cell table:style-name="t24.B7" office:value-type="string">
            <text:p text:style-name="P31">$24-04</text:p>
          </table:table-cell>
          <table:table-cell table:style-name="t24.B7" office:value-type="string">
            <text:p text:style-name="P31">$24-14</text:p>
          </table:table-cell>
          <table:table-cell table:style-name="t24.B7" office:value-type="string">
            <text:p text:style-name="P31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8"/>
        <table:table-column table:style-name="t18.J"/>
        <table:table-row>
          <table:table-cell table:style-name="t18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с БОИ-4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8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18.B2" office:value-type="string">
            <text:p text:style-name="P50">№ ист.</text:p>
          </table:table-cell>
          <table:table-cell table:style-name="t18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18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18.B2" office:value-type="string">
            <text:p text:style-name="P39"><draw:frame draw:style-name="fr1" draw:name="Объект4" text:anchor-type="as-char" svg:y="-0.1752in" svg:width="0.2846in" style:rel-width="scale" svg:height="0.2354in" style:rel-height="scale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text:span text:style-name="T14">(10)</text:span></text:p>
          </table:table-cell>
          <table:table-cell table:style-name="t18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18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18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18.A3" office:value-type="string">
            <text:p text:style-name="P30">7 <text:span text:style-name="T14">мкЗв</text:span>/ч</text:p>
          </table:table-cell>
          <table:table-cell table:style-name="t18.B3" office:value-type="string">
            <text:p text:style-name="P31">$18-30</text:p>
          </table:table-cell>
          <table:table-cell table:style-name="t18.B3" office:value-type="string">
            <text:p text:style-name="P31">$18-40</text:p>
          </table:table-cell>
          <table:table-cell table:style-name="t18.D3" office:value-type="string">
            <text:p text:style-name="P31">$18-60</text:p>
          </table:table-cell>
          <table:table-cell table:style-name="t18.D3" office:value-type="string">
            <text:p text:style-name="P31">$18-70</text:p>
          </table:table-cell>
          <table:table-cell table:style-name="t18.D3" office:value-type="string">
            <text:p text:style-name="P31">$18-80</text:p>
          </table:table-cell>
          <table:table-cell table:style-name="t18.B3" office:value-type="string">
            <text:p text:style-name="P31">$18-00</text:p>
          </table:table-cell>
          <table:table-cell table:style-name="t18.B3" office:value-type="string">
            <text:p text:style-name="P31">$18-10</text:p>
          </table:table-cell>
          <table:table-cell table:style-name="t18.B3" office:value-type="string">
            <text:p text:style-name="P31">$18-20</text:p>
          </table:table-cell>
          <table:table-cell table:style-name="t18.J3" table:number-rows-spanned="5" office:value-type="string">
            <text:p text:style-name="P5">±<text:span text:style-name="T14">20</text:span></text:p>
          </table:table-cell>
        </table:table-row>
        <table:table-row>
          <table:table-cell table:style-name="t18.A3" office:value-type="string">
            <text:p text:style-name="P30">7<text:span text:style-name="T4">0</text:span> <text:span text:style-name="T14">мкЗв</text:span>/ч</text:p>
          </table:table-cell>
          <table:table-cell table:style-name="t18.B3" office:value-type="string">
            <text:p text:style-name="P31">$18-31</text:p>
          </table:table-cell>
          <table:table-cell table:style-name="t18.B3" office:value-type="string">
            <text:p text:style-name="P31">$18-41</text:p>
          </table:table-cell>
          <table:table-cell table:style-name="t18.B3" office:value-type="string">
            <text:p text:style-name="P31">$18-61</text:p>
          </table:table-cell>
          <table:table-cell table:style-name="t18.B3" office:value-type="string">
            <text:p text:style-name="P31">$18-71</text:p>
          </table:table-cell>
          <table:table-cell table:style-name="t18.B3" office:value-type="string">
            <text:p text:style-name="P31">$18-81</text:p>
          </table:table-cell>
          <table:table-cell table:style-name="t18.B3" office:value-type="string">
            <text:p text:style-name="P31">$18-01</text:p>
          </table:table-cell>
          <table:table-cell table:style-name="t18.B3" office:value-type="string">
            <text:p text:style-name="P31">$18-11</text:p>
          </table:table-cell>
          <table:table-cell table:style-name="t18.B3" office:value-type="string">
            <text:p text:style-name="P31">$18-21</text:p>
          </table:table-cell>
          <table:covered-table-cell/>
        </table:table-row>
        <table:table-row>
          <table:table-cell table:style-name="t18.A3" office:value-type="string">
            <text:p text:style-name="P30"><text:span text:style-name="T4">0,</text:span>7 <text:span text:style-name="T14">м</text:span>Зв/ч</text:p>
          </table:table-cell>
          <table:table-cell table:style-name="t18.B3" office:value-type="string">
            <text:p text:style-name="P31">$18-32</text:p>
          </table:table-cell>
          <table:table-cell table:style-name="t18.B3" office:value-type="string">
            <text:p text:style-name="P31">$18-42</text:p>
          </table:table-cell>
          <table:table-cell table:style-name="t18.B3" office:value-type="string">
            <text:p text:style-name="P31">$18-62</text:p>
          </table:table-cell>
          <table:table-cell table:style-name="t18.B3" office:value-type="string">
            <text:p text:style-name="P31">$18-72</text:p>
          </table:table-cell>
          <table:table-cell table:style-name="t18.B3" office:value-type="string">
            <text:p text:style-name="P31">$18-82</text:p>
          </table:table-cell>
          <table:table-cell table:style-name="t18.B3" office:value-type="string">
            <text:p text:style-name="P31">$18-02</text:p>
          </table:table-cell>
          <table:table-cell table:style-name="t18.B3" office:value-type="string">
            <text:p text:style-name="P31">$18-12</text:p>
          </table:table-cell>
          <table:table-cell table:style-name="t18.B3" office:value-type="string">
            <text:p text:style-name="P31">$18-22</text:p>
          </table:table-cell>
          <table:covered-table-cell/>
        </table:table-row>
        <table:table-row>
          <table:table-cell table:style-name="t18.A3" office:value-type="string">
            <text:p text:style-name="P30">7 <text:span text:style-name="T14">м</text:span>Зв/ч</text:p>
          </table:table-cell>
          <table:table-cell table:style-name="t18.B3" office:value-type="string">
            <text:p text:style-name="P31">$18-33</text:p>
          </table:table-cell>
          <table:table-cell table:style-name="t18.B3" office:value-type="string">
            <text:p text:style-name="P31">$18-43</text:p>
          </table:table-cell>
          <table:table-cell table:style-name="t18.B3" office:value-type="string">
            <text:p text:style-name="P31">$18-63</text:p>
          </table:table-cell>
          <table:table-cell table:style-name="t18.B3" office:value-type="string">
            <text:p text:style-name="P31">$18-73</text:p>
          </table:table-cell>
          <table:table-cell table:style-name="t18.B3" office:value-type="string">
            <text:p text:style-name="P31">$18-83</text:p>
          </table:table-cell>
          <table:table-cell table:style-name="t18.B3" office:value-type="string">
            <text:p text:style-name="P31">$18-03</text:p>
          </table:table-cell>
          <table:table-cell table:style-name="t18.B3" office:value-type="string">
            <text:p text:style-name="P31">$18-13</text:p>
          </table:table-cell>
          <table:table-cell table:style-name="t18.B3" office:value-type="string">
            <text:p text:style-name="P31">$18-23</text:p>
          </table:table-cell>
          <table:covered-table-cell/>
        </table:table-row>
        <table:table-row>
          <table:table-cell table:style-name="t18.A7" office:value-type="string">
            <text:p text:style-name="P30"><text:span text:style-name="T4">70</text:span> <text:span text:style-name="T14">м</text:span>Зв/ч</text:p>
          </table:table-cell>
          <table:table-cell table:style-name="t18.B7" office:value-type="string">
            <text:p text:style-name="P31">$18-3<text:span text:style-name="T4">4</text:span></text:p>
          </table:table-cell>
          <table:table-cell table:style-name="t18.B7" office:value-type="string">
            <text:p text:style-name="P31">$18-4<text:span text:style-name="T4">4</text:span></text:p>
          </table:table-cell>
          <table:table-cell table:style-name="t18.B7" office:value-type="string">
            <text:p text:style-name="P31">$18-6<text:span text:style-name="T4">4</text:span></text:p>
          </table:table-cell>
          <table:table-cell table:style-name="t18.B7" office:value-type="string">
            <text:p text:style-name="P31">$18-7<text:span text:style-name="T4">4</text:span></text:p>
          </table:table-cell>
          <table:table-cell table:style-name="t18.B7" office:value-type="string">
            <text:p text:style-name="P31">$18-8<text:span text:style-name="T4">4</text:span></text:p>
          </table:table-cell>
          <table:table-cell table:style-name="t18.B7" office:value-type="string">
            <text:p text:style-name="P31">$18-0<text:span text:style-name="T4">4</text:span></text:p>
          </table:table-cell>
          <table:table-cell table:style-name="t18.B7" office:value-type="string">
            <text:p text:style-name="P31">$18-1<text:span text:style-name="T4">4</text:span></text:p>
          </table:table-cell>
          <table:table-cell table:style-name="t18.B7" office:value-type="string">
            <text:p text:style-name="P31">$18-2<text:span text:style-name="T4">4</text:span></text:p>
          </table:table-cell>
          <table:covered-table-cell/>
        </table:table-row>
      </table:table>
      <table:table table:name="t29" table:style-name="t29">
        <table:table-column table:style-name="t29.A"/>
        <table:table-column table:style-name="t29.B" table:number-columns-repeated="8"/>
        <table:table-column table:style-name="t29.J"/>
        <table:table-row>
          <table:table-cell table:style-name="t29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с БОИ-5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9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29.B2" office:value-type="string">
            <text:p text:style-name="P50">№ ист.</text:p>
          </table:table-cell>
          <table:table-cell table:style-name="t29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29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29.B2" office:value-type="string">
            <text:p text:style-name="P39"><draw:frame draw:style-name="fr1" draw:name="Объект5" text:anchor-type="as-char" svg:y="-0.1752in" svg:width="0.2846in" style:rel-width="scale" svg:height="0.2354in" style:rel-height="scale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T14">(10)</text:span></text:p>
          </table:table-cell>
          <table:table-cell table:style-name="t29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29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29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29.A3" office:value-type="string">
            <text:p text:style-name="P30"><text:span text:style-name="T4">20</text:span> <text:span text:style-name="T14">мкЗв</text:span>/ч</text:p>
          </table:table-cell>
          <table:table-cell table:style-name="t29.B3" office:value-type="string">
            <text:p text:style-name="P31">$29-30</text:p>
          </table:table-cell>
          <table:table-cell table:style-name="t29.B3" office:value-type="string">
            <text:p text:style-name="P31">$29-40</text:p>
          </table:table-cell>
          <table:table-cell table:style-name="t29.D3" office:value-type="string">
            <text:p text:style-name="P31">$29-60</text:p>
          </table:table-cell>
          <table:table-cell table:style-name="t29.D3" office:value-type="string">
            <text:p text:style-name="P31">$29-70</text:p>
          </table:table-cell>
          <table:table-cell table:style-name="t29.D3" office:value-type="string">
            <text:p text:style-name="P31">$29-80</text:p>
          </table:table-cell>
          <table:table-cell table:style-name="t29.B3" office:value-type="string">
            <text:p text:style-name="P31">$29-00</text:p>
          </table:table-cell>
          <table:table-cell table:style-name="t29.B3" office:value-type="string">
            <text:p text:style-name="P31">$29-10</text:p>
          </table:table-cell>
          <table:table-cell table:style-name="t29.B3" office:value-type="string">
            <text:p text:style-name="P31">$29-20</text:p>
          </table:table-cell>
          <table:table-cell table:style-name="t29.J3" table:number-rows-spanned="5" office:value-type="string">
            <text:p text:style-name="P5">±<text:span text:style-name="T14">20</text:span></text:p>
          </table:table-cell>
        </table:table-row>
        <table:table-row>
          <table:table-cell table:style-name="t29.A3" office:value-type="string">
            <text:p text:style-name="P30">7<text:span text:style-name="T4">0</text:span> <text:span text:style-name="T14">мкЗв</text:span>/ч</text:p>
          </table:table-cell>
          <table:table-cell table:style-name="t29.B3" office:value-type="string">
            <text:p text:style-name="P31">$29-31</text:p>
          </table:table-cell>
          <table:table-cell table:style-name="t29.B3" office:value-type="string">
            <text:p text:style-name="P31">$29-41</text:p>
          </table:table-cell>
          <table:table-cell table:style-name="t29.B3" office:value-type="string">
            <text:p text:style-name="P31">$29-61</text:p>
          </table:table-cell>
          <table:table-cell table:style-name="t29.B3" office:value-type="string">
            <text:p text:style-name="P31">$29-71</text:p>
          </table:table-cell>
          <table:table-cell table:style-name="t29.B3" office:value-type="string">
            <text:p text:style-name="P31">$29-81</text:p>
          </table:table-cell>
          <table:table-cell table:style-name="t29.B3" office:value-type="string">
            <text:p text:style-name="P31">$29-01</text:p>
          </table:table-cell>
          <table:table-cell table:style-name="t29.B3" office:value-type="string">
            <text:p text:style-name="P31">$29-11</text:p>
          </table:table-cell>
          <table:table-cell table:style-name="t29.B3" office:value-type="string">
            <text:p text:style-name="P31">$29-21</text:p>
          </table:table-cell>
          <table:covered-table-cell/>
        </table:table-row>
        <table:table-row>
          <table:table-cell table:style-name="t29.A3" office:value-type="string">
            <text:p text:style-name="P30"><text:span text:style-name="T4">0,</text:span>7 <text:span text:style-name="T14">м</text:span>Зв/ч</text:p>
          </table:table-cell>
          <table:table-cell table:style-name="t29.B3" office:value-type="string">
            <text:p text:style-name="P31">$29-32</text:p>
          </table:table-cell>
          <table:table-cell table:style-name="t29.B3" office:value-type="string">
            <text:p text:style-name="P31">$29-42</text:p>
          </table:table-cell>
          <table:table-cell table:style-name="t29.B3" office:value-type="string">
            <text:p text:style-name="P31">$29-62</text:p>
          </table:table-cell>
          <table:table-cell table:style-name="t29.B3" office:value-type="string">
            <text:p text:style-name="P31">$29-72</text:p>
          </table:table-cell>
          <table:table-cell table:style-name="t29.B3" office:value-type="string">
            <text:p text:style-name="P31">$29-82</text:p>
          </table:table-cell>
          <table:table-cell table:style-name="t29.B3" office:value-type="string">
            <text:p text:style-name="P31">$29-02</text:p>
          </table:table-cell>
          <table:table-cell table:style-name="t29.B3" office:value-type="string">
            <text:p text:style-name="P31">$29-12</text:p>
          </table:table-cell>
          <table:table-cell table:style-name="t29.B3" office:value-type="string">
            <text:p text:style-name="P31">$29-22</text:p>
          </table:table-cell>
          <table:covered-table-cell/>
        </table:table-row>
        <table:table-row>
          <table:table-cell table:style-name="t29.A3" office:value-type="string">
            <text:p text:style-name="P30">7 <text:span text:style-name="T14">м</text:span>Зв/ч</text:p>
          </table:table-cell>
          <table:table-cell table:style-name="t29.B3" office:value-type="string">
            <text:p text:style-name="P31">$29-33</text:p>
          </table:table-cell>
          <table:table-cell table:style-name="t29.B3" office:value-type="string">
            <text:p text:style-name="P31">$29-43</text:p>
          </table:table-cell>
          <table:table-cell table:style-name="t29.B3" office:value-type="string">
            <text:p text:style-name="P31">$29-63</text:p>
          </table:table-cell>
          <table:table-cell table:style-name="t29.B3" office:value-type="string">
            <text:p text:style-name="P31">$29-73</text:p>
          </table:table-cell>
          <table:table-cell table:style-name="t29.B3" office:value-type="string">
            <text:p text:style-name="P31">$29-83</text:p>
          </table:table-cell>
          <table:table-cell table:style-name="t29.B3" office:value-type="string">
            <text:p text:style-name="P31">$29-03</text:p>
          </table:table-cell>
          <table:table-cell table:style-name="t29.B3" office:value-type="string">
            <text:p text:style-name="P31">$29-13</text:p>
          </table:table-cell>
          <table:table-cell table:style-name="t29.B3" office:value-type="string">
            <text:p text:style-name="P31">$29-23</text:p>
          </table:table-cell>
          <table:covered-table-cell/>
        </table:table-row>
        <table:table-row>
          <table:table-cell table:style-name="t29.A7" office:value-type="string">
            <text:p text:style-name="P30"><text:span text:style-name="T4">70</text:span> <text:span text:style-name="T14">м</text:span>Зв/ч</text:p>
          </table:table-cell>
          <table:table-cell table:style-name="t29.B7" office:value-type="string">
            <text:p text:style-name="P31">$29-34</text:p>
          </table:table-cell>
          <table:table-cell table:style-name="t29.B7" office:value-type="string">
            <text:p text:style-name="P31">$29-44</text:p>
          </table:table-cell>
          <table:table-cell table:style-name="t29.B7" office:value-type="string">
            <text:p text:style-name="P31">$29-64</text:p>
          </table:table-cell>
          <table:table-cell table:style-name="t29.B7" office:value-type="string">
            <text:p text:style-name="P31">$29-74</text:p>
          </table:table-cell>
          <table:table-cell table:style-name="t29.B7" office:value-type="string">
            <text:p text:style-name="P31">$29-84</text:p>
          </table:table-cell>
          <table:table-cell table:style-name="t29.B7" office:value-type="string">
            <text:p text:style-name="P31">$29-04</text:p>
          </table:table-cell>
          <table:table-cell table:style-name="t29.B7" office:value-type="string">
            <text:p text:style-name="P31">$29-14</text:p>
          </table:table-cell>
          <table:table-cell table:style-name="t29.B7" office:value-type="string">
            <text:p text:style-name="P31">$29-24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8"/>
        <table:table-column table:style-name="t1.J"/>
        <text:soft-page-break/>
        <table:table-row>
          <table:table-cell table:style-name="t1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БДКГ-0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1.B2" office:value-type="string">
            <text:p text:style-name="P50">№ ист.</text:p>
          </table:table-cell>
          <table:table-cell table:style-name="t1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1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1.B2" office:value-type="string">
            <text:p text:style-name="P39"><draw:frame draw:style-name="fr1" draw:name="Объект6" text:anchor-type="as-char" svg:y="-0.1752in" svg:width="0.2846in" style:rel-width="scale" svg:height="0.2354in" style:rel-height="scale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T14">(10)</text:span></text:p>
          </table:table-cell>
          <table:table-cell table:style-name="t1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1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1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1.A3" office:value-type="string">
            <text:p text:style-name="P34">фон (мкЗв/ч)</text:p>
          </table:table-cell>
          <table:table-cell table:style-name="t1.B3" office:value-type="string">
            <text:p text:style-name="P35">—</text:p>
          </table:table-cell>
          <table:table-cell table:style-name="t1.B3" office:value-type="string">
            <text:p text:style-name="P35">—</text:p>
          </table:table-cell>
          <table:table-cell table:style-name="t1.B3" office:value-type="string">
            <text:p text:style-name="P35">0,10</text:p>
          </table:table-cell>
          <table:table-cell table:style-name="t1.B3" office:value-type="string">
            <text:p text:style-name="P35">0,10</text:p>
          </table:table-cell>
          <table:table-cell table:style-name="t1.B3" office:value-type="string">
            <text:p text:style-name="P35">0,10</text:p>
          </table:table-cell>
          <table:table-cell table:style-name="t1.B3" office:value-type="string">
            <text:p text:style-name="P35">0,10</text:p>
          </table:table-cell>
          <table:table-cell table:style-name="t1.B3" office:value-type="string">
            <text:p text:style-name="P35">—</text:p>
          </table:table-cell>
          <table:table-cell table:style-name="t1.B3" office:value-type="string">
            <text:p text:style-name="P35">—</text:p>
          </table:table-cell>
          <table:table-cell table:style-name="t1.J3" office:value-type="string">
            <text:p text:style-name="P35">—</text:p>
          </table:table-cell>
        </table:table-row>
        <table:table-row>
          <table:table-cell table:style-name="t1.A3" office:value-type="string">
            <text:p text:style-name="P30">0,7 мкЗв/ч</text:p>
          </table:table-cell>
          <table:table-cell table:style-name="t1.B3" office:value-type="string">
            <text:p text:style-name="P31">$1-30</text:p>
          </table:table-cell>
          <table:table-cell table:style-name="t1.B3" office:value-type="string">
            <text:p text:style-name="P31">$1-40</text:p>
          </table:table-cell>
          <table:table-cell table:style-name="t1.B3" office:value-type="string">
            <text:p text:style-name="P31">$1-60</text:p>
          </table:table-cell>
          <table:table-cell table:style-name="t1.B3" office:value-type="string">
            <text:p text:style-name="P31">$1-70</text:p>
          </table:table-cell>
          <table:table-cell table:style-name="t1.B3" office:value-type="string">
            <text:p text:style-name="P31">$1-80</text:p>
          </table:table-cell>
          <table:table-cell table:style-name="t1.B3" office:value-type="string">
            <text:p text:style-name="P31">$1-00</text:p>
          </table:table-cell>
          <table:table-cell table:style-name="t1.B3" office:value-type="string">
            <text:p text:style-name="P31">$1-10</text:p>
          </table:table-cell>
          <table:table-cell table:style-name="t1.B3" office:value-type="string">
            <text:p text:style-name="P31">$1-20</text:p>
          </table:table-cell>
          <table:table-cell table:style-name="t1.J4" table:number-rows-spanned="8" office:value-type="string">
            <text:p text:style-name="P5">±<text:span text:style-name="T14">20</text:span></text:p>
          </table:table-cell>
        </table:table-row>
        <table:table-row>
          <table:table-cell table:style-name="t1.A3" office:value-type="string">
            <text:p text:style-name="P30">7 мкЗв/ч</text:p>
          </table:table-cell>
          <table:table-cell table:style-name="t1.B3" office:value-type="string">
            <text:p text:style-name="P31">$1-31</text:p>
          </table:table-cell>
          <table:table-cell table:style-name="t1.B3" office:value-type="string">
            <text:p text:style-name="P31">$1-41</text:p>
          </table:table-cell>
          <table:table-cell table:style-name="t1.B3" office:value-type="string">
            <text:p text:style-name="P31">$1-61</text:p>
          </table:table-cell>
          <table:table-cell table:style-name="t1.B3" office:value-type="string">
            <text:p text:style-name="P31">$1-71</text:p>
          </table:table-cell>
          <table:table-cell table:style-name="t1.B3" office:value-type="string">
            <text:p text:style-name="P31">$1-81</text:p>
          </table:table-cell>
          <table:table-cell table:style-name="t1.B3" office:value-type="string">
            <text:p text:style-name="P31">$1-01</text:p>
          </table:table-cell>
          <table:table-cell table:style-name="t1.B3" office:value-type="string">
            <text:p text:style-name="P31">$1-11</text:p>
          </table:table-cell>
          <table:table-cell table:style-name="t1.B3" office:value-type="string">
            <text:p text:style-name="P31">$1-21</text:p>
          </table:table-cell>
          <table:covered-table-cell/>
        </table:table-row>
        <table:table-row>
          <table:table-cell table:style-name="t1.A3" office:value-type="string">
            <text:p text:style-name="P30">70 мкЗв/ч</text:p>
          </table:table-cell>
          <table:table-cell table:style-name="t1.B3" office:value-type="string">
            <text:p text:style-name="P31">$1-32</text:p>
          </table:table-cell>
          <table:table-cell table:style-name="t1.B3" office:value-type="string">
            <text:p text:style-name="P31">$1-42</text:p>
          </table:table-cell>
          <table:table-cell table:style-name="t1.B3" office:value-type="string">
            <text:p text:style-name="P31">$1-62</text:p>
          </table:table-cell>
          <table:table-cell table:style-name="t1.B3" office:value-type="string">
            <text:p text:style-name="P31">$1-72</text:p>
          </table:table-cell>
          <table:table-cell table:style-name="t1.B3" office:value-type="string">
            <text:p text:style-name="P31">$1-82</text:p>
          </table:table-cell>
          <table:table-cell table:style-name="t1.B3" office:value-type="string">
            <text:p text:style-name="P31">$1-02</text:p>
          </table:table-cell>
          <table:table-cell table:style-name="t1.B3" office:value-type="string">
            <text:p text:style-name="P31">$1-12</text:p>
          </table:table-cell>
          <table:table-cell table:style-name="t1.B3" office:value-type="string">
            <text:p text:style-name="P31">$1-22</text:p>
          </table:table-cell>
          <table:covered-table-cell/>
        </table:table-row>
        <table:table-row>
          <table:table-cell table:style-name="t1.A3" office:value-type="string">
            <text:p text:style-name="P30">0,7 мЗв/ч</text:p>
          </table:table-cell>
          <table:table-cell table:style-name="t1.B3" office:value-type="string">
            <text:p text:style-name="P31">$1-33</text:p>
          </table:table-cell>
          <table:table-cell table:style-name="t1.B3" office:value-type="string">
            <text:p text:style-name="P31">$1-43</text:p>
          </table:table-cell>
          <table:table-cell table:style-name="t1.B3" office:value-type="string">
            <text:p text:style-name="P31">$1-63</text:p>
          </table:table-cell>
          <table:table-cell table:style-name="t1.B3" office:value-type="string">
            <text:p text:style-name="P31">$1-73</text:p>
          </table:table-cell>
          <table:table-cell table:style-name="t1.B3" office:value-type="string">
            <text:p text:style-name="P31">$1-83</text:p>
          </table:table-cell>
          <table:table-cell table:style-name="t1.B3" office:value-type="string">
            <text:p text:style-name="P31">$1-03</text:p>
          </table:table-cell>
          <table:table-cell table:style-name="t1.B3" office:value-type="string">
            <text:p text:style-name="P31">$1-13</text:p>
          </table:table-cell>
          <table:table-cell table:style-name="t1.B3" office:value-type="string">
            <text:p text:style-name="P31">$1-23</text:p>
          </table:table-cell>
          <table:covered-table-cell/>
        </table:table-row>
        <table:table-row>
          <table:table-cell table:style-name="t1.A3" office:value-type="string">
            <text:p text:style-name="P30">7,0 мЗв/ч</text:p>
          </table:table-cell>
          <table:table-cell table:style-name="t1.B3" office:value-type="string">
            <text:p text:style-name="P31">$1-34</text:p>
          </table:table-cell>
          <table:table-cell table:style-name="t1.B3" office:value-type="string">
            <text:p text:style-name="P31">$1-44</text:p>
          </table:table-cell>
          <table:table-cell table:style-name="t1.B3" office:value-type="string">
            <text:p text:style-name="P31">$1-64</text:p>
          </table:table-cell>
          <table:table-cell table:style-name="t1.B3" office:value-type="string">
            <text:p text:style-name="P31">$1-74</text:p>
          </table:table-cell>
          <table:table-cell table:style-name="t1.B3" office:value-type="string">
            <text:p text:style-name="P31">$1-84</text:p>
          </table:table-cell>
          <table:table-cell table:style-name="t1.B3" office:value-type="string">
            <text:p text:style-name="P31">$1-04</text:p>
          </table:table-cell>
          <table:table-cell table:style-name="t1.B3" office:value-type="string">
            <text:p text:style-name="P31">$1-14</text:p>
          </table:table-cell>
          <table:table-cell table:style-name="t1.B3" office:value-type="string">
            <text:p text:style-name="P31">$1-24</text:p>
          </table:table-cell>
          <table:covered-table-cell/>
        </table:table-row>
        <table:table-row>
          <table:table-cell table:style-name="t1.A3" office:value-type="string">
            <text:p text:style-name="P30">70 мЗв/ч</text:p>
          </table:table-cell>
          <table:table-cell table:style-name="t1.B3" office:value-type="string">
            <text:p text:style-name="P31">$1-35</text:p>
          </table:table-cell>
          <table:table-cell table:style-name="t1.B3" office:value-type="string">
            <text:p text:style-name="P31">$1-45</text:p>
          </table:table-cell>
          <table:table-cell table:style-name="t1.B3" office:value-type="string">
            <text:p text:style-name="P31">$1-65</text:p>
          </table:table-cell>
          <table:table-cell table:style-name="t1.B3" office:value-type="string">
            <text:p text:style-name="P31">$1-75</text:p>
          </table:table-cell>
          <table:table-cell table:style-name="t1.B3" office:value-type="string">
            <text:p text:style-name="P31">$1-85</text:p>
          </table:table-cell>
          <table:table-cell table:style-name="t1.B3" office:value-type="string">
            <text:p text:style-name="P31">$1-05</text:p>
          </table:table-cell>
          <table:table-cell table:style-name="t1.B3" office:value-type="string">
            <text:p text:style-name="P31">$1-15</text:p>
          </table:table-cell>
          <table:table-cell table:style-name="t1.B3" office:value-type="string">
            <text:p text:style-name="P31">$1-25</text:p>
          </table:table-cell>
          <table:covered-table-cell/>
        </table:table-row>
        <table:table-row>
          <table:table-cell table:style-name="t1.A3" office:value-type="string">
            <text:p text:style-name="P30"><text:span text:style-name="T14">0,7</text:span> Зв/ч</text:p>
          </table:table-cell>
          <table:table-cell table:style-name="t1.B3" office:value-type="string">
            <text:p text:style-name="P31">$1-36</text:p>
          </table:table-cell>
          <table:table-cell table:style-name="t1.B3" office:value-type="string">
            <text:p text:style-name="P31">$1-46</text:p>
          </table:table-cell>
          <table:table-cell table:style-name="t1.B3" office:value-type="string">
            <text:p text:style-name="P31">$1-66</text:p>
          </table:table-cell>
          <table:table-cell table:style-name="t1.B3" office:value-type="string">
            <text:p text:style-name="P31">$1-76</text:p>
          </table:table-cell>
          <table:table-cell table:style-name="t1.B3" office:value-type="string">
            <text:p text:style-name="P31">$1-86</text:p>
          </table:table-cell>
          <table:table-cell table:style-name="t1.B3" office:value-type="string">
            <text:p text:style-name="P31">$1-06</text:p>
          </table:table-cell>
          <table:table-cell table:style-name="t1.B3" office:value-type="string">
            <text:p text:style-name="P31">$1-16</text:p>
          </table:table-cell>
          <table:table-cell table:style-name="t1.B3" office:value-type="string">
            <text:p text:style-name="P31">$1-26</text:p>
          </table:table-cell>
          <table:covered-table-cell/>
        </table:table-row>
        <table:table-row>
          <table:table-cell table:style-name="t1.A3" office:value-type="string">
            <text:p text:style-name="P30">7 Зв/ч</text:p>
          </table:table-cell>
          <table:table-cell table:style-name="t1.B3" office:value-type="string">
            <text:p text:style-name="P31">$1-37</text:p>
          </table:table-cell>
          <table:table-cell table:style-name="t1.B3" office:value-type="string">
            <text:p text:style-name="P31">$1-47</text:p>
          </table:table-cell>
          <table:table-cell table:style-name="t1.B3" office:value-type="string">
            <text:p text:style-name="P31">$1-67</text:p>
          </table:table-cell>
          <table:table-cell table:style-name="t1.B3" office:value-type="string">
            <text:p text:style-name="P31">$1-77</text:p>
          </table:table-cell>
          <table:table-cell table:style-name="t1.B3" office:value-type="string">
            <text:p text:style-name="P31">$1-87</text:p>
          </table:table-cell>
          <table:table-cell table:style-name="t1.B3" office:value-type="string">
            <text:p text:style-name="P31">$1-07</text:p>
          </table:table-cell>
          <table:table-cell table:style-name="t1.B3" office:value-type="string">
            <text:p text:style-name="P31">$1-17</text:p>
          </table:table-cell>
          <table:table-cell table:style-name="t1.B3" office:value-type="string">
            <text:p text:style-name="P31">$1-27</text:p>
          </table:table-cell>
          <table:covered-table-cell/>
        </table:table-row>
        <table:table-row>
          <table:table-cell table:style-name="t1.A12" table:number-columns-spanned="10" office:value-type="string">
            <text:p text:style-name="P37">В точке 0,7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8"/>
        <table:table-column table:style-name="t2.J"/>
        <table:table-row>
          <table:table-cell table:style-name="t2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БДКГ-03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2.B2" office:value-type="string">
            <text:p text:style-name="P50">№ ист.</text:p>
          </table:table-cell>
          <table:table-cell table:style-name="t2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2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2.B2" office:value-type="string">
            <text:p text:style-name="P39"><draw:frame draw:style-name="fr1" draw:name="Объект7" text:anchor-type="as-char" svg:y="-0.1752in" svg:width="0.2846in" style:rel-width="scale" svg:height="0.2354in" style:rel-height="scale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<text:span text:style-name="T14">(10)</text:span></text:p>
          </table:table-cell>
          <table:table-cell table:style-name="t2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2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2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2.A3" office:value-type="string">
            <text:p text:style-name="P34">фон (мкЗв/ч)</text:p>
          </table:table-cell>
          <table:table-cell table:style-name="t2.B3" office:value-type="string">
            <text:p text:style-name="P35">—</text:p>
          </table:table-cell>
          <table:table-cell table:style-name="t2.B3" office:value-type="string">
            <text:p text:style-name="P35">—</text:p>
          </table:table-cell>
          <table:table-cell table:style-name="t2.B3" office:value-type="string">
            <text:p text:style-name="P35">0,10</text:p>
          </table:table-cell>
          <table:table-cell table:style-name="t2.B3" office:value-type="string">
            <text:p text:style-name="P35">0,10</text:p>
          </table:table-cell>
          <table:table-cell table:style-name="t2.B3" office:value-type="string">
            <text:p text:style-name="P35">0,10</text:p>
          </table:table-cell>
          <table:table-cell table:style-name="t2.B3" office:value-type="string">
            <text:p text:style-name="P35">0,10</text:p>
          </table:table-cell>
          <table:table-cell table:style-name="t2.B3" office:value-type="string">
            <text:p text:style-name="P35">—</text:p>
          </table:table-cell>
          <table:table-cell table:style-name="t2.B3" office:value-type="string">
            <text:p text:style-name="P35">—</text:p>
          </table:table-cell>
          <table:table-cell table:style-name="t2.J3" office:value-type="string">
            <text:p text:style-name="P35">—</text:p>
          </table:table-cell>
        </table:table-row>
        <table:table-row>
          <table:table-cell table:style-name="t2.A3" office:value-type="string">
            <text:p text:style-name="P30"><text:span text:style-name="T4">0,07</text:span> мкЗв/ч</text:p>
          </table:table-cell>
          <table:table-cell table:style-name="t2.B3" office:value-type="string">
            <text:p text:style-name="P31">$2-30</text:p>
          </table:table-cell>
          <table:table-cell table:style-name="t2.B3" office:value-type="string">
            <text:p text:style-name="P31">$2-40</text:p>
          </table:table-cell>
          <table:table-cell table:style-name="t2.B3" office:value-type="string">
            <text:p text:style-name="P31">$2-60</text:p>
          </table:table-cell>
          <table:table-cell table:style-name="t2.B3" office:value-type="string">
            <text:p text:style-name="P31">$2-70</text:p>
          </table:table-cell>
          <table:table-cell table:style-name="t2.B3" office:value-type="string">
            <text:p text:style-name="P31">$2-80</text:p>
          </table:table-cell>
          <table:table-cell table:style-name="t2.B3" office:value-type="string">
            <text:p text:style-name="P31">$2-00</text:p>
          </table:table-cell>
          <table:table-cell table:style-name="t2.B3" office:value-type="string">
            <text:p text:style-name="P31">$2-10</text:p>
          </table:table-cell>
          <table:table-cell table:style-name="t2.B3" office:value-type="string">
            <text:p text:style-name="P31">$2-20</text:p>
          </table:table-cell>
          <table:table-cell table:style-name="t2.J4" table:number-rows-spanned="5" office:value-type="string">
            <text:p text:style-name="P5">±<text:span text:style-name="T14">20</text:span></text:p>
          </table:table-cell>
        </table:table-row>
        <table:table-row>
          <table:table-cell table:style-name="t2.A3" office:value-type="string">
            <text:p text:style-name="P30">0,7 мкЗв/ч</text:p>
          </table:table-cell>
          <table:table-cell table:style-name="t2.B3" office:value-type="string">
            <text:p text:style-name="P31">$2-31</text:p>
          </table:table-cell>
          <table:table-cell table:style-name="t2.B3" office:value-type="string">
            <text:p text:style-name="P31">$2-41</text:p>
          </table:table-cell>
          <table:table-cell table:style-name="t2.B3" office:value-type="string">
            <text:p text:style-name="P31">$2-61</text:p>
          </table:table-cell>
          <table:table-cell table:style-name="t2.B3" office:value-type="string">
            <text:p text:style-name="P31">$2-71</text:p>
          </table:table-cell>
          <table:table-cell table:style-name="t2.B3" office:value-type="string">
            <text:p text:style-name="P31">$2-81</text:p>
          </table:table-cell>
          <table:table-cell table:style-name="t2.B3" office:value-type="string">
            <text:p text:style-name="P31">$2-01</text:p>
          </table:table-cell>
          <table:table-cell table:style-name="t2.B3" office:value-type="string">
            <text:p text:style-name="P31">$2-11</text:p>
          </table:table-cell>
          <table:table-cell table:style-name="t2.B3" office:value-type="string">
            <text:p text:style-name="P31">$2-21</text:p>
          </table:table-cell>
          <table:covered-table-cell/>
        </table:table-row>
        <table:table-row>
          <table:table-cell table:style-name="t2.A3" office:value-type="string">
            <text:p text:style-name="P30">7 мкЗв/ч</text:p>
          </table:table-cell>
          <table:table-cell table:style-name="t2.B3" office:value-type="string">
            <text:p text:style-name="P31">$2-32</text:p>
          </table:table-cell>
          <table:table-cell table:style-name="t2.B3" office:value-type="string">
            <text:p text:style-name="P31">$2-42</text:p>
          </table:table-cell>
          <table:table-cell table:style-name="t2.B3" office:value-type="string">
            <text:p text:style-name="P31">$2-62</text:p>
          </table:table-cell>
          <table:table-cell table:style-name="t2.B3" office:value-type="string">
            <text:p text:style-name="P31">$2-72</text:p>
          </table:table-cell>
          <table:table-cell table:style-name="t2.B3" office:value-type="string">
            <text:p text:style-name="P31">$2-82</text:p>
          </table:table-cell>
          <table:table-cell table:style-name="t2.B3" office:value-type="string">
            <text:p text:style-name="P31">$2-02</text:p>
          </table:table-cell>
          <table:table-cell table:style-name="t2.B3" office:value-type="string">
            <text:p text:style-name="P31">$2-12</text:p>
          </table:table-cell>
          <table:table-cell table:style-name="t2.B3" office:value-type="string">
            <text:p text:style-name="P31">$2-22</text:p>
          </table:table-cell>
          <table:covered-table-cell/>
        </table:table-row>
        <table:table-row>
          <table:table-cell table:style-name="t2.A3" office:value-type="string">
            <text:p text:style-name="P30">70 мкЗв/ч</text:p>
          </table:table-cell>
          <table:table-cell table:style-name="t2.B3" office:value-type="string">
            <text:p text:style-name="P31">$2-33</text:p>
          </table:table-cell>
          <table:table-cell table:style-name="t2.B3" office:value-type="string">
            <text:p text:style-name="P31">$2-43</text:p>
          </table:table-cell>
          <table:table-cell table:style-name="t2.B3" office:value-type="string">
            <text:p text:style-name="P31">$2-63</text:p>
          </table:table-cell>
          <table:table-cell table:style-name="t2.B3" office:value-type="string">
            <text:p text:style-name="P31">$2-73</text:p>
          </table:table-cell>
          <table:table-cell table:style-name="t2.B3" office:value-type="string">
            <text:p text:style-name="P31">$2-83</text:p>
          </table:table-cell>
          <table:table-cell table:style-name="t2.B3" office:value-type="string">
            <text:p text:style-name="P31">$2-03</text:p>
          </table:table-cell>
          <table:table-cell table:style-name="t2.B3" office:value-type="string">
            <text:p text:style-name="P31">$2-13</text:p>
          </table:table-cell>
          <table:table-cell table:style-name="t2.B3" office:value-type="string">
            <text:p text:style-name="P31">$2-23</text:p>
          </table:table-cell>
          <table:covered-table-cell/>
        </table:table-row>
        <table:table-row>
          <table:table-cell table:style-name="t2.A3" office:value-type="string">
            <text:p text:style-name="P30"><text:span text:style-name="T14">240</text:span> <text:span text:style-name="T14">мкЗв</text:span>/ч</text:p>
          </table:table-cell>
          <table:table-cell table:style-name="t2.B3" office:value-type="string">
            <text:p text:style-name="P31">$2-34</text:p>
          </table:table-cell>
          <table:table-cell table:style-name="t2.B3" office:value-type="string">
            <text:p text:style-name="P31">$2-44</text:p>
          </table:table-cell>
          <table:table-cell table:style-name="t2.B3" office:value-type="string">
            <text:p text:style-name="P31">$2-64</text:p>
          </table:table-cell>
          <table:table-cell table:style-name="t2.B3" office:value-type="string">
            <text:p text:style-name="P31">$2-74</text:p>
          </table:table-cell>
          <table:table-cell table:style-name="t2.B3" office:value-type="string">
            <text:p text:style-name="P31">$2-84</text:p>
          </table:table-cell>
          <table:table-cell table:style-name="t2.B3" office:value-type="string">
            <text:p text:style-name="P31">$2-04</text:p>
          </table:table-cell>
          <table:table-cell table:style-name="t2.B3" office:value-type="string">
            <text:p text:style-name="P31">$2-14</text:p>
          </table:table-cell>
          <table:table-cell table:style-name="t2.B3" office:value-type="string">
            <text:p text:style-name="P31">$2-24</text:p>
          </table:table-cell>
          <table:covered-table-cell/>
        </table:table-row>
        <table:table-row>
          <table:table-cell table:style-name="t2.A9" table:number-columns-spanned="10" office:value-type="string">
            <text:p text:style-name="P37">В точк<text:span text:style-name="T14">ах</text:span> <text:span text:style-name="T4">0,07</text:span> мкЗв/ч <text:span text:style-name="T14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8"/>
        <table:table-column table:style-name="t3.J"/>
        <table:table-row>
          <table:table-cell table:style-name="t3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БДКГ-04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3.B2" office:value-type="string">
            <text:p text:style-name="P50">№ ист.</text:p>
          </table:table-cell>
          <table:table-cell table:style-name="t3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3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3.B2" office:value-type="string">
            <text:p text:style-name="P39"><draw:frame draw:style-name="fr1" draw:name="Объект8" text:anchor-type="as-char" svg:y="-0.1752in" svg:width="0.2846in" style:rel-width="scale" svg:height="0.2354in" style:rel-height="scale" draw:z-index="7"><draw:object xlink:href="./Object 9" xlink:type="simple" xlink:show="embed" xlink:actuate="onLoad"/><draw:image xlink:href="./ObjectReplacements/Object 9" xlink:type="simple" xlink:show="embed" xlink:actuate="onLoad"/><svg:desc>формула</svg:desc></draw:frame><text:span text:style-name="T14">(10)</text:span></text:p>
          </table:table-cell>
          <table:table-cell table:style-name="t3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3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3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3.A3" office:value-type="string">
            <text:p text:style-name="P34">фон (мкЗв/ч)</text:p>
          </table:table-cell>
          <table:table-cell table:style-name="t3.B3" office:value-type="string">
            <text:p text:style-name="P35">—</text:p>
          </table:table-cell>
          <table:table-cell table:style-name="t3.B3" office:value-type="string">
            <text:p text:style-name="P35">—</text:p>
          </table:table-cell>
          <table:table-cell table:style-name="t3.B3" office:value-type="string">
            <text:p text:style-name="P35">0,10</text:p>
          </table:table-cell>
          <table:table-cell table:style-name="t3.B3" office:value-type="string">
            <text:p text:style-name="P35">0,10</text:p>
          </table:table-cell>
          <table:table-cell table:style-name="t3.B3" office:value-type="string">
            <text:p text:style-name="P35">0,10</text:p>
          </table:table-cell>
          <table:table-cell table:style-name="t3.B3" office:value-type="string">
            <text:p text:style-name="P35">0,10</text:p>
          </table:table-cell>
          <table:table-cell table:style-name="t3.B3" office:value-type="string">
            <text:p text:style-name="P35">—</text:p>
          </table:table-cell>
          <table:table-cell table:style-name="t3.B3" office:value-type="string">
            <text:p text:style-name="P35">—</text:p>
          </table:table-cell>
          <table:table-cell table:style-name="t3.J3" office:value-type="string">
            <text:p text:style-name="P35">—</text:p>
          </table:table-cell>
        </table:table-row>
        <table:table-row>
          <table:table-cell table:style-name="t3.A3" office:value-type="string">
            <text:p text:style-name="P30"><text:span text:style-name="T4">0,07</text:span> мкЗв/ч</text:p>
          </table:table-cell>
          <table:table-cell table:style-name="t3.B3" office:value-type="string">
            <text:p text:style-name="P31">$3-30</text:p>
          </table:table-cell>
          <table:table-cell table:style-name="t3.B3" office:value-type="string">
            <text:p text:style-name="P31">$3-40</text:p>
          </table:table-cell>
          <table:table-cell table:style-name="t3.B3" office:value-type="string">
            <text:p text:style-name="P31">$3-60</text:p>
          </table:table-cell>
          <table:table-cell table:style-name="t3.B3" office:value-type="string">
            <text:p text:style-name="P31">$3-70</text:p>
          </table:table-cell>
          <table:table-cell table:style-name="t3.B3" office:value-type="string">
            <text:p text:style-name="P31">$3-80</text:p>
          </table:table-cell>
          <table:table-cell table:style-name="t3.B3" office:value-type="string">
            <text:p text:style-name="P31">$3-00</text:p>
          </table:table-cell>
          <table:table-cell table:style-name="t3.B3" office:value-type="string">
            <text:p text:style-name="P31">$3-10</text:p>
          </table:table-cell>
          <table:table-cell table:style-name="t3.B3" office:value-type="string">
            <text:p text:style-name="P31">$3-20</text:p>
          </table:table-cell>
          <table:table-cell table:style-name="t3.J4" table:number-rows-spanned="9" office:value-type="string">
            <text:p text:style-name="P5">±<text:span text:style-name="T14">20</text:span></text:p>
          </table:table-cell>
        </table:table-row>
        <table:table-row>
          <table:table-cell table:style-name="t3.A3" office:value-type="string">
            <text:p text:style-name="P30">0,7 мкЗв/ч</text:p>
          </table:table-cell>
          <table:table-cell table:style-name="t3.B3" office:value-type="string">
            <text:p text:style-name="P31">$3-31</text:p>
          </table:table-cell>
          <table:table-cell table:style-name="t3.B3" office:value-type="string">
            <text:p text:style-name="P31">$3-41</text:p>
          </table:table-cell>
          <table:table-cell table:style-name="t3.B3" office:value-type="string">
            <text:p text:style-name="P31">$3-61</text:p>
          </table:table-cell>
          <table:table-cell table:style-name="t3.B3" office:value-type="string">
            <text:p text:style-name="P31">$3-71</text:p>
          </table:table-cell>
          <table:table-cell table:style-name="t3.B3" office:value-type="string">
            <text:p text:style-name="P31">$3-81</text:p>
          </table:table-cell>
          <table:table-cell table:style-name="t3.B3" office:value-type="string">
            <text:p text:style-name="P31">$3-01</text:p>
          </table:table-cell>
          <table:table-cell table:style-name="t3.B3" office:value-type="string">
            <text:p text:style-name="P31">$3-11</text:p>
          </table:table-cell>
          <table:table-cell table:style-name="t3.B3" office:value-type="string">
            <text:p text:style-name="P31">$3-21</text:p>
          </table:table-cell>
          <table:covered-table-cell/>
        </table:table-row>
        <table:table-row>
          <table:table-cell table:style-name="t3.A3" office:value-type="string">
            <text:p text:style-name="P30">7 мкЗв/ч</text:p>
          </table:table-cell>
          <table:table-cell table:style-name="t3.B3" office:value-type="string">
            <text:p text:style-name="P31">$3-32</text:p>
          </table:table-cell>
          <table:table-cell table:style-name="t3.B3" office:value-type="string">
            <text:p text:style-name="P31">$3-42</text:p>
          </table:table-cell>
          <table:table-cell table:style-name="t3.B3" office:value-type="string">
            <text:p text:style-name="P31">$3-62</text:p>
          </table:table-cell>
          <table:table-cell table:style-name="t3.B3" office:value-type="string">
            <text:p text:style-name="P31">$3-72</text:p>
          </table:table-cell>
          <table:table-cell table:style-name="t3.B3" office:value-type="string">
            <text:p text:style-name="P31">$3-82</text:p>
          </table:table-cell>
          <table:table-cell table:style-name="t3.B3" office:value-type="string">
            <text:p text:style-name="P31">$3-02</text:p>
          </table:table-cell>
          <table:table-cell table:style-name="t3.B3" office:value-type="string">
            <text:p text:style-name="P31">$3-12</text:p>
          </table:table-cell>
          <table:table-cell table:style-name="t3.B3" office:value-type="string">
            <text:p text:style-name="P31">$3-22</text:p>
          </table:table-cell>
          <table:covered-table-cell/>
        </table:table-row>
        <table:table-row>
          <table:table-cell table:style-name="t3.A3" office:value-type="string">
            <text:p text:style-name="P30">70 мкЗв/ч</text:p>
          </table:table-cell>
          <table:table-cell table:style-name="t3.B3" office:value-type="string">
            <text:p text:style-name="P31">$3-33</text:p>
          </table:table-cell>
          <table:table-cell table:style-name="t3.B3" office:value-type="string">
            <text:p text:style-name="P31">$3-43</text:p>
          </table:table-cell>
          <table:table-cell table:style-name="t3.B3" office:value-type="string">
            <text:p text:style-name="P31">$3-63</text:p>
          </table:table-cell>
          <table:table-cell table:style-name="t3.B3" office:value-type="string">
            <text:p text:style-name="P31">$3-73</text:p>
          </table:table-cell>
          <table:table-cell table:style-name="t3.B3" office:value-type="string">
            <text:p text:style-name="P31">$3-83</text:p>
          </table:table-cell>
          <table:table-cell table:style-name="t3.B3" office:value-type="string">
            <text:p text:style-name="P31">$3-03</text:p>
          </table:table-cell>
          <table:table-cell table:style-name="t3.B3" office:value-type="string">
            <text:p text:style-name="P31">$3-13</text:p>
          </table:table-cell>
          <table:table-cell table:style-name="t3.B3" office:value-type="string">
            <text:p text:style-name="P31">$3-23</text:p>
          </table:table-cell>
          <table:covered-table-cell/>
        </table:table-row>
        <table:table-row>
          <table:table-cell table:style-name="t3.A3" office:value-type="string">
            <text:p text:style-name="P30">0,7 мЗв/ч</text:p>
          </table:table-cell>
          <table:table-cell table:style-name="t3.B3" office:value-type="string">
            <text:p text:style-name="P31">$3-34</text:p>
          </table:table-cell>
          <table:table-cell table:style-name="t3.B3" office:value-type="string">
            <text:p text:style-name="P31">$3-44</text:p>
          </table:table-cell>
          <table:table-cell table:style-name="t3.B3" office:value-type="string">
            <text:p text:style-name="P31">$3-64</text:p>
          </table:table-cell>
          <table:table-cell table:style-name="t3.B3" office:value-type="string">
            <text:p text:style-name="P31">$3-74</text:p>
          </table:table-cell>
          <table:table-cell table:style-name="t3.B3" office:value-type="string">
            <text:p text:style-name="P31">$3-84</text:p>
          </table:table-cell>
          <table:table-cell table:style-name="t3.B3" office:value-type="string">
            <text:p text:style-name="P31">$3-04</text:p>
          </table:table-cell>
          <table:table-cell table:style-name="t3.B3" office:value-type="string">
            <text:p text:style-name="P31">$3-14</text:p>
          </table:table-cell>
          <table:table-cell table:style-name="t3.B3" office:value-type="string">
            <text:p text:style-name="P31">$3-24</text:p>
          </table:table-cell>
          <table:covered-table-cell/>
        </table:table-row>
        <table:table-row>
          <table:table-cell table:style-name="t3.A3" office:value-type="string">
            <text:p text:style-name="P30">7,0 мЗв/ч</text:p>
          </table:table-cell>
          <table:table-cell table:style-name="t3.B3" office:value-type="string">
            <text:p text:style-name="P31">$3-35</text:p>
          </table:table-cell>
          <table:table-cell table:style-name="t3.B3" office:value-type="string">
            <text:p text:style-name="P31">$3-45</text:p>
          </table:table-cell>
          <table:table-cell table:style-name="t3.B3" office:value-type="string">
            <text:p text:style-name="P31">$3-65</text:p>
          </table:table-cell>
          <table:table-cell table:style-name="t3.B3" office:value-type="string">
            <text:p text:style-name="P31">$3-75</text:p>
          </table:table-cell>
          <table:table-cell table:style-name="t3.B3" office:value-type="string">
            <text:p text:style-name="P31">$3-85</text:p>
          </table:table-cell>
          <table:table-cell table:style-name="t3.B3" office:value-type="string">
            <text:p text:style-name="P31">$3-05</text:p>
          </table:table-cell>
          <table:table-cell table:style-name="t3.B3" office:value-type="string">
            <text:p text:style-name="P31">$3-15</text:p>
          </table:table-cell>
          <table:table-cell table:style-name="t3.B3" office:value-type="string">
            <text:p text:style-name="P31">$3-25</text:p>
          </table:table-cell>
          <table:covered-table-cell/>
        </table:table-row>
        <table:table-row>
          <table:table-cell table:style-name="t3.A3" office:value-type="string">
            <text:p text:style-name="P30">70 мЗв/ч</text:p>
          </table:table-cell>
          <table:table-cell table:style-name="t3.B3" office:value-type="string">
            <text:p text:style-name="P31">$3-36</text:p>
          </table:table-cell>
          <table:table-cell table:style-name="t3.B3" office:value-type="string">
            <text:p text:style-name="P31">$3-46</text:p>
          </table:table-cell>
          <table:table-cell table:style-name="t3.B3" office:value-type="string">
            <text:p text:style-name="P31">$3-66</text:p>
          </table:table-cell>
          <table:table-cell table:style-name="t3.B3" office:value-type="string">
            <text:p text:style-name="P31">$3-76</text:p>
          </table:table-cell>
          <table:table-cell table:style-name="t3.B3" office:value-type="string">
            <text:p text:style-name="P31">$3-86</text:p>
          </table:table-cell>
          <table:table-cell table:style-name="t3.B3" office:value-type="string">
            <text:p text:style-name="P31">$3-06</text:p>
          </table:table-cell>
          <table:table-cell table:style-name="t3.B3" office:value-type="string">
            <text:p text:style-name="P31">$3-16</text:p>
          </table:table-cell>
          <table:table-cell table:style-name="t3.B3" office:value-type="string">
            <text:p text:style-name="P31">$3-26</text:p>
          </table:table-cell>
          <table:covered-table-cell/>
        </table:table-row>
        <table:table-row>
          <table:table-cell table:style-name="t3.A3" office:value-type="string">
            <text:p text:style-name="P30"><text:span text:style-name="T14">0,7</text:span> Зв/ч</text:p>
          </table:table-cell>
          <table:table-cell table:style-name="t3.B3" office:value-type="string">
            <text:p text:style-name="P31">$3-37</text:p>
          </table:table-cell>
          <table:table-cell table:style-name="t3.B3" office:value-type="string">
            <text:p text:style-name="P31">$3-47</text:p>
          </table:table-cell>
          <table:table-cell table:style-name="t3.B3" office:value-type="string">
            <text:p text:style-name="P31">$3-67</text:p>
          </table:table-cell>
          <table:table-cell table:style-name="t3.B3" office:value-type="string">
            <text:p text:style-name="P31">$3-77</text:p>
          </table:table-cell>
          <table:table-cell table:style-name="t3.B3" office:value-type="string">
            <text:p text:style-name="P31">$3-87</text:p>
          </table:table-cell>
          <table:table-cell table:style-name="t3.B3" office:value-type="string">
            <text:p text:style-name="P31">$3-07</text:p>
          </table:table-cell>
          <table:table-cell table:style-name="t3.B3" office:value-type="string">
            <text:p text:style-name="P31">$3-17</text:p>
          </table:table-cell>
          <table:table-cell table:style-name="t3.B3" office:value-type="string">
            <text:p text:style-name="P31">$3-27</text:p>
          </table:table-cell>
          <table:covered-table-cell/>
        </table:table-row>
        <table:table-row>
          <table:table-cell table:style-name="t3.A3" office:value-type="string">
            <text:p text:style-name="P30">7 Зв/ч</text:p>
          </table:table-cell>
          <table:table-cell table:style-name="t3.B3" office:value-type="string">
            <text:p text:style-name="P31">$3-38</text:p>
          </table:table-cell>
          <table:table-cell table:style-name="t3.B3" office:value-type="string">
            <text:p text:style-name="P31">$3-48</text:p>
          </table:table-cell>
          <table:table-cell table:style-name="t3.B3" office:value-type="string">
            <text:p text:style-name="P31">$3-68</text:p>
          </table:table-cell>
          <table:table-cell table:style-name="t3.B3" office:value-type="string">
            <text:p text:style-name="P31">$3-78</text:p>
          </table:table-cell>
          <table:table-cell table:style-name="t3.B3" office:value-type="string">
            <text:p text:style-name="P31">$3-88</text:p>
          </table:table-cell>
          <table:table-cell table:style-name="t3.B3" office:value-type="string">
            <text:p text:style-name="P31">$3-08</text:p>
          </table:table-cell>
          <table:table-cell table:style-name="t3.B3" office:value-type="string">
            <text:p text:style-name="P31">$3-18</text:p>
          </table:table-cell>
          <table:table-cell table:style-name="t3.B3" office:value-type="string">
            <text:p text:style-name="P31">$3-28</text:p>
          </table:table-cell>
          <table:covered-table-cell/>
        </table:table-row>
        <table:table-row>
          <table:table-cell table:style-name="t3.A13" table:number-columns-spanned="10" office:value-type="string">
            <text:p text:style-name="P37">В точк<text:span text:style-name="T14">ах</text:span> <text:span text:style-name="T4">0,07</text:span> мкЗв/ч <text:span text:style-name="T14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8"/>
        <table:table-column table:style-name="t4.J"/>
        <table:table-row>
          <table:table-cell table:style-name="t4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БДКГ-05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4.B2" office:value-type="string">
            <text:p text:style-name="P50">№ ист.</text:p>
          </table:table-cell>
          <table:table-cell table:style-name="t4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4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4.B2" office:value-type="string">
            <text:p text:style-name="P39"><draw:frame draw:style-name="fr1" draw:name="Объект9" text:anchor-type="as-char" svg:y="-0.1752in" svg:width="0.2846in" style:rel-width="scale" svg:height="0.2354in" style:rel-height="scale" draw:z-index="8"><draw:object xlink:href="./Object 10" xlink:type="simple" xlink:show="embed" xlink:actuate="onLoad"/><draw:image xlink:href="./ObjectReplacements/Object 10" xlink:type="simple" xlink:show="embed" xlink:actuate="onLoad"/><svg:desc>формула</svg:desc></draw:frame><text:span text:style-name="T14">(10)</text:span></text:p>
          </table:table-cell>
          <table:table-cell table:style-name="t4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4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4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4.A3" office:value-type="string">
            <text:p text:style-name="P34">фон (мкЗв/ч)</text:p>
          </table:table-cell>
          <table:table-cell table:style-name="t4.B3" office:value-type="string">
            <text:p text:style-name="P35">—</text:p>
          </table:table-cell>
          <table:table-cell table:style-name="t4.B3" office:value-type="string">
            <text:p text:style-name="P35">—</text:p>
          </table:table-cell>
          <table:table-cell table:style-name="t4.B3" office:value-type="string">
            <text:p text:style-name="P35">0,10</text:p>
          </table:table-cell>
          <table:table-cell table:style-name="t4.B3" office:value-type="string">
            <text:p text:style-name="P35">0,10</text:p>
          </table:table-cell>
          <table:table-cell table:style-name="t4.B3" office:value-type="string">
            <text:p text:style-name="P35">0,10</text:p>
          </table:table-cell>
          <table:table-cell table:style-name="t4.B3" office:value-type="string">
            <text:p text:style-name="P35">0,10</text:p>
          </table:table-cell>
          <table:table-cell table:style-name="t4.B3" office:value-type="string">
            <text:p text:style-name="P35">—</text:p>
          </table:table-cell>
          <table:table-cell table:style-name="t4.B3" office:value-type="string">
            <text:p text:style-name="P35">—</text:p>
          </table:table-cell>
          <table:table-cell table:style-name="t4.J3" office:value-type="string">
            <text:p text:style-name="P35">—</text:p>
          </table:table-cell>
        </table:table-row>
        <table:table-row>
          <table:table-cell table:style-name="t4.A3" office:value-type="string">
            <text:p text:style-name="P30"><text:span text:style-name="T4">0,07</text:span> мкЗв/ч</text:p>
          </table:table-cell>
          <table:table-cell table:style-name="t4.B3" office:value-type="string">
            <text:p text:style-name="P31">$4-30</text:p>
          </table:table-cell>
          <table:table-cell table:style-name="t4.B3" office:value-type="string">
            <text:p text:style-name="P31">$4-40</text:p>
          </table:table-cell>
          <table:table-cell table:style-name="t4.B3" office:value-type="string">
            <text:p text:style-name="P31">$4-60</text:p>
          </table:table-cell>
          <table:table-cell table:style-name="t4.B3" office:value-type="string">
            <text:p text:style-name="P31">$4-70</text:p>
          </table:table-cell>
          <table:table-cell table:style-name="t4.B3" office:value-type="string">
            <text:p text:style-name="P31">$4-80</text:p>
          </table:table-cell>
          <table:table-cell table:style-name="t4.B3" office:value-type="string">
            <text:p text:style-name="P31">$4-00</text:p>
          </table:table-cell>
          <table:table-cell table:style-name="t4.B3" office:value-type="string">
            <text:p text:style-name="P31">$4-10</text:p>
          </table:table-cell>
          <table:table-cell table:style-name="t4.B3" office:value-type="string">
            <text:p text:style-name="P31">$4-20</text:p>
          </table:table-cell>
          <table:table-cell table:style-name="t4.J4" table:number-rows-spanned="5" office:value-type="string">
            <text:p text:style-name="P5">±<text:span text:style-name="T14">20</text:span></text:p>
          </table:table-cell>
        </table:table-row>
        <table:table-row>
          <table:table-cell table:style-name="t4.A3" office:value-type="string">
            <text:p text:style-name="P30">0,7 мкЗв/ч</text:p>
          </table:table-cell>
          <table:table-cell table:style-name="t4.B3" office:value-type="string">
            <text:p text:style-name="P31">$4-31</text:p>
          </table:table-cell>
          <table:table-cell table:style-name="t4.B3" office:value-type="string">
            <text:p text:style-name="P31">$4-41</text:p>
          </table:table-cell>
          <table:table-cell table:style-name="t4.B3" office:value-type="string">
            <text:p text:style-name="P31">$4-61</text:p>
          </table:table-cell>
          <table:table-cell table:style-name="t4.B3" office:value-type="string">
            <text:p text:style-name="P31">$4-71</text:p>
          </table:table-cell>
          <table:table-cell table:style-name="t4.B3" office:value-type="string">
            <text:p text:style-name="P31">$4-81</text:p>
          </table:table-cell>
          <table:table-cell table:style-name="t4.B3" office:value-type="string">
            <text:p text:style-name="P31">$4-01</text:p>
          </table:table-cell>
          <table:table-cell table:style-name="t4.B3" office:value-type="string">
            <text:p text:style-name="P31">$4-11</text:p>
          </table:table-cell>
          <table:table-cell table:style-name="t4.B3" office:value-type="string">
            <text:p text:style-name="P31">$4-21</text:p>
          </table:table-cell>
          <table:covered-table-cell/>
        </table:table-row>
        <table:table-row>
          <table:table-cell table:style-name="t4.A3" office:value-type="string">
            <text:p text:style-name="P30">7 мкЗв/ч</text:p>
          </table:table-cell>
          <table:table-cell table:style-name="t4.B3" office:value-type="string">
            <text:p text:style-name="P31">$4-32</text:p>
          </table:table-cell>
          <table:table-cell table:style-name="t4.B3" office:value-type="string">
            <text:p text:style-name="P31">$4-42</text:p>
          </table:table-cell>
          <table:table-cell table:style-name="t4.B3" office:value-type="string">
            <text:p text:style-name="P31">$4-62</text:p>
          </table:table-cell>
          <table:table-cell table:style-name="t4.B3" office:value-type="string">
            <text:p text:style-name="P31">$4-72</text:p>
          </table:table-cell>
          <table:table-cell table:style-name="t4.B3" office:value-type="string">
            <text:p text:style-name="P31">$4-82</text:p>
          </table:table-cell>
          <table:table-cell table:style-name="t4.B3" office:value-type="string">
            <text:p text:style-name="P31">$4-02</text:p>
          </table:table-cell>
          <table:table-cell table:style-name="t4.B3" office:value-type="string">
            <text:p text:style-name="P31">$4-12</text:p>
          </table:table-cell>
          <table:table-cell table:style-name="t4.B3" office:value-type="string">
            <text:p text:style-name="P31">$4-22</text:p>
          </table:table-cell>
          <table:covered-table-cell/>
        </table:table-row>
        <table:table-row>
          <table:table-cell table:style-name="t4.A3" office:value-type="string">
            <text:p text:style-name="P30">70 мкЗв/ч</text:p>
          </table:table-cell>
          <table:table-cell table:style-name="t4.B3" office:value-type="string">
            <text:p text:style-name="P31">$4-33</text:p>
          </table:table-cell>
          <table:table-cell table:style-name="t4.B3" office:value-type="string">
            <text:p text:style-name="P31">$4-43</text:p>
          </table:table-cell>
          <table:table-cell table:style-name="t4.B3" office:value-type="string">
            <text:p text:style-name="P31">$4-63</text:p>
          </table:table-cell>
          <table:table-cell table:style-name="t4.B3" office:value-type="string">
            <text:p text:style-name="P31">$4-73</text:p>
          </table:table-cell>
          <table:table-cell table:style-name="t4.B3" office:value-type="string">
            <text:p text:style-name="P31">$4-83</text:p>
          </table:table-cell>
          <table:table-cell table:style-name="t4.B3" office:value-type="string">
            <text:p text:style-name="P31">$4-03</text:p>
          </table:table-cell>
          <table:table-cell table:style-name="t4.B3" office:value-type="string">
            <text:p text:style-name="P31">$4-13</text:p>
          </table:table-cell>
          <table:table-cell table:style-name="t4.B3" office:value-type="string">
            <text:p text:style-name="P31">$4-23</text:p>
          </table:table-cell>
          <table:covered-table-cell/>
        </table:table-row>
        <table:table-row>
          <table:table-cell table:style-name="t4.A3" office:value-type="string">
            <text:p text:style-name="P30">240 мкЗв/ч</text:p>
          </table:table-cell>
          <table:table-cell table:style-name="t4.B3" office:value-type="string">
            <text:p text:style-name="P31">$4-34</text:p>
          </table:table-cell>
          <table:table-cell table:style-name="t4.B3" office:value-type="string">
            <text:p text:style-name="P31">$4-44</text:p>
          </table:table-cell>
          <table:table-cell table:style-name="t4.B3" office:value-type="string">
            <text:p text:style-name="P31">$4-64</text:p>
          </table:table-cell>
          <table:table-cell table:style-name="t4.B3" office:value-type="string">
            <text:p text:style-name="P31">$4-74</text:p>
          </table:table-cell>
          <table:table-cell table:style-name="t4.B3" office:value-type="string">
            <text:p text:style-name="P31">$4-84</text:p>
          </table:table-cell>
          <table:table-cell table:style-name="t4.B3" office:value-type="string">
            <text:p text:style-name="P31">$4-04</text:p>
          </table:table-cell>
          <table:table-cell table:style-name="t4.B3" office:value-type="string">
            <text:p text:style-name="P31">$4-14</text:p>
          </table:table-cell>
          <table:table-cell table:style-name="t4.B3" office:value-type="string">
            <text:p text:style-name="P31">$4-24</text:p>
          </table:table-cell>
          <table:covered-table-cell/>
        </table:table-row>
        <table:table-row>
          <table:table-cell table:style-name="t4.A9" table:number-columns-spanned="10" office:value-type="string">
            <text:p text:style-name="P37">В точк<text:span text:style-name="T14">ах</text:span> <text:span text:style-name="T4">0,07</text:span> мкЗв/ч <text:span text:style-name="T14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8"/>
        <table:table-column table:style-name="t5.J"/>
        <text:soft-page-break/>
        <table:table-row>
          <table:table-cell table:style-name="t5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БДКГ-1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5.B2" office:value-type="string">
            <text:p text:style-name="P50">№ ист.</text:p>
          </table:table-cell>
          <table:table-cell table:style-name="t5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5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5.B2" office:value-type="string">
            <text:p text:style-name="P39"><draw:frame draw:style-name="fr1" draw:name="Объект10" text:anchor-type="as-char" svg:y="-0.1752in" svg:width="0.2846in" style:rel-width="scale" svg:height="0.2354in" style:rel-height="scale" draw:z-index="9"><draw:object xlink:href="./Object 11" xlink:type="simple" xlink:show="embed" xlink:actuate="onLoad"/><draw:image xlink:href="./ObjectReplacements/Object 11" xlink:type="simple" xlink:show="embed" xlink:actuate="onLoad"/><svg:desc>формула</svg:desc></draw:frame><text:span text:style-name="T14">(10)</text:span></text:p>
          </table:table-cell>
          <table:table-cell table:style-name="t5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5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5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5.A3" office:value-type="string">
            <text:p text:style-name="P34">фон (мкЗв/ч)</text:p>
          </table:table-cell>
          <table:table-cell table:style-name="t5.B3" office:value-type="string">
            <text:p text:style-name="P35">—</text:p>
          </table:table-cell>
          <table:table-cell table:style-name="t5.B3" office:value-type="string">
            <text:p text:style-name="P35">—</text:p>
          </table:table-cell>
          <table:table-cell table:style-name="t5.B3" office:value-type="string">
            <text:p text:style-name="P35">0,10</text:p>
          </table:table-cell>
          <table:table-cell table:style-name="t5.B3" office:value-type="string">
            <text:p text:style-name="P35">0,10</text:p>
          </table:table-cell>
          <table:table-cell table:style-name="t5.B3" office:value-type="string">
            <text:p text:style-name="P35">0,10</text:p>
          </table:table-cell>
          <table:table-cell table:style-name="t5.B3" office:value-type="string">
            <text:p text:style-name="P35">0,10</text:p>
          </table:table-cell>
          <table:table-cell table:style-name="t5.B3" office:value-type="string">
            <text:p text:style-name="P35">—</text:p>
          </table:table-cell>
          <table:table-cell table:style-name="t5.B3" office:value-type="string">
            <text:p text:style-name="P35">—</text:p>
          </table:table-cell>
          <table:table-cell table:style-name="t5.J3" office:value-type="string">
            <text:p text:style-name="P35">—</text:p>
          </table:table-cell>
        </table:table-row>
        <table:table-row>
          <table:table-cell table:style-name="t5.A3" office:value-type="string">
            <text:p text:style-name="P30"><text:span text:style-name="T4">0,07</text:span> мкЗв/ч</text:p>
          </table:table-cell>
          <table:table-cell table:style-name="t5.B3" office:value-type="string">
            <text:p text:style-name="P31">$5-30</text:p>
          </table:table-cell>
          <table:table-cell table:style-name="t5.B3" office:value-type="string">
            <text:p text:style-name="P31">$5-40</text:p>
          </table:table-cell>
          <table:table-cell table:style-name="t5.B3" office:value-type="string">
            <text:p text:style-name="P31">$5-60</text:p>
          </table:table-cell>
          <table:table-cell table:style-name="t5.B3" office:value-type="string">
            <text:p text:style-name="P31">$5-70</text:p>
          </table:table-cell>
          <table:table-cell table:style-name="t5.B3" office:value-type="string">
            <text:p text:style-name="P31">$5-80</text:p>
          </table:table-cell>
          <table:table-cell table:style-name="t5.B3" office:value-type="string">
            <text:p text:style-name="P31">$5-00</text:p>
          </table:table-cell>
          <table:table-cell table:style-name="t5.B3" office:value-type="string">
            <text:p text:style-name="P31">$5-10</text:p>
          </table:table-cell>
          <table:table-cell table:style-name="t5.B3" office:value-type="string">
            <text:p text:style-name="P31">$5-20</text:p>
          </table:table-cell>
          <table:table-cell table:style-name="t5.J4" table:number-rows-spanned="4" office:value-type="string">
            <text:p text:style-name="P5">±<text:span text:style-name="T14">20</text:span></text:p>
          </table:table-cell>
        </table:table-row>
        <table:table-row>
          <table:table-cell table:style-name="t5.A3" office:value-type="string">
            <text:p text:style-name="P30">0,7 мкЗв/ч</text:p>
          </table:table-cell>
          <table:table-cell table:style-name="t5.B3" office:value-type="string">
            <text:p text:style-name="P31">$5-31</text:p>
          </table:table-cell>
          <table:table-cell table:style-name="t5.B3" office:value-type="string">
            <text:p text:style-name="P31">$5-41</text:p>
          </table:table-cell>
          <table:table-cell table:style-name="t5.B3" office:value-type="string">
            <text:p text:style-name="P31">$5-61</text:p>
          </table:table-cell>
          <table:table-cell table:style-name="t5.B3" office:value-type="string">
            <text:p text:style-name="P31">$5-71</text:p>
          </table:table-cell>
          <table:table-cell table:style-name="t5.B3" office:value-type="string">
            <text:p text:style-name="P31">$5-81</text:p>
          </table:table-cell>
          <table:table-cell table:style-name="t5.B3" office:value-type="string">
            <text:p text:style-name="P31">$5-01</text:p>
          </table:table-cell>
          <table:table-cell table:style-name="t5.B3" office:value-type="string">
            <text:p text:style-name="P31">$5-11</text:p>
          </table:table-cell>
          <table:table-cell table:style-name="t5.B3" office:value-type="string">
            <text:p text:style-name="P31">$5-21</text:p>
          </table:table-cell>
          <table:covered-table-cell/>
        </table:table-row>
        <table:table-row>
          <table:table-cell table:style-name="t5.A3" office:value-type="string">
            <text:p text:style-name="P30">7 мкЗв/ч</text:p>
          </table:table-cell>
          <table:table-cell table:style-name="t5.B3" office:value-type="string">
            <text:p text:style-name="P31">$5-32</text:p>
          </table:table-cell>
          <table:table-cell table:style-name="t5.B3" office:value-type="string">
            <text:p text:style-name="P31">$5-42</text:p>
          </table:table-cell>
          <table:table-cell table:style-name="t5.B3" office:value-type="string">
            <text:p text:style-name="P31">$5-62</text:p>
          </table:table-cell>
          <table:table-cell table:style-name="t5.B3" office:value-type="string">
            <text:p text:style-name="P31">$5-72</text:p>
          </table:table-cell>
          <table:table-cell table:style-name="t5.B3" office:value-type="string">
            <text:p text:style-name="P31">$5-82</text:p>
          </table:table-cell>
          <table:table-cell table:style-name="t5.B3" office:value-type="string">
            <text:p text:style-name="P31">$5-02</text:p>
          </table:table-cell>
          <table:table-cell table:style-name="t5.B3" office:value-type="string">
            <text:p text:style-name="P31">$5-12</text:p>
          </table:table-cell>
          <table:table-cell table:style-name="t5.B3" office:value-type="string">
            <text:p text:style-name="P31">$5-22</text:p>
          </table:table-cell>
          <table:covered-table-cell/>
        </table:table-row>
        <table:table-row>
          <table:table-cell table:style-name="t5.A3" office:value-type="string">
            <text:p text:style-name="P30">70 мкЗв/ч</text:p>
          </table:table-cell>
          <table:table-cell table:style-name="t5.B3" office:value-type="string">
            <text:p text:style-name="P31">$5-33</text:p>
          </table:table-cell>
          <table:table-cell table:style-name="t5.B3" office:value-type="string">
            <text:p text:style-name="P31">$5-43</text:p>
          </table:table-cell>
          <table:table-cell table:style-name="t5.B3" office:value-type="string">
            <text:p text:style-name="P31">$5-63</text:p>
          </table:table-cell>
          <table:table-cell table:style-name="t5.B3" office:value-type="string">
            <text:p text:style-name="P31">$5-73</text:p>
          </table:table-cell>
          <table:table-cell table:style-name="t5.B3" office:value-type="string">
            <text:p text:style-name="P31">$5-83</text:p>
          </table:table-cell>
          <table:table-cell table:style-name="t5.B3" office:value-type="string">
            <text:p text:style-name="P31">$5-03</text:p>
          </table:table-cell>
          <table:table-cell table:style-name="t5.B3" office:value-type="string">
            <text:p text:style-name="P31">$5-13</text:p>
          </table:table-cell>
          <table:table-cell table:style-name="t5.B3" office:value-type="string">
            <text:p text:style-name="P31">$5-23</text:p>
          </table:table-cell>
          <table:covered-table-cell/>
        </table:table-row>
        <table:table-row>
          <table:table-cell table:style-name="t5.A8" table:number-columns-spanned="10" office:value-type="string">
            <text:p text:style-name="P37">В точк<text:span text:style-name="T14">ах</text:span> <text:span text:style-name="T4">0,07</text:span> мкЗв/ч <text:span text:style-name="T14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8"/>
        <table:table-column table:style-name="t6.J"/>
        <table:table-row>
          <table:table-cell table:style-name="t6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БДКГ-17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6.B2" office:value-type="string">
            <text:p text:style-name="P50">№ ист.</text:p>
          </table:table-cell>
          <table:table-cell table:style-name="t6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6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6.B2" office:value-type="string">
            <text:p text:style-name="P39"><draw:frame draw:style-name="fr1" draw:name="Объект11" text:anchor-type="as-char" svg:y="-0.1752in" svg:width="0.2846in" style:rel-width="scale" svg:height="0.2354in" style:rel-height="scale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14">(10)</text:span></text:p>
          </table:table-cell>
          <table:table-cell table:style-name="t6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6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6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6.A3" office:value-type="string">
            <text:p text:style-name="P30"><text:span text:style-name="T4">7,0</text:span> мЗв/ч</text:p>
          </table:table-cell>
          <table:table-cell table:style-name="t6.B3" office:value-type="string">
            <text:p text:style-name="P31">$6-30</text:p>
          </table:table-cell>
          <table:table-cell table:style-name="t6.B3" office:value-type="string">
            <text:p text:style-name="P31">$6-40</text:p>
          </table:table-cell>
          <table:table-cell table:style-name="t6.D3" office:value-type="string">
            <text:p text:style-name="P31">$6-60</text:p>
          </table:table-cell>
          <table:table-cell table:style-name="t6.D3" office:value-type="string">
            <text:p text:style-name="P31">$6-70</text:p>
          </table:table-cell>
          <table:table-cell table:style-name="t6.D3" office:value-type="string">
            <text:p text:style-name="P31">$6-80</text:p>
          </table:table-cell>
          <table:table-cell table:style-name="t6.B3" office:value-type="string">
            <text:p text:style-name="P31">$6-00</text:p>
          </table:table-cell>
          <table:table-cell table:style-name="t6.B3" office:value-type="string">
            <text:p text:style-name="P31">$6-10</text:p>
          </table:table-cell>
          <table:table-cell table:style-name="t6.B3" office:value-type="string">
            <text:p text:style-name="P31">$6-20</text:p>
          </table:table-cell>
          <table:table-cell table:style-name="t6.J3" table:number-rows-spanned="5" office:value-type="string">
            <text:p text:style-name="P5">±<text:span text:style-name="T14">20</text:span></text:p>
          </table:table-cell>
        </table:table-row>
        <table:table-row>
          <table:table-cell table:style-name="t6.A3" office:value-type="string">
            <text:p text:style-name="P30">7<text:span text:style-name="T4">0</text:span> мЗв/ч</text:p>
          </table:table-cell>
          <table:table-cell table:style-name="t6.B3" office:value-type="string">
            <text:p text:style-name="P31">$6-31</text:p>
          </table:table-cell>
          <table:table-cell table:style-name="t6.B3" office:value-type="string">
            <text:p text:style-name="P31">$6-41</text:p>
          </table:table-cell>
          <table:table-cell table:style-name="t6.B3" office:value-type="string">
            <text:p text:style-name="P31">$6-61</text:p>
          </table:table-cell>
          <table:table-cell table:style-name="t6.B3" office:value-type="string">
            <text:p text:style-name="P31">$6-71</text:p>
          </table:table-cell>
          <table:table-cell table:style-name="t6.B3" office:value-type="string">
            <text:p text:style-name="P31">$6-81</text:p>
          </table:table-cell>
          <table:table-cell table:style-name="t6.B3" office:value-type="string">
            <text:p text:style-name="P31">$6-01</text:p>
          </table:table-cell>
          <table:table-cell table:style-name="t6.B3" office:value-type="string">
            <text:p text:style-name="P31">$6-11</text:p>
          </table:table-cell>
          <table:table-cell table:style-name="t6.B3" office:value-type="string">
            <text:p text:style-name="P31">$6-21</text:p>
          </table:table-cell>
          <table:covered-table-cell/>
        </table:table-row>
        <table:table-row>
          <table:table-cell table:style-name="t6.A3" office:value-type="string">
            <text:p text:style-name="P30"><text:span text:style-name="T4">0,</text:span>7 Зв/ч</text:p>
          </table:table-cell>
          <table:table-cell table:style-name="t6.B3" office:value-type="string">
            <text:p text:style-name="P31">$6-32</text:p>
          </table:table-cell>
          <table:table-cell table:style-name="t6.B3" office:value-type="string">
            <text:p text:style-name="P31">$6-42</text:p>
          </table:table-cell>
          <table:table-cell table:style-name="t6.B3" office:value-type="string">
            <text:p text:style-name="P31">$6-62</text:p>
          </table:table-cell>
          <table:table-cell table:style-name="t6.B3" office:value-type="string">
            <text:p text:style-name="P31">$6-72</text:p>
          </table:table-cell>
          <table:table-cell table:style-name="t6.B3" office:value-type="string">
            <text:p text:style-name="P31">$6-82</text:p>
          </table:table-cell>
          <table:table-cell table:style-name="t6.B3" office:value-type="string">
            <text:p text:style-name="P31">$6-02</text:p>
          </table:table-cell>
          <table:table-cell table:style-name="t6.B3" office:value-type="string">
            <text:p text:style-name="P31">$6-12</text:p>
          </table:table-cell>
          <table:table-cell table:style-name="t6.B3" office:value-type="string">
            <text:p text:style-name="P31">$6-22</text:p>
          </table:table-cell>
          <table:covered-table-cell/>
        </table:table-row>
        <table:table-row>
          <table:table-cell table:style-name="t6.A3" office:value-type="string">
            <text:p text:style-name="P30">7 Зв/ч</text:p>
          </table:table-cell>
          <table:table-cell table:style-name="t6.B3" office:value-type="string">
            <text:p text:style-name="P31">$6-33</text:p>
          </table:table-cell>
          <table:table-cell table:style-name="t6.B3" office:value-type="string">
            <text:p text:style-name="P31">$6-43</text:p>
          </table:table-cell>
          <table:table-cell table:style-name="t6.B3" office:value-type="string">
            <text:p text:style-name="P31">$6-63</text:p>
          </table:table-cell>
          <table:table-cell table:style-name="t6.B3" office:value-type="string">
            <text:p text:style-name="P31">$6-73</text:p>
          </table:table-cell>
          <table:table-cell table:style-name="t6.B3" office:value-type="string">
            <text:p text:style-name="P31">$6-83</text:p>
          </table:table-cell>
          <table:table-cell table:style-name="t6.B3" office:value-type="string">
            <text:p text:style-name="P31">$6-03</text:p>
          </table:table-cell>
          <table:table-cell table:style-name="t6.B3" office:value-type="string">
            <text:p text:style-name="P31">$6-13</text:p>
          </table:table-cell>
          <table:table-cell table:style-name="t6.B3" office:value-type="string">
            <text:p text:style-name="P31">$6-23</text:p>
          </table:table-cell>
          <table:covered-table-cell/>
        </table:table-row>
        <table:table-row>
          <table:table-cell table:style-name="t6.A7" office:value-type="string">
            <text:p text:style-name="P30"><text:span text:style-name="T4">40</text:span> Зв/ч</text:p>
          </table:table-cell>
          <table:table-cell table:style-name="t6.B7" office:value-type="string">
            <text:p text:style-name="P31">$6-34</text:p>
          </table:table-cell>
          <table:table-cell table:style-name="t6.B7" office:value-type="string">
            <text:p text:style-name="P31">$6-44</text:p>
          </table:table-cell>
          <table:table-cell table:style-name="t6.B7" office:value-type="string">
            <text:p text:style-name="P31">$6-64</text:p>
          </table:table-cell>
          <table:table-cell table:style-name="t6.B7" office:value-type="string">
            <text:p text:style-name="P31">$6-74</text:p>
          </table:table-cell>
          <table:table-cell table:style-name="t6.B7" office:value-type="string">
            <text:p text:style-name="P31">$6-84</text:p>
          </table:table-cell>
          <table:table-cell table:style-name="t6.B7" office:value-type="string">
            <text:p text:style-name="P31">$6-04</text:p>
          </table:table-cell>
          <table:table-cell table:style-name="t6.B7" office:value-type="string">
            <text:p text:style-name="P31">$6-14</text:p>
          </table:table-cell>
          <table:table-cell table:style-name="t6.B7" office:value-type="string">
            <text:p text:style-name="P31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8"/>
        <table:table-column table:style-name="t7.J"/>
        <table:table-row>
          <table:table-cell table:style-name="t7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БДКГ-24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7.B2" office:value-type="string">
            <text:p text:style-name="P50">№ ист.</text:p>
          </table:table-cell>
          <table:table-cell table:style-name="t7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7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7.B2" office:value-type="string">
            <text:p text:style-name="P39"><draw:frame draw:style-name="fr1" draw:name="Объект12" text:anchor-type="as-char" svg:y="-0.1752in" svg:width="0.2846in" style:rel-width="scale" svg:height="0.2354in" style:rel-height="scale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T14">(10)</text:span></text:p>
          </table:table-cell>
          <table:table-cell table:style-name="t7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7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7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7.A3" office:value-type="string">
            <text:p text:style-name="P34">фон (мкЗв/ч)</text:p>
          </table:table-cell>
          <table:table-cell table:style-name="t7.B3" office:value-type="string">
            <text:p text:style-name="P35">—</text:p>
          </table:table-cell>
          <table:table-cell table:style-name="t7.B3" office:value-type="string">
            <text:p text:style-name="P35">—</text:p>
          </table:table-cell>
          <table:table-cell table:style-name="t7.B3" office:value-type="string">
            <text:p text:style-name="P35">0,10</text:p>
          </table:table-cell>
          <table:table-cell table:style-name="t7.B3" office:value-type="string">
            <text:p text:style-name="P35">0,10</text:p>
          </table:table-cell>
          <table:table-cell table:style-name="t7.B3" office:value-type="string">
            <text:p text:style-name="P35">0,10</text:p>
          </table:table-cell>
          <table:table-cell table:style-name="t7.B3" office:value-type="string">
            <text:p text:style-name="P35">0,10</text:p>
          </table:table-cell>
          <table:table-cell table:style-name="t7.B3" office:value-type="string">
            <text:p text:style-name="P35">—</text:p>
          </table:table-cell>
          <table:table-cell table:style-name="t7.B3" office:value-type="string">
            <text:p text:style-name="P35">—</text:p>
          </table:table-cell>
          <table:table-cell table:style-name="t7.J3" office:value-type="string">
            <text:p text:style-name="P35">—</text:p>
          </table:table-cell>
        </table:table-row>
        <table:table-row>
          <table:table-cell table:style-name="t7.A3" office:value-type="string">
            <text:p text:style-name="P30"><text:span text:style-name="T14">0,07</text:span> мкЗв/ч</text:p>
          </table:table-cell>
          <table:table-cell table:style-name="t7.B3" office:value-type="string">
            <text:p text:style-name="P31">$7-30</text:p>
          </table:table-cell>
          <table:table-cell table:style-name="t7.B3" office:value-type="string">
            <text:p text:style-name="P31">$7-40</text:p>
          </table:table-cell>
          <table:table-cell table:style-name="t7.B3" office:value-type="string">
            <text:p text:style-name="P31">$7-60</text:p>
          </table:table-cell>
          <table:table-cell table:style-name="t7.B3" office:value-type="string">
            <text:p text:style-name="P31">$7-70</text:p>
          </table:table-cell>
          <table:table-cell table:style-name="t7.B3" office:value-type="string">
            <text:p text:style-name="P31">$7-80</text:p>
          </table:table-cell>
          <table:table-cell table:style-name="t7.B3" office:value-type="string">
            <text:p text:style-name="P31">$7-00</text:p>
          </table:table-cell>
          <table:table-cell table:style-name="t7.B3" office:value-type="string">
            <text:p text:style-name="P31">$7-10</text:p>
          </table:table-cell>
          <table:table-cell table:style-name="t7.B3" office:value-type="string">
            <text:p text:style-name="P31">$7-20</text:p>
          </table:table-cell>
          <table:table-cell table:style-name="t7.J4" table:number-rows-spanned="8" office:value-type="string">
            <text:p text:style-name="P5">±<text:span text:style-name="T14">20</text:span></text:p>
          </table:table-cell>
        </table:table-row>
        <table:table-row>
          <table:table-cell table:style-name="t7.A3" office:value-type="string">
            <text:p text:style-name="P30">0,7 мкЗв/ч</text:p>
          </table:table-cell>
          <table:table-cell table:style-name="t7.B3" office:value-type="string">
            <text:p text:style-name="P31">$7-31</text:p>
          </table:table-cell>
          <table:table-cell table:style-name="t7.B3" office:value-type="string">
            <text:p text:style-name="P31">$7-41</text:p>
          </table:table-cell>
          <table:table-cell table:style-name="t7.B3" office:value-type="string">
            <text:p text:style-name="P31">$7-61</text:p>
          </table:table-cell>
          <table:table-cell table:style-name="t7.B3" office:value-type="string">
            <text:p text:style-name="P31">$7-71</text:p>
          </table:table-cell>
          <table:table-cell table:style-name="t7.B3" office:value-type="string">
            <text:p text:style-name="P31">$7-81</text:p>
          </table:table-cell>
          <table:table-cell table:style-name="t7.B3" office:value-type="string">
            <text:p text:style-name="P31">$7-01</text:p>
          </table:table-cell>
          <table:table-cell table:style-name="t7.B3" office:value-type="string">
            <text:p text:style-name="P31">$7-11</text:p>
          </table:table-cell>
          <table:table-cell table:style-name="t7.B3" office:value-type="string">
            <text:p text:style-name="P31">$7-21</text:p>
          </table:table-cell>
          <table:covered-table-cell/>
        </table:table-row>
        <table:table-row>
          <table:table-cell table:style-name="t7.A3" office:value-type="string">
            <text:p text:style-name="P30">7 мкЗв/ч</text:p>
          </table:table-cell>
          <table:table-cell table:style-name="t7.B3" office:value-type="string">
            <text:p text:style-name="P31">$7-32</text:p>
          </table:table-cell>
          <table:table-cell table:style-name="t7.B3" office:value-type="string">
            <text:p text:style-name="P31">$7-42</text:p>
          </table:table-cell>
          <table:table-cell table:style-name="t7.B3" office:value-type="string">
            <text:p text:style-name="P31">$7-62</text:p>
          </table:table-cell>
          <table:table-cell table:style-name="t7.B3" office:value-type="string">
            <text:p text:style-name="P31">$7-72</text:p>
          </table:table-cell>
          <table:table-cell table:style-name="t7.B3" office:value-type="string">
            <text:p text:style-name="P31">$7-82</text:p>
          </table:table-cell>
          <table:table-cell table:style-name="t7.B3" office:value-type="string">
            <text:p text:style-name="P31">$7-02</text:p>
          </table:table-cell>
          <table:table-cell table:style-name="t7.B3" office:value-type="string">
            <text:p text:style-name="P31">$7-12</text:p>
          </table:table-cell>
          <table:table-cell table:style-name="t7.B3" office:value-type="string">
            <text:p text:style-name="P31">$7-22</text:p>
          </table:table-cell>
          <table:covered-table-cell/>
        </table:table-row>
        <table:table-row>
          <table:table-cell table:style-name="t7.A3" office:value-type="string">
            <text:p text:style-name="P30">70 мкЗв/ч</text:p>
          </table:table-cell>
          <table:table-cell table:style-name="t7.B3" office:value-type="string">
            <text:p text:style-name="P31">$7-33</text:p>
          </table:table-cell>
          <table:table-cell table:style-name="t7.B3" office:value-type="string">
            <text:p text:style-name="P31">$7-43</text:p>
          </table:table-cell>
          <table:table-cell table:style-name="t7.B3" office:value-type="string">
            <text:p text:style-name="P31">$7-63</text:p>
          </table:table-cell>
          <table:table-cell table:style-name="t7.B3" office:value-type="string">
            <text:p text:style-name="P31">$7-73</text:p>
          </table:table-cell>
          <table:table-cell table:style-name="t7.B3" office:value-type="string">
            <text:p text:style-name="P31">$7-83</text:p>
          </table:table-cell>
          <table:table-cell table:style-name="t7.B3" office:value-type="string">
            <text:p text:style-name="P31">$7-03</text:p>
          </table:table-cell>
          <table:table-cell table:style-name="t7.B3" office:value-type="string">
            <text:p text:style-name="P31">$7-13</text:p>
          </table:table-cell>
          <table:table-cell table:style-name="t7.B3" office:value-type="string">
            <text:p text:style-name="P31">$7-23</text:p>
          </table:table-cell>
          <table:covered-table-cell/>
        </table:table-row>
        <table:table-row>
          <table:table-cell table:style-name="t7.A3" office:value-type="string">
            <text:p text:style-name="P30">0,7 мЗв/ч</text:p>
          </table:table-cell>
          <table:table-cell table:style-name="t7.B3" office:value-type="string">
            <text:p text:style-name="P31">$7-34</text:p>
          </table:table-cell>
          <table:table-cell table:style-name="t7.B3" office:value-type="string">
            <text:p text:style-name="P31">$7-44</text:p>
          </table:table-cell>
          <table:table-cell table:style-name="t7.B3" office:value-type="string">
            <text:p text:style-name="P31">$7-64</text:p>
          </table:table-cell>
          <table:table-cell table:style-name="t7.B3" office:value-type="string">
            <text:p text:style-name="P31">$7-74</text:p>
          </table:table-cell>
          <table:table-cell table:style-name="t7.B3" office:value-type="string">
            <text:p text:style-name="P31">$7-84</text:p>
          </table:table-cell>
          <table:table-cell table:style-name="t7.B3" office:value-type="string">
            <text:p text:style-name="P31">$7-04</text:p>
          </table:table-cell>
          <table:table-cell table:style-name="t7.B3" office:value-type="string">
            <text:p text:style-name="P31">$7-14</text:p>
          </table:table-cell>
          <table:table-cell table:style-name="t7.B3" office:value-type="string">
            <text:p text:style-name="P31">$7-24</text:p>
          </table:table-cell>
          <table:covered-table-cell/>
        </table:table-row>
        <table:table-row>
          <table:table-cell table:style-name="t7.A3" office:value-type="string">
            <text:p text:style-name="P30">7,0 мЗв/ч</text:p>
          </table:table-cell>
          <table:table-cell table:style-name="t7.B3" office:value-type="string">
            <text:p text:style-name="P31">$7-35</text:p>
          </table:table-cell>
          <table:table-cell table:style-name="t7.B3" office:value-type="string">
            <text:p text:style-name="P31">$7-45</text:p>
          </table:table-cell>
          <table:table-cell table:style-name="t7.B3" office:value-type="string">
            <text:p text:style-name="P31">$7-65</text:p>
          </table:table-cell>
          <table:table-cell table:style-name="t7.B3" office:value-type="string">
            <text:p text:style-name="P31">$7-75</text:p>
          </table:table-cell>
          <table:table-cell table:style-name="t7.B3" office:value-type="string">
            <text:p text:style-name="P31">$7-85</text:p>
          </table:table-cell>
          <table:table-cell table:style-name="t7.B3" office:value-type="string">
            <text:p text:style-name="P31">$7-05</text:p>
          </table:table-cell>
          <table:table-cell table:style-name="t7.B3" office:value-type="string">
            <text:p text:style-name="P31">$7-15</text:p>
          </table:table-cell>
          <table:table-cell table:style-name="t7.B3" office:value-type="string">
            <text:p text:style-name="P31">$7-25</text:p>
          </table:table-cell>
          <table:covered-table-cell/>
        </table:table-row>
        <table:table-row>
          <table:table-cell table:style-name="t7.A3" office:value-type="string">
            <text:p text:style-name="P30">70 мЗв/ч</text:p>
          </table:table-cell>
          <table:table-cell table:style-name="t7.B3" office:value-type="string">
            <text:p text:style-name="P31">$7-36</text:p>
          </table:table-cell>
          <table:table-cell table:style-name="t7.B3" office:value-type="string">
            <text:p text:style-name="P31">$7-46</text:p>
          </table:table-cell>
          <table:table-cell table:style-name="t7.B3" office:value-type="string">
            <text:p text:style-name="P31">$7-66</text:p>
          </table:table-cell>
          <table:table-cell table:style-name="t7.B3" office:value-type="string">
            <text:p text:style-name="P31">$7-76</text:p>
          </table:table-cell>
          <table:table-cell table:style-name="t7.B3" office:value-type="string">
            <text:p text:style-name="P31">$7-86</text:p>
          </table:table-cell>
          <table:table-cell table:style-name="t7.B3" office:value-type="string">
            <text:p text:style-name="P31">$7-06</text:p>
          </table:table-cell>
          <table:table-cell table:style-name="t7.B3" office:value-type="string">
            <text:p text:style-name="P31">$7-16</text:p>
          </table:table-cell>
          <table:table-cell table:style-name="t7.B3" office:value-type="string">
            <text:p text:style-name="P31">$7-26</text:p>
          </table:table-cell>
          <table:covered-table-cell/>
        </table:table-row>
        <table:table-row>
          <table:table-cell table:style-name="t7.A3" office:value-type="string">
            <text:p text:style-name="P30">0,7 Зв/ч</text:p>
          </table:table-cell>
          <table:table-cell table:style-name="t7.B3" office:value-type="string">
            <text:p text:style-name="P31">$7-37</text:p>
          </table:table-cell>
          <table:table-cell table:style-name="t7.B3" office:value-type="string">
            <text:p text:style-name="P31">$7-47</text:p>
          </table:table-cell>
          <table:table-cell table:style-name="t7.B3" office:value-type="string">
            <text:p text:style-name="P31">$7-67</text:p>
          </table:table-cell>
          <table:table-cell table:style-name="t7.B3" office:value-type="string">
            <text:p text:style-name="P31">$7-77</text:p>
          </table:table-cell>
          <table:table-cell table:style-name="t7.B3" office:value-type="string">
            <text:p text:style-name="P31">$7-87</text:p>
          </table:table-cell>
          <table:table-cell table:style-name="t7.B3" office:value-type="string">
            <text:p text:style-name="P31">$7-07</text:p>
          </table:table-cell>
          <table:table-cell table:style-name="t7.B3" office:value-type="string">
            <text:p text:style-name="P31">$7-17</text:p>
          </table:table-cell>
          <table:table-cell table:style-name="t7.B3" office:value-type="string">
            <text:p text:style-name="P31">$7-27</text:p>
          </table:table-cell>
          <table:covered-table-cell/>
        </table:table-row>
        <table:table-row>
          <table:table-cell table:style-name="t7.A12" table:number-columns-spanned="10" office:value-type="string">
            <text:p text:style-name="P37">В точк<text:span text:style-name="T14">ах</text:span> <text:span text:style-name="T4">0,07</text:span> мкЗв/ч <text:span text:style-name="T14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8"/>
        <table:table-column table:style-name="t8.J"/>
        <table:table-row>
          <table:table-cell table:style-name="t8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кермы в воздухе БДКГ-30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office:value-type="string">
            <text:p text:style-name="P39"><text:span text:style-name="T66">Ка</text:span><text:span text:style-name="T45">0</text:span><text:span text:style-name="T46">i</text:span></text:p>
          </table:table-cell>
          <table:table-cell table:style-name="t8.B2" office:value-type="string">
            <text:p text:style-name="P50">№ ист.</text:p>
          </table:table-cell>
          <table:table-cell table:style-name="t8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8.B2" table:number-columns-spanned="3" office:value-type="string">
            <text:p text:style-name="P38"><text:span text:style-name="T95">Показания прибора, </text:span><text:s text:c="17"/><text:span text:style-name="T82">Ка</text:span><text:span text:style-name="T43">i</text:span></text:p>
          </table:table-cell>
          <table:covered-table-cell/>
          <table:covered-table-cell/>
          <table:table-cell table:style-name="t8.B2" office:value-type="string">
            <text:p text:style-name="P40"><draw:frame draw:style-name="fr1" draw:name="Объект14" text:anchor-type="as-char" svg:y="-0.1752in" svg:width="0.3429in" style:rel-width="scale" svg:height="0.2354in" style:rel-height="scale" draw:z-index="13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  <table:table-cell table:style-name="t8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8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8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8.A3" office:value-type="string">
            <text:p text:style-name="P34">фон (мк<text:span text:style-name="T14">Гр</text:span>/ч)</text:p>
          </table:table-cell>
          <table:table-cell table:style-name="t8.B3" office:value-type="string">
            <text:p text:style-name="P35">—</text:p>
          </table:table-cell>
          <table:table-cell table:style-name="t8.B3" office:value-type="string">
            <text:p text:style-name="P35">—</text:p>
          </table:table-cell>
          <table:table-cell table:style-name="t8.B3" office:value-type="string">
            <text:p text:style-name="P35">0,10</text:p>
          </table:table-cell>
          <table:table-cell table:style-name="t8.B3" office:value-type="string">
            <text:p text:style-name="P35">0,10</text:p>
          </table:table-cell>
          <table:table-cell table:style-name="t8.B3" office:value-type="string">
            <text:p text:style-name="P35">0,10</text:p>
          </table:table-cell>
          <table:table-cell table:style-name="t8.B3" office:value-type="string">
            <text:p text:style-name="P35">0,10</text:p>
          </table:table-cell>
          <table:table-cell table:style-name="t8.B3" office:value-type="string">
            <text:p text:style-name="P35">—</text:p>
          </table:table-cell>
          <table:table-cell table:style-name="t8.B3" office:value-type="string">
            <text:p text:style-name="P35">—</text:p>
          </table:table-cell>
          <table:table-cell table:style-name="t8.J3" office:value-type="string">
            <text:p text:style-name="P35">—</text:p>
          </table:table-cell>
        </table:table-row>
        <table:table-row>
          <table:table-cell table:style-name="t8.A3" office:value-type="string">
            <text:p text:style-name="P30">0,<text:span text:style-name="T4">0</text:span><text:span text:style-name="T14">7</text:span> мк<text:span text:style-name="T14">Гр</text:span>/ч</text:p>
          </table:table-cell>
          <table:table-cell table:style-name="t8.B3" office:value-type="string">
            <text:p text:style-name="P31">$8-30</text:p>
          </table:table-cell>
          <table:table-cell table:style-name="t8.B3" office:value-type="string">
            <text:p text:style-name="P31">$8-40</text:p>
          </table:table-cell>
          <table:table-cell table:style-name="t8.B3" office:value-type="string">
            <text:p text:style-name="P31">$8-60</text:p>
          </table:table-cell>
          <table:table-cell table:style-name="t8.B3" office:value-type="string">
            <text:p text:style-name="P31">$8-70</text:p>
          </table:table-cell>
          <table:table-cell table:style-name="t8.B3" office:value-type="string">
            <text:p text:style-name="P31">$8-80</text:p>
          </table:table-cell>
          <table:table-cell table:style-name="t8.B3" office:value-type="string">
            <text:p text:style-name="P31">$8-00</text:p>
          </table:table-cell>
          <table:table-cell table:style-name="t8.B3" office:value-type="string">
            <text:p text:style-name="P31">$8-10</text:p>
          </table:table-cell>
          <table:table-cell table:style-name="t8.B3" office:value-type="string">
            <text:p text:style-name="P31">$8-20</text:p>
          </table:table-cell>
          <table:table-cell table:style-name="t8.J4" table:number-rows-spanned="8" office:value-type="string">
            <text:p text:style-name="P5">±<text:span text:style-name="T14">20</text:span></text:p>
          </table:table-cell>
        </table:table-row>
        <table:table-row>
          <table:table-cell table:style-name="t8.A3" office:value-type="string">
            <text:p text:style-name="P30">0,<text:span text:style-name="T14">7</text:span> мк<text:span text:style-name="T14">Гр</text:span>/ч</text:p>
          </table:table-cell>
          <table:table-cell table:style-name="t8.B3" office:value-type="string">
            <text:p text:style-name="P31">$8-31</text:p>
          </table:table-cell>
          <table:table-cell table:style-name="t8.B3" office:value-type="string">
            <text:p text:style-name="P31">$8-41</text:p>
          </table:table-cell>
          <table:table-cell table:style-name="t8.B3" office:value-type="string">
            <text:p text:style-name="P31">$8-61</text:p>
          </table:table-cell>
          <table:table-cell table:style-name="t8.B3" office:value-type="string">
            <text:p text:style-name="P31">$8-71</text:p>
          </table:table-cell>
          <table:table-cell table:style-name="t8.B3" office:value-type="string">
            <text:p text:style-name="P31">$8-81</text:p>
          </table:table-cell>
          <table:table-cell table:style-name="t8.B3" office:value-type="string">
            <text:p text:style-name="P31">$8-01</text:p>
          </table:table-cell>
          <table:table-cell table:style-name="t8.B3" office:value-type="string">
            <text:p text:style-name="P31">$8-11</text:p>
          </table:table-cell>
          <table:table-cell table:style-name="t8.B3" office:value-type="string">
            <text:p text:style-name="P31">$8-21</text:p>
          </table:table-cell>
          <table:covered-table-cell/>
        </table:table-row>
        <table:table-row>
          <table:table-cell table:style-name="t8.A3" office:value-type="string">
            <text:p text:style-name="P30">7 мк<text:span text:style-name="T14">Гр</text:span>/ч</text:p>
          </table:table-cell>
          <table:table-cell table:style-name="t8.B3" office:value-type="string">
            <text:p text:style-name="P31">$8-32</text:p>
          </table:table-cell>
          <table:table-cell table:style-name="t8.B3" office:value-type="string">
            <text:p text:style-name="P31">$8-42</text:p>
          </table:table-cell>
          <table:table-cell table:style-name="t8.B3" office:value-type="string">
            <text:p text:style-name="P31">$8-62</text:p>
          </table:table-cell>
          <table:table-cell table:style-name="t8.B3" office:value-type="string">
            <text:p text:style-name="P31">$8-72</text:p>
          </table:table-cell>
          <table:table-cell table:style-name="t8.B3" office:value-type="string">
            <text:p text:style-name="P31">$8-82</text:p>
          </table:table-cell>
          <table:table-cell table:style-name="t8.B3" office:value-type="string">
            <text:p text:style-name="P31">$8-02</text:p>
          </table:table-cell>
          <table:table-cell table:style-name="t8.B3" office:value-type="string">
            <text:p text:style-name="P31">$8-12</text:p>
          </table:table-cell>
          <table:table-cell table:style-name="t8.B3" office:value-type="string">
            <text:p text:style-name="P31">$8-22</text:p>
          </table:table-cell>
          <table:covered-table-cell/>
        </table:table-row>
        <table:table-row>
          <table:table-cell table:style-name="t8.A3" office:value-type="string">
            <text:p text:style-name="P30">70 мк<text:span text:style-name="T14">Гр</text:span>/ч</text:p>
          </table:table-cell>
          <table:table-cell table:style-name="t8.B3" office:value-type="string">
            <text:p text:style-name="P31">$8-33</text:p>
          </table:table-cell>
          <table:table-cell table:style-name="t8.B3" office:value-type="string">
            <text:p text:style-name="P31">$8-43</text:p>
          </table:table-cell>
          <table:table-cell table:style-name="t8.B3" office:value-type="string">
            <text:p text:style-name="P31">$8-63</text:p>
          </table:table-cell>
          <table:table-cell table:style-name="t8.B3" office:value-type="string">
            <text:p text:style-name="P31">$8-73</text:p>
          </table:table-cell>
          <table:table-cell table:style-name="t8.B3" office:value-type="string">
            <text:p text:style-name="P31">$8-83</text:p>
          </table:table-cell>
          <table:table-cell table:style-name="t8.B3" office:value-type="string">
            <text:p text:style-name="P31">$8-03</text:p>
          </table:table-cell>
          <table:table-cell table:style-name="t8.B3" office:value-type="string">
            <text:p text:style-name="P31">$8-13</text:p>
          </table:table-cell>
          <table:table-cell table:style-name="t8.B3" office:value-type="string">
            <text:p text:style-name="P31">$8-23</text:p>
          </table:table-cell>
          <table:covered-table-cell/>
        </table:table-row>
        <table:table-row>
          <table:table-cell table:style-name="t8.A3" office:value-type="string">
            <text:p text:style-name="P30">0,7 м<text:span text:style-name="T14">Гр</text:span>/ч</text:p>
          </table:table-cell>
          <table:table-cell table:style-name="t8.B3" office:value-type="string">
            <text:p text:style-name="P31">$8-34</text:p>
          </table:table-cell>
          <table:table-cell table:style-name="t8.B3" office:value-type="string">
            <text:p text:style-name="P31">$8-44</text:p>
          </table:table-cell>
          <table:table-cell table:style-name="t8.B3" office:value-type="string">
            <text:p text:style-name="P31">$8-64</text:p>
          </table:table-cell>
          <table:table-cell table:style-name="t8.B3" office:value-type="string">
            <text:p text:style-name="P31">$8-74</text:p>
          </table:table-cell>
          <table:table-cell table:style-name="t8.B3" office:value-type="string">
            <text:p text:style-name="P31">$8-84</text:p>
          </table:table-cell>
          <table:table-cell table:style-name="t8.B3" office:value-type="string">
            <text:p text:style-name="P31">$8-04</text:p>
          </table:table-cell>
          <table:table-cell table:style-name="t8.B3" office:value-type="string">
            <text:p text:style-name="P31">$8-14</text:p>
          </table:table-cell>
          <table:table-cell table:style-name="t8.B3" office:value-type="string">
            <text:p text:style-name="P31">$8-24</text:p>
          </table:table-cell>
          <table:covered-table-cell/>
        </table:table-row>
        <table:table-row>
          <table:table-cell table:style-name="t8.A3" office:value-type="string">
            <text:p text:style-name="P30">7,0 м<text:span text:style-name="T14">Гр</text:span>/ч</text:p>
          </table:table-cell>
          <table:table-cell table:style-name="t8.B3" office:value-type="string">
            <text:p text:style-name="P31">$8-35</text:p>
          </table:table-cell>
          <table:table-cell table:style-name="t8.B3" office:value-type="string">
            <text:p text:style-name="P31">$8-45</text:p>
          </table:table-cell>
          <table:table-cell table:style-name="t8.B3" office:value-type="string">
            <text:p text:style-name="P31">$8-65</text:p>
          </table:table-cell>
          <table:table-cell table:style-name="t8.B3" office:value-type="string">
            <text:p text:style-name="P31">$8-75</text:p>
          </table:table-cell>
          <table:table-cell table:style-name="t8.B3" office:value-type="string">
            <text:p text:style-name="P31">$8-85</text:p>
          </table:table-cell>
          <table:table-cell table:style-name="t8.B3" office:value-type="string">
            <text:p text:style-name="P31">$8-05</text:p>
          </table:table-cell>
          <table:table-cell table:style-name="t8.B3" office:value-type="string">
            <text:p text:style-name="P31">$8-15</text:p>
          </table:table-cell>
          <table:table-cell table:style-name="t8.B3" office:value-type="string">
            <text:p text:style-name="P31">$8-25</text:p>
          </table:table-cell>
          <table:covered-table-cell/>
        </table:table-row>
        <table:table-row>
          <table:table-cell table:style-name="t8.A3" office:value-type="string">
            <text:p text:style-name="P30">70 м<text:span text:style-name="T14">Гр</text:span>/ч</text:p>
          </table:table-cell>
          <table:table-cell table:style-name="t8.B3" office:value-type="string">
            <text:p text:style-name="P31">$8-36</text:p>
          </table:table-cell>
          <table:table-cell table:style-name="t8.B3" office:value-type="string">
            <text:p text:style-name="P31">$8-46</text:p>
          </table:table-cell>
          <table:table-cell table:style-name="t8.B3" office:value-type="string">
            <text:p text:style-name="P31">$8-66</text:p>
          </table:table-cell>
          <table:table-cell table:style-name="t8.B3" office:value-type="string">
            <text:p text:style-name="P31">$8-76</text:p>
          </table:table-cell>
          <table:table-cell table:style-name="t8.B3" office:value-type="string">
            <text:p text:style-name="P31">$8-86</text:p>
          </table:table-cell>
          <table:table-cell table:style-name="t8.B3" office:value-type="string">
            <text:p text:style-name="P31">$8-06</text:p>
          </table:table-cell>
          <table:table-cell table:style-name="t8.B3" office:value-type="string">
            <text:p text:style-name="P31">$8-16</text:p>
          </table:table-cell>
          <table:table-cell table:style-name="t8.B3" office:value-type="string">
            <text:p text:style-name="P31">$8-26</text:p>
          </table:table-cell>
          <table:covered-table-cell/>
        </table:table-row>
        <table:table-row>
          <table:table-cell table:style-name="t8.A3" office:value-type="string">
            <text:p text:style-name="P30">0,7 <text:span text:style-name="T14">Гр</text:span>/ч</text:p>
          </table:table-cell>
          <table:table-cell table:style-name="t8.B3" office:value-type="string">
            <text:p text:style-name="P31">$8-37</text:p>
          </table:table-cell>
          <table:table-cell table:style-name="t8.B3" office:value-type="string">
            <text:p text:style-name="P31">$8-47</text:p>
          </table:table-cell>
          <table:table-cell table:style-name="t8.B3" office:value-type="string">
            <text:p text:style-name="P31">$8-67</text:p>
          </table:table-cell>
          <table:table-cell table:style-name="t8.B3" office:value-type="string">
            <text:p text:style-name="P31">$8-77</text:p>
          </table:table-cell>
          <table:table-cell table:style-name="t8.B3" office:value-type="string">
            <text:p text:style-name="P31">$8-87</text:p>
          </table:table-cell>
          <table:table-cell table:style-name="t8.B3" office:value-type="string">
            <text:p text:style-name="P31">$8-07</text:p>
          </table:table-cell>
          <table:table-cell table:style-name="t8.B3" office:value-type="string">
            <text:p text:style-name="P31">$8-17</text:p>
          </table:table-cell>
          <table:table-cell table:style-name="t8.B3" office:value-type="string">
            <text:p text:style-name="P31">$8-27</text:p>
          </table:table-cell>
          <table:covered-table-cell/>
        </table:table-row>
        <table:table-row>
          <table:table-cell table:style-name="t8.A12" table:number-columns-spanned="10" office:value-type="string">
            <text:p text:style-name="P37">В точк<text:span text:style-name="T14">ах</text:span> <text:span text:style-name="T4">0,0</text:span><text:span text:style-name="T14">7</text:span> мк<text:span text:style-name="T14">Гр</text:span>/ч <text:span text:style-name="T14">и 0,7 мкГр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8"/>
        <table:table-column table:style-name="t9.J"/>
        <text:soft-page-break/>
        <table:table-row>
          <table:table-cell table:style-name="t9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БДКГ-3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9.B2" office:value-type="string">
            <text:p text:style-name="P50">№ ист.</text:p>
          </table:table-cell>
          <table:table-cell table:style-name="t9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9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9.B2" office:value-type="string">
            <text:p text:style-name="P39"><draw:frame draw:style-name="fr1" draw:name="Объект13" text:anchor-type="as-char" svg:y="-0.1752in" svg:width="0.2846in" style:rel-width="scale" svg:height="0.2354in" style:rel-height="scale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text:span text:style-name="T14">(10)</text:span></text:p>
          </table:table-cell>
          <table:table-cell table:style-name="t9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9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9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9.A3" office:value-type="string">
            <text:p text:style-name="P34">фон (мкЗв/ч)</text:p>
          </table:table-cell>
          <table:table-cell table:style-name="t9.B3" office:value-type="string">
            <text:p text:style-name="P35">—</text:p>
          </table:table-cell>
          <table:table-cell table:style-name="t9.B3" office:value-type="string">
            <text:p text:style-name="P35">—</text:p>
          </table:table-cell>
          <table:table-cell table:style-name="t9.B3" office:value-type="string">
            <text:p text:style-name="P35">0,10</text:p>
          </table:table-cell>
          <table:table-cell table:style-name="t9.B3" office:value-type="string">
            <text:p text:style-name="P35">0,10</text:p>
          </table:table-cell>
          <table:table-cell table:style-name="t9.B3" office:value-type="string">
            <text:p text:style-name="P35">0,10</text:p>
          </table:table-cell>
          <table:table-cell table:style-name="t9.B3" office:value-type="string">
            <text:p text:style-name="P35">0,10</text:p>
          </table:table-cell>
          <table:table-cell table:style-name="t9.B3" office:value-type="string">
            <text:p text:style-name="P35">—</text:p>
          </table:table-cell>
          <table:table-cell table:style-name="t9.B3" office:value-type="string">
            <text:p text:style-name="P35">—</text:p>
          </table:table-cell>
          <table:table-cell table:style-name="t9.J3" office:value-type="string">
            <text:p text:style-name="P35">—</text:p>
          </table:table-cell>
        </table:table-row>
        <table:table-row>
          <table:table-cell table:style-name="t9.A3" office:value-type="string">
            <text:p text:style-name="P30"><text:span text:style-name="T14">0,07</text:span> мкЗв/ч</text:p>
          </table:table-cell>
          <table:table-cell table:style-name="t9.B3" office:value-type="string">
            <text:p text:style-name="P31">$9-30</text:p>
          </table:table-cell>
          <table:table-cell table:style-name="t9.B3" office:value-type="string">
            <text:p text:style-name="P31">$9-40</text:p>
          </table:table-cell>
          <table:table-cell table:style-name="t9.B3" office:value-type="string">
            <text:p text:style-name="P31">$9-60</text:p>
          </table:table-cell>
          <table:table-cell table:style-name="t9.B3" office:value-type="string">
            <text:p text:style-name="P31">$9-70</text:p>
          </table:table-cell>
          <table:table-cell table:style-name="t9.B3" office:value-type="string">
            <text:p text:style-name="P31">$9-80</text:p>
          </table:table-cell>
          <table:table-cell table:style-name="t9.B3" office:value-type="string">
            <text:p text:style-name="P31">$9-00</text:p>
          </table:table-cell>
          <table:table-cell table:style-name="t9.B3" office:value-type="string">
            <text:p text:style-name="P31">$9-10</text:p>
          </table:table-cell>
          <table:table-cell table:style-name="t9.B3" office:value-type="string">
            <text:p text:style-name="P31">$9-20</text:p>
          </table:table-cell>
          <table:table-cell table:style-name="t9.J4" table:number-rows-spanned="8" office:value-type="string">
            <text:p text:style-name="P5">±<text:span text:style-name="T14">20</text:span></text:p>
          </table:table-cell>
        </table:table-row>
        <table:table-row>
          <table:table-cell table:style-name="t9.A3" office:value-type="string">
            <text:p text:style-name="P30">0,7 мкЗв/ч</text:p>
          </table:table-cell>
          <table:table-cell table:style-name="t9.B3" office:value-type="string">
            <text:p text:style-name="P31">$9-31</text:p>
          </table:table-cell>
          <table:table-cell table:style-name="t9.B3" office:value-type="string">
            <text:p text:style-name="P31">$9-41</text:p>
          </table:table-cell>
          <table:table-cell table:style-name="t9.B3" office:value-type="string">
            <text:p text:style-name="P31">$9-61</text:p>
          </table:table-cell>
          <table:table-cell table:style-name="t9.B3" office:value-type="string">
            <text:p text:style-name="P31">$9-71</text:p>
          </table:table-cell>
          <table:table-cell table:style-name="t9.B3" office:value-type="string">
            <text:p text:style-name="P31">$9-81</text:p>
          </table:table-cell>
          <table:table-cell table:style-name="t9.B3" office:value-type="string">
            <text:p text:style-name="P31">$9-01</text:p>
          </table:table-cell>
          <table:table-cell table:style-name="t9.B3" office:value-type="string">
            <text:p text:style-name="P31">$9-11</text:p>
          </table:table-cell>
          <table:table-cell table:style-name="t9.B3" office:value-type="string">
            <text:p text:style-name="P31">$9-21</text:p>
          </table:table-cell>
          <table:covered-table-cell/>
        </table:table-row>
        <table:table-row>
          <table:table-cell table:style-name="t9.A3" office:value-type="string">
            <text:p text:style-name="P30">7 мкЗв/ч</text:p>
          </table:table-cell>
          <table:table-cell table:style-name="t9.B3" office:value-type="string">
            <text:p text:style-name="P31">$9-32</text:p>
          </table:table-cell>
          <table:table-cell table:style-name="t9.B3" office:value-type="string">
            <text:p text:style-name="P31">$9-42</text:p>
          </table:table-cell>
          <table:table-cell table:style-name="t9.B3" office:value-type="string">
            <text:p text:style-name="P31">$9-62</text:p>
          </table:table-cell>
          <table:table-cell table:style-name="t9.B3" office:value-type="string">
            <text:p text:style-name="P31">$9-72</text:p>
          </table:table-cell>
          <table:table-cell table:style-name="t9.B3" office:value-type="string">
            <text:p text:style-name="P31">$9-82</text:p>
          </table:table-cell>
          <table:table-cell table:style-name="t9.B3" office:value-type="string">
            <text:p text:style-name="P31">$9-02</text:p>
          </table:table-cell>
          <table:table-cell table:style-name="t9.B3" office:value-type="string">
            <text:p text:style-name="P31">$9-12</text:p>
          </table:table-cell>
          <table:table-cell table:style-name="t9.B3" office:value-type="string">
            <text:p text:style-name="P31">$9-22</text:p>
          </table:table-cell>
          <table:covered-table-cell/>
        </table:table-row>
        <table:table-row>
          <table:table-cell table:style-name="t9.A3" office:value-type="string">
            <text:p text:style-name="P30">70 мкЗв/ч</text:p>
          </table:table-cell>
          <table:table-cell table:style-name="t9.B3" office:value-type="string">
            <text:p text:style-name="P31">$9-33</text:p>
          </table:table-cell>
          <table:table-cell table:style-name="t9.B3" office:value-type="string">
            <text:p text:style-name="P31">$9-43</text:p>
          </table:table-cell>
          <table:table-cell table:style-name="t9.B3" office:value-type="string">
            <text:p text:style-name="P31">$9-63</text:p>
          </table:table-cell>
          <table:table-cell table:style-name="t9.B3" office:value-type="string">
            <text:p text:style-name="P31">$9-73</text:p>
          </table:table-cell>
          <table:table-cell table:style-name="t9.B3" office:value-type="string">
            <text:p text:style-name="P31">$9-83</text:p>
          </table:table-cell>
          <table:table-cell table:style-name="t9.B3" office:value-type="string">
            <text:p text:style-name="P31">$9-03</text:p>
          </table:table-cell>
          <table:table-cell table:style-name="t9.B3" office:value-type="string">
            <text:p text:style-name="P31">$9-13</text:p>
          </table:table-cell>
          <table:table-cell table:style-name="t9.B3" office:value-type="string">
            <text:p text:style-name="P31">$9-23</text:p>
          </table:table-cell>
          <table:covered-table-cell/>
        </table:table-row>
        <table:table-row>
          <table:table-cell table:style-name="t9.A3" office:value-type="string">
            <text:p text:style-name="P30">0,7 мЗв/ч</text:p>
          </table:table-cell>
          <table:table-cell table:style-name="t9.B3" office:value-type="string">
            <text:p text:style-name="P31">$9-34</text:p>
          </table:table-cell>
          <table:table-cell table:style-name="t9.B3" office:value-type="string">
            <text:p text:style-name="P31">$9-44</text:p>
          </table:table-cell>
          <table:table-cell table:style-name="t9.B3" office:value-type="string">
            <text:p text:style-name="P31">$9-64</text:p>
          </table:table-cell>
          <table:table-cell table:style-name="t9.B3" office:value-type="string">
            <text:p text:style-name="P31">$9-74</text:p>
          </table:table-cell>
          <table:table-cell table:style-name="t9.B3" office:value-type="string">
            <text:p text:style-name="P31">$9-84</text:p>
          </table:table-cell>
          <table:table-cell table:style-name="t9.B3" office:value-type="string">
            <text:p text:style-name="P31">$9-04</text:p>
          </table:table-cell>
          <table:table-cell table:style-name="t9.B3" office:value-type="string">
            <text:p text:style-name="P31">$9-14</text:p>
          </table:table-cell>
          <table:table-cell table:style-name="t9.B3" office:value-type="string">
            <text:p text:style-name="P31">$9-24</text:p>
          </table:table-cell>
          <table:covered-table-cell/>
        </table:table-row>
        <table:table-row>
          <table:table-cell table:style-name="t9.A3" office:value-type="string">
            <text:p text:style-name="P30">7,0 мЗв/ч</text:p>
          </table:table-cell>
          <table:table-cell table:style-name="t9.B3" office:value-type="string">
            <text:p text:style-name="P31">$9-35</text:p>
          </table:table-cell>
          <table:table-cell table:style-name="t9.B3" office:value-type="string">
            <text:p text:style-name="P31">$9-45</text:p>
          </table:table-cell>
          <table:table-cell table:style-name="t9.B3" office:value-type="string">
            <text:p text:style-name="P31">$9-65</text:p>
          </table:table-cell>
          <table:table-cell table:style-name="t9.B3" office:value-type="string">
            <text:p text:style-name="P31">$9-75</text:p>
          </table:table-cell>
          <table:table-cell table:style-name="t9.B3" office:value-type="string">
            <text:p text:style-name="P31">$9-85</text:p>
          </table:table-cell>
          <table:table-cell table:style-name="t9.B3" office:value-type="string">
            <text:p text:style-name="P31">$9-05</text:p>
          </table:table-cell>
          <table:table-cell table:style-name="t9.B3" office:value-type="string">
            <text:p text:style-name="P31">$9-15</text:p>
          </table:table-cell>
          <table:table-cell table:style-name="t9.B3" office:value-type="string">
            <text:p text:style-name="P31">$9-25</text:p>
          </table:table-cell>
          <table:covered-table-cell/>
        </table:table-row>
        <table:table-row table:style-name="t9.10">
          <table:table-cell table:style-name="t9.A3" office:value-type="string">
            <text:p text:style-name="P30">70 мЗв/ч</text:p>
          </table:table-cell>
          <table:table-cell table:style-name="t9.B3" office:value-type="string">
            <text:p text:style-name="P31">$9-36</text:p>
          </table:table-cell>
          <table:table-cell table:style-name="t9.B3" office:value-type="string">
            <text:p text:style-name="P31">$9-46</text:p>
          </table:table-cell>
          <table:table-cell table:style-name="t9.B3" office:value-type="string">
            <text:p text:style-name="P31">$9-66</text:p>
          </table:table-cell>
          <table:table-cell table:style-name="t9.B3" office:value-type="string">
            <text:p text:style-name="P31">$9-76</text:p>
          </table:table-cell>
          <table:table-cell table:style-name="t9.B3" office:value-type="string">
            <text:p text:style-name="P31">$9-86</text:p>
          </table:table-cell>
          <table:table-cell table:style-name="t9.B3" office:value-type="string">
            <text:p text:style-name="P31">$9-06</text:p>
          </table:table-cell>
          <table:table-cell table:style-name="t9.B3" office:value-type="string">
            <text:p text:style-name="P31">$9-16</text:p>
          </table:table-cell>
          <table:table-cell table:style-name="t9.B3" office:value-type="string">
            <text:p text:style-name="P31">$9-26</text:p>
          </table:table-cell>
          <table:covered-table-cell/>
        </table:table-row>
        <table:table-row>
          <table:table-cell table:style-name="t9.A3" office:value-type="string">
            <text:p text:style-name="P30">0,<text:span text:style-name="T14">4</text:span> Зв/ч</text:p>
          </table:table-cell>
          <table:table-cell table:style-name="t9.B3" office:value-type="string">
            <text:p text:style-name="P31">$9-37</text:p>
          </table:table-cell>
          <table:table-cell table:style-name="t9.B3" office:value-type="string">
            <text:p text:style-name="P31">$9-47</text:p>
          </table:table-cell>
          <table:table-cell table:style-name="t9.B3" office:value-type="string">
            <text:p text:style-name="P31">$9-67</text:p>
          </table:table-cell>
          <table:table-cell table:style-name="t9.B3" office:value-type="string">
            <text:p text:style-name="P31">$9-77</text:p>
          </table:table-cell>
          <table:table-cell table:style-name="t9.B3" office:value-type="string">
            <text:p text:style-name="P31">$9-87</text:p>
          </table:table-cell>
          <table:table-cell table:style-name="t9.B3" office:value-type="string">
            <text:p text:style-name="P31">$9-07</text:p>
          </table:table-cell>
          <table:table-cell table:style-name="t9.B3" office:value-type="string">
            <text:p text:style-name="P31">$9-17</text:p>
          </table:table-cell>
          <table:table-cell table:style-name="t9.B3" office:value-type="string">
            <text:p text:style-name="P31">$9-27</text:p>
          </table:table-cell>
          <table:covered-table-cell/>
        </table:table-row>
        <table:table-row>
          <table:table-cell table:style-name="t9.A12" table:number-columns-spanned="10" office:value-type="string">
            <text:p text:style-name="P37">В точк<text:span text:style-name="T14">ах</text:span> <text:span text:style-name="T4">0,07</text:span> мкЗв/ч <text:span text:style-name="T14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8"/>
        <table:table-column table:style-name="t10.J"/>
        <table:table-row>
          <table:table-cell table:style-name="t10.A1" table:number-columns-spanned="10" office:value-type="string">
            <text:p text:style-name="P28">Определение основной относительной погрешности <text:span text:style-name="T134">при </text:span><text:span text:style-name="T10">измерени</text:span><text:span text:style-name="T134">и</text:span> плотности потока нейтронного излучения с БДКН-0<text:span text:style-name="T4">1</text:span> № <text:span text:style-name="T10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5">Плотность потока <text:line-break/>в контрольной точке <text:span text:style-name="T47">φ</text:span><text:span text:style-name="T32">0</text:span><text:span text:style-name="T31">i</text:span> , с<text:span text:style-name="T20">-1</text:span>⋅см<text:span text:style-name="T20">-2</text:span></text:p>
            <text:p text:style-name="P11">№ источника</text:p>
            <text:p text:style-name="P12">(B(R))</text:p>
          </table:table-cell>
          <table:table-cell table:style-name="t10.B2" office:value-type="string">
            <text:p text:style-name="P6"><text:span text:style-name="T48">d</text:span>, <text:span text:style-name="T14">см</text:span></text:p>
          </table:table-cell>
          <table:table-cell table:style-name="t10.B2" table:number-columns-spanned="3" office:value-type="string">
            <text:p text:style-name="P27"><text:span text:style-name="Основной_20_шрифт_20_абзаца"><text:span text:style-name="T79">φ</text:span></text:span><text:span text:style-name="Основной_20_шрифт_20_абзаца"><text:span text:style-name="T39">i </text:span></text:span><text:span text:style-name="Основной_20_шрифт_20_абзаца"><text:span text:style-name="T69">,<text:line-break/></text:span></text:span><text:span text:style-name="Основной_20_шрифт_20_абзаца"><text:span text:style-name="T70">с</text:span></text:span><text:span text:style-name="Основной_20_шрифт_20_абзаца"><text:span text:style-name="T21">-1</text:span></text:span><text:span text:style-name="Основной_20_шрифт_20_абзаца"><text:span text:style-name="T70">⋅см</text:span></text:span><text:span text:style-name="Основной_20_шрифт_20_абзаца"><text:span text:style-name="T21">-2</text:span></text:span></text:p>
          </table:table-cell>
          <table:covered-table-cell/>
          <table:covered-table-cell/>
          <table:table-cell table:style-name="t10.B2" office:value-type="string">
            <text:p text:style-name="P26"><text:span text:style-name="Основной_20_шрифт_20_абзаца"><text:span text:style-name="T135"><draw:frame draw:style-name="fr2" draw:name="Объект161" text:anchor-type="as-char" svg:width="0.2071in" style:rel-width="scale" svg:height="0.2098in" style:rel-height="scale" draw:z-index="15"><draw:object xlink:href="./Object 157" xlink:type="simple" xlink:show="embed" xlink:actuate="onLoad"/><draw:image xlink:href="./ObjectReplacements/Object 157" xlink:type="simple" xlink:show="embed" xlink:actuate="onLoad"/></draw:frame></text:span></text:span><text:span text:style-name="Основной_20_шрифт_20_абзаца"><text:span text:style-name="T75">,<text:line-break/></text:span></text:span><text:span text:style-name="Основной_20_шрифт_20_абзаца"><text:span text:style-name="T65">с</text:span></text:span><text:span text:style-name="Основной_20_шрифт_20_абзаца"><text:span text:style-name="T22">-1</text:span></text:span><text:span text:style-name="Основной_20_шрифт_20_абзаца"><text:span text:style-name="T65">⋅см</text:span></text:span><text:span text:style-name="Основной_20_шрифт_20_абзаца"><text:span text:style-name="T22">-2</text:span></text:span></text:p>
          </table:table-cell>
          <table:table-cell table:style-name="t10.B2" office:value-type="string">
            <text:p text:style-name="P26"><text:span text:style-name="Основной_20_шрифт_20_абзаца"><text:span text:style-name="T79">φ</text:span></text:span><text:span text:style-name="Основной_20_шрифт_20_абзаца"><text:span text:style-name="T36">пр,</text:span></text:span><text:span text:style-name="Основной_20_шрифт_20_абзаца"><text:span text:style-name="T39">i </text:span></text:span><text:span text:style-name="Основной_20_шрифт_20_абзаца"><text:span text:style-name="T75">,<text:line-break/></text:span></text:span><text:span text:style-name="Основной_20_шрифт_20_абзаца"><text:span text:style-name="T65">с</text:span></text:span><text:span text:style-name="Основной_20_шрифт_20_абзаца"><text:span text:style-name="T22">-1</text:span></text:span><text:span text:style-name="Основной_20_шрифт_20_абзаца"><text:span text:style-name="T65">⋅см</text:span></text:span><text:span text:style-name="Основной_20_шрифт_20_абзаца"><text:span text:style-name="T22">-2</text:span></text:span></text:p>
          </table:table-cell>
          <table:table-cell table:style-name="t10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10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10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10.A3" office:value-type="string">
            <text:p text:style-name="P8">Фон</text:p>
          </table:table-cell>
          <table:table-cell table:style-name="t10.B3" office:value-type="float" office:value="200">
            <text:p text:style-name="P36">200</text:p>
          </table:table-cell>
          <table:table-cell table:style-name="t10.C3" table:number-columns-spanned="3" office:value-type="string">
            <text:p text:style-name="P7">$<text:span text:style-name="T14">10</text:span>-00</text:p>
          </table:table-cell>
          <table:covered-table-cell/>
          <table:covered-table-cell/>
          <table:table-cell table:style-name="t10.C3" office:value-type="string">
            <text:p text:style-name="P7">$<text:span text:style-name="T14">10</text:span>-00</text:p>
          </table:table-cell>
          <table:table-cell table:style-name="t10.G3" office:value-type="string">
            <text:p text:style-name="P36">—</text:p>
          </table:table-cell>
          <table:table-cell table:style-name="t10.C3" office:value-type="string">
            <text:p text:style-name="P36">—</text:p>
          </table:table-cell>
          <table:table-cell table:style-name="t10.C3" office:value-type="string">
            <text:p text:style-name="P36">—</text:p>
          </table:table-cell>
          <table:table-cell table:style-name="t10.J3" office:value-type="string">
            <text:p text:style-name="P36">—</text:p>
          </table:table-cell>
        </table:table-row>
        <table:table-row>
          <table:table-cell table:style-name="t10.A3" office:value-type="string">
            <text:p text:style-name="P7">$10-fi1</text:p>
            <text:p text:style-name="P8">ИБН-8-3 № 027</text:p>
            <text:p text:style-name="P6">B(R)=$10-br1</text:p>
          </table:table-cell>
          <table:table-cell table:style-name="t10.B4" office:value-type="float" office:value="200">
            <text:p text:style-name="P36">200</text:p>
          </table:table-cell>
          <table:table-cell table:style-name="t10.G3" office:value-type="string">
            <text:p text:style-name="P7">$10-61</text:p>
          </table:table-cell>
          <table:table-cell table:style-name="t10.G3" office:value-type="string">
            <text:p text:style-name="P7">$10-71</text:p>
          </table:table-cell>
          <table:table-cell table:style-name="t10.G3" office:value-type="string">
            <text:p text:style-name="P7">$10-81</text:p>
          </table:table-cell>
          <table:table-cell table:style-name="t10.G3" office:value-type="string">
            <text:p text:style-name="P7">$<text:span text:style-name="T14">10</text:span>-01</text:p>
          </table:table-cell>
          <table:table-cell table:style-name="t10.G3" office:value-type="string">
            <text:p text:style-name="P7">$10-n21</text:p>
          </table:table-cell>
          <table:table-cell table:style-name="t10.G3" office:value-type="string">
            <text:p text:style-name="P7">$10-n31</text:p>
          </table:table-cell>
          <table:table-cell table:style-name="t10.G3" office:value-type="string">
            <text:p text:style-name="P7">$10-n41</text:p>
          </table:table-cell>
          <table:table-cell table:style-name="t10.J4" table:number-rows-spanned="4" office:value-type="string">
            <text:p text:style-name="P5">±<text:span text:style-name="T14">20</text:span></text:p>
          </table:table-cell>
        </table:table-row>
        <table:table-row>
          <table:table-cell table:style-name="t10.A3" office:value-type="string">
            <text:p text:style-name="P7">$10-fi2</text:p>
            <text:p text:style-name="P8">ИБН-8-6 № 010</text:p>
            <text:p text:style-name="P6">B(R)=$10-br2</text:p>
          </table:table-cell>
          <table:table-cell table:style-name="t10.B4" office:value-type="float" office:value="200">
            <text:p text:style-name="P36">200</text:p>
          </table:table-cell>
          <table:table-cell table:style-name="t10.G3" office:value-type="string">
            <text:p text:style-name="P7">$10-62</text:p>
          </table:table-cell>
          <table:table-cell table:style-name="t10.G3" office:value-type="string">
            <text:p text:style-name="P7">$10-72</text:p>
          </table:table-cell>
          <table:table-cell table:style-name="t10.G3" office:value-type="string">
            <text:p text:style-name="P7">$10<text:span text:style-name="T14">-82</text:span></text:p>
          </table:table-cell>
          <table:table-cell table:style-name="t10.G3" office:value-type="string">
            <text:p text:style-name="P7">$<text:span text:style-name="T14">10</text:span>-02</text:p>
          </table:table-cell>
          <table:table-cell table:style-name="t10.G3" office:value-type="string">
            <text:p text:style-name="P7">$10-n22</text:p>
          </table:table-cell>
          <table:table-cell table:style-name="t10.G3" office:value-type="string">
            <text:p text:style-name="P7">$10-n32</text:p>
          </table:table-cell>
          <table:table-cell table:style-name="t10.G3" office:value-type="string">
            <text:p text:style-name="P7">$10-n42</text:p>
          </table:table-cell>
          <table:covered-table-cell/>
        </table:table-row>
        <table:table-row>
          <table:table-cell table:style-name="t10.A3" office:value-type="string">
            <text:p text:style-name="P33">$10-fi3</text:p>
            <text:p text:style-name="P8">ИБН-8-6 № 010</text:p>
            <text:p text:style-name="P32">B(R)=$10-br3</text:p>
          </table:table-cell>
          <table:table-cell table:style-name="t10.B4" office:value-type="float" office:value="100">
            <text:p text:style-name="P36">100</text:p>
          </table:table-cell>
          <table:table-cell table:style-name="t10.G3" office:value-type="string">
            <text:p text:style-name="P7">$10-6<text:span text:style-name="T14">3</text:span></text:p>
          </table:table-cell>
          <table:table-cell table:style-name="t10.G3" office:value-type="string">
            <text:p text:style-name="P7">$10-7<text:span text:style-name="T14">3</text:span></text:p>
          </table:table-cell>
          <table:table-cell table:style-name="t10.G3" office:value-type="string">
            <text:p text:style-name="P7">$10<text:span text:style-name="T14">-83</text:span></text:p>
          </table:table-cell>
          <table:table-cell table:style-name="t10.G3" office:value-type="string">
            <text:p text:style-name="P7">$<text:span text:style-name="T14">10</text:span>-03</text:p>
          </table:table-cell>
          <table:table-cell table:style-name="t10.G3" office:value-type="string">
            <text:p text:style-name="P7">$10-n23</text:p>
          </table:table-cell>
          <table:table-cell table:style-name="t10.G3" office:value-type="string">
            <text:p text:style-name="P7">$10-n33</text:p>
          </table:table-cell>
          <table:table-cell table:style-name="t10.G3" office:value-type="string">
            <text:p text:style-name="P7">$10-n43</text:p>
          </table:table-cell>
          <table:covered-table-cell/>
        </table:table-row>
        <table:table-row>
          <table:table-cell table:style-name="t10.A7" office:value-type="string">
            <text:p text:style-name="P33">$10-fi4</text:p>
            <text:p text:style-name="P8">ИБН-8-6 № 010</text:p>
            <text:p text:style-name="P32">B(R)=$10-br4</text:p>
          </table:table-cell>
          <table:table-cell table:style-name="t10.B7" office:value-type="float" office:value="50">
            <text:p text:style-name="P36">50</text:p>
          </table:table-cell>
          <table:table-cell table:style-name="t10.C7" office:value-type="string">
            <text:p text:style-name="P7">$10-6<text:span text:style-name="T14">4</text:span></text:p>
          </table:table-cell>
          <table:table-cell table:style-name="t10.C7" office:value-type="string">
            <text:p text:style-name="P7">$10-7<text:span text:style-name="T14">4</text:span></text:p>
          </table:table-cell>
          <table:table-cell table:style-name="t10.C7" office:value-type="string">
            <text:p text:style-name="P7">$10<text:span text:style-name="T14">-84</text:span></text:p>
          </table:table-cell>
          <table:table-cell table:style-name="t10.C7" office:value-type="string">
            <text:p text:style-name="P7">$<text:span text:style-name="T14">10</text:span>-04</text:p>
          </table:table-cell>
          <table:table-cell table:style-name="t10.C7" office:value-type="string">
            <text:p text:style-name="P7">$10-n24</text:p>
          </table:table-cell>
          <table:table-cell table:style-name="t10.C7" office:value-type="string">
            <text:p text:style-name="P7">$10-n34</text:p>
          </table:table-cell>
          <table:table-cell table:style-name="t10.C7" office:value-type="string">
            <text:p text:style-name="P7">$10-n44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8"/>
        <table:table-column table:style-name="t11.J"/>
        <table:table-row>
          <table:table-cell table:style-name="t11.A1" table:number-columns-spanned="10" office:value-type="string">
            <text:p text:style-name="P29"><text:span text:style-name="T10">Определение основной относительной погрешности </text:span><text:span text:style-name="T14">при </text:span><text:span text:style-name="T10">измерени</text:span><text:span text:style-name="T14">и</text:span><text:span text:style-name="T10"> </text:span><text:span text:style-name="T14">мощности дозы</text:span><text:span text:style-name="T10"> нейтронного излучения с БДКН-03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12">Мощность дозы<text:line-break/>в контрольной точке </text:p>
            <text:p text:style-name="P12"><text:span text:style-name="Основной_20_шрифт_20_абзаца"><text:span text:style-name="T141">Ḣ</text:span></text:span><text:span text:style-name="Основной_20_шрифт_20_абзаца"><text:span text:style-name="T25">*</text:span></text:span><text:span text:style-name="Основной_20_шрифт_20_абзаца"><text:span text:style-name="T37">0</text:span></text:span><text:span text:style-name="Основной_20_шрифт_20_абзаца"><text:span text:style-name="T42">i</text:span></text:span><text:span text:style-name="Основной_20_шрифт_20_абзаца"><text:span text:style-name="T143"> </text:span></text:span><text:span text:style-name="Основной_20_шрифт_20_абзаца"><text:span text:style-name="T136">(10)</text:span></text:span>, мкЗ<text:span text:style-name="T14">в/ч</text:span></text:p>
            <text:p text:style-name="P15"><text:span text:style-name="T72">№ источник</text:span><text:span text:style-name="T71">а</text:span></text:p>
            <text:p text:style-name="P12">(B(R))</text:p>
          </table:table-cell>
          <table:table-cell table:style-name="t11.B2" office:value-type="string">
            <text:p text:style-name="P6"><text:span text:style-name="T48">d</text:span>, <text:span text:style-name="T14">см</text:span></text:p>
          </table:table-cell>
          <table:table-cell table:style-name="t11.B2" table:number-columns-spanned="3" office:value-type="string">
            <text:p text:style-name="P21"><text:span text:style-name="Основной_20_шрифт_20_абзаца"><text:span text:style-name="T80">Ḣ</text:span></text:span><text:span text:style-name="Основной_20_шрифт_20_абзаца"><text:span text:style-name="T26">*</text:span></text:span><text:span text:style-name="Основной_20_шрифт_20_абзаца"><text:span text:style-name="T39">i</text:span></text:span><text:span text:style-name="Основной_20_шрифт_20_абзаца"><text:span text:style-name="T81"> </text:span></text:span><text:span text:style-name="Основной_20_шрифт_20_абзаца"><text:span text:style-name="T76">(10)</text:span></text:span><text:span text:style-name="Основной_20_шрифт_20_абзаца"><text:span text:style-name="T62">, <text:line-break/></text:span></text:span><text:span text:style-name="Основной_20_шрифт_20_абзаца"><text:span text:style-name="T65">мкЗв/ч</text:span></text:span></text:p>
          </table:table-cell>
          <table:covered-table-cell/>
          <table:covered-table-cell/>
          <table:table-cell table:style-name="t11.F2" office:value-type="string">
            <text:p text:style-name="P21"><text:span text:style-name="Основной_20_шрифт_20_абзаца"><text:span text:style-name="T62"><draw:frame draw:style-name="fr1" draw:name="Объект156" text:anchor-type="as-char" svg:y="-0.1752in" svg:width="0.2846in" style:rel-width="scale" svg:height="0.2354in" style:rel-height="scale" draw:z-index="17"><draw:object xlink:href="./Object 163" xlink:type="simple" xlink:show="embed" xlink:actuate="onLoad"/><draw:image xlink:href="./ObjectReplacements/Object 163" xlink:type="simple" xlink:show="embed" xlink:actuate="onLoad"/></draw:frame></text:span></text:span><text:span text:style-name="Основной_20_шрифт_20_абзаца"><text:span text:style-name="T76">(10)</text:span></text:span><text:span text:style-name="Основной_20_шрифт_20_абзаца"><text:span text:style-name="T62">,<text:line-break/></text:span></text:span><text:span text:style-name="Основной_20_шрифт_20_абзаца"><text:span text:style-name="T65">мкЗв/ч</text:span></text:span></text:p>
          </table:table-cell>
          <table:table-cell table:style-name="t11.F2" office:value-type="string">
            <text:p text:style-name="P21"><text:span text:style-name="Основной_20_шрифт_20_абзаца"><text:span text:style-name="T77">Ḣ</text:span></text:span><text:span text:style-name="Основной_20_шрифт_20_абзаца"><text:span text:style-name="T23">*</text:span></text:span><text:span text:style-name="Основной_20_шрифт_20_абзаца"><text:span text:style-name="T33">пр.</text:span></text:span><text:span text:style-name="Основной_20_шрифт_20_абзаца"><text:span text:style-name="T34">i </text:span></text:span><text:span text:style-name="Основной_20_шрифт_20_абзаца"><text:span text:style-name="T76">(10),</text:span></text:span><text:span text:style-name="Основной_20_шрифт_20_абзаца"><text:span text:style-name="T62"><text:line-break/></text:span></text:span><text:span text:style-name="Основной_20_шрифт_20_абзаца"><text:span text:style-name="T65">мкЗв/ч</text:span></text:span></text:p>
          </table:table-cell>
          <table:table-cell table:style-name="t11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11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11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11.A3" office:value-type="string">
            <text:p text:style-name="P8">Фон</text:p>
          </table:table-cell>
          <table:table-cell table:style-name="t11.B3" office:value-type="float" office:value="200">
            <text:p text:style-name="P36">200</text:p>
          </table:table-cell>
          <table:table-cell table:style-name="t11.C3" table:number-columns-spanned="3" office:value-type="string">
            <text:p text:style-name="P7">$11-00</text:p>
          </table:table-cell>
          <table:covered-table-cell/>
          <table:covered-table-cell/>
          <table:table-cell table:style-name="t11.C3" office:value-type="string">
            <text:p text:style-name="P7">$11-00</text:p>
          </table:table-cell>
          <table:table-cell table:style-name="t11.G3" office:value-type="string">
            <text:p text:style-name="P36">—</text:p>
          </table:table-cell>
          <table:table-cell table:style-name="t11.C3" office:value-type="string">
            <text:p text:style-name="P36">—</text:p>
          </table:table-cell>
          <table:table-cell table:style-name="t11.C3" office:value-type="string">
            <text:p text:style-name="P36">—</text:p>
          </table:table-cell>
          <table:table-cell table:style-name="t11.J3" office:value-type="string">
            <text:p text:style-name="P36">—</text:p>
          </table:table-cell>
        </table:table-row>
        <table:table-row>
          <table:table-cell table:style-name="t11.A3" office:value-type="string">
            <text:p text:style-name="P7">$11-fi1</text:p>
            <text:p text:style-name="P8">ИБН-8-3 № 027</text:p>
            <text:p text:style-name="P6">B(R)=$11-br1</text:p>
          </table:table-cell>
          <table:table-cell table:style-name="t11.B4" office:value-type="float" office:value="200">
            <text:p text:style-name="P36">200</text:p>
          </table:table-cell>
          <table:table-cell table:style-name="t11.G3" office:value-type="string">
            <text:p text:style-name="P7">$11-61</text:p>
          </table:table-cell>
          <table:table-cell table:style-name="t11.G3" office:value-type="string">
            <text:p text:style-name="P7">$11-71</text:p>
          </table:table-cell>
          <table:table-cell table:style-name="t11.G3" office:value-type="string">
            <text:p text:style-name="P7">$11-81</text:p>
          </table:table-cell>
          <table:table-cell table:style-name="t11.G3" office:value-type="string">
            <text:p text:style-name="P7">$11-01</text:p>
          </table:table-cell>
          <table:table-cell table:style-name="t11.G3" office:value-type="string">
            <text:p text:style-name="P7">$11-n21</text:p>
          </table:table-cell>
          <table:table-cell table:style-name="t11.G3" office:value-type="string">
            <text:p text:style-name="P7">$11-n31</text:p>
          </table:table-cell>
          <table:table-cell table:style-name="t11.G3" office:value-type="string">
            <text:p text:style-name="P7">$11-n41</text:p>
          </table:table-cell>
          <table:table-cell table:style-name="t11.J4" table:number-rows-spanned="4" office:value-type="string">
            <text:p text:style-name="P5">±<text:span text:style-name="T14">20</text:span></text:p>
          </table:table-cell>
        </table:table-row>
        <table:table-row>
          <table:table-cell table:style-name="t11.A3" office:value-type="string">
            <text:p text:style-name="P7">$11-fi2</text:p>
            <text:p text:style-name="P8">ИБН-8-6 № 010</text:p>
            <text:p text:style-name="P6">B(R)=$11-br2</text:p>
          </table:table-cell>
          <table:table-cell table:style-name="t11.B4" office:value-type="float" office:value="200">
            <text:p text:style-name="P36">200</text:p>
          </table:table-cell>
          <table:table-cell table:style-name="t11.G3" office:value-type="string">
            <text:p text:style-name="P7">$11-62</text:p>
          </table:table-cell>
          <table:table-cell table:style-name="t11.G3" office:value-type="string">
            <text:p text:style-name="P7">$11-72</text:p>
          </table:table-cell>
          <table:table-cell table:style-name="t11.G3" office:value-type="string">
            <text:p text:style-name="P7">$11-<text:span text:style-name="T14">82</text:span></text:p>
          </table:table-cell>
          <table:table-cell table:style-name="t11.G3" office:value-type="string">
            <text:p text:style-name="P7">$11-02</text:p>
          </table:table-cell>
          <table:table-cell table:style-name="t11.G3" office:value-type="string">
            <text:p text:style-name="P7">$11-n22</text:p>
          </table:table-cell>
          <table:table-cell table:style-name="t11.G3" office:value-type="string">
            <text:p text:style-name="P7">$11-n32</text:p>
          </table:table-cell>
          <table:table-cell table:style-name="t11.G3" office:value-type="string">
            <text:p text:style-name="P7">$11-n42</text:p>
          </table:table-cell>
          <table:covered-table-cell/>
        </table:table-row>
        <table:table-row>
          <table:table-cell table:style-name="t11.A3" office:value-type="string">
            <text:p text:style-name="P33">$11-fi3</text:p>
            <text:p text:style-name="P8">ИБН-8-6 № 010</text:p>
            <text:p text:style-name="P32">B(R)=$11-br3</text:p>
          </table:table-cell>
          <table:table-cell table:style-name="t11.B4" office:value-type="float" office:value="100">
            <text:p text:style-name="P36">100</text:p>
          </table:table-cell>
          <table:table-cell table:style-name="t11.G3" office:value-type="string">
            <text:p text:style-name="P7">$11-6<text:span text:style-name="T14">3</text:span></text:p>
          </table:table-cell>
          <table:table-cell table:style-name="t11.G3" office:value-type="string">
            <text:p text:style-name="P7">$11-7<text:span text:style-name="T14">3</text:span></text:p>
          </table:table-cell>
          <table:table-cell table:style-name="t11.G3" office:value-type="string">
            <text:p text:style-name="P7">$11-<text:span text:style-name="T14">83</text:span></text:p>
          </table:table-cell>
          <table:table-cell table:style-name="t11.G3" office:value-type="string">
            <text:p text:style-name="P7">$11-03</text:p>
          </table:table-cell>
          <table:table-cell table:style-name="t11.G3" office:value-type="string">
            <text:p text:style-name="P7">$11-n23</text:p>
          </table:table-cell>
          <table:table-cell table:style-name="t11.G3" office:value-type="string">
            <text:p text:style-name="P7">$11-n33</text:p>
          </table:table-cell>
          <table:table-cell table:style-name="t11.G3" office:value-type="string">
            <text:p text:style-name="P7">$11-n43</text:p>
          </table:table-cell>
          <table:covered-table-cell/>
        </table:table-row>
        <table:table-row>
          <table:table-cell table:style-name="t11.A7" office:value-type="string">
            <text:p text:style-name="P33">$11-fi4</text:p>
            <text:p text:style-name="P8">ИБН-8-6 № 010</text:p>
            <text:p text:style-name="P32">B(R)=$11-br4</text:p>
          </table:table-cell>
          <table:table-cell table:style-name="t11.B7" office:value-type="float" office:value="50">
            <text:p text:style-name="P36">50</text:p>
          </table:table-cell>
          <table:table-cell table:style-name="t11.C7" office:value-type="string">
            <text:p text:style-name="P7">$11-6<text:span text:style-name="T14">4</text:span></text:p>
          </table:table-cell>
          <table:table-cell table:style-name="t11.C7" office:value-type="string">
            <text:p text:style-name="P7">$11-7<text:span text:style-name="T14">4</text:span></text:p>
          </table:table-cell>
          <table:table-cell table:style-name="t11.C7" office:value-type="string">
            <text:p text:style-name="P7">$11-<text:span text:style-name="T14">84</text:span></text:p>
          </table:table-cell>
          <table:table-cell table:style-name="t11.C7" office:value-type="string">
            <text:p text:style-name="P7">$11-04</text:p>
          </table:table-cell>
          <table:table-cell table:style-name="t11.C7" office:value-type="string">
            <text:p text:style-name="P7">$11-n24</text:p>
          </table:table-cell>
          <table:table-cell table:style-name="t11.C7" office:value-type="string">
            <text:p text:style-name="P7">$11-n34</text:p>
          </table:table-cell>
          <table:table-cell table:style-name="t11.C7" office:value-type="string">
            <text:p text:style-name="P7">$11-n44</text:p>
          </table:table-cell>
          <table:covered-table-cell/>
        </table:table-row>
      </table:table>
      <table:table table:name="t28" table:style-name="t28">
        <table:table-column table:style-name="t28.A"/>
        <table:table-column table:style-name="t28.B" table:number-columns-repeated="8"/>
        <table:table-column table:style-name="t28.J"/>
        <text:soft-page-break/>
        <table:table-row>
          <table:table-cell table:style-name="t28.A1" table:number-columns-spanned="10" office:value-type="string">
            <text:p text:style-name="P29"><text:span text:style-name="T50">Определение основной относительной погрешности </text:span><text:span text:style-name="T51">при </text:span><text:span text:style-name="T50">измерени</text:span><text:span text:style-name="T51">и</text:span><text:span text:style-name="T50"> </text:span><text:span text:style-name="T51">мощности дозы</text:span><text:span text:style-name="T50"> нейтронного излучения с БДКН-06</text:span>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8.A2" office:value-type="string">
            <text:p text:style-name="P12">Мощность дозы<text:line-break/>в контрольной точке </text:p>
            <text:p text:style-name="P12"><text:span text:style-name="Основной_20_шрифт_20_абзаца"><text:span text:style-name="T141">Ḣ</text:span></text:span><text:span text:style-name="Основной_20_шрифт_20_абзаца"><text:span text:style-name="T25">*</text:span></text:span><text:span text:style-name="Основной_20_шрифт_20_абзаца"><text:span text:style-name="T37">0</text:span></text:span><text:span text:style-name="Основной_20_шрифт_20_абзаца"><text:span text:style-name="T42">i</text:span></text:span><text:span text:style-name="Основной_20_шрифт_20_абзаца"><text:span text:style-name="T143"> </text:span></text:span><text:span text:style-name="Основной_20_шрифт_20_абзаца"><text:span text:style-name="T136">(10)</text:span></text:span>, мкЗ<text:span text:style-name="T14">в/ч</text:span></text:p>
            <text:p text:style-name="P15"><text:span text:style-name="T72">№ источник</text:span><text:span text:style-name="T71">а</text:span></text:p>
            <text:p text:style-name="P12">(B(R))</text:p>
          </table:table-cell>
          <table:table-cell table:style-name="t28.B2" office:value-type="string">
            <text:p text:style-name="P6"><text:span text:style-name="T48">d</text:span>, <text:span text:style-name="T14">см</text:span></text:p>
          </table:table-cell>
          <table:table-cell table:style-name="t28.B2" table:number-columns-spanned="3" office:value-type="string">
            <text:p text:style-name="P21"><text:span text:style-name="Основной_20_шрифт_20_абзаца"><text:span text:style-name="T80">Ḣ</text:span></text:span><text:span text:style-name="Основной_20_шрифт_20_абзаца"><text:span text:style-name="T26">*</text:span></text:span><text:span text:style-name="Основной_20_шрифт_20_абзаца"><text:span text:style-name="T39">i</text:span></text:span><text:span text:style-name="Основной_20_шрифт_20_абзаца"><text:span text:style-name="T81"> </text:span></text:span><text:span text:style-name="Основной_20_шрифт_20_абзаца"><text:span text:style-name="T76">(10)</text:span></text:span><text:span text:style-name="Основной_20_шрифт_20_абзаца"><text:span text:style-name="T62">, <text:line-break/></text:span></text:span><text:span text:style-name="Основной_20_шрифт_20_абзаца"><text:span text:style-name="T65">мкЗв/ч</text:span></text:span></text:p>
          </table:table-cell>
          <table:covered-table-cell/>
          <table:covered-table-cell/>
          <table:table-cell table:style-name="t28.F2" office:value-type="string">
            <text:p text:style-name="P21"><text:span text:style-name="Основной_20_шрифт_20_абзаца"><text:span text:style-name="T62"><draw:frame draw:style-name="fr1" draw:name="Объект166" text:anchor-type="as-char" svg:y="-0.1752in" svg:width="0.2846in" style:rel-width="scale" svg:height="0.2354in" style:rel-height="scale" draw:z-index="16"><draw:object xlink:href="./Object 170" xlink:type="simple" xlink:show="embed" xlink:actuate="onLoad"/><draw:image xlink:href="./ObjectReplacements/Object 170" xlink:type="simple" xlink:show="embed" xlink:actuate="onLoad"/></draw:frame></text:span></text:span><text:span text:style-name="Основной_20_шрифт_20_абзаца"><text:span text:style-name="T76">(10)</text:span></text:span><text:span text:style-name="Основной_20_шрифт_20_абзаца"><text:span text:style-name="T62">,<text:line-break/></text:span></text:span><text:span text:style-name="Основной_20_шрифт_20_абзаца"><text:span text:style-name="T65">мкЗв/ч</text:span></text:span></text:p>
          </table:table-cell>
          <table:table-cell table:style-name="t28.F2" office:value-type="string">
            <text:p text:style-name="P21"><text:span text:style-name="Основной_20_шрифт_20_абзаца"><text:span text:style-name="T77">Ḣ</text:span></text:span><text:span text:style-name="Основной_20_шрифт_20_абзаца"><text:span text:style-name="T23">*</text:span></text:span><text:span text:style-name="Основной_20_шрифт_20_абзаца"><text:span text:style-name="T33">пр.</text:span></text:span><text:span text:style-name="Основной_20_шрифт_20_абзаца"><text:span text:style-name="T34">i </text:span></text:span><text:span text:style-name="Основной_20_шрифт_20_абзаца"><text:span text:style-name="T76">(10)</text:span></text:span><text:span text:style-name="Основной_20_шрифт_20_абзаца"><text:span text:style-name="T62">,<text:line-break/></text:span></text:span><text:span text:style-name="Основной_20_шрифт_20_абзаца"><text:span text:style-name="T65">мкЗв/ч</text:span></text:span></text:p>
          </table:table-cell>
          <table:table-cell table:style-name="t28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28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28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28.A3" office:value-type="string">
            <text:p text:style-name="P8">Фон</text:p>
          </table:table-cell>
          <table:table-cell table:style-name="t28.B3" office:value-type="float" office:value="200">
            <text:p text:style-name="P36">200</text:p>
          </table:table-cell>
          <table:table-cell table:style-name="t28.C3" table:number-columns-spanned="3" office:value-type="string">
            <text:p text:style-name="P7">$28-00</text:p>
          </table:table-cell>
          <table:covered-table-cell/>
          <table:covered-table-cell/>
          <table:table-cell table:style-name="t28.C3" office:value-type="string">
            <text:p text:style-name="P7">$28-00</text:p>
          </table:table-cell>
          <table:table-cell table:style-name="t28.G3" office:value-type="string">
            <text:p text:style-name="P36">—</text:p>
          </table:table-cell>
          <table:table-cell table:style-name="t28.C3" office:value-type="string">
            <text:p text:style-name="P36">—</text:p>
          </table:table-cell>
          <table:table-cell table:style-name="t28.C3" office:value-type="string">
            <text:p text:style-name="P36">—</text:p>
          </table:table-cell>
          <table:table-cell table:style-name="t28.J3" office:value-type="string">
            <text:p text:style-name="P36">—</text:p>
          </table:table-cell>
        </table:table-row>
        <table:table-row>
          <table:table-cell table:style-name="t28.A3" office:value-type="string">
            <text:p text:style-name="P7">$28-fi1</text:p>
            <text:p text:style-name="P8">ИБН-8-3 № 027</text:p>
            <text:p text:style-name="P6">B(R)=$28-br1</text:p>
          </table:table-cell>
          <table:table-cell table:style-name="t28.B4" office:value-type="float" office:value="200">
            <text:p text:style-name="P36">200</text:p>
          </table:table-cell>
          <table:table-cell table:style-name="t28.G3" office:value-type="string">
            <text:p text:style-name="P7">$28-61</text:p>
          </table:table-cell>
          <table:table-cell table:style-name="t28.G3" office:value-type="string">
            <text:p text:style-name="P7">$28-71</text:p>
          </table:table-cell>
          <table:table-cell table:style-name="t28.G3" office:value-type="string">
            <text:p text:style-name="P7">$28-81</text:p>
          </table:table-cell>
          <table:table-cell table:style-name="t28.G3" office:value-type="string">
            <text:p text:style-name="P7">$28-01</text:p>
          </table:table-cell>
          <table:table-cell table:style-name="t28.G3" office:value-type="string">
            <text:p text:style-name="P7">$28-n21</text:p>
          </table:table-cell>
          <table:table-cell table:style-name="t28.G3" office:value-type="string">
            <text:p text:style-name="P7">$28-n31</text:p>
          </table:table-cell>
          <table:table-cell table:style-name="t28.G3" office:value-type="string">
            <text:p text:style-name="P7">$28-n41</text:p>
          </table:table-cell>
          <table:table-cell table:style-name="t28.J4" table:number-rows-spanned="4" office:value-type="string">
            <text:p text:style-name="P5">±<text:span text:style-name="T14">20</text:span></text:p>
          </table:table-cell>
        </table:table-row>
        <table:table-row>
          <table:table-cell table:style-name="t28.A3" office:value-type="string">
            <text:p text:style-name="P7">$28-fi2</text:p>
            <text:p text:style-name="P8">ИБН-8-6 № 010</text:p>
            <text:p text:style-name="P6">B(R)=$28-br2</text:p>
          </table:table-cell>
          <table:table-cell table:style-name="t28.B4" office:value-type="float" office:value="200">
            <text:p text:style-name="P36">200</text:p>
          </table:table-cell>
          <table:table-cell table:style-name="t28.G3" office:value-type="string">
            <text:p text:style-name="P7">$28-62</text:p>
          </table:table-cell>
          <table:table-cell table:style-name="t28.G3" office:value-type="string">
            <text:p text:style-name="P7">$28-72</text:p>
          </table:table-cell>
          <table:table-cell table:style-name="t28.G3" office:value-type="string">
            <text:p text:style-name="P7">$28-<text:span text:style-name="T14">82</text:span></text:p>
          </table:table-cell>
          <table:table-cell table:style-name="t28.G3" office:value-type="string">
            <text:p text:style-name="P7">$28-02</text:p>
          </table:table-cell>
          <table:table-cell table:style-name="t28.G3" office:value-type="string">
            <text:p text:style-name="P7">$28-n22</text:p>
          </table:table-cell>
          <table:table-cell table:style-name="t28.G3" office:value-type="string">
            <text:p text:style-name="P7">$28-n32</text:p>
          </table:table-cell>
          <table:table-cell table:style-name="t28.G3" office:value-type="string">
            <text:p text:style-name="P7">$28-n42</text:p>
          </table:table-cell>
          <table:covered-table-cell/>
        </table:table-row>
        <table:table-row>
          <table:table-cell table:style-name="t28.A3" office:value-type="string">
            <text:p text:style-name="P33">$28-fi3</text:p>
            <text:p text:style-name="P8">ИБН-8-6 № 010</text:p>
            <text:p text:style-name="P32">B(R)=$28-br3</text:p>
          </table:table-cell>
          <table:table-cell table:style-name="t28.B4" office:value-type="float" office:value="100">
            <text:p text:style-name="P36">100</text:p>
          </table:table-cell>
          <table:table-cell table:style-name="t28.G3" office:value-type="string">
            <text:p text:style-name="P7">$28-6<text:span text:style-name="T14">3</text:span></text:p>
          </table:table-cell>
          <table:table-cell table:style-name="t28.G3" office:value-type="string">
            <text:p text:style-name="P7">$28-7<text:span text:style-name="T14">3</text:span></text:p>
          </table:table-cell>
          <table:table-cell table:style-name="t28.G3" office:value-type="string">
            <text:p text:style-name="P7">$28-<text:span text:style-name="T14">83</text:span></text:p>
          </table:table-cell>
          <table:table-cell table:style-name="t28.G3" office:value-type="string">
            <text:p text:style-name="P7">$28-03</text:p>
          </table:table-cell>
          <table:table-cell table:style-name="t28.G3" office:value-type="string">
            <text:p text:style-name="P7">$28-n23</text:p>
          </table:table-cell>
          <table:table-cell table:style-name="t28.G3" office:value-type="string">
            <text:p text:style-name="P7">$28-n33</text:p>
          </table:table-cell>
          <table:table-cell table:style-name="t28.G3" office:value-type="string">
            <text:p text:style-name="P7">$28-n43</text:p>
          </table:table-cell>
          <table:covered-table-cell/>
        </table:table-row>
        <table:table-row>
          <table:table-cell table:style-name="t28.A7" office:value-type="string">
            <text:p text:style-name="P33">$28-fi4</text:p>
            <text:p text:style-name="P8">ИБН-8-6 № 010</text:p>
            <text:p text:style-name="P32">B(R)=$28-br4</text:p>
          </table:table-cell>
          <table:table-cell table:style-name="t28.B7" office:value-type="float" office:value="50">
            <text:p text:style-name="P36">50</text:p>
          </table:table-cell>
          <table:table-cell table:style-name="t28.C7" office:value-type="string">
            <text:p text:style-name="P7">$28-6<text:span text:style-name="T14">4</text:span></text:p>
          </table:table-cell>
          <table:table-cell table:style-name="t28.C7" office:value-type="string">
            <text:p text:style-name="P7">$28-7<text:span text:style-name="T14">4</text:span></text:p>
          </table:table-cell>
          <table:table-cell table:style-name="t28.C7" office:value-type="string">
            <text:p text:style-name="P7">$28-<text:span text:style-name="T14">84</text:span></text:p>
          </table:table-cell>
          <table:table-cell table:style-name="t28.C7" office:value-type="string">
            <text:p text:style-name="P7">$28-04</text:p>
          </table:table-cell>
          <table:table-cell table:style-name="t28.C7" office:value-type="string">
            <text:p text:style-name="P7">$28-n24</text:p>
          </table:table-cell>
          <table:table-cell table:style-name="t28.C7" office:value-type="string">
            <text:p text:style-name="P7">$28-n34</text:p>
          </table:table-cell>
          <table:table-cell table:style-name="t28.C7" office:value-type="string">
            <text:p text:style-name="P7">$28-n44</text:p>
          </table:table-cell>
          <table:covered-table-cell/>
        </table:table-row>
      </table:table>
      <table:table table:name="t27" table:style-name="t27">
        <table:table-column table:style-name="t27.A"/>
        <table:table-column table:style-name="t27.B" table:number-columns-repeated="7"/>
        <table:table-column table:style-name="t27.I"/>
        <table:table-column table:style-name="t27.J"/>
        <table:table-row>
          <table:table-cell table:style-name="t27.A1" table:number-columns-spanned="10" office:value-type="string">
            <text:p text:style-name="P28"><text:span text:style-name="T10">Определение основной относительной погрешности при измерении плотности потока нейтронного излучения с БДКН-05 №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5">Плотность потока <text:line-break/>в контрольной точке <text:span text:style-name="T47">φ</text:span><text:span text:style-name="T32">0</text:span><text:span text:style-name="T31">i</text:span> , с<text:span text:style-name="T20">-1</text:span>⋅см<text:span text:style-name="T20">-2</text:span></text:p>
            <text:p text:style-name="P11">№ источника</text:p>
            <text:p text:style-name="P12">(B(R))</text:p>
          </table:table-cell>
          <table:table-cell table:style-name="t27.B2" office:value-type="string">
            <text:p text:style-name="P6"><text:span text:style-name="T48">d</text:span>, <text:span text:style-name="T14">см</text:span></text:p>
          </table:table-cell>
          <table:table-cell table:style-name="t27.B2" table:number-columns-spanned="3" office:value-type="string">
            <text:p text:style-name="P27"><text:span text:style-name="Основной_20_шрифт_20_абзаца"><text:span text:style-name="T79">φ</text:span></text:span><text:span text:style-name="Основной_20_шрифт_20_абзаца"><text:span text:style-name="T40">i</text:span></text:span><text:span text:style-name="Основной_20_шрифт_20_абзаца"><text:span text:style-name="T69">,<text:line-break/></text:span></text:span><text:span text:style-name="Основной_20_шрифт_20_абзаца"><text:span text:style-name="T70">с</text:span></text:span><text:span text:style-name="Основной_20_шрифт_20_абзаца"><text:span text:style-name="T21">-1</text:span></text:span><text:span text:style-name="Основной_20_шрифт_20_абзаца"><text:span text:style-name="T70">⋅см</text:span></text:span><text:span text:style-name="Основной_20_шрифт_20_абзаца"><text:span text:style-name="T21">-2</text:span></text:span></text:p>
          </table:table-cell>
          <table:covered-table-cell/>
          <table:covered-table-cell/>
          <table:table-cell table:style-name="t27.B2" office:value-type="string">
            <text:p text:style-name="P26"><text:span text:style-name="Основной_20_шрифт_20_абзаца"><text:span text:style-name="T135"><draw:frame draw:style-name="fr2" draw:name="Объект171" text:anchor-type="as-char" svg:width="0.2071in" style:rel-width="scale" svg:height="0.2098in" style:rel-height="scale" draw:z-index="18"><draw:object xlink:href="./Object 175" xlink:type="simple" xlink:show="embed" xlink:actuate="onLoad"/><draw:image xlink:href="./ObjectReplacements/Object 175" xlink:type="simple" xlink:show="embed" xlink:actuate="onLoad"/></draw:frame></text:span></text:span><text:span text:style-name="Основной_20_шрифт_20_абзаца"><text:span text:style-name="T75">,<text:line-break/></text:span></text:span><text:span text:style-name="Основной_20_шрифт_20_абзаца"><text:span text:style-name="T65">с</text:span></text:span><text:span text:style-name="Основной_20_шрифт_20_абзаца"><text:span text:style-name="T22">-1</text:span></text:span><text:span text:style-name="Основной_20_шрифт_20_абзаца"><text:span text:style-name="T65">⋅см</text:span></text:span><text:span text:style-name="Основной_20_шрифт_20_абзаца"><text:span text:style-name="T22">-2</text:span></text:span></text:p>
          </table:table-cell>
          <table:table-cell table:style-name="t27.B2" office:value-type="string">
            <text:p text:style-name="P26"><text:span text:style-name="Основной_20_шрифт_20_абзаца"><text:span text:style-name="T79">φ</text:span></text:span><text:span text:style-name="Основной_20_шрифт_20_абзаца"><text:span text:style-name="T36">пр,</text:span></text:span><text:span text:style-name="Основной_20_шрифт_20_абзаца"><text:span text:style-name="T39">i </text:span></text:span><text:span text:style-name="Основной_20_шрифт_20_абзаца"><text:span text:style-name="T75">,<text:line-break/></text:span></text:span><text:span text:style-name="Основной_20_шрифт_20_абзаца"><text:span text:style-name="T65">с</text:span></text:span><text:span text:style-name="Основной_20_шрифт_20_абзаца"><text:span text:style-name="T22">-1</text:span></text:span><text:span text:style-name="Основной_20_шрифт_20_абзаца"><text:span text:style-name="T65">⋅см</text:span></text:span><text:span text:style-name="Основной_20_шрифт_20_абзаца"><text:span text:style-name="T22">-2</text:span></text:span></text:p>
          </table:table-cell>
          <table:table-cell table:style-name="t27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27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27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27.A3" office:value-type="string">
            <text:p text:style-name="P8">Фон</text:p>
          </table:table-cell>
          <table:table-cell table:style-name="t27.B3" office:value-type="float" office:value="200">
            <text:p text:style-name="P36">200</text:p>
          </table:table-cell>
          <table:table-cell table:style-name="t27.C3" table:number-columns-spanned="3" office:value-type="string">
            <text:p text:style-name="P7">$27-00</text:p>
          </table:table-cell>
          <table:covered-table-cell/>
          <table:covered-table-cell/>
          <table:table-cell table:style-name="t27.C3" office:value-type="string">
            <text:p text:style-name="P7">$27-00</text:p>
          </table:table-cell>
          <table:table-cell table:style-name="t27.G3" office:value-type="string">
            <text:p text:style-name="P36">—</text:p>
          </table:table-cell>
          <table:table-cell table:style-name="t27.C3" office:value-type="string">
            <text:p text:style-name="P36">—</text:p>
          </table:table-cell>
          <table:table-cell table:style-name="t27.C3" office:value-type="string">
            <text:p text:style-name="P36">—</text:p>
          </table:table-cell>
          <table:table-cell table:style-name="t27.J3" office:value-type="string">
            <text:p text:style-name="P36">—</text:p>
          </table:table-cell>
        </table:table-row>
        <table:table-row>
          <table:table-cell table:style-name="t27.A3" office:value-type="string">
            <text:p text:style-name="P7">$27-fi1</text:p>
            <text:p text:style-name="P8">ИБН-8-3 № 027</text:p>
            <text:p text:style-name="P6">B(R)=$27-br1</text:p>
          </table:table-cell>
          <table:table-cell table:style-name="t27.B4" office:value-type="float" office:value="200">
            <text:p text:style-name="P36">200</text:p>
          </table:table-cell>
          <table:table-cell table:style-name="t27.G3" office:value-type="string">
            <text:p text:style-name="P7">$27-61</text:p>
          </table:table-cell>
          <table:table-cell table:style-name="t27.G3" office:value-type="string">
            <text:p text:style-name="P7">$27-71</text:p>
          </table:table-cell>
          <table:table-cell table:style-name="t27.G3" office:value-type="string">
            <text:p text:style-name="P7">$27-81</text:p>
          </table:table-cell>
          <table:table-cell table:style-name="t27.G3" office:value-type="string">
            <text:p text:style-name="P7">$27-01</text:p>
          </table:table-cell>
          <table:table-cell table:style-name="t27.G3" office:value-type="string">
            <text:p text:style-name="P7">$27-n21</text:p>
          </table:table-cell>
          <table:table-cell table:style-name="t27.G3" office:value-type="string">
            <text:p text:style-name="P7">$27-n31</text:p>
          </table:table-cell>
          <table:table-cell table:style-name="t27.G3" office:value-type="string">
            <text:p text:style-name="P7">$27-n41</text:p>
          </table:table-cell>
          <table:table-cell table:style-name="t27.J4" table:number-rows-spanned="4" office:value-type="string">
            <text:p text:style-name="P5">±<text:span text:style-name="T14">20</text:span></text:p>
          </table:table-cell>
        </table:table-row>
        <table:table-row>
          <table:table-cell table:style-name="t27.A3" office:value-type="string">
            <text:p text:style-name="P7">$27-fi2</text:p>
            <text:p text:style-name="P8">ИБН-8-6 № 010</text:p>
            <text:p text:style-name="P6">B(R)=$27-br2</text:p>
          </table:table-cell>
          <table:table-cell table:style-name="t27.B4" office:value-type="float" office:value="200">
            <text:p text:style-name="P36">200</text:p>
          </table:table-cell>
          <table:table-cell table:style-name="t27.G3" office:value-type="string">
            <text:p text:style-name="P7">$27-62</text:p>
          </table:table-cell>
          <table:table-cell table:style-name="t27.G3" office:value-type="string">
            <text:p text:style-name="P7">$27-72</text:p>
          </table:table-cell>
          <table:table-cell table:style-name="t27.G3" office:value-type="string">
            <text:p text:style-name="P7">$27-<text:span text:style-name="T14">82</text:span></text:p>
          </table:table-cell>
          <table:table-cell table:style-name="t27.G3" office:value-type="string">
            <text:p text:style-name="P7">$27-02</text:p>
          </table:table-cell>
          <table:table-cell table:style-name="t27.G3" office:value-type="string">
            <text:p text:style-name="P7">$27-n22</text:p>
          </table:table-cell>
          <table:table-cell table:style-name="t27.G3" office:value-type="string">
            <text:p text:style-name="P7">$27-n32</text:p>
          </table:table-cell>
          <table:table-cell table:style-name="t27.G3" office:value-type="string">
            <text:p text:style-name="P7">$27-n42</text:p>
          </table:table-cell>
          <table:covered-table-cell/>
        </table:table-row>
        <table:table-row>
          <table:table-cell table:style-name="t27.A3" office:value-type="string">
            <text:p text:style-name="P33">$27-fi3</text:p>
            <text:p text:style-name="P8">ИБН-8-6 № 010</text:p>
            <text:p text:style-name="P32">B(R)=$27-br3</text:p>
          </table:table-cell>
          <table:table-cell table:style-name="t27.B4" office:value-type="float" office:value="100">
            <text:p text:style-name="P36">100</text:p>
          </table:table-cell>
          <table:table-cell table:style-name="t27.G3" office:value-type="string">
            <text:p text:style-name="P7">$27-6<text:span text:style-name="T14">3</text:span></text:p>
          </table:table-cell>
          <table:table-cell table:style-name="t27.G3" office:value-type="string">
            <text:p text:style-name="P7">$27-7<text:span text:style-name="T14">3</text:span></text:p>
          </table:table-cell>
          <table:table-cell table:style-name="t27.G3" office:value-type="string">
            <text:p text:style-name="P7">$27-<text:span text:style-name="T14">83</text:span></text:p>
          </table:table-cell>
          <table:table-cell table:style-name="t27.G3" office:value-type="string">
            <text:p text:style-name="P7">$27-03</text:p>
          </table:table-cell>
          <table:table-cell table:style-name="t27.G3" office:value-type="string">
            <text:p text:style-name="P7">$27-n23</text:p>
          </table:table-cell>
          <table:table-cell table:style-name="t27.G3" office:value-type="string">
            <text:p text:style-name="P7">$27-n33</text:p>
          </table:table-cell>
          <table:table-cell table:style-name="t27.G3" office:value-type="string">
            <text:p text:style-name="P7">$27-n43</text:p>
          </table:table-cell>
          <table:covered-table-cell/>
        </table:table-row>
        <table:table-row>
          <table:table-cell table:style-name="t27.A7" office:value-type="string">
            <text:p text:style-name="P33">$27-fi4</text:p>
            <text:p text:style-name="P8">ИБН-8-6 № 010</text:p>
            <text:p text:style-name="P32">B(R)=$27-br4</text:p>
          </table:table-cell>
          <table:table-cell table:style-name="t27.B7" office:value-type="float" office:value="50">
            <text:p text:style-name="P36">50</text:p>
          </table:table-cell>
          <table:table-cell table:style-name="t27.C7" office:value-type="string">
            <text:p text:style-name="P7">$27-6<text:span text:style-name="T14">4</text:span></text:p>
          </table:table-cell>
          <table:table-cell table:style-name="t27.C7" office:value-type="string">
            <text:p text:style-name="P7">$27-7<text:span text:style-name="T14">4</text:span></text:p>
          </table:table-cell>
          <table:table-cell table:style-name="t27.C7" office:value-type="string">
            <text:p text:style-name="P7">$27-<text:span text:style-name="T14">84</text:span></text:p>
          </table:table-cell>
          <table:table-cell table:style-name="t27.C7" office:value-type="string">
            <text:p text:style-name="P7">$27-04</text:p>
          </table:table-cell>
          <table:table-cell table:style-name="t27.C7" office:value-type="string">
            <text:p text:style-name="P7">$27-n24</text:p>
          </table:table-cell>
          <table:table-cell table:style-name="t27.C7" office:value-type="string">
            <text:p text:style-name="P7">$27-n34</text:p>
          </table:table-cell>
          <table:table-cell table:style-name="t27.C7" office:value-type="string">
            <text:p text:style-name="P7">$27-n44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7"/>
        <table:table-column table:style-name="t12.I"/>
        <table:table-row>
          <table:table-cell table:style-name="t12.A1" table:number-columns-spanned="9" office:value-type="string">
            <text:p text:style-name="P20"><text:span text:style-name="Основной_20_шрифт_20_абзаца"><text:span text:style-name="T60">Определение основной относительной погрешности </text:span></text:span><text:span text:style-name="Основной_20_шрифт_20_абзаца"><text:span text:style-name="T73">при </text:span></text:span><text:span text:style-name="Основной_20_шрифт_20_абзаца"><text:span text:style-name="T60">измерени</text:span></text:span><text:span text:style-name="Основной_20_шрифт_20_абзаца"><text:span text:style-name="T73">и</text:span></text:span><text:span text:style-name="Основной_20_шрифт_20_абзаца"><text:span text:style-name="T60"> плотности потока</text:span></text:span><text:span text:style-name="Основной_20_шрифт_20_абзаца"><text:span text:style-name="T61"> </text:span></text:span><text:span text:style-name="Основной_20_шрифт_20_абзаца"><text:span text:style-name="T67">α</text:span></text:span><text:span text:style-name="Основной_20_шрифт_20_абзаца"><text:span text:style-name="T74">-</text:span></text:span><text:span text:style-name="Основной_20_шрифт_20_абзаца"><text:span text:style-name="T73">излучения</text:span></text:span><text:span text:style-name="Основной_20_шрифт_20_абзаца"><text:span text:style-name="T60"> с блоком БДПА-01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2.A2" office:value-type="string">
            <text:p text:style-name="P50"><text:span text:style-name="T139">φ</text:span><text:span text:style-name="T41">0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12.B2" office:value-type="string">
            <text:p text:style-name="P50">№ ист.</text:p>
          </table:table-cell>
          <table:table-cell table:style-name="t12.B2" table:number-columns-spanned="3" office:value-type="string">
            <text:p text:style-name="P50"><text:span text:style-name="T139">φ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covered-table-cell/>
          <table:covered-table-cell/>
          <table:table-cell table:style-name="t12.B2" office:value-type="string">
            <text:p text:style-name="P50"><draw:frame draw:style-name="fr2" draw:name="Объект113" text:anchor-type="as-char" svg:width="0.2071in" style:rel-width="scale" svg:height="0.2098in" style:rel-height="scale" draw:z-index="19"><draw:object xlink:href="./Object 96" xlink:type="simple" xlink:show="embed" xlink:actuate="onLoad"/><draw:image xlink:href="./ObjectReplacements/Object 96" xlink:type="simple" xlink:show="embed" xlink:actuate="onLoad"/></draw:frame>,</text:p>
            <text:p text:style-name="P57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12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12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12.I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12.A3" office:value-type="string">
            <text:p text:style-name="P23">$12-90</text:p>
          </table:table-cell>
          <table:table-cell table:style-name="t12.B3" office:value-type="string">
            <text:p text:style-name="P24">$12-30</text:p>
          </table:table-cell>
          <table:table-cell table:style-name="t12.B3" office:value-type="string">
            <text:p text:style-name="P22">$12-60</text:p>
          </table:table-cell>
          <table:table-cell table:style-name="t12.B3" office:value-type="string">
            <text:p text:style-name="P22">$12-70</text:p>
          </table:table-cell>
          <table:table-cell table:style-name="t12.B3" office:value-type="string">
            <text:p text:style-name="P22">$12-80</text:p>
          </table:table-cell>
          <table:table-cell table:style-name="t12.B3" office:value-type="string">
            <text:p text:style-name="P22">$12-00</text:p>
          </table:table-cell>
          <table:table-cell table:style-name="t12.B3" office:value-type="string">
            <text:p text:style-name="P22">$12-10</text:p>
          </table:table-cell>
          <table:table-cell table:style-name="t12.B3" office:value-type="string">
            <text:p text:style-name="P22">$12-20</text:p>
          </table:table-cell>
          <table:table-cell table:style-name="t12.I3" table:number-rows-spanned="4" office:value-type="string">
            <text:p text:style-name="P21">±<text:span text:style-name="T4">20</text:span></text:p>
          </table:table-cell>
        </table:table-row>
        <table:table-row>
          <table:table-cell table:style-name="t12.A3" office:value-type="string">
            <text:p text:style-name="P23">$12-91</text:p>
          </table:table-cell>
          <table:table-cell table:style-name="t12.B3" office:value-type="string">
            <text:p text:style-name="P24">$12-31</text:p>
          </table:table-cell>
          <table:table-cell table:style-name="t12.B3" office:value-type="string">
            <text:p text:style-name="P22">$12-61</text:p>
          </table:table-cell>
          <table:table-cell table:style-name="t12.B3" office:value-type="string">
            <text:p text:style-name="P22">$12-71</text:p>
          </table:table-cell>
          <table:table-cell table:style-name="t12.B3" office:value-type="string">
            <text:p text:style-name="P22">$12-81</text:p>
          </table:table-cell>
          <table:table-cell table:style-name="t12.B3" office:value-type="string">
            <text:p text:style-name="P22">$12-01</text:p>
          </table:table-cell>
          <table:table-cell table:style-name="t12.B3" office:value-type="string">
            <text:p text:style-name="P22">$12-11</text:p>
          </table:table-cell>
          <table:table-cell table:style-name="t12.B3" office:value-type="string">
            <text:p text:style-name="P22">$12-21</text:p>
          </table:table-cell>
          <table:covered-table-cell/>
        </table:table-row>
        <table:table-row>
          <table:table-cell table:style-name="t12.A3" office:value-type="string">
            <text:p text:style-name="P23">$12-92</text:p>
          </table:table-cell>
          <table:table-cell table:style-name="t12.B3" office:value-type="string">
            <text:p text:style-name="P24">$12-32</text:p>
          </table:table-cell>
          <table:table-cell table:style-name="t12.B3" office:value-type="string">
            <text:p text:style-name="P22">$12-62</text:p>
          </table:table-cell>
          <table:table-cell table:style-name="t12.B3" office:value-type="string">
            <text:p text:style-name="P22">$12-72</text:p>
          </table:table-cell>
          <table:table-cell table:style-name="t12.B3" office:value-type="string">
            <text:p text:style-name="P22">$12-82</text:p>
          </table:table-cell>
          <table:table-cell table:style-name="t12.B3" office:value-type="string">
            <text:p text:style-name="P22">$12-02</text:p>
          </table:table-cell>
          <table:table-cell table:style-name="t12.B3" office:value-type="string">
            <text:p text:style-name="P22">$12-12</text:p>
          </table:table-cell>
          <table:table-cell table:style-name="t12.B3" office:value-type="string">
            <text:p text:style-name="P22">$12-22</text:p>
          </table:table-cell>
          <table:covered-table-cell/>
        </table:table-row>
        <table:table-row>
          <table:table-cell table:style-name="t12.A6" office:value-type="string">
            <text:p text:style-name="P23">$12-93</text:p>
          </table:table-cell>
          <table:table-cell table:style-name="t12.B6" office:value-type="string">
            <text:p text:style-name="P24">$12-33</text:p>
          </table:table-cell>
          <table:table-cell table:style-name="t12.B6" office:value-type="string">
            <text:p text:style-name="P22">$12-63</text:p>
          </table:table-cell>
          <table:table-cell table:style-name="t12.B6" office:value-type="string">
            <text:p text:style-name="P22">$12-73</text:p>
          </table:table-cell>
          <table:table-cell table:style-name="t12.B6" office:value-type="string">
            <text:p text:style-name="P22">$12-83</text:p>
          </table:table-cell>
          <table:table-cell table:style-name="t12.B6" office:value-type="string">
            <text:p text:style-name="P22">$12-03</text:p>
          </table:table-cell>
          <table:table-cell table:style-name="t12.B6" office:value-type="string">
            <text:p text:style-name="P22">$12-13</text:p>
          </table:table-cell>
          <table:table-cell table:style-name="t12.B6" office:value-type="string">
            <text:p text:style-name="P22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7"/>
        <table:table-column table:style-name="t13.I"/>
        <table:table-row>
          <table:table-cell table:style-name="t13.A1" table:number-columns-spanned="9" office:value-type="string">
            <text:p text:style-name="P20"><text:span text:style-name="Основной_20_шрифт_20_абзаца"><text:span text:style-name="T60">Определение основной относительной погрешности </text:span></text:span><text:span text:style-name="Основной_20_шрифт_20_абзаца"><text:span text:style-name="T73">при </text:span></text:span><text:span text:style-name="Основной_20_шрифт_20_абзаца"><text:span text:style-name="T60">измерени</text:span></text:span><text:span text:style-name="Основной_20_шрифт_20_абзаца"><text:span text:style-name="T73">и</text:span></text:span><text:span text:style-name="Основной_20_шрифт_20_абзаца"><text:span text:style-name="T60"> плотности потока </text:span></text:span><text:span text:style-name="Основной_20_шрифт_20_абзаца"><text:span text:style-name="T67">α</text:span></text:span><text:span text:style-name="Основной_20_шрифт_20_абзаца"><text:span text:style-name="T73">-излучения</text:span></text:span><text:span text:style-name="Основной_20_шрифт_20_абзаца"><text:span text:style-name="T60"> с блоком БДПА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3.A2" office:value-type="string">
            <text:p text:style-name="P50"><text:span text:style-name="T139">φ</text:span><text:span text:style-name="T41">0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13.B2" office:value-type="string">
            <text:p text:style-name="P50">№ ист.</text:p>
          </table:table-cell>
          <table:table-cell table:style-name="t13.B2" table:number-columns-spanned="3" office:value-type="string">
            <text:p text:style-name="P50"><text:span text:style-name="T139">φ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covered-table-cell/>
          <table:covered-table-cell/>
          <table:table-cell table:style-name="t13.B2" office:value-type="string">
            <text:p text:style-name="P50"><draw:frame draw:style-name="fr2" draw:name="Объект118" text:anchor-type="as-char" svg:width="0.2071in" style:rel-width="scale" svg:height="0.2098in" style:rel-height="scale" draw:z-index="20"><draw:object xlink:href="./Object 102" xlink:type="simple" xlink:show="embed" xlink:actuate="onLoad"/><draw:image xlink:href="./ObjectReplacements/Object 102" xlink:type="simple" xlink:show="embed" xlink:actuate="onLoad"/></draw:frame>,</text:p>
            <text:p text:style-name="P57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13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13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13.I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13.A3" office:value-type="string">
            <text:p text:style-name="P23">$13-90</text:p>
          </table:table-cell>
          <table:table-cell table:style-name="t13.B3" office:value-type="string">
            <text:p text:style-name="P22">$1<text:span text:style-name="T14">3</text:span>-<text:span text:style-name="T4">3</text:span>0</text:p>
          </table:table-cell>
          <table:table-cell table:style-name="t13.B3" office:value-type="string">
            <text:p text:style-name="P22">$13-60</text:p>
          </table:table-cell>
          <table:table-cell table:style-name="t13.B3" office:value-type="string">
            <text:p text:style-name="P22">$13-70</text:p>
          </table:table-cell>
          <table:table-cell table:style-name="t13.B3" office:value-type="string">
            <text:p text:style-name="P22">$13-80</text:p>
          </table:table-cell>
          <table:table-cell table:style-name="t13.B3" office:value-type="string">
            <text:p text:style-name="P22">$13-00</text:p>
          </table:table-cell>
          <table:table-cell table:style-name="t13.B3" office:value-type="string">
            <text:p text:style-name="P22">$13-10</text:p>
          </table:table-cell>
          <table:table-cell table:style-name="t13.B3" office:value-type="string">
            <text:p text:style-name="P22">$13-20</text:p>
          </table:table-cell>
          <table:table-cell table:style-name="t13.I3" table:number-rows-spanned="4" office:value-type="string">
            <text:p text:style-name="P21">±<text:span text:style-name="T4">20</text:span></text:p>
          </table:table-cell>
        </table:table-row>
        <table:table-row>
          <table:table-cell table:style-name="t13.A3" office:value-type="string">
            <text:p text:style-name="P22">$13-<text:span text:style-name="T4">9</text:span>1</text:p>
          </table:table-cell>
          <table:table-cell table:style-name="t13.B3" office:value-type="string">
            <text:p text:style-name="P22">$1<text:span text:style-name="T14">3</text:span>-<text:span text:style-name="T4">3</text:span>1</text:p>
          </table:table-cell>
          <table:table-cell table:style-name="t13.B3" office:value-type="string">
            <text:p text:style-name="P22">$13-61</text:p>
          </table:table-cell>
          <table:table-cell table:style-name="t13.B3" office:value-type="string">
            <text:p text:style-name="P22">$13-71</text:p>
          </table:table-cell>
          <table:table-cell table:style-name="t13.B3" office:value-type="string">
            <text:p text:style-name="P22">$13-81</text:p>
          </table:table-cell>
          <table:table-cell table:style-name="t13.B3" office:value-type="string">
            <text:p text:style-name="P22">$13-01</text:p>
          </table:table-cell>
          <table:table-cell table:style-name="t13.B3" office:value-type="string">
            <text:p text:style-name="P22">$13-11</text:p>
          </table:table-cell>
          <table:table-cell table:style-name="t13.B3" office:value-type="string">
            <text:p text:style-name="P22">$13-21</text:p>
          </table:table-cell>
          <table:covered-table-cell/>
        </table:table-row>
        <table:table-row>
          <table:table-cell table:style-name="t13.A3" office:value-type="string">
            <text:p text:style-name="P23">$13-92</text:p>
          </table:table-cell>
          <table:table-cell table:style-name="t13.B3" office:value-type="string">
            <text:p text:style-name="P23">$1<text:span text:style-name="T14">3</text:span>-32</text:p>
          </table:table-cell>
          <table:table-cell table:style-name="t13.B3" office:value-type="string">
            <text:p text:style-name="P22">$13-62</text:p>
          </table:table-cell>
          <table:table-cell table:style-name="t13.B3" office:value-type="string">
            <text:p text:style-name="P22">$13-72</text:p>
          </table:table-cell>
          <table:table-cell table:style-name="t13.B3" office:value-type="string">
            <text:p text:style-name="P22">$13-82</text:p>
          </table:table-cell>
          <table:table-cell table:style-name="t13.B3" office:value-type="string">
            <text:p text:style-name="P22">$13-02</text:p>
          </table:table-cell>
          <table:table-cell table:style-name="t13.B3" office:value-type="string">
            <text:p text:style-name="P22">$13-12</text:p>
          </table:table-cell>
          <table:table-cell table:style-name="t13.B3" office:value-type="string">
            <text:p text:style-name="P22">$13-22</text:p>
          </table:table-cell>
          <table:covered-table-cell/>
        </table:table-row>
        <table:table-row>
          <table:table-cell table:style-name="t13.A6" office:value-type="string">
            <text:p text:style-name="P23">$13-93</text:p>
          </table:table-cell>
          <table:table-cell table:style-name="t13.B6" office:value-type="string">
            <text:p text:style-name="P23">$1<text:span text:style-name="T14">3</text:span>-33</text:p>
          </table:table-cell>
          <table:table-cell table:style-name="t13.B6" office:value-type="string">
            <text:p text:style-name="P22">$13-63</text:p>
          </table:table-cell>
          <table:table-cell table:style-name="t13.B6" office:value-type="string">
            <text:p text:style-name="P22">$13-73</text:p>
          </table:table-cell>
          <table:table-cell table:style-name="t13.B6" office:value-type="string">
            <text:p text:style-name="P22">$13-83</text:p>
          </table:table-cell>
          <table:table-cell table:style-name="t13.B6" office:value-type="string">
            <text:p text:style-name="P22">$13-03</text:p>
          </table:table-cell>
          <table:table-cell table:style-name="t13.B6" office:value-type="string">
            <text:p text:style-name="P22">$13-13</text:p>
          </table:table-cell>
          <table:table-cell table:style-name="t13.B6" office:value-type="string">
            <text:p text:style-name="P22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7"/>
        <table:table-column table:style-name="t25.I"/>
        <text:soft-page-break/>
        <table:table-row>
          <table:table-cell table:style-name="t25.A1" table:number-columns-spanned="9" office:value-type="string">
            <text:p text:style-name="P20"><text:span text:style-name="Основной_20_шрифт_20_абзаца"><text:span text:style-name="T60">Определение основной относительной погрешности </text:span></text:span><text:span text:style-name="Основной_20_шрифт_20_абзаца"><text:span text:style-name="T73">при </text:span></text:span><text:span text:style-name="Основной_20_шрифт_20_абзаца"><text:span text:style-name="T60">измерени</text:span></text:span><text:span text:style-name="Основной_20_шрифт_20_абзаца"><text:span text:style-name="T73">и</text:span></text:span><text:span text:style-name="Основной_20_шрифт_20_абзаца"><text:span text:style-name="T60"> плотности потока </text:span></text:span><text:span text:style-name="Основной_20_шрифт_20_абзаца"><text:span text:style-name="T67">α</text:span></text:span><text:span text:style-name="Основной_20_шрифт_20_абзаца"><text:span text:style-name="T73">-излучения</text:span></text:span><text:span text:style-name="Основной_20_шрифт_20_абзаца"><text:span text:style-name="T60"> с блоком БДПА-03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5.A2" office:value-type="string">
            <text:p text:style-name="P50"><text:span text:style-name="T139">φ</text:span><text:span text:style-name="T41">0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25.B2" office:value-type="string">
            <text:p text:style-name="P50">№ ист.</text:p>
          </table:table-cell>
          <table:table-cell table:style-name="t25.B2" table:number-columns-spanned="3" office:value-type="string">
            <text:p text:style-name="P50"><text:span text:style-name="T139">φ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covered-table-cell/>
          <table:covered-table-cell/>
          <table:table-cell table:style-name="t25.B2" office:value-type="string">
            <text:p text:style-name="P50"><draw:frame draw:style-name="fr2" draw:name="Объект124" text:anchor-type="as-char" svg:width="0.2071in" style:rel-width="scale" svg:height="0.2098in" style:rel-height="scale" draw:z-index="29"><draw:object xlink:href="./Object 108" xlink:type="simple" xlink:show="embed" xlink:actuate="onLoad"/><draw:image xlink:href="./ObjectReplacements/Object 108" xlink:type="simple" xlink:show="embed" xlink:actuate="onLoad"/></draw:frame>,</text:p>
            <text:p text:style-name="P57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25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25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25.I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25.A3" office:value-type="string">
            <text:p text:style-name="P23">$25-90</text:p>
          </table:table-cell>
          <table:table-cell table:style-name="t25.B3" office:value-type="string">
            <text:p text:style-name="P22">$<text:span text:style-name="T14">25</text:span>-<text:span text:style-name="T4">3</text:span>0</text:p>
          </table:table-cell>
          <table:table-cell table:style-name="t25.B3" office:value-type="string">
            <text:p text:style-name="P22">$25-60</text:p>
          </table:table-cell>
          <table:table-cell table:style-name="t25.B3" office:value-type="string">
            <text:p text:style-name="P22">$25-70</text:p>
          </table:table-cell>
          <table:table-cell table:style-name="t25.B3" office:value-type="string">
            <text:p text:style-name="P22">$25-80</text:p>
          </table:table-cell>
          <table:table-cell table:style-name="t25.B3" office:value-type="string">
            <text:p text:style-name="P22">$25-00</text:p>
          </table:table-cell>
          <table:table-cell table:style-name="t25.B3" office:value-type="string">
            <text:p text:style-name="P22">$25-10</text:p>
          </table:table-cell>
          <table:table-cell table:style-name="t25.B3" office:value-type="string">
            <text:p text:style-name="P22">$25-20</text:p>
          </table:table-cell>
          <table:table-cell table:style-name="t25.I3" table:number-rows-spanned="4" office:value-type="string">
            <text:p text:style-name="P21">±<text:span text:style-name="T4">20</text:span></text:p>
          </table:table-cell>
        </table:table-row>
        <table:table-row>
          <table:table-cell table:style-name="t25.A3" office:value-type="string">
            <text:p text:style-name="P22">$25-<text:span text:style-name="T4">9</text:span>1</text:p>
          </table:table-cell>
          <table:table-cell table:style-name="t25.B3" office:value-type="string">
            <text:p text:style-name="P24">$25-31</text:p>
          </table:table-cell>
          <table:table-cell table:style-name="t25.B3" office:value-type="string">
            <text:p text:style-name="P22">$25-61</text:p>
          </table:table-cell>
          <table:table-cell table:style-name="t25.B3" office:value-type="string">
            <text:p text:style-name="P22">$25-71</text:p>
          </table:table-cell>
          <table:table-cell table:style-name="t25.B3" office:value-type="string">
            <text:p text:style-name="P22">$25-81</text:p>
          </table:table-cell>
          <table:table-cell table:style-name="t25.B3" office:value-type="string">
            <text:p text:style-name="P22">$25-01</text:p>
          </table:table-cell>
          <table:table-cell table:style-name="t25.B3" office:value-type="string">
            <text:p text:style-name="P22">$25-11</text:p>
          </table:table-cell>
          <table:table-cell table:style-name="t25.B3" office:value-type="string">
            <text:p text:style-name="P22">$25-21</text:p>
          </table:table-cell>
          <table:covered-table-cell/>
        </table:table-row>
        <table:table-row>
          <table:table-cell table:style-name="t25.A3" office:value-type="string">
            <text:p text:style-name="P23">$25-92</text:p>
          </table:table-cell>
          <table:table-cell table:style-name="t25.B3" office:value-type="string">
            <text:p text:style-name="P23">$<text:span text:style-name="T14">25</text:span>-32</text:p>
          </table:table-cell>
          <table:table-cell table:style-name="t25.B3" office:value-type="string">
            <text:p text:style-name="P22">$25-62</text:p>
          </table:table-cell>
          <table:table-cell table:style-name="t25.B3" office:value-type="string">
            <text:p text:style-name="P22">$25-72</text:p>
          </table:table-cell>
          <table:table-cell table:style-name="t25.B3" office:value-type="string">
            <text:p text:style-name="P22">$25-82</text:p>
          </table:table-cell>
          <table:table-cell table:style-name="t25.B3" office:value-type="string">
            <text:p text:style-name="P22">$25-02</text:p>
          </table:table-cell>
          <table:table-cell table:style-name="t25.B3" office:value-type="string">
            <text:p text:style-name="P22">$25-12</text:p>
          </table:table-cell>
          <table:table-cell table:style-name="t25.B3" office:value-type="string">
            <text:p text:style-name="P22">$25-22</text:p>
          </table:table-cell>
          <table:covered-table-cell/>
        </table:table-row>
        <table:table-row>
          <table:table-cell table:style-name="t25.A6" office:value-type="string">
            <text:p text:style-name="P23">$25-93</text:p>
          </table:table-cell>
          <table:table-cell table:style-name="t25.B6" office:value-type="string">
            <text:p text:style-name="P24">$25-33</text:p>
          </table:table-cell>
          <table:table-cell table:style-name="t25.B6" office:value-type="string">
            <text:p text:style-name="P22">$25-63</text:p>
          </table:table-cell>
          <table:table-cell table:style-name="t25.B6" office:value-type="string">
            <text:p text:style-name="P22">$25-73</text:p>
          </table:table-cell>
          <table:table-cell table:style-name="t25.B6" office:value-type="string">
            <text:p text:style-name="P22">$25-83</text:p>
          </table:table-cell>
          <table:table-cell table:style-name="t25.B6" office:value-type="string">
            <text:p text:style-name="P22">$25-03</text:p>
          </table:table-cell>
          <table:table-cell table:style-name="t25.B6" office:value-type="string">
            <text:p text:style-name="P22">$25-13</text:p>
          </table:table-cell>
          <table:table-cell table:style-name="t25.B6" office:value-type="string">
            <text:p text:style-name="P22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7"/>
        <table:table-column table:style-name="t14.I"/>
        <table:table-row>
          <table:table-cell table:style-name="t14.A1" table:number-columns-spanned="9" office:value-type="string">
            <text:p text:style-name="P20"><text:span text:style-name="Основной_20_шрифт_20_абзаца"><text:span text:style-name="T60">Определение основной относительной погрешности </text:span></text:span><text:span text:style-name="Основной_20_шрифт_20_абзаца"><text:span text:style-name="T73">при </text:span></text:span><text:span text:style-name="Основной_20_шрифт_20_абзаца"><text:span text:style-name="T60">измерени</text:span></text:span><text:span text:style-name="Основной_20_шрифт_20_абзаца"><text:span text:style-name="T73">и</text:span></text:span><text:span text:style-name="Основной_20_шрифт_20_абзаца"><text:span text:style-name="T60"> плотности потока </text:span></text:span><text:span text:style-name="Основной_20_шрифт_20_абзаца"><text:span text:style-name="T67">β</text:span></text:span><text:span text:style-name="Основной_20_шрифт_20_абзаца"><text:span text:style-name="T73">-излучения</text:span></text:span><text:span text:style-name="Основной_20_шрифт_20_абзаца"><text:span text:style-name="T60"> с блоком БДПБ-01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4.A2" office:value-type="string">
            <text:p text:style-name="P50"><text:span text:style-name="T139">φ</text:span><text:span text:style-name="T41">0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14.B2" office:value-type="string">
            <text:p text:style-name="P50">№ ист.</text:p>
          </table:table-cell>
          <table:table-cell table:style-name="t14.B2" table:number-columns-spanned="3" office:value-type="string">
            <text:p text:style-name="P50"><text:span text:style-name="T139">φ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covered-table-cell/>
          <table:covered-table-cell/>
          <table:table-cell table:style-name="t14.B2" office:value-type="string">
            <text:p text:style-name="P50"><draw:frame draw:style-name="fr2" draw:name="Объект94" text:anchor-type="as-char" svg:width="0.2071in" style:rel-width="scale" svg:height="0.2098in" style:rel-height="scale" draw:z-index="23"><draw:object xlink:href="./Object 116" xlink:type="simple" xlink:show="embed" xlink:actuate="onLoad"/><draw:image xlink:href="./ObjectReplacements/Object 116" xlink:type="simple" xlink:show="embed" xlink:actuate="onLoad"/></draw:frame>,</text:p>
            <text:p text:style-name="P57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14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14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14.I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14.A3" office:value-type="string">
            <text:p text:style-name="P22">$14-<text:span text:style-name="T4">9</text:span>0</text:p>
          </table:table-cell>
          <table:table-cell table:style-name="t14.B3" office:value-type="string">
            <text:p text:style-name="P22">$14-<text:span text:style-name="T4">3</text:span>0</text:p>
          </table:table-cell>
          <table:table-cell table:style-name="t14.B3" office:value-type="string">
            <text:p text:style-name="P22">$14-60</text:p>
          </table:table-cell>
          <table:table-cell table:style-name="t14.B3" office:value-type="string">
            <text:p text:style-name="P22">$14-70</text:p>
          </table:table-cell>
          <table:table-cell table:style-name="t14.B3" office:value-type="string">
            <text:p text:style-name="P22">$14-80</text:p>
          </table:table-cell>
          <table:table-cell table:style-name="t14.B3" office:value-type="string">
            <text:p text:style-name="P22">$14-00</text:p>
          </table:table-cell>
          <table:table-cell table:style-name="t14.B3" office:value-type="string">
            <text:p text:style-name="P22">$14-10</text:p>
          </table:table-cell>
          <table:table-cell table:style-name="t14.B3" office:value-type="string">
            <text:p text:style-name="P22">$14-20</text:p>
          </table:table-cell>
          <table:table-cell table:style-name="t14.I3" table:number-rows-spanned="5" office:value-type="string">
            <text:p text:style-name="P56"><text:span text:style-name="Основной_20_шрифт_20_абзаца"><text:span text:style-name="T123">±</text:span></text:span><text:span text:style-name="Основной_20_шрифт_20_абзаца"><text:span text:style-name="T124">20</text:span></text:span></text:p>
          </table:table-cell>
        </table:table-row>
        <table:table-row>
          <table:table-cell table:style-name="t14.A3" office:value-type="string">
            <text:p text:style-name="P23">$14-91</text:p>
          </table:table-cell>
          <table:table-cell table:style-name="t14.B3" office:value-type="string">
            <text:p text:style-name="P22">$14-<text:span text:style-name="T4">3</text:span>1</text:p>
          </table:table-cell>
          <table:table-cell table:style-name="t14.B3" office:value-type="string">
            <text:p text:style-name="P22">$14-61</text:p>
          </table:table-cell>
          <table:table-cell table:style-name="t14.B3" office:value-type="string">
            <text:p text:style-name="P22">$14-71</text:p>
          </table:table-cell>
          <table:table-cell table:style-name="t14.B3" office:value-type="string">
            <text:p text:style-name="P22">$14-81</text:p>
          </table:table-cell>
          <table:table-cell table:style-name="t14.B3" office:value-type="string">
            <text:p text:style-name="P22">$14-01</text:p>
          </table:table-cell>
          <table:table-cell table:style-name="t14.B3" office:value-type="string">
            <text:p text:style-name="P22">$14-11</text:p>
          </table:table-cell>
          <table:table-cell table:style-name="t14.B3" office:value-type="string">
            <text:p text:style-name="P22">$14-21</text:p>
          </table:table-cell>
          <table:covered-table-cell/>
        </table:table-row>
        <table:table-row>
          <table:table-cell table:style-name="t14.A3" office:value-type="string">
            <text:p text:style-name="P23">$14-92</text:p>
          </table:table-cell>
          <table:table-cell table:style-name="t14.B3" office:value-type="string">
            <text:p text:style-name="P23">$14-32</text:p>
          </table:table-cell>
          <table:table-cell table:style-name="t14.B3" office:value-type="string">
            <text:p text:style-name="P22">$14-62</text:p>
          </table:table-cell>
          <table:table-cell table:style-name="t14.B3" office:value-type="string">
            <text:p text:style-name="P22">$14-72</text:p>
          </table:table-cell>
          <table:table-cell table:style-name="t14.B3" office:value-type="string">
            <text:p text:style-name="P22">$14-82</text:p>
          </table:table-cell>
          <table:table-cell table:style-name="t14.B3" office:value-type="string">
            <text:p text:style-name="P22">$14-02</text:p>
          </table:table-cell>
          <table:table-cell table:style-name="t14.B3" office:value-type="string">
            <text:p text:style-name="P22">$14-12</text:p>
          </table:table-cell>
          <table:table-cell table:style-name="t14.B3" office:value-type="string">
            <text:p text:style-name="P22">$14-22</text:p>
          </table:table-cell>
          <table:covered-table-cell/>
        </table:table-row>
        <table:table-row>
          <table:table-cell table:style-name="t14.A3" office:value-type="string">
            <text:p text:style-name="P22">$14-<text:span text:style-name="T4">9</text:span>3</text:p>
          </table:table-cell>
          <table:table-cell table:style-name="t14.B3" office:value-type="string">
            <text:p text:style-name="P23">$14-33</text:p>
          </table:table-cell>
          <table:table-cell table:style-name="t14.B3" office:value-type="string">
            <text:p text:style-name="P22">$14-63</text:p>
          </table:table-cell>
          <table:table-cell table:style-name="t14.B3" office:value-type="string">
            <text:p text:style-name="P22">$14-73</text:p>
          </table:table-cell>
          <table:table-cell table:style-name="t14.B3" office:value-type="string">
            <text:p text:style-name="P22">$14-83</text:p>
          </table:table-cell>
          <table:table-cell table:style-name="t14.B3" office:value-type="string">
            <text:p text:style-name="P22">$14-03</text:p>
          </table:table-cell>
          <table:table-cell table:style-name="t14.B3" office:value-type="string">
            <text:p text:style-name="P22">$14-13</text:p>
          </table:table-cell>
          <table:table-cell table:style-name="t14.B3" office:value-type="string">
            <text:p text:style-name="P22">$14-23</text:p>
          </table:table-cell>
          <table:covered-table-cell/>
        </table:table-row>
        <table:table-row>
          <table:table-cell table:style-name="t14.A7" office:value-type="string">
            <text:p text:style-name="P22">$14-<text:span text:style-name="T4">9</text:span>4</text:p>
          </table:table-cell>
          <table:table-cell table:style-name="t14.B7" office:value-type="string">
            <text:p text:style-name="P22">$14-<text:span text:style-name="T4">3</text:span>4</text:p>
          </table:table-cell>
          <table:table-cell table:style-name="t14.B7" office:value-type="string">
            <text:p text:style-name="P22">$14-64</text:p>
          </table:table-cell>
          <table:table-cell table:style-name="t14.B7" office:value-type="string">
            <text:p text:style-name="P22">$14-74</text:p>
          </table:table-cell>
          <table:table-cell table:style-name="t14.B7" office:value-type="string">
            <text:p text:style-name="P22">$14-84</text:p>
          </table:table-cell>
          <table:table-cell table:style-name="t14.B7" office:value-type="string">
            <text:p text:style-name="P22">$14-04</text:p>
          </table:table-cell>
          <table:table-cell table:style-name="t14.B7" office:value-type="string">
            <text:p text:style-name="P22">$14-14</text:p>
          </table:table-cell>
          <table:table-cell table:style-name="t14.B7" office:value-type="string">
            <text:p text:style-name="P22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7"/>
        <table:table-column table:style-name="t15.I"/>
        <table:table-row>
          <table:table-cell table:style-name="t15.A1" table:number-columns-spanned="9" office:value-type="string">
            <text:p text:style-name="P20"><text:span text:style-name="Основной_20_шрифт_20_абзаца"><text:span text:style-name="T60">Определение основной относительной погрешности </text:span></text:span><text:span text:style-name="Основной_20_шрифт_20_абзаца"><text:span text:style-name="T73">при </text:span></text:span><text:span text:style-name="Основной_20_шрифт_20_абзаца"><text:span text:style-name="T60">измерени</text:span></text:span><text:span text:style-name="Основной_20_шрифт_20_абзаца"><text:span text:style-name="T73">и</text:span></text:span><text:span text:style-name="Основной_20_шрифт_20_абзаца"><text:span text:style-name="T60"> плотности потока </text:span></text:span><text:span text:style-name="Основной_20_шрифт_20_абзаца"><text:span text:style-name="T67">β</text:span></text:span><text:span text:style-name="Основной_20_шрифт_20_абзаца"><text:span text:style-name="T73">-излучения</text:span></text:span><text:span text:style-name="Основной_20_шрифт_20_абзаца"><text:span text:style-name="T60"> с блоком БДПБ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5.A2" office:value-type="string">
            <text:p text:style-name="P50"><text:span text:style-name="T139">φ</text:span><text:span text:style-name="T41">0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15.B2" office:value-type="string">
            <text:p text:style-name="P50">№ ист.</text:p>
          </table:table-cell>
          <table:table-cell table:style-name="t15.B2" table:number-columns-spanned="3" office:value-type="string">
            <text:p text:style-name="P50"><text:span text:style-name="T139">φ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covered-table-cell/>
          <table:covered-table-cell/>
          <table:table-cell table:style-name="t15.B2" office:value-type="string">
            <text:p text:style-name="P50"><draw:frame draw:style-name="fr2" draw:name="Объект100" text:anchor-type="as-char" svg:width="0.2071in" style:rel-width="scale" svg:height="0.2098in" style:rel-height="scale" draw:z-index="24"><draw:object xlink:href="./Object 122" xlink:type="simple" xlink:show="embed" xlink:actuate="onLoad"/><draw:image xlink:href="./ObjectReplacements/Object 122" xlink:type="simple" xlink:show="embed" xlink:actuate="onLoad"/></draw:frame>,</text:p>
            <text:p text:style-name="P57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15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15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15.I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15.A3" office:value-type="string">
            <text:p text:style-name="P22">$15-<text:span text:style-name="T4">9</text:span>0</text:p>
          </table:table-cell>
          <table:table-cell table:style-name="t15.B3" office:value-type="string">
            <text:p text:style-name="P22">$15-30</text:p>
          </table:table-cell>
          <table:table-cell table:style-name="t15.B3" office:value-type="string">
            <text:p text:style-name="P22">$15-60</text:p>
          </table:table-cell>
          <table:table-cell table:style-name="t15.B3" office:value-type="string">
            <text:p text:style-name="P22">$15-70</text:p>
          </table:table-cell>
          <table:table-cell table:style-name="t15.B3" office:value-type="string">
            <text:p text:style-name="P22">$15-80</text:p>
          </table:table-cell>
          <table:table-cell table:style-name="t15.B3" office:value-type="string">
            <text:p text:style-name="P22">$15-00</text:p>
          </table:table-cell>
          <table:table-cell table:style-name="t15.B3" office:value-type="string">
            <text:p text:style-name="P22">$15-10</text:p>
          </table:table-cell>
          <table:table-cell table:style-name="t15.B3" office:value-type="string">
            <text:p text:style-name="P22">$15-20</text:p>
          </table:table-cell>
          <table:table-cell table:style-name="t15.I3" table:number-rows-spanned="5" office:value-type="string">
            <text:p text:style-name="P56"><text:span text:style-name="Основной_20_шрифт_20_абзаца"><text:span text:style-name="T123">±</text:span></text:span><text:span text:style-name="Основной_20_шрифт_20_абзаца"><text:span text:style-name="T124">20</text:span></text:span></text:p>
          </table:table-cell>
        </table:table-row>
        <table:table-row>
          <table:table-cell table:style-name="t15.A3" office:value-type="string">
            <text:p text:style-name="P23">$15-91</text:p>
          </table:table-cell>
          <table:table-cell table:style-name="t15.B3" office:value-type="string">
            <text:p text:style-name="P22">$15-31</text:p>
          </table:table-cell>
          <table:table-cell table:style-name="t15.B3" office:value-type="string">
            <text:p text:style-name="P22">$15-61</text:p>
          </table:table-cell>
          <table:table-cell table:style-name="t15.B3" office:value-type="string">
            <text:p text:style-name="P22">$15-71</text:p>
          </table:table-cell>
          <table:table-cell table:style-name="t15.B3" office:value-type="string">
            <text:p text:style-name="P22">$15-81</text:p>
          </table:table-cell>
          <table:table-cell table:style-name="t15.B3" office:value-type="string">
            <text:p text:style-name="P22">$15-01</text:p>
          </table:table-cell>
          <table:table-cell table:style-name="t15.B3" office:value-type="string">
            <text:p text:style-name="P22">$15-11</text:p>
          </table:table-cell>
          <table:table-cell table:style-name="t15.B3" office:value-type="string">
            <text:p text:style-name="P22">$15-21</text:p>
          </table:table-cell>
          <table:covered-table-cell/>
        </table:table-row>
        <table:table-row>
          <table:table-cell table:style-name="t15.A3" office:value-type="string">
            <text:p text:style-name="P23">$15-92</text:p>
          </table:table-cell>
          <table:table-cell table:style-name="t15.B3" office:value-type="string">
            <text:p text:style-name="P22">$15-32</text:p>
          </table:table-cell>
          <table:table-cell table:style-name="t15.B3" office:value-type="string">
            <text:p text:style-name="P22">$15-62</text:p>
          </table:table-cell>
          <table:table-cell table:style-name="t15.B3" office:value-type="string">
            <text:p text:style-name="P22">$15-72</text:p>
          </table:table-cell>
          <table:table-cell table:style-name="t15.B3" office:value-type="string">
            <text:p text:style-name="P22">$15-82</text:p>
          </table:table-cell>
          <table:table-cell table:style-name="t15.B3" office:value-type="string">
            <text:p text:style-name="P22">$15-02</text:p>
          </table:table-cell>
          <table:table-cell table:style-name="t15.B3" office:value-type="string">
            <text:p text:style-name="P22">$15-12</text:p>
          </table:table-cell>
          <table:table-cell table:style-name="t15.B3" office:value-type="string">
            <text:p text:style-name="P22">$15-22</text:p>
          </table:table-cell>
          <table:covered-table-cell/>
        </table:table-row>
        <table:table-row>
          <table:table-cell table:style-name="t15.A3" office:value-type="string">
            <text:p text:style-name="P23">$15-93</text:p>
          </table:table-cell>
          <table:table-cell table:style-name="t15.B3" office:value-type="string">
            <text:p text:style-name="P22">$15-33</text:p>
          </table:table-cell>
          <table:table-cell table:style-name="t15.B3" office:value-type="string">
            <text:p text:style-name="P22">$15-63</text:p>
          </table:table-cell>
          <table:table-cell table:style-name="t15.B3" office:value-type="string">
            <text:p text:style-name="P22">$15-73</text:p>
          </table:table-cell>
          <table:table-cell table:style-name="t15.B3" office:value-type="string">
            <text:p text:style-name="P22">$15-83</text:p>
          </table:table-cell>
          <table:table-cell table:style-name="t15.B3" office:value-type="string">
            <text:p text:style-name="P22">$15-03</text:p>
          </table:table-cell>
          <table:table-cell table:style-name="t15.B3" office:value-type="string">
            <text:p text:style-name="P22">$15-13</text:p>
          </table:table-cell>
          <table:table-cell table:style-name="t15.B3" office:value-type="string">
            <text:p text:style-name="P22">$15-23</text:p>
          </table:table-cell>
          <table:covered-table-cell/>
        </table:table-row>
        <table:table-row>
          <table:table-cell table:style-name="t15.A7" office:value-type="string">
            <text:p text:style-name="P23">$15-94</text:p>
          </table:table-cell>
          <table:table-cell table:style-name="t15.B7" office:value-type="string">
            <text:p text:style-name="P22">$15-34</text:p>
          </table:table-cell>
          <table:table-cell table:style-name="t15.B7" office:value-type="string">
            <text:p text:style-name="P22">$15-64</text:p>
          </table:table-cell>
          <table:table-cell table:style-name="t15.B7" office:value-type="string">
            <text:p text:style-name="P22">$15-74</text:p>
          </table:table-cell>
          <table:table-cell table:style-name="t15.B7" office:value-type="string">
            <text:p text:style-name="P22">$15-84</text:p>
          </table:table-cell>
          <table:table-cell table:style-name="t15.B7" office:value-type="string">
            <text:p text:style-name="P22">$15-04</text:p>
          </table:table-cell>
          <table:table-cell table:style-name="t15.B7" office:value-type="string">
            <text:p text:style-name="P22">$15-14</text:p>
          </table:table-cell>
          <table:table-cell table:style-name="t15.B7" office:value-type="string">
            <text:p text:style-name="P22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7"/>
        <table:table-column table:style-name="t26.I"/>
        <table:table-row>
          <table:table-cell table:style-name="t26.A1" table:number-columns-spanned="9" office:value-type="string">
            <text:p text:style-name="P20"><text:span text:style-name="Основной_20_шрифт_20_абзаца"><text:span text:style-name="T60">Определение основной относительной погрешности </text:span></text:span><text:span text:style-name="Основной_20_шрифт_20_абзаца"><text:span text:style-name="T73">при </text:span></text:span><text:span text:style-name="Основной_20_шрифт_20_абзаца"><text:span text:style-name="T60">измерени</text:span></text:span><text:span text:style-name="Основной_20_шрифт_20_абзаца"><text:span text:style-name="T73">и</text:span></text:span><text:span text:style-name="Основной_20_шрифт_20_абзаца"><text:span text:style-name="T60"> плотности потока </text:span></text:span><text:span text:style-name="Основной_20_шрифт_20_абзаца"><text:span text:style-name="T67">β</text:span></text:span><text:span text:style-name="Основной_20_шрифт_20_абзаца"><text:span text:style-name="T73">-излучения</text:span></text:span><text:span text:style-name="Основной_20_шрифт_20_абзаца"><text:span text:style-name="T60"> с блоком БДПБ-03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6.A2" office:value-type="string">
            <text:p text:style-name="P50"><text:span text:style-name="T139">φ</text:span><text:span text:style-name="T41">0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26.B2" office:value-type="string">
            <text:p text:style-name="P50">№ ист.</text:p>
          </table:table-cell>
          <table:table-cell table:style-name="t26.B2" table:number-columns-spanned="3" office:value-type="string">
            <text:p text:style-name="P50"><text:span text:style-name="T139">φ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covered-table-cell/>
          <table:covered-table-cell/>
          <table:table-cell table:style-name="t26.B2" office:value-type="string">
            <text:p text:style-name="P50"><draw:frame draw:style-name="fr2" draw:name="Объект106" text:anchor-type="as-char" svg:width="0.2071in" style:rel-width="scale" svg:height="0.2098in" style:rel-height="scale" draw:z-index="25"><draw:object xlink:href="./Object 128" xlink:type="simple" xlink:show="embed" xlink:actuate="onLoad"/><draw:image xlink:href="./ObjectReplacements/Object 128" xlink:type="simple" xlink:show="embed" xlink:actuate="onLoad"/></draw:frame>,</text:p>
            <text:p text:style-name="P57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26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26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26.I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26.A3" office:value-type="string">
            <text:p text:style-name="P22">$26-<text:span text:style-name="T4">9</text:span>0</text:p>
          </table:table-cell>
          <table:table-cell table:style-name="t26.B3" office:value-type="string">
            <text:p text:style-name="P22">$<text:span text:style-name="T4">26</text:span>-30</text:p>
          </table:table-cell>
          <table:table-cell table:style-name="t26.B3" office:value-type="string">
            <text:p text:style-name="P22">$26-60</text:p>
          </table:table-cell>
          <table:table-cell table:style-name="t26.B3" office:value-type="string">
            <text:p text:style-name="P22">$26-70</text:p>
          </table:table-cell>
          <table:table-cell table:style-name="t26.B3" office:value-type="string">
            <text:p text:style-name="P22">$26-80</text:p>
          </table:table-cell>
          <table:table-cell table:style-name="t26.B3" office:value-type="string">
            <text:p text:style-name="P22">$26-00</text:p>
          </table:table-cell>
          <table:table-cell table:style-name="t26.B3" office:value-type="string">
            <text:p text:style-name="P22">$26-10</text:p>
          </table:table-cell>
          <table:table-cell table:style-name="t26.B3" office:value-type="string">
            <text:p text:style-name="P22">$26-20</text:p>
          </table:table-cell>
          <table:table-cell table:style-name="t26.I3" table:number-rows-spanned="5" office:value-type="string">
            <text:p text:style-name="P56"><text:span text:style-name="Основной_20_шрифт_20_абзаца"><text:span text:style-name="T123">±</text:span></text:span><text:span text:style-name="Основной_20_шрифт_20_абзаца"><text:span text:style-name="T124">20</text:span></text:span></text:p>
          </table:table-cell>
        </table:table-row>
        <table:table-row>
          <table:table-cell table:style-name="t26.A3" office:value-type="string">
            <text:p text:style-name="P23">$26-91</text:p>
          </table:table-cell>
          <table:table-cell table:style-name="t26.B3" office:value-type="string">
            <text:p text:style-name="P23">$26-31</text:p>
          </table:table-cell>
          <table:table-cell table:style-name="t26.B3" office:value-type="string">
            <text:p text:style-name="P22">$26-61</text:p>
          </table:table-cell>
          <table:table-cell table:style-name="t26.B3" office:value-type="string">
            <text:p text:style-name="P22">$26-71</text:p>
          </table:table-cell>
          <table:table-cell table:style-name="t26.B3" office:value-type="string">
            <text:p text:style-name="P22">$26-81</text:p>
          </table:table-cell>
          <table:table-cell table:style-name="t26.B3" office:value-type="string">
            <text:p text:style-name="P22">$26-01</text:p>
          </table:table-cell>
          <table:table-cell table:style-name="t26.B3" office:value-type="string">
            <text:p text:style-name="P22">$26-11</text:p>
          </table:table-cell>
          <table:table-cell table:style-name="t26.B3" office:value-type="string">
            <text:p text:style-name="P22">$26-21</text:p>
          </table:table-cell>
          <table:covered-table-cell/>
        </table:table-row>
        <table:table-row>
          <table:table-cell table:style-name="t26.A3" office:value-type="string">
            <text:p text:style-name="P23">$26-92</text:p>
          </table:table-cell>
          <table:table-cell table:style-name="t26.B3" office:value-type="string">
            <text:p text:style-name="P23">$26-32</text:p>
          </table:table-cell>
          <table:table-cell table:style-name="t26.B3" office:value-type="string">
            <text:p text:style-name="P22">$26-62</text:p>
          </table:table-cell>
          <table:table-cell table:style-name="t26.B3" office:value-type="string">
            <text:p text:style-name="P22">$26-72</text:p>
          </table:table-cell>
          <table:table-cell table:style-name="t26.B3" office:value-type="string">
            <text:p text:style-name="P22">$26-82</text:p>
          </table:table-cell>
          <table:table-cell table:style-name="t26.B3" office:value-type="string">
            <text:p text:style-name="P22">$26-02</text:p>
          </table:table-cell>
          <table:table-cell table:style-name="t26.B3" office:value-type="string">
            <text:p text:style-name="P22">$26-12</text:p>
          </table:table-cell>
          <table:table-cell table:style-name="t26.B3" office:value-type="string">
            <text:p text:style-name="P22">$26-22</text:p>
          </table:table-cell>
          <table:covered-table-cell/>
        </table:table-row>
        <table:table-row>
          <table:table-cell table:style-name="t26.A3" office:value-type="string">
            <text:p text:style-name="P23">$26-93</text:p>
          </table:table-cell>
          <table:table-cell table:style-name="t26.B3" office:value-type="string">
            <text:p text:style-name="P23">$26-33</text:p>
          </table:table-cell>
          <table:table-cell table:style-name="t26.B3" office:value-type="string">
            <text:p text:style-name="P22">$26-63</text:p>
          </table:table-cell>
          <table:table-cell table:style-name="t26.B3" office:value-type="string">
            <text:p text:style-name="P22">$26-73</text:p>
          </table:table-cell>
          <table:table-cell table:style-name="t26.B3" office:value-type="string">
            <text:p text:style-name="P22">$26-83</text:p>
          </table:table-cell>
          <table:table-cell table:style-name="t26.B3" office:value-type="string">
            <text:p text:style-name="P22">$26-03</text:p>
          </table:table-cell>
          <table:table-cell table:style-name="t26.B3" office:value-type="string">
            <text:p text:style-name="P22">$26-13</text:p>
          </table:table-cell>
          <table:table-cell table:style-name="t26.B3" office:value-type="string">
            <text:p text:style-name="P22">$26-23</text:p>
          </table:table-cell>
          <table:covered-table-cell/>
        </table:table-row>
        <table:table-row>
          <table:table-cell table:style-name="t26.A7" office:value-type="string">
            <text:p text:style-name="P23">$26-94</text:p>
          </table:table-cell>
          <table:table-cell table:style-name="t26.B7" office:value-type="string">
            <text:p text:style-name="P23">$26-34</text:p>
          </table:table-cell>
          <table:table-cell table:style-name="t26.B7" office:value-type="string">
            <text:p text:style-name="P22">$26-64</text:p>
          </table:table-cell>
          <table:table-cell table:style-name="t26.B7" office:value-type="string">
            <text:p text:style-name="P22">$26-74</text:p>
          </table:table-cell>
          <table:table-cell table:style-name="t26.B7" office:value-type="string">
            <text:p text:style-name="P22">$26-84</text:p>
          </table:table-cell>
          <table:table-cell table:style-name="t26.B7" office:value-type="string">
            <text:p text:style-name="P22">$26-04</text:p>
          </table:table-cell>
          <table:table-cell table:style-name="t26.B7" office:value-type="string">
            <text:p text:style-name="P22">$26-14</text:p>
          </table:table-cell>
          <table:table-cell table:style-name="t26.B7" office:value-type="string">
            <text:p text:style-name="P22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8"/>
        <table:table-column table:style-name="t19.J"/>
        <table:table-row>
          <table:table-cell table:style-name="t19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</text:span><text:span text:style-name="T11"> </text:span><text:span text:style-name="T144">γ-</text:span><text:span text:style-name="T11">и</text:span><text:span text:style-name="T10">злучения БДКР-0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9.A2" office:value-type="string">
            <text:p text:style-name="P39"><text:span text:style-name="T63">H</text:span><text:span text:style-name="T30">'</text:span><text:span text:style-name="T45">0</text:span><text:span text:style-name="T46">i</text:span> <text:span text:style-name="T129">(</text:span><text:span text:style-name="T130">0.07</text:span><text:span text:style-name="T129">)</text:span></text:p>
          </table:table-cell>
          <table:table-cell table:style-name="t19.B2" office:value-type="string">
            <text:p text:style-name="P50">№ ист.</text:p>
          </table:table-cell>
          <table:table-cell table:style-name="t19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19.B2" table:number-columns-spanned="3" office:value-type="string">
            <text:p text:style-name="P38"><text:span text:style-name="T95">Показания прибора, <text:s text:c="3"/></text:span><text:s text:c="17"/><text:span text:style-name="T148">H</text:span><text:span text:style-name="T28">'</text:span><text:span text:style-name="T44">i</text:span><text:span text:style-name="T145"> </text:span><text:span text:style-name="T131">(</text:span><text:span text:style-name="T130">0.07</text:span><text:span text:style-name="T131">)</text:span></text:p>
          </table:table-cell>
          <table:covered-table-cell/>
          <table:covered-table-cell/>
          <table:table-cell table:style-name="t19.G2" office:value-type="string">
            <text:p text:style-name="P39"><text:span text:style-name="T63">H</text:span><text:span text:style-name="T30">'</text:span><text:span text:style-name="T45">0</text:span><text:span text:style-name="T46">i </text:span><text:span text:style-name="T129">(0.</text:span><text:span text:style-name="T130">07</text:span><text:span text:style-name="T129">)</text:span></text:p>
          </table:table-cell>
          <table:table-cell table:style-name="t19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19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19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19.A3" office:value-type="string">
            <text:p text:style-name="P34">фон (мкЗв/ч)</text:p>
          </table:table-cell>
          <table:table-cell table:style-name="t19.B3" office:value-type="string">
            <text:p text:style-name="P35">—</text:p>
          </table:table-cell>
          <table:table-cell table:style-name="t19.B3" office:value-type="string">
            <text:p text:style-name="P35">—</text:p>
          </table:table-cell>
          <table:table-cell table:style-name="t19.B3" office:value-type="string">
            <text:p text:style-name="P35">0,10</text:p>
          </table:table-cell>
          <table:table-cell table:style-name="t19.B3" office:value-type="string">
            <text:p text:style-name="P35">0,10</text:p>
          </table:table-cell>
          <table:table-cell table:style-name="t19.B3" office:value-type="string">
            <text:p text:style-name="P35">0,10</text:p>
          </table:table-cell>
          <table:table-cell table:style-name="t19.B3" office:value-type="string">
            <text:p text:style-name="P35">0,10</text:p>
          </table:table-cell>
          <table:table-cell table:style-name="t19.B3" office:value-type="string">
            <text:p text:style-name="P35">—</text:p>
          </table:table-cell>
          <table:table-cell table:style-name="t19.B3" office:value-type="string">
            <text:p text:style-name="P35">—</text:p>
          </table:table-cell>
          <table:table-cell table:style-name="t19.J3" office:value-type="string">
            <text:p text:style-name="P35">—</text:p>
          </table:table-cell>
        </table:table-row>
        <table:table-row>
          <table:table-cell table:style-name="t19.A3" office:value-type="string">
            <text:p text:style-name="P30"><text:span text:style-name="T4">0,07</text:span> мкЗв/ч</text:p>
          </table:table-cell>
          <table:table-cell table:style-name="t19.B3" office:value-type="string">
            <text:p text:style-name="P31">$19-30</text:p>
          </table:table-cell>
          <table:table-cell table:style-name="t19.B3" office:value-type="string">
            <text:p text:style-name="P31">$19-40</text:p>
          </table:table-cell>
          <table:table-cell table:style-name="t19.B3" office:value-type="string">
            <text:p text:style-name="P31">$19-60</text:p>
          </table:table-cell>
          <table:table-cell table:style-name="t19.B3" office:value-type="string">
            <text:p text:style-name="P31">$19-70</text:p>
          </table:table-cell>
          <table:table-cell table:style-name="t19.B3" office:value-type="string">
            <text:p text:style-name="P31">$19-80</text:p>
          </table:table-cell>
          <table:table-cell table:style-name="t19.B3" office:value-type="string">
            <text:p text:style-name="P31">$19-00</text:p>
          </table:table-cell>
          <table:table-cell table:style-name="t19.B3" office:value-type="string">
            <text:p text:style-name="P31">$19-10</text:p>
          </table:table-cell>
          <table:table-cell table:style-name="t19.B3" office:value-type="string">
            <text:p text:style-name="P31">$19-20</text:p>
          </table:table-cell>
          <table:table-cell table:style-name="t19.J4" table:number-rows-spanned="4" office:value-type="string">
            <text:p text:style-name="P5">±<text:span text:style-name="T14">20</text:span></text:p>
          </table:table-cell>
        </table:table-row>
        <table:table-row>
          <table:table-cell table:style-name="t19.A3" office:value-type="string">
            <text:p text:style-name="P30">0,7 мкЗв/ч</text:p>
          </table:table-cell>
          <table:table-cell table:style-name="t19.B3" office:value-type="string">
            <text:p text:style-name="P31">$19-31</text:p>
          </table:table-cell>
          <table:table-cell table:style-name="t19.B3" office:value-type="string">
            <text:p text:style-name="P31">$19-41</text:p>
          </table:table-cell>
          <table:table-cell table:style-name="t19.B3" office:value-type="string">
            <text:p text:style-name="P31">$19-61</text:p>
          </table:table-cell>
          <table:table-cell table:style-name="t19.B3" office:value-type="string">
            <text:p text:style-name="P31">$19-71</text:p>
          </table:table-cell>
          <table:table-cell table:style-name="t19.B3" office:value-type="string">
            <text:p text:style-name="P31">$19-81</text:p>
          </table:table-cell>
          <table:table-cell table:style-name="t19.B3" office:value-type="string">
            <text:p text:style-name="P31">$19-01</text:p>
          </table:table-cell>
          <table:table-cell table:style-name="t19.B3" office:value-type="string">
            <text:p text:style-name="P31">$19-11</text:p>
          </table:table-cell>
          <table:table-cell table:style-name="t19.B3" office:value-type="string">
            <text:p text:style-name="P31">$19-21</text:p>
          </table:table-cell>
          <table:covered-table-cell/>
        </table:table-row>
        <table:table-row>
          <table:table-cell table:style-name="t19.A3" office:value-type="string">
            <text:p text:style-name="P30">7 мкЗв/ч</text:p>
          </table:table-cell>
          <table:table-cell table:style-name="t19.B3" office:value-type="string">
            <text:p text:style-name="P31">$19-32</text:p>
          </table:table-cell>
          <table:table-cell table:style-name="t19.B3" office:value-type="string">
            <text:p text:style-name="P31">$19-42</text:p>
          </table:table-cell>
          <table:table-cell table:style-name="t19.B3" office:value-type="string">
            <text:p text:style-name="P31">$19-62</text:p>
          </table:table-cell>
          <table:table-cell table:style-name="t19.B3" office:value-type="string">
            <text:p text:style-name="P31">$19-72</text:p>
          </table:table-cell>
          <table:table-cell table:style-name="t19.B3" office:value-type="string">
            <text:p text:style-name="P31">$19-82</text:p>
          </table:table-cell>
          <table:table-cell table:style-name="t19.B3" office:value-type="string">
            <text:p text:style-name="P31">$19-02</text:p>
          </table:table-cell>
          <table:table-cell table:style-name="t19.B3" office:value-type="string">
            <text:p text:style-name="P31">$19-12</text:p>
          </table:table-cell>
          <table:table-cell table:style-name="t19.B3" office:value-type="string">
            <text:p text:style-name="P31">$19-22</text:p>
          </table:table-cell>
          <table:covered-table-cell/>
        </table:table-row>
        <table:table-row>
          <table:table-cell table:style-name="t19.A3" office:value-type="string">
            <text:p text:style-name="P30">70 мкЗв/ч</text:p>
          </table:table-cell>
          <table:table-cell table:style-name="t19.B3" office:value-type="string">
            <text:p text:style-name="P31">$19-33</text:p>
          </table:table-cell>
          <table:table-cell table:style-name="t19.B3" office:value-type="string">
            <text:p text:style-name="P31">$19-43</text:p>
          </table:table-cell>
          <table:table-cell table:style-name="t19.B3" office:value-type="string">
            <text:p text:style-name="P31">$19-63</text:p>
          </table:table-cell>
          <table:table-cell table:style-name="t19.B3" office:value-type="string">
            <text:p text:style-name="P31">$19-73</text:p>
          </table:table-cell>
          <table:table-cell table:style-name="t19.B3" office:value-type="string">
            <text:p text:style-name="P31">$19-83</text:p>
          </table:table-cell>
          <table:table-cell table:style-name="t19.B3" office:value-type="string">
            <text:p text:style-name="P31">$19-03</text:p>
          </table:table-cell>
          <table:table-cell table:style-name="t19.B3" office:value-type="string">
            <text:p text:style-name="P31">$19-13</text:p>
          </table:table-cell>
          <table:table-cell table:style-name="t19.B3" office:value-type="string">
            <text:p text:style-name="P31">$19-23</text:p>
          </table:table-cell>
          <table:covered-table-cell/>
        </table:table-row>
        <table:table-row>
          <table:table-cell table:style-name="t19.A8" table:number-columns-spanned="10" office:value-type="string">
            <text:p text:style-name="P37">В точк<text:span text:style-name="T14">ах</text:span> <text:span text:style-name="T4">0,07</text:span> мкЗв/ч <text:span text:style-name="T14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7"/>
        <table:table-column table:style-name="t20.I"/>
        <text:soft-page-break/>
        <table:table-row>
          <table:table-cell table:style-name="t20.A1" table:number-columns-spanned="9" office:value-type="string">
            <text:p text:style-name="P20"><text:span text:style-name="Основной_20_шрифт_20_абзаца"><text:span text:style-name="T60">Определение основной относительной погрешности </text:span></text:span><text:span text:style-name="Основной_20_шрифт_20_абзаца"><text:span text:style-name="T73">при </text:span></text:span><text:span text:style-name="Основной_20_шрифт_20_абзаца"><text:span text:style-name="T60">измерени</text:span></text:span><text:span text:style-name="Основной_20_шрифт_20_абзаца"><text:span text:style-name="T73">и</text:span></text:span><text:span text:style-name="Основной_20_шрифт_20_абзаца"><text:span text:style-name="T60"> плотности потока α</text:span></text:span><text:span text:style-name="Основной_20_шрифт_20_абзаца"><text:span text:style-name="T73">-излучения</text:span></text:span><text:span text:style-name="Основной_20_шрифт_20_абзаца"><text:span text:style-name="T60"> <text:s/>с блоком БДПС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0.A2" office:value-type="string">
            <text:p text:style-name="P50"><text:span text:style-name="T139">φ</text:span><text:span text:style-name="T41">0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20.B2" office:value-type="string">
            <text:p text:style-name="P50">№ ист.</text:p>
          </table:table-cell>
          <table:table-cell table:style-name="t20.B2" table:number-columns-spanned="3" office:value-type="string">
            <text:p text:style-name="P50"><text:span text:style-name="T139">φ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covered-table-cell/>
          <table:covered-table-cell/>
          <table:table-cell table:style-name="t20.B2" office:value-type="string">
            <text:p text:style-name="P50"><draw:frame draw:style-name="fr2" draw:name="Объект148" text:anchor-type="as-char" svg:width="0.2071in" style:rel-width="scale" svg:height="0.2098in" style:rel-height="scale" draw:z-index="26"><draw:object xlink:href="./Object 140" xlink:type="simple" xlink:show="embed" xlink:actuate="onLoad"/><draw:image xlink:href="./ObjectReplacements/Object 140" xlink:type="simple" xlink:show="embed" xlink:actuate="onLoad"/></draw:frame>,</text:p>
            <text:p text:style-name="P57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20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20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20.I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20.A3" office:value-type="string">
            <text:p text:style-name="P23">$20-90</text:p>
          </table:table-cell>
          <table:table-cell table:style-name="t20.B3" office:value-type="string">
            <text:p text:style-name="P24">$20-30</text:p>
          </table:table-cell>
          <table:table-cell table:style-name="t20.B3" office:value-type="string">
            <text:p text:style-name="P22">$20-60</text:p>
          </table:table-cell>
          <table:table-cell table:style-name="t20.B3" office:value-type="string">
            <text:p text:style-name="P22">$20-70</text:p>
          </table:table-cell>
          <table:table-cell table:style-name="t20.B3" office:value-type="string">
            <text:p text:style-name="P22">$20-80</text:p>
          </table:table-cell>
          <table:table-cell table:style-name="t20.B3" office:value-type="string">
            <text:p text:style-name="P22">$20-00</text:p>
          </table:table-cell>
          <table:table-cell table:style-name="t20.B3" office:value-type="string">
            <text:p text:style-name="P22">$20-10</text:p>
          </table:table-cell>
          <table:table-cell table:style-name="t20.B3" office:value-type="string">
            <text:p text:style-name="P22">$20-20</text:p>
          </table:table-cell>
          <table:table-cell table:style-name="t20.I3" table:number-rows-spanned="5" office:value-type="string">
            <text:p text:style-name="P21">±<text:span text:style-name="T4">20</text:span></text:p>
          </table:table-cell>
        </table:table-row>
        <table:table-row>
          <table:table-cell table:style-name="t20.A3" office:value-type="string">
            <text:p text:style-name="P23">$20-91</text:p>
          </table:table-cell>
          <table:table-cell table:style-name="t20.B3" office:value-type="string">
            <text:p text:style-name="P24">$20-31</text:p>
          </table:table-cell>
          <table:table-cell table:style-name="t20.B3" office:value-type="string">
            <text:p text:style-name="P22">$20-61</text:p>
          </table:table-cell>
          <table:table-cell table:style-name="t20.B3" office:value-type="string">
            <text:p text:style-name="P22">$20-71</text:p>
          </table:table-cell>
          <table:table-cell table:style-name="t20.B3" office:value-type="string">
            <text:p text:style-name="P22">$20-81</text:p>
          </table:table-cell>
          <table:table-cell table:style-name="t20.B3" office:value-type="string">
            <text:p text:style-name="P22">$20-01</text:p>
          </table:table-cell>
          <table:table-cell table:style-name="t20.B3" office:value-type="string">
            <text:p text:style-name="P22">$20-11</text:p>
          </table:table-cell>
          <table:table-cell table:style-name="t20.B3" office:value-type="string">
            <text:p text:style-name="P22">$20-21</text:p>
          </table:table-cell>
          <table:covered-table-cell/>
        </table:table-row>
        <table:table-row>
          <table:table-cell table:style-name="t20.A3" office:value-type="string">
            <text:p text:style-name="P23">$20-92</text:p>
          </table:table-cell>
          <table:table-cell table:style-name="t20.B3" office:value-type="string">
            <text:p text:style-name="P24">$20-32</text:p>
          </table:table-cell>
          <table:table-cell table:style-name="t20.B3" office:value-type="string">
            <text:p text:style-name="P22">$20-62</text:p>
          </table:table-cell>
          <table:table-cell table:style-name="t20.B3" office:value-type="string">
            <text:p text:style-name="P22">$20-72</text:p>
          </table:table-cell>
          <table:table-cell table:style-name="t20.B3" office:value-type="string">
            <text:p text:style-name="P22">$20-82</text:p>
          </table:table-cell>
          <table:table-cell table:style-name="t20.B3" office:value-type="string">
            <text:p text:style-name="P22">$20-02</text:p>
          </table:table-cell>
          <table:table-cell table:style-name="t20.B3" office:value-type="string">
            <text:p text:style-name="P22">$20-12</text:p>
          </table:table-cell>
          <table:table-cell table:style-name="t20.B3" office:value-type="string">
            <text:p text:style-name="P22">$20-22</text:p>
          </table:table-cell>
          <table:covered-table-cell/>
        </table:table-row>
        <table:table-row>
          <table:table-cell table:style-name="t20.A3" office:value-type="string">
            <text:p text:style-name="P23">$20-93</text:p>
          </table:table-cell>
          <table:table-cell table:style-name="t20.B3" office:value-type="string">
            <text:p text:style-name="P24">$20-33</text:p>
          </table:table-cell>
          <table:table-cell table:style-name="t20.B3" office:value-type="string">
            <text:p text:style-name="P22">$20-63</text:p>
          </table:table-cell>
          <table:table-cell table:style-name="t20.B3" office:value-type="string">
            <text:p text:style-name="P22">$20-73</text:p>
          </table:table-cell>
          <table:table-cell table:style-name="t20.B3" office:value-type="string">
            <text:p text:style-name="P22">$20-83</text:p>
          </table:table-cell>
          <table:table-cell table:style-name="t20.B3" office:value-type="string">
            <text:p text:style-name="P22">$20-03</text:p>
          </table:table-cell>
          <table:table-cell table:style-name="t20.B3" office:value-type="string">
            <text:p text:style-name="P22">$20-13</text:p>
          </table:table-cell>
          <table:table-cell table:style-name="t20.B3" office:value-type="string">
            <text:p text:style-name="P22">$20-23</text:p>
          </table:table-cell>
          <table:covered-table-cell/>
        </table:table-row>
        <table:table-row>
          <table:table-cell table:style-name="t20.A7" office:value-type="string">
            <text:p text:style-name="P23">$20-94</text:p>
          </table:table-cell>
          <table:table-cell table:style-name="t20.B7" office:value-type="string">
            <text:p text:style-name="P24">$20-34</text:p>
          </table:table-cell>
          <table:table-cell table:style-name="t20.B7" office:value-type="string">
            <text:p text:style-name="P22">$20-64</text:p>
          </table:table-cell>
          <table:table-cell table:style-name="t20.B7" office:value-type="string">
            <text:p text:style-name="P22">$20-74</text:p>
          </table:table-cell>
          <table:table-cell table:style-name="t20.B7" office:value-type="string">
            <text:p text:style-name="P22">$20-84</text:p>
          </table:table-cell>
          <table:table-cell table:style-name="t20.B7" office:value-type="string">
            <text:p text:style-name="P22">$20-04</text:p>
          </table:table-cell>
          <table:table-cell table:style-name="t20.B7" office:value-type="string">
            <text:p text:style-name="P22">$20-14</text:p>
          </table:table-cell>
          <table:table-cell table:style-name="t20.B7" office:value-type="string">
            <text:p text:style-name="P22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7"/>
        <table:table-column table:style-name="t21.I"/>
        <table:table-row>
          <table:table-cell table:style-name="t21.A1" table:number-columns-spanned="9" office:value-type="string">
            <text:p text:style-name="P20"><text:span text:style-name="Основной_20_шрифт_20_абзаца"><text:span text:style-name="T60">Определение основной относительной погрешности </text:span></text:span><text:span text:style-name="Основной_20_шрифт_20_абзаца"><text:span text:style-name="T73">при </text:span></text:span><text:span text:style-name="Основной_20_шрифт_20_абзаца"><text:span text:style-name="T60">измерени</text:span></text:span><text:span text:style-name="Основной_20_шрифт_20_абзаца"><text:span text:style-name="T73">и</text:span></text:span><text:span text:style-name="Основной_20_шрифт_20_абзаца"><text:span text:style-name="T60"> плотности потока β</text:span></text:span><text:span text:style-name="Основной_20_шрифт_20_абзаца"><text:span text:style-name="T73">-излучения</text:span></text:span><text:span text:style-name="Основной_20_шрифт_20_абзаца"><text:span text:style-name="T60"> <text:s/>с блоком БДПС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1.A2" office:value-type="string">
            <text:p text:style-name="P50"><draw:frame draw:style-name="fr2" draw:name="Объект140" text:anchor-type="as-char" svg:width="0.2693in" style:rel-width="scale" svg:height="0.2098in" style:rel-height="scale" draw:z-index="27"><draw:object xlink:href="./Object 144" xlink:type="simple" xlink:show="embed" xlink:actuate="onLoad"/><draw:image xlink:href="./ObjectReplacements/Object 144" xlink:type="simple" xlink:show="embed" xlink:actuate="onLoad"/></draw:frame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21.B2" office:value-type="string">
            <text:p text:style-name="P50">№ ист.</text:p>
          </table:table-cell>
          <table:table-cell table:style-name="t21.B2" table:number-columns-spanned="3" office:value-type="string">
            <text:p text:style-name="P50"><text:span text:style-name="T139">φ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covered-table-cell/>
          <table:covered-table-cell/>
          <table:table-cell table:style-name="t21.B2" office:value-type="string">
            <text:p text:style-name="P50"><draw:frame draw:style-name="fr2" draw:name="Объект142" text:anchor-type="as-char" svg:width="0.2071in" style:rel-width="scale" svg:height="0.2098in" style:rel-height="scale" draw:z-index="28"><draw:object xlink:href="./Object 146" xlink:type="simple" xlink:show="embed" xlink:actuate="onLoad"/><draw:image xlink:href="./ObjectReplacements/Object 146" xlink:type="simple" xlink:show="embed" xlink:actuate="onLoad"/></draw:frame>,</text:p>
            <text:p text:style-name="P57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21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21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21.I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21.A3" office:value-type="string">
            <text:p text:style-name="P22">$21-<text:span text:style-name="T4">9</text:span>0</text:p>
          </table:table-cell>
          <table:table-cell table:style-name="t21.B3" office:value-type="string">
            <text:p text:style-name="P22">$21-30</text:p>
          </table:table-cell>
          <table:table-cell table:style-name="t21.B3" office:value-type="string">
            <text:p text:style-name="P22">$21-60</text:p>
          </table:table-cell>
          <table:table-cell table:style-name="t21.B3" office:value-type="string">
            <text:p text:style-name="P22">$21-70</text:p>
          </table:table-cell>
          <table:table-cell table:style-name="t21.B3" office:value-type="string">
            <text:p text:style-name="P22">$21-80</text:p>
          </table:table-cell>
          <table:table-cell table:style-name="t21.B3" office:value-type="string">
            <text:p text:style-name="P22">$21-00</text:p>
          </table:table-cell>
          <table:table-cell table:style-name="t21.B3" office:value-type="string">
            <text:p text:style-name="P22">$21-10</text:p>
          </table:table-cell>
          <table:table-cell table:style-name="t21.B3" office:value-type="string">
            <text:p text:style-name="P22">$21-20</text:p>
          </table:table-cell>
          <table:table-cell table:style-name="t21.I3" table:number-rows-spanned="5" office:value-type="string">
            <text:p text:style-name="P56"><text:span text:style-name="Основной_20_шрифт_20_абзаца"><text:span text:style-name="T123">±</text:span></text:span><text:span text:style-name="Основной_20_шрифт_20_абзаца"><text:span text:style-name="T124">20</text:span></text:span></text:p>
          </table:table-cell>
        </table:table-row>
        <table:table-row>
          <table:table-cell table:style-name="t21.A3" office:value-type="string">
            <text:p text:style-name="P23">$21-91</text:p>
          </table:table-cell>
          <table:table-cell table:style-name="t21.B3" office:value-type="string">
            <text:p text:style-name="P22">$21-31</text:p>
          </table:table-cell>
          <table:table-cell table:style-name="t21.B3" office:value-type="string">
            <text:p text:style-name="P22">$21-61</text:p>
          </table:table-cell>
          <table:table-cell table:style-name="t21.B3" office:value-type="string">
            <text:p text:style-name="P22">$21-71</text:p>
          </table:table-cell>
          <table:table-cell table:style-name="t21.B3" office:value-type="string">
            <text:p text:style-name="P22">$21-81</text:p>
          </table:table-cell>
          <table:table-cell table:style-name="t21.B3" office:value-type="string">
            <text:p text:style-name="P22">$21-01</text:p>
          </table:table-cell>
          <table:table-cell table:style-name="t21.B3" office:value-type="string">
            <text:p text:style-name="P22">$21-11</text:p>
          </table:table-cell>
          <table:table-cell table:style-name="t21.B3" office:value-type="string">
            <text:p text:style-name="P22">$21-21</text:p>
          </table:table-cell>
          <table:covered-table-cell/>
        </table:table-row>
        <table:table-row>
          <table:table-cell table:style-name="t21.A3" office:value-type="string">
            <text:p text:style-name="P23">$21-92</text:p>
          </table:table-cell>
          <table:table-cell table:style-name="t21.B3" office:value-type="string">
            <text:p text:style-name="P22">$21-32</text:p>
          </table:table-cell>
          <table:table-cell table:style-name="t21.B3" office:value-type="string">
            <text:p text:style-name="P22">$21-62</text:p>
          </table:table-cell>
          <table:table-cell table:style-name="t21.B3" office:value-type="string">
            <text:p text:style-name="P22">$21-72</text:p>
          </table:table-cell>
          <table:table-cell table:style-name="t21.B3" office:value-type="string">
            <text:p text:style-name="P22">$21-82</text:p>
          </table:table-cell>
          <table:table-cell table:style-name="t21.B3" office:value-type="string">
            <text:p text:style-name="P22">$21-02</text:p>
          </table:table-cell>
          <table:table-cell table:style-name="t21.B3" office:value-type="string">
            <text:p text:style-name="P22">$21-12</text:p>
          </table:table-cell>
          <table:table-cell table:style-name="t21.B3" office:value-type="string">
            <text:p text:style-name="P22">$21-22</text:p>
          </table:table-cell>
          <table:covered-table-cell/>
        </table:table-row>
        <table:table-row>
          <table:table-cell table:style-name="t21.A3" office:value-type="string">
            <text:p text:style-name="P23">$21-93</text:p>
          </table:table-cell>
          <table:table-cell table:style-name="t21.B3" office:value-type="string">
            <text:p text:style-name="P22">$21-33</text:p>
          </table:table-cell>
          <table:table-cell table:style-name="t21.B3" office:value-type="string">
            <text:p text:style-name="P22">$21-63</text:p>
          </table:table-cell>
          <table:table-cell table:style-name="t21.B3" office:value-type="string">
            <text:p text:style-name="P22">$21-73</text:p>
          </table:table-cell>
          <table:table-cell table:style-name="t21.B3" office:value-type="string">
            <text:p text:style-name="P22">$21-83</text:p>
          </table:table-cell>
          <table:table-cell table:style-name="t21.B3" office:value-type="string">
            <text:p text:style-name="P22">$21-03</text:p>
          </table:table-cell>
          <table:table-cell table:style-name="t21.B3" office:value-type="string">
            <text:p text:style-name="P22">$21-13</text:p>
          </table:table-cell>
          <table:table-cell table:style-name="t21.B3" office:value-type="string">
            <text:p text:style-name="P22">$21-23</text:p>
          </table:table-cell>
          <table:covered-table-cell/>
        </table:table-row>
        <table:table-row>
          <table:table-cell table:style-name="t21.A7" office:value-type="string">
            <text:p text:style-name="P23">$21-94</text:p>
          </table:table-cell>
          <table:table-cell table:style-name="t21.B7" office:value-type="string">
            <text:p text:style-name="P22">$21-34</text:p>
          </table:table-cell>
          <table:table-cell table:style-name="t21.B7" office:value-type="string">
            <text:p text:style-name="P22">$21-64</text:p>
          </table:table-cell>
          <table:table-cell table:style-name="t21.B7" office:value-type="string">
            <text:p text:style-name="P22">$21-74</text:p>
          </table:table-cell>
          <table:table-cell table:style-name="t21.B7" office:value-type="string">
            <text:p text:style-name="P22">$21-84</text:p>
          </table:table-cell>
          <table:table-cell table:style-name="t21.B7" office:value-type="string">
            <text:p text:style-name="P22">$21-04</text:p>
          </table:table-cell>
          <table:table-cell table:style-name="t21.B7" office:value-type="string">
            <text:p text:style-name="P22">$21-14</text:p>
          </table:table-cell>
          <table:table-cell table:style-name="t21.B7" office:value-type="string">
            <text:p text:style-name="P22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8"/>
        <table:table-column table:style-name="t22.J"/>
        <table:table-row>
          <table:table-cell table:style-name="t22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γ-излучения БДПС-0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2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22.B2" office:value-type="string">
            <text:p text:style-name="P50">№ ист.</text:p>
          </table:table-cell>
          <table:table-cell table:style-name="t22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22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22.B2" office:value-type="string">
            <text:p text:style-name="P34"><draw:frame draw:style-name="fr1" draw:name="Объект136" text:anchor-type="as-char" svg:y="-0.1752in" svg:width="0.5909in" style:rel-width="scale" svg:height="0.2354in" style:rel-height="scale" draw:z-index="30"><draw:object xlink:href="./Object 152" xlink:type="simple" xlink:show="embed" xlink:actuate="onLoad"/><draw:image xlink:href="./ObjectReplacements/Object 152" xlink:type="simple" xlink:show="embed" xlink:actuate="onLoad"/></draw:frame></text:p>
          </table:table-cell>
          <table:table-cell table:style-name="t22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22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22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22.A3" office:value-type="string">
            <text:p text:style-name="P34">фон (мкЗв/ч)</text:p>
          </table:table-cell>
          <table:table-cell table:style-name="t22.B3" office:value-type="string">
            <text:p text:style-name="P35">—</text:p>
          </table:table-cell>
          <table:table-cell table:style-name="t22.B3" office:value-type="string">
            <text:p text:style-name="P35">—</text:p>
          </table:table-cell>
          <table:table-cell table:style-name="t22.B3" office:value-type="string">
            <text:p text:style-name="P35">0,10</text:p>
          </table:table-cell>
          <table:table-cell table:style-name="t22.B3" office:value-type="string">
            <text:p text:style-name="P35">0,10</text:p>
          </table:table-cell>
          <table:table-cell table:style-name="t22.B3" office:value-type="string">
            <text:p text:style-name="P35">0,10</text:p>
          </table:table-cell>
          <table:table-cell table:style-name="t22.B3" office:value-type="string">
            <text:p text:style-name="P35">0,10</text:p>
          </table:table-cell>
          <table:table-cell table:style-name="t22.B3" office:value-type="string">
            <text:p text:style-name="P35">—</text:p>
          </table:table-cell>
          <table:table-cell table:style-name="t22.B3" office:value-type="string">
            <text:p text:style-name="P35">—</text:p>
          </table:table-cell>
          <table:table-cell table:style-name="t22.J3" office:value-type="string">
            <text:p text:style-name="P35">—</text:p>
          </table:table-cell>
        </table:table-row>
        <table:table-row>
          <table:table-cell table:style-name="t22.A3" office:value-type="string">
            <text:p text:style-name="P30">0,7 мкЗв/ч</text:p>
          </table:table-cell>
          <table:table-cell table:style-name="t22.B3" office:value-type="string">
            <text:p text:style-name="P31">$22-30</text:p>
          </table:table-cell>
          <table:table-cell table:style-name="t22.B3" office:value-type="string">
            <text:p text:style-name="P31">$22-40</text:p>
          </table:table-cell>
          <table:table-cell table:style-name="t22.B3" office:value-type="string">
            <text:p text:style-name="P31">$22-60</text:p>
          </table:table-cell>
          <table:table-cell table:style-name="t22.B3" office:value-type="string">
            <text:p text:style-name="P31">$22-70</text:p>
          </table:table-cell>
          <table:table-cell table:style-name="t22.B3" office:value-type="string">
            <text:p text:style-name="P31">$22-80</text:p>
          </table:table-cell>
          <table:table-cell table:style-name="t22.B3" office:value-type="string">
            <text:p text:style-name="P31">$22-00</text:p>
          </table:table-cell>
          <table:table-cell table:style-name="t22.B3" office:value-type="string">
            <text:p text:style-name="P31">$22-10</text:p>
          </table:table-cell>
          <table:table-cell table:style-name="t22.B3" office:value-type="string">
            <text:p text:style-name="P31">$22-20</text:p>
          </table:table-cell>
          <table:table-cell table:style-name="t22.J4" table:number-rows-spanned="6" office:value-type="string">
            <text:p text:style-name="P5">±<text:span text:style-name="T14">20</text:span></text:p>
          </table:table-cell>
        </table:table-row>
        <table:table-row>
          <table:table-cell table:style-name="t22.A3" office:value-type="string">
            <text:p text:style-name="P30">7 мкЗв/ч</text:p>
          </table:table-cell>
          <table:table-cell table:style-name="t22.B3" office:value-type="string">
            <text:p text:style-name="P31">$22-31</text:p>
          </table:table-cell>
          <table:table-cell table:style-name="t22.B3" office:value-type="string">
            <text:p text:style-name="P31">$22-41</text:p>
          </table:table-cell>
          <table:table-cell table:style-name="t22.B3" office:value-type="string">
            <text:p text:style-name="P31">$22-61</text:p>
          </table:table-cell>
          <table:table-cell table:style-name="t22.B3" office:value-type="string">
            <text:p text:style-name="P31">$22-71</text:p>
          </table:table-cell>
          <table:table-cell table:style-name="t22.B3" office:value-type="string">
            <text:p text:style-name="P31">$22-81</text:p>
          </table:table-cell>
          <table:table-cell table:style-name="t22.B3" office:value-type="string">
            <text:p text:style-name="P31">$22-01</text:p>
          </table:table-cell>
          <table:table-cell table:style-name="t22.B3" office:value-type="string">
            <text:p text:style-name="P31">$22-11</text:p>
          </table:table-cell>
          <table:table-cell table:style-name="t22.B3" office:value-type="string">
            <text:p text:style-name="P31">$22-21</text:p>
          </table:table-cell>
          <table:covered-table-cell/>
        </table:table-row>
        <table:table-row>
          <table:table-cell table:style-name="t22.A3" office:value-type="string">
            <text:p text:style-name="P30">70 мкЗв/ч</text:p>
          </table:table-cell>
          <table:table-cell table:style-name="t22.B3" office:value-type="string">
            <text:p text:style-name="P31">$22-32</text:p>
          </table:table-cell>
          <table:table-cell table:style-name="t22.B3" office:value-type="string">
            <text:p text:style-name="P31">$22-42</text:p>
          </table:table-cell>
          <table:table-cell table:style-name="t22.B3" office:value-type="string">
            <text:p text:style-name="P31">$22-62</text:p>
          </table:table-cell>
          <table:table-cell table:style-name="t22.B3" office:value-type="string">
            <text:p text:style-name="P31">$22-72</text:p>
          </table:table-cell>
          <table:table-cell table:style-name="t22.B3" office:value-type="string">
            <text:p text:style-name="P31">$22-82</text:p>
          </table:table-cell>
          <table:table-cell table:style-name="t22.B3" office:value-type="string">
            <text:p text:style-name="P31">$22-02</text:p>
          </table:table-cell>
          <table:table-cell table:style-name="t22.B3" office:value-type="string">
            <text:p text:style-name="P31">$22-12</text:p>
          </table:table-cell>
          <table:table-cell table:style-name="t22.B3" office:value-type="string">
            <text:p text:style-name="P31">$22-22</text:p>
          </table:table-cell>
          <table:covered-table-cell/>
        </table:table-row>
        <table:table-row>
          <table:table-cell table:style-name="t22.A3" office:value-type="string">
            <text:p text:style-name="P30">0,7 мЗв/ч</text:p>
          </table:table-cell>
          <table:table-cell table:style-name="t22.B3" office:value-type="string">
            <text:p text:style-name="P31">$22-33</text:p>
          </table:table-cell>
          <table:table-cell table:style-name="t22.B3" office:value-type="string">
            <text:p text:style-name="P31">$22-43</text:p>
          </table:table-cell>
          <table:table-cell table:style-name="t22.B3" office:value-type="string">
            <text:p text:style-name="P31">$22-63</text:p>
          </table:table-cell>
          <table:table-cell table:style-name="t22.B3" office:value-type="string">
            <text:p text:style-name="P31">$22-73</text:p>
          </table:table-cell>
          <table:table-cell table:style-name="t22.B3" office:value-type="string">
            <text:p text:style-name="P31">$22-83</text:p>
          </table:table-cell>
          <table:table-cell table:style-name="t22.B3" office:value-type="string">
            <text:p text:style-name="P31">$22-03</text:p>
          </table:table-cell>
          <table:table-cell table:style-name="t22.B3" office:value-type="string">
            <text:p text:style-name="P31">$22-13</text:p>
          </table:table-cell>
          <table:table-cell table:style-name="t22.B3" office:value-type="string">
            <text:p text:style-name="P31">$22-23</text:p>
          </table:table-cell>
          <table:covered-table-cell/>
        </table:table-row>
        <table:table-row>
          <table:table-cell table:style-name="t22.A3" office:value-type="string">
            <text:p text:style-name="P30">7,0 мЗв/ч</text:p>
          </table:table-cell>
          <table:table-cell table:style-name="t22.B3" office:value-type="string">
            <text:p text:style-name="P31">$22-34</text:p>
          </table:table-cell>
          <table:table-cell table:style-name="t22.B3" office:value-type="string">
            <text:p text:style-name="P31">$22-44</text:p>
          </table:table-cell>
          <table:table-cell table:style-name="t22.B3" office:value-type="string">
            <text:p text:style-name="P31">$22-64</text:p>
          </table:table-cell>
          <table:table-cell table:style-name="t22.B3" office:value-type="string">
            <text:p text:style-name="P31">$22-74</text:p>
          </table:table-cell>
          <table:table-cell table:style-name="t22.B3" office:value-type="string">
            <text:p text:style-name="P31">$22-84</text:p>
          </table:table-cell>
          <table:table-cell table:style-name="t22.B3" office:value-type="string">
            <text:p text:style-name="P31">$22-04</text:p>
          </table:table-cell>
          <table:table-cell table:style-name="t22.B3" office:value-type="string">
            <text:p text:style-name="P31">$22-14</text:p>
          </table:table-cell>
          <table:table-cell table:style-name="t22.B3" office:value-type="string">
            <text:p text:style-name="P31">$22-24</text:p>
          </table:table-cell>
          <table:covered-table-cell/>
        </table:table-row>
        <table:table-row>
          <table:table-cell table:style-name="t22.A3" office:value-type="string">
            <text:p text:style-name="P30">20 мЗв/ч</text:p>
          </table:table-cell>
          <table:table-cell table:style-name="t22.B3" office:value-type="string">
            <text:p text:style-name="P31">$22-35</text:p>
          </table:table-cell>
          <table:table-cell table:style-name="t22.B3" office:value-type="string">
            <text:p text:style-name="P31">$22-45</text:p>
          </table:table-cell>
          <table:table-cell table:style-name="t22.B3" office:value-type="string">
            <text:p text:style-name="P31">$22-65</text:p>
          </table:table-cell>
          <table:table-cell table:style-name="t22.B3" office:value-type="string">
            <text:p text:style-name="P31">$22-75</text:p>
          </table:table-cell>
          <table:table-cell table:style-name="t22.B3" office:value-type="string">
            <text:p text:style-name="P31">$22-85</text:p>
          </table:table-cell>
          <table:table-cell table:style-name="t22.B3" office:value-type="string">
            <text:p text:style-name="P31">$22-05</text:p>
          </table:table-cell>
          <table:table-cell table:style-name="t22.B3" office:value-type="string">
            <text:p text:style-name="P31">$22-15</text:p>
          </table:table-cell>
          <table:table-cell table:style-name="t22.B3" office:value-type="string">
            <text:p text:style-name="P31">$22-25</text:p>
          </table:table-cell>
          <table:covered-table-cell/>
        </table:table-row>
        <table:table-row>
          <table:table-cell table:style-name="t22.A10" table:number-columns-spanned="10" office:value-type="string">
            <text:p text:style-name="P37">В точке <text:span text:style-name="T14">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f0" table:style-name="f0">
        <table:table-column table:style-name="f0.A"/>
        <table:table-row>
          <table:table-cell table:style-name="f0.A1" office:value-type="string">
            <text:p text:style-name="P48"><draw:frame draw:style-name="fr1" draw:name="Объект176" text:anchor-type="as-char" svg:y="-0.2953in" svg:width="2.2071in" style:rel-width="scale" svg:height="0.4929in" style:rel-height="scale" draw:z-index="21"><draw:object xlink:href="./Object 92" xlink:type="simple" xlink:show="embed" xlink:actuate="onLoad"/><draw:image xlink:href="./ObjectReplacements/Object 92" xlink:type="simple" xlink:show="embed" xlink:actuate="onLoad"/><svg:desc>формула</svg:desc></draw:frame><text:span text:style-name="Основной_20_шрифт_20_абзаца"><text:span text:style-name="T127"><text:tab/></text:span></text:span><draw:frame draw:style-name="fr1" draw:name="Объект177" text:anchor-type="as-char" svg:y="-0.1902in" svg:width="1.4654in" style:rel-width="scale" svg:height="0.2508in" style:rel-height="scale" draw:z-index="22"><draw:object xlink:href="./Object 93" xlink:type="simple" xlink:show="embed" xlink:actuate="onLoad"/><draw:image xlink:href="./ObjectReplacements/Object 93" xlink:type="simple" xlink:show="embed" xlink:actuate="onLoad"/><svg:desc>формула</svg:desc></draw:frame></text:p>
          </table:table-cell>
        </table:table-row>
      </table:table>
      <table:table table:name="f1" table:style-name="f1">
        <table:table-column table:style-name="f1.A"/>
        <table:table-row>
          <table:table-cell table:style-name="f1.A1" office:value-type="string">
            <text:p text:style-name="P48"><text:span text:style-name="Основной_20_шрифт_20_абзаца"><text:span text:style-name="T6"><text:s text:c="2"/></text:span></text:span><text:span text:style-name="T6"><draw:frame draw:style-name="fr1" draw:name="Объект15" text:anchor-type="as-char" svg:y="-0.2689in" svg:width="1.5575in" style:rel-width="scale" svg:height="0.4425in" style:rel-height="scale" draw:z-index="31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6"> <text:s text:c="3"/></text:span><text:span text:style-name="Основной_20_шрифт_20_абзаца"><text:span text:style-name="T128"><text:s text:c="2"/></text:span></text:span><text:span text:style-name="Основной_20_шрифт_20_абзаца"><draw:frame draw:style-name="fr1" draw:name="Объект17" text:anchor-type="as-char" svg:y="-0.1902in" svg:width="1.4654in" style:rel-width="scale" svg:height="0.2508in" style:rel-height="scale" draw:z-index="3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p>
          </table:table-cell>
        </table:table-row>
      </table:table>
      <table:table table:name="f3" table:style-name="f3">
        <table:table-column table:style-name="f3.A"/>
        <table:table-row>
          <table:table-cell table:style-name="f3.A1" office:value-type="string">
            <text:p text:style-name="P3"><text:span text:style-name="Основной_20_шрифт_20_абзаца"><text:span text:style-name="T6"><text:s/></text:span></text:span><text:span text:style-name="Основной_20_шрифт_20_абзаца"><text:span text:style-name="T6"><draw:frame draw:style-name="fr1" draw:name="Объект22" text:anchor-type="as-char" svg:y="-0.152in" svg:width="1.239in" style:rel-width="scale" svg:height="0.2134in" style:rel-height="scale" draw:z-index="33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span><text:span text:style-name="Основной_20_шрифт_20_абзаца"><text:span text:style-name="T6"> <text:s text:c="7"/></text:span></text:span><text:span text:style-name="Основной_20_шрифт_20_абзаца"><text:span text:style-name="T6"><draw:frame draw:style-name="fr1" draw:name="Объект20" text:anchor-type="as-char" svg:y="-0.2689in" svg:width="1.7453in" style:rel-width="scale" svg:height="0.4425in" style:rel-height="scale" draw:z-index="34"><draw:object xlink:href="./Object 20" xlink:type="simple" xlink:show="embed" xlink:actuate="onLoad"/><draw:image xlink:href="./ObjectReplacements/Object 20" xlink:type="simple" xlink:show="embed" xlink:actuate="onLoad"/></draw:frame></text:span></text:span><text:span text:style-name="Основной_20_шрифт_20_абзаца"><text:span text:style-name="T6"> <text:s text:c="6"/></text:span></text:span><text:span text:style-name="Основной_20_шрифт_20_абзаца"><text:span text:style-name="T6"><draw:frame draw:style-name="fr1" draw:name="Объект21" text:anchor-type="as-char" svg:y="-0.1902in" svg:width="1.4654in" style:rel-width="scale" svg:height="0.2508in" style:rel-height="scale" draw:z-index="35"><draw:object xlink:href="./Object 21" xlink:type="simple" xlink:show="embed" xlink:actuate="onLoad"/><draw:image xlink:href="./ObjectReplacements/Object 21" xlink:type="simple" xlink:show="embed" xlink:actuate="onLoad"/></draw:frame></text:span></text:span></text:p>
          </table:table-cell>
        </table:table-row>
      </table:table>
      <table:table table:name="f4" table:style-name="f4">
        <table:table-column table:style-name="f4.A"/>
        <table:table-row>
          <table:table-cell table:style-name="f4.A1" office:value-type="string">
            <text:p text:style-name="P48"><text:span text:style-name="T1"><draw:frame draw:style-name="fr1" draw:name="Объект23" text:anchor-type="as-char" svg:y="-0.1752in" svg:width="1.8909in" style:rel-width="scale" svg:height="0.2354in" style:rel-height="scale" draw:z-index="36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Основной_20_шрифт_20_абзаца"><text:span text:style-name="T127"> <text:s text:c="7"/></text:span></text:span><text:span text:style-name="Основной_20_шрифт_20_абзаца"><text:span text:style-name="T127"><draw:frame draw:style-name="fr1" draw:name="Объект24" text:anchor-type="as-char" svg:y="-0.2925in" svg:width="2.3756in" style:rel-width="scale" svg:height="0.4898in" style:rel-height="scale" draw:z-index="37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/text:span><text:span text:style-name="Основной_20_шрифт_20_абзаца"><text:span text:style-name="T127"> <text:s text:c="7"/></text:span></text:span><text:span text:style-name="Основной_20_шрифт_20_абзаца"><text:span text:style-name="T127"><draw:frame draw:style-name="fr1" draw:name="Объект25" text:anchor-type="as-char" svg:y="-0.1902in" svg:width="1.4654in" style:rel-width="scale" svg:height="0.2508in" style:rel-height="scale" draw:z-index="38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/text:span></text:p>
          </table:table-cell>
        </table:table-row>
      </table:table>
      <table:table table:name="f5" table:style-name="f5">
        <table:table-column table:style-name="f5.A"/>
        <table:table-row>
          <table:table-cell table:style-name="f5.A1" office:value-type="string">
            <text:p text:style-name="P49"><text:span text:style-name="Основной_20_шрифт_20_абзаца"><text:span text:style-name="T18"><draw:frame draw:style-name="fr1" draw:name="Объект26" text:anchor-type="as-char" svg:y="-0.2953in" svg:width="1.7083in" style:rel-width="scale" svg:height="0.472in" style:rel-height="scale" draw:z-index="39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/text:span><text:span text:style-name="Основной_20_шрифт_20_абзаца"><text:span text:style-name="T18"> <text:s text:c="5"/></text:span></text:span><text:span text:style-name="Основной_20_шрифт_20_абзаца"><text:span text:style-name="T18"><draw:frame draw:style-name="fr1" draw:name="Объект27" text:anchor-type="as-char" svg:y="-0.1902in" svg:width="1.4654in" style:rel-width="scale" svg:height="0.2508in" style:rel-height="scale" draw:z-index="40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/text:span></text:p>
          </table:table-cell>
        </table:table-row>
      </table:table>
      <table:table table:name="f6" table:style-name="f6">
        <table:table-column table:style-name="f6.A"/>
        <table:table-row>
          <table:table-cell table:style-name="f6.A1" office:value-type="string">
            <text:p text:style-name="P48"><draw:frame draw:style-name="fr1" draw:name="Объект18" text:anchor-type="as-char" svg:y="-0.2929in" svg:width="2.4398in" style:rel-width="scale" svg:height="0.4902in" style:rel-height="scale" draw:z-index="41"><draw:object xlink:href="./Object 18" xlink:type="simple" xlink:show="embed" xlink:actuate="onLoad"/><draw:image xlink:href="./ObjectReplacements/Object 18" xlink:type="simple" xlink:show="embed" xlink:actuate="onLoad"/><svg:desc>формула</svg:desc></draw:frame><text:span text:style-name="Основной_20_шрифт_20_абзаца"><text:span text:style-name="T127"><text:tab/> <text:s text:c="4"/></text:span></text:span><draw:frame draw:style-name="fr1" draw:name="Объект19" text:anchor-type="as-char" svg:y="-0.1902in" svg:width="1.4654in" style:rel-width="scale" svg:height="0.2508in" style:rel-height="scale" draw:z-index="42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</table:table-row>
      </table:table>
      <text:p text:style-name="P61"/>
      <text:p text:style-name="Обычный"><text:span text:style-name="Основной_20_шрифт_20_абзаца"><text:span text:style-name="T103">Выводы:</text:span></text:span><text:span text:style-name="Основной_20_шрифт_20_абзаца"><text:span text:style-name="T105"> </text:span></text:span><text:span text:style-name="Основной_20_шрифт_20_абзаца"><text:span text:style-name="T101"><text:tab/>Годен (не годен)</text:span></text:span></text:p>
      <text:p text:style-name="P46"/>
      <text:p text:style-name="P46">Квитанция-счёт: № 48_______;</text:p>
      <text:p text:style-name="P58"><text:span text:style-name="Основной_20_шрифт_20_абзаца"><text:span text:style-name="T101">Свидетельство (заключение о непригодности): № </text:span></text:span><text:span text:style-name="Основной_20_шрифт_20_абзаца"><text:span text:style-name="T104"><text:tab/></text:span></text:span><text:span text:style-name="Основной_20_шрифт_20_абзаца"><text:span text:style-name="T101">;</text:span></text:span></text:p>
      <text:p text:style-name="P58"><text:soft-page-break/><text:span text:style-name="Основной_20_шрифт_20_абзаца"><text:span text:style-name="T101">Клеймо-наклейка: № </text:span></text:span><text:span text:style-name="Основной_20_шрифт_20_абзаца"><text:span text:style-name="T104"><text:tab/></text:span></text:span><text:span text:style-name="Основной_20_шрифт_20_абзаца"><text:span text:style-name="T101">; </text:span></text:span></text:p>
      <text:p text:style-name="P46"/>
      <text:p text:style-name="P54"><text:span text:style-name="Основной_20_шрифт_20_абзаца"><text:span text:style-name="T101">Дата </text:span></text:span><text:span text:style-name="Основной_20_шрифт_20_абзаца"><text:span text:style-name="T102"><text:s text:c="30"/></text:span></text:span><text:span text:style-name="Основной_20_шрифт_20_абзаца"><text:span text:style-name="T101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1" svg:font-family="Arial" style:font-family-generic="swiss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0547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071in" fo:margin-bottom="0.1744in" fo:margin-left="0.7874in" fo:margin-right="0.3972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661in" fo:margin-left="0.7874in" fo:margin-right="0.40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09-26T14:30:29.18</dc:date>
    <meta:editing-duration>P4DT4H10M15S</meta:editing-duration>
    <meta:editing-cycles>443</meta:editing-cycles>
    <meta:generator>OpenOffice/4.1.6$Win32 OpenOffice.org_project/416m1$Build-9790</meta:generator>
    <meta:print-date>2020-06-30T13:14:39.23</meta:print-date>
    <meta:document-statistic meta:table-count="75" meta:image-count="0" meta:object-count="43" meta:page-count="9" meta:paragraph-count="1966" meta:word-count="3077" meta:character-count="17778"/>
  </office:meta>
</office:document-meta>
</file>

<file path=Object 1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0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02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08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1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16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2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22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28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4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40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44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

<file path=Object 146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5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Ka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Ka}}} rsub {i} rsup {"*"}</annotation>
  </semantics>
</math>
</file>

<file path=Object 152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157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6/content.xml><?xml version="1.0" encoding="utf-8"?>
<math xmlns="http://www.w3.org/1998/Math/MathML" display="block">
  <semantics>
    <mrow>
      <mrow>
        <msub>
          <mi>δ</mi>
          <mrow>
            <mi>п</mi>
            <mi>р</mi>
            <mtext>.</mtext>
            <mi>i</mi>
          </mrow>
        </msub>
        <mo stretchy="false">=</mo>
        <mfrac>
          <mrow>
            <mover accent="true">
              <mi>φ</mi>
              <mo stretchy="false">¯</mo>
            </mover>
            <mtext> - </mtext>
            <msub>
              <mi>φ</mi>
              <mrow>
                <mn>0</mn>
                <mi>i</mi>
              </mrow>
            </msub>
          </mrow>
          <msub>
            <mi>φ</mi>
            <mrow>
              <mn>0</mn>
              <mi>i</mi>
            </mrow>
          </msub>
        </mfrac>
      </mrow>
      <mi>⋅</mi>
      <mn>100</mn>
      <mtext>%</mtext>
    </mrow>
    <annotation encoding="StarMath 5.0">δ_{п р  "."  i} ={{bar{φ}}  " - " φ_{0 i}} over φ_{0 i}  ⋅ 100"%"</annotation>
  </semantics>
</math>
</file>

<file path=Object 16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7/content.xml><?xml version="1.0" encoding="utf-8"?>
<math xmlns="http://www.w3.org/1998/Math/MathML" display="block">
  <semantics>
    <mrow>
      <msub>
        <mi>Δ</mi>
        <mrow>
          <mi mathvariant="italic">пр</mi>
          <mn>.</mn>
          <mi>i</mi>
        </mrow>
      </msub>
      <mtext>=</mtext>
      <mn>1,1</mn>
      <mtext>⋅</mtext>
      <msqrt>
        <mrow>
          <msubsup>
            <mi>δ</mi>
            <mrow>
              <mi mathvariant="italic">пр</mi>
              <mn>.</mn>
              <mi>i</mi>
            </mrow>
            <mn>2</mn>
          </msubsup>
          <mtext>+</mtext>
          <msubsup>
            <mi>θ</mi>
            <mn>0</mn>
            <mn>2</mn>
          </msubsup>
        </mrow>
      </msqrt>
    </mrow>
    <annotation encoding="StarMath 5.0">{Δ} rsub {пр .i} "="1,1 "⋅" sqrt {{δ} rsub {пр .i} rsup {2} "+" {θ} rsub {0} rsup {2}}</annotation>
  </semantics>
</math>
</file>

<file path=Object 170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75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i>H</mi>
                </mrow>
                <mo stretchy="false">̄</mo>
              </mover>
            </mrow>
            <mrow>
              <mi>i</mi>
            </mrow>
            <mrow>
              <mtext>'</mtext>
            </mrow>
          </msubsup>
          <mo stretchy="false">(</mo>
          <mn>0.07</mn>
          <mo stretchy="false">)</mo>
          <mtext>-</mtext>
          <msubsup>
            <mrow>
              <mi>H</mi>
            </mrow>
            <mrow>
              <mn>0</mn>
              <mi>i</mi>
            </mrow>
            <mrow>
              <mtext>'</mtext>
            </mrow>
          </msubsup>
          <mo stretchy="false">(</mo>
          <mn>0.07</mn>
          <mo stretchy="false">)</mo>
        </mrow>
        <mrow>
          <msubsup>
            <mrow>
              <mi>H</mi>
            </mrow>
            <mrow>
              <mn>0</mn>
              <mi>i</mi>
            </mrow>
            <mrow>
              <mtext>'</mtext>
            </mrow>
          </msubsup>
          <mo stretchy="false">(</mo>
          <mn>0.07</mn>
          <mo stretchy="false">)</mo>
        </mrow>
      </mfrac>
      <mi>⋅</mi>
      <mn>100</mn>
      <mtext>%</mtext>
    </mrow>
    <annotation encoding="StarMath 5.0">{δ} _ {пр .i} "=" {{bar {H}} rsub {i} rsup {"'"} \(0.07\) "-" {H} rsub {0 i} rsup {"'"} \(0.07\)} over {{H} rsub {0 i} rsup {"'"} \(0.07\)} ⋅ 100"%"</annotation>
  </semantics>
</math>
</file>

<file path=Object 19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2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20/content.xml><?xml version="1.0" encoding="utf-8"?>
<math xmlns="http://www.w3.org/1998/Math/MathML" display="block">
  <semantics>
    <mrow>
      <mrow>
        <msub>
          <mi>δ</mi>
          <mrow>
            <mi>п</mi>
            <mi>р</mi>
            <mtext>.</mtext>
            <mi>i</mi>
          </mrow>
        </msub>
        <mo stretchy="false">=</mo>
        <mfrac>
          <mrow>
            <msub>
              <mi>φ</mi>
              <mrow>
                <mi mathvariant="italic">пр</mi>
                <mi>,</mi>
                <mi>i</mi>
              </mrow>
            </msub>
            <mtext> - </mtext>
            <msub>
              <mi>φ</mi>
              <mrow>
                <mn>0</mn>
                <mi>i</mi>
              </mrow>
            </msub>
          </mrow>
          <msub>
            <mi>φ</mi>
            <mrow>
              <mn>0</mn>
              <mi>i</mi>
            </mrow>
          </msub>
        </mfrac>
      </mrow>
      <mi>⋅</mi>
      <mn>100</mn>
      <mtext>%</mtext>
    </mrow>
    <annotation encoding="StarMath 5.0">δ_{п р  "."  i} ={{φ_{пр, i} }  " - " φ_{0 i}} over φ_{0 i}  ⋅ 100"%"</annotation>
  </semantics>
</math>
</file>

<file path=Object 21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22/content.xml><?xml version="1.0" encoding="utf-8"?>
<math xmlns="http://www.w3.org/1998/Math/MathML">
  <semantics>
    <mrow>
      <msub>
        <mrow>
          <mi>φ</mi>
        </mrow>
        <mrow>
          <mi mathvariant="italic">пр</mi>
          <mn>.</mn>
          <mi>i</mi>
        </mrow>
      </msub>
      <mtext>=</mtext>
      <msub>
        <mrow>
          <mi>φ</mi>
        </mrow>
        <mrow>
          <mi mathvariant="italic">ср</mi>
          <mn>.</mn>
          <mi>i</mi>
        </mrow>
      </msub>
      <mtext>⋅</mtext>
      <msub>
        <mrow>
          <mi>B</mi>
        </mrow>
        <mrow>
          <mi>i</mi>
        </mrow>
      </msub>
      <mrow>
        <mo stretchy="false">(</mo>
        <mrow>
          <mi>R</mi>
        </mrow>
        <mo stretchy="false">)</mo>
      </mrow>
    </mrow>
    <annotation encoding="StarMath 5.0">{φ} rsub {пр .i} "=" {φ} rsub {ср .i} "⋅" {B} rsub {i}(R)</annotation>
  </semantics>
</math>
</file>

<file path=Object 23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 mathvariant="italic">пр</mi>
          <mi>,</mi>
          <mi>i</mi>
        </mrow>
        <mrow>
          <mtext>*</mtext>
        </mrow>
      </msubsup>
      <mo stretchy="false">(</mo>
      <mn>10</mn>
      <mo stretchy="false">)</mo>
      <mtext>=</mtext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i>i</mi>
        <mrow>
          <mtext>*</mtext>
        </mrow>
      </msubsup>
      <mo stretchy="false">(</mo>
      <mn>10</mn>
      <mo stretchy="false">)</mo>
      <mtext>⋅</mtext>
      <msub>
        <mrow>
          <mi>B</mi>
        </mrow>
        <mrow>
          <mi>i</mi>
        </mrow>
      </msub>
      <mrow>
        <mo stretchy="false">(</mo>
        <mrow>
          <mi>R</mi>
        </mrow>
        <mo stretchy="false">)</mo>
      </mrow>
    </mrow>
    <annotation encoding="StarMath 5.0">{dot {H}} rsub {пр,i} rsup {"*"} \(10\) "=" {bar {dot {H}}} _i rsup {"*"} \(10\) "⋅" {B} rsub {i}(R)</annotation>
  </semantics>
</math>
</file>

<file path=Object 24/content.xml><?xml version="1.0" encoding="utf-8"?>
<math xmlns="http://www.w3.org/1998/Math/MathML" display="block">
  <semantics>
    <mrow>
      <msub>
        <mi>δ</mi>
        <mrow>
          <mi mathvariant="italic">пр</mi>
          <mn>.</mn>
          <mi>i</mi>
        </mrow>
      </msub>
      <mtext>=</mtext>
      <mfrac>
        <mrow>
          <msubsup>
            <mover accent="true">
              <mi>H</mi>
              <mo stretchy="false">˙</mo>
            </mover>
            <mrow>
              <mi mathvariant="italic">пр</mi>
              <mtext>.</mtext>
              <mi>i</mi>
            </mrow>
            <mtext>*</mtext>
          </msubsup>
          <mo stretchy="false">(</mo>
          <mn>10</mn>
          <mo stretchy="false">)</mo>
          <mtext>-</mtext>
          <msubsup>
            <mover accent="true">
              <mi>H</mi>
              <mo stretchy="false">˙</mo>
            </mover>
            <mrow>
              <mn>0</mn>
              <mi>i</mi>
            </mrow>
            <mtext>*</mtext>
          </msubsup>
          <mo stretchy="false">(</mo>
          <mn>10</mn>
          <mo stretchy="false">)</mo>
        </mrow>
        <mrow>
          <msubsup>
            <mover accent="true">
              <mi>H</mi>
              <mo stretchy="false">˙</mo>
            </mover>
            <mrow>
              <mn>0</mn>
              <mi>i</mi>
            </mrow>
            <mtext>*</mtext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dot {H}} rsub {пр  "."  i} rsup {"*"} \(10\) "-" {dot {H}} rsub {0 i} rsup {"*"} \(10\)} over {{dot {H}} rsub {0 i} rsup {"*"} \(10\)} ⋅ 100"%"</annotation>
  </semantics>
</math>
</file>

<file path=Object 25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26/content.xml><?xml version="1.0" encoding="utf-8"?>
<math xmlns="http://www.w3.org/1998/Math/MathML" display="block">
  <semantics>
    <mrow>
      <msub>
        <mi>δ</mi>
        <mrow>
          <mi mathvariant="italic">пр</mi>
          <mn>.</mn>
          <mi>i</mi>
        </mrow>
      </msub>
      <mtext>=</mtext>
      <mfrac>
        <mrow>
          <msub>
            <mover accent="true">
              <mover accent="true">
                <mi mathvariant="italic">Ka</mi>
                <mo stretchy="false">˙</mo>
              </mover>
              <mo stretchy="false">¯</mo>
            </mover>
            <mi>i</mi>
          </msub>
          <mtext>-</mtext>
          <msub>
            <mover accent="true">
              <mi mathvariant="italic">Ka</mi>
              <mo stretchy="false">˙</mo>
            </mover>
            <mrow>
              <mn>0</mn>
              <mi>i</mi>
            </mrow>
          </msub>
        </mrow>
        <msub>
          <mover accent="true">
            <mi mathvariant="italic">Ka</mi>
            <mo stretchy="false">˙</mo>
          </mover>
          <mrow>
            <mn>0</mn>
            <mi>i</mi>
          </mrow>
        </msub>
      </mfrac>
      <mi>⋅</mi>
      <mn>100</mn>
      <mtext>%</mtext>
    </mrow>
    <annotation encoding="StarMath 5.0">{δ} _ {пр .i} "=" {{bar {dot {Ka}}} rsub {i} "-" {dot {Ka}} rsub {0 i}} over {{dot {Ka}} rsub {0 i} } ⋅ 100"%"</annotation>
  </semantics>
</math>
</file>

<file path=Object 27/content.xml><?xml version="1.0" encoding="utf-8"?>
<math xmlns="http://www.w3.org/1998/Math/MathML" display="block">
  <semantics>
    <mrow>
      <msub>
        <mi>Δ</mi>
        <mrow>
          <mi mathvariant="italic">пр</mi>
          <mn>.</mn>
          <mi>i</mi>
        </mrow>
      </msub>
      <mtext>=</mtext>
      <mn>1,1</mn>
      <mtext>⋅</mtext>
      <msqrt>
        <mrow>
          <msubsup>
            <mi>δ</mi>
            <mrow>
              <mi mathvariant="italic">пр</mi>
              <mn>.</mn>
              <mi>i</mi>
            </mrow>
            <mn>2</mn>
          </msubsup>
          <mtext>+</mtext>
          <msubsup>
            <mi>θ</mi>
            <mn>0</mn>
            <mn>2</mn>
          </msubsup>
        </mrow>
      </msqrt>
    </mrow>
    <annotation encoding="StarMath 5.0">{Δ} rsub {пр .i} "="1,1 "⋅" sqrt {{δ} rsub {пр .i} rsup {2} "+" {θ} rsub {0} rsup {2}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4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5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6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7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8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9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92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93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96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